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P16" style:family="paragraph" style:parent-style-name="Heading_20_1">
      <style:paragraph-properties fo:break-before="page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 style:text-underline-style="solid" style:text-underline-color="font-color"/>
    </style:style>
    <style:style style:name="T18_2" style:family="text">
      <style:text-properties fo:font-weight="bold" style:font-weight-asian="bold" style:font-weight-complex="bold" style:text-underline-style="solid" style:text-underline-color="font-color"/>
    </style:style>
    <style:style style:name="T18_3" style:family="text"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text-underline-style="solid" style:text-underline-color="font-color"/>
    </style:style>
    <style:style style:name="T20_2" style:family="text">
      <style:text-properties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text-underline-style="solid" style:text-underline-color="font-color"/>
    </style:style>
    <style:style style:name="T23_2" style:family="text">
      <style:text-properties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text-underline-style="solid" style:text-underline-color="font-color"/>
    </style:style>
    <style:style style:name="T26_2" style:family="text">
      <style:text-properties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text-underline-style="solid" style:text-underline-color="font-color"/>
    </style:style>
    <style:style style:name="T29_2" style:family="text">
      <style:text-properties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text-underline-style="solid" style:text-underline-color="font-color"/>
    </style:style>
    <style:style style:name="T35_2" style:family="text">
      <style:text-properties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text-underline-style="solid" style:text-underline-color="font-color"/>
    </style:style>
    <style:style style:name="T40_2" style:family="text">
      <style:text-properties style:text-underline-style="solid" style:text-underline-color="font-color"/>
    </style:style>
    <style:style style:name="T40_3" style:family="text">
      <style:text-properties style:text-underline-style="solid" style:text-underline-color="font-color"/>
    </style:style>
    <style:style style:name="T40_4" style:family="text">
      <style:text-properties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 style:text-underline-style="solid" style:text-underline-color="font-color"/>
    </style:style>
    <style:style style:name="T44_2" style:family="text">
      <style:text-properties fo:font-weight="bold" style:font-weight-asian="bold" style:font-weight-complex="bold" style:text-underline-style="solid" style:text-underline-color="font-color"/>
    </style:style>
    <style:style style:name="T44_3" style:family="text">
      <style:text-properties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text-underline-style="solid" style:text-underline-color="font-color"/>
    </style:style>
    <style:style style:name="T46_2" style:family="text">
      <style:text-properties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text-underline-style="solid" style:text-underline-color="font-color"/>
    </style:style>
    <style:style style:name="T49_2" style:family="text">
      <style:text-properties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text-underline-style="solid" style:text-underline-color="font-color"/>
    </style:style>
    <style:style style:name="T52_2" style:family="text">
      <style:text-properties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text-underline-style="solid" style:text-underline-color="font-color"/>
    </style:style>
    <style:style style:name="T55_2" style:family="text">
      <style:text-properties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text-underline-style="solid" style:text-underline-color="font-color"/>
    </style:style>
    <style:style style:name="T58_2" style:family="text">
      <style:text-properties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text-underline-style="solid" style:text-underline-color="font-color"/>
    </style:style>
    <style:style style:name="T59_2" style:family="text">
      <style:text-properties style:text-underline-style="solid" style:text-underline-color="font-color"/>
    </style:style>
    <style:style style:name="T59_3" style:family="text">
      <style:text-properties style:text-underline-style="solid" style:text-underline-color="font-color"/>
    </style:style>
    <style:style style:name="T59_4" style:family="text">
      <style:text-properties style:text-underline-style="solid" style:text-underline-color="font-color"/>
    </style:style>
    <style:style style:name="T59_5" style:family="text">
      <style:text-properties style:text-underline-style="solid" style:text-underline-color="font-color"/>
    </style:style>
    <style:style style:name="T59_6" style:family="text">
      <style:text-properties style:text-underline-style="solid" style:text-underline-color="font-color"/>
    </style:style>
    <style:style style:name="T59_7" style:family="text">
      <style:text-properties style:text-underline-style="solid" style:text-underline-color="font-color"/>
    </style:style>
    <style:style style:name="T59_8" style:family="text">
      <style:text-properties style:text-underline-style="solid" style:text-underline-color="font-color"/>
    </style:style>
    <style:style style:name="T59_9" style:family="text">
      <style:text-properties style:text-underline-style="solid" style:text-underline-color="font-color"/>
    </style:style>
    <style:style style:name="T59_10" style:family="text">
      <style:text-properties style:text-underline-style="solid" style:text-underline-color="font-color"/>
    </style:style>
    <style:style style:name="T59_11" style:family="text">
      <style:text-properties style:text-underline-style="solid" style:text-underline-color="font-color"/>
    </style:style>
    <style:style style:name="T59_12" style:family="text">
      <style:text-properties style:text-underline-style="solid" style:text-underline-color="font-color"/>
    </style:style>
    <style:style style:name="T59_13" style:family="text">
      <style:text-properties style:text-underline-style="solid" style:text-underline-color="font-color"/>
    </style:style>
    <style:style style:name="T59_14" style:family="text">
      <style:text-properties style:text-underline-style="solid" style:text-underline-color="font-color"/>
    </style:style>
    <style:style style:name="T59_15" style:family="text">
      <style:text-properties style:text-underline-style="solid" style:text-underline-color="font-color"/>
    </style:style>
    <style:style style:name="T59_16" style:family="text">
      <style:text-properties style:text-underline-style="solid" style:text-underline-color="font-color"/>
    </style:style>
    <style:style style:name="T59_17" style:family="text">
      <style:text-properties style:text-underline-style="solid" style:text-underline-color="font-color"/>
    </style:style>
    <style:style style:name="T59_18" style:family="text">
      <style:text-properties style:text-underline-style="solid" style:text-underline-color="font-color"/>
    </style:style>
    <style:style style:name="T59_19" style:family="text">
      <style:text-properties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text-underline-style="solid" style:text-underline-color="font-color"/>
    </style:style>
    <style:style style:name="T60_2" style:family="text">
      <style:text-properties style:text-underline-style="solid" style:text-underline-color="font-color"/>
    </style:style>
    <style:style style:name="T60_3" style:family="text">
      <style:text-properties style:text-underline-style="solid" style:text-underline-color="font-color"/>
    </style:style>
    <style:style style:name="T60_4" style:family="text">
      <style:text-properties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 style:text-underline-style="solid" style:text-underline-color="font-color"/>
    </style:style>
    <style:style style:name="T63_2" style:family="text">
      <style:text-properties fo:font-weight="bold" style:font-weight-asian="bold" style:font-weight-complex="bold" style:text-underline-style="solid" style:text-underline-color="font-color"/>
    </style:style>
    <style:style style:name="T63_3" style:family="text">
      <style:text-properties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text-underline-style="solid" style:text-underline-color="font-color"/>
    </style:style>
    <style:style style:name="T65_2" style:family="text">
      <style:text-properties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text-underline-style="solid" style:text-underline-color="font-color"/>
    </style:style>
    <style:style style:name="T68_2" style:family="text">
      <style:text-properties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text-underline-style="solid" style:text-underline-color="font-color"/>
    </style:style>
    <style:style style:name="T71_2" style:family="text">
      <style:text-properties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text-underline-style="solid" style:text-underline-color="font-color"/>
    </style:style>
    <style:style style:name="T74_2" style:family="text">
      <style:text-properties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text-underline-style="solid" style:text-underline-color="font-color"/>
    </style:style>
    <style:style style:name="T77_2" style:family="text">
      <style:text-properties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T78_23" style:family="text"/>
    <style:style style:name="T78_24" style:family="text">
      <style:text-properties fo:color="#1155cc" style:text-underline-style="solid" style:text-underline-color="font-color"/>
    </style:style>
    <style:style style:name="T78_25" style:family="text"/>
    <style:style style:name="T78_26" style:family="text">
      <style:text-properties fo:color="#1155cc" style:text-underline-style="solid" style:text-underline-color="font-color"/>
    </style:style>
    <style:style style:name="T78_27" style:family="text"/>
    <style:style style:name="T78_28" style:family="text">
      <style:text-properties fo:color="#1155cc" style:text-underline-style="solid" style:text-underline-color="font-color"/>
    </style:style>
    <style:style style:name="T78_29" style:family="text"/>
    <style:style style:name="T78_30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text-underline-style="solid" style:text-underline-color="font-color"/>
    </style:style>
    <style:style style:name="T80_2" style:family="text">
      <style:text-properties style:text-underline-style="solid" style:text-underline-color="font-color"/>
    </style:style>
    <style:style style:name="T80_3" style:family="text">
      <style:text-properties style:text-underline-style="solid" style:text-underline-color="font-color"/>
    </style:style>
    <style:style style:name="T80_4" style:family="text">
      <style:text-properties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 style:text-underline-style="solid" style:text-underline-color="font-color"/>
    </style:style>
    <style:style style:name="T84_2" style:family="text">
      <style:text-properties fo:font-weight="bold" style:font-weight-asian="bold" style:font-weight-complex="bold" style:text-underline-style="solid" style:text-underline-color="font-color"/>
    </style:style>
    <style:style style:name="T84_3" style:family="text">
      <style:text-properties fo:font-weight="bold" style:font-weight-asian="bold" style:font-weight-complex="bold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text-underline-style="solid" style:text-underline-color="font-color"/>
    </style:style>
    <style:style style:name="T86_2" style:family="text">
      <style:text-properties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text-underline-style="solid" style:text-underline-color="font-color"/>
    </style:style>
    <style:style style:name="T89_2" style:family="text">
      <style:text-properties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text-underline-style="solid" style:text-underline-color="font-color"/>
    </style:style>
    <style:style style:name="T92_2" style:family="text">
      <style:text-properties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text-underline-style="solid" style:text-underline-color="font-color"/>
    </style:style>
    <style:style style:name="T95_2" style:family="text">
      <style:text-properties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text-underline-style="solid" style:text-underline-color="font-color"/>
    </style:style>
    <style:style style:name="T99_2" style:family="text">
      <style:text-properties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>
      <style:text-properties fo:color="#1155cc" style:text-underline-style="solid" style:text-underline-color="font-color"/>
    </style:style>
    <style:style style:name="T100_25" style:family="text"/>
    <style:style style:name="T100_26" style:family="text">
      <style:text-properties fo:color="#1155cc" style:text-underline-style="solid" style:text-underline-color="font-color"/>
    </style:style>
    <style:style style:name="T100_27" style:family="text"/>
    <style:style style:name="T100_28" style:family="text">
      <style:text-properties fo:color="#1155cc" style:text-underline-style="solid" style:text-underline-color="font-color"/>
    </style:style>
    <style:style style:name="T100_29" style:family="text"/>
    <style:style style:name="T100_30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text-underline-style="solid" style:text-underline-color="font-color"/>
    </style:style>
    <style:style style:name="T103_2" style:family="text">
      <style:text-properties style:text-underline-style="solid" style:text-underline-color="font-color"/>
    </style:style>
    <style:style style:name="T103_3" style:family="text">
      <style:text-properties style:text-underline-style="solid" style:text-underline-color="font-color"/>
    </style:style>
    <style:style style:name="T103_4" style:family="text">
      <style:text-properties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weight="bold" style:font-weight-asian="bold" style:font-weight-complex="bold" style:text-underline-style="solid" style:text-underline-color="font-color"/>
    </style:style>
    <style:style style:name="T106_2" style:family="text">
      <style:text-properties fo:font-weight="bold" style:font-weight-asian="bold" style:font-weight-complex="bold" style:text-underline-style="solid" style:text-underline-color="font-color"/>
    </style:style>
    <style:style style:name="T106_3" style:family="text">
      <style:text-properties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text-underline-style="solid" style:text-underline-color="font-color"/>
    </style:style>
    <style:style style:name="T111_2" style:family="text">
      <style:text-properties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style:text-underline-style="solid" style:text-underline-color="font-color"/>
    </style:style>
    <style:style style:name="T114_2" style:family="text">
      <style:text-properties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text-underline-style="solid" style:text-underline-color="font-color"/>
    </style:style>
    <style:style style:name="T117_2" style:family="text">
      <style:text-properties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text-underline-style="solid" style:text-underline-color="font-color"/>
    </style:style>
    <style:style style:name="T122_2" style:family="text">
      <style:text-properties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text-underline-style="solid" style:text-underline-color="font-color"/>
    </style:style>
    <style:style style:name="T123_2" style:family="text">
      <style:text-properties style:text-underline-style="solid" style:text-underline-color="font-color"/>
    </style:style>
    <style:style style:name="T123_3" style:family="text">
      <style:text-properties style:text-underline-style="solid" style:text-underline-color="font-color"/>
    </style:style>
    <style:style style:name="T123_4" style:family="text">
      <style:text-properties style:text-underline-style="solid" style:text-underline-color="font-color"/>
    </style:style>
    <style:style style:name="T123_5" style:family="text">
      <style:text-properties style:text-underline-style="solid" style:text-underline-color="font-color"/>
    </style:style>
    <style:style style:name="T123_6" style:family="text">
      <style:text-properties style:text-underline-style="solid" style:text-underline-color="font-color"/>
    </style:style>
    <style:style style:name="T123_7" style:family="text">
      <style:text-properties style:text-underline-style="solid" style:text-underline-color="font-color"/>
    </style:style>
    <style:style style:name="T123_8" style:family="text">
      <style:text-properties style:text-underline-style="solid" style:text-underline-color="font-color"/>
    </style:style>
    <style:style style:name="T123_9" style:family="text">
      <style:text-properties style:text-underline-style="solid" style:text-underline-color="font-color"/>
    </style:style>
    <style:style style:name="T123_10" style:family="text">
      <style:text-properties style:text-underline-style="solid" style:text-underline-color="font-color"/>
    </style:style>
    <style:style style:name="T123_11" style:family="text">
      <style:text-properties style:text-underline-style="solid" style:text-underline-color="font-color"/>
    </style:style>
    <style:style style:name="T123_12" style:family="text">
      <style:text-properties style:text-underline-style="solid" style:text-underline-color="font-color"/>
    </style:style>
    <style:style style:name="T123_13" style:family="text">
      <style:text-properties style:text-underline-style="solid" style:text-underline-color="font-color"/>
    </style:style>
    <style:style style:name="T123_14" style:family="text">
      <style:text-properties style:text-underline-style="solid" style:text-underline-color="font-color"/>
    </style:style>
    <style:style style:name="T123_15" style:family="text">
      <style:text-properties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text-underline-style="solid" style:text-underline-color="font-color"/>
    </style:style>
    <style:style style:name="T127_2" style:family="text">
      <style:text-properties style:text-underline-style="solid" style:text-underline-color="font-color"/>
    </style:style>
    <style:style style:name="T127_3" style:family="text">
      <style:text-properties style:text-underline-style="solid" style:text-underline-color="font-color"/>
    </style:style>
    <style:style style:name="T127_4" style:family="text">
      <style:text-properties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 style:text-underline-style="solid" style:text-underline-color="font-color"/>
    </style:style>
    <style:style style:name="T131_2" style:family="text">
      <style:text-properties fo:font-weight="bold" style:font-weight-asian="bold" style:font-weight-complex="bold" style:text-underline-style="solid" style:text-underline-color="font-color"/>
    </style:style>
    <style:style style:name="T131_3" style:family="text">
      <style:text-properties fo:font-weight="bold" style:font-weight-asian="bold" style:font-weight-complex="bold" style:text-underline-style="solid" style:text-underline-color="font-color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text-underline-style="solid" style:text-underline-color="font-color"/>
    </style:style>
    <style:style style:name="T133_2" style:family="text">
      <style:text-properties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style:text-underline-style="solid" style:text-underline-color="font-color"/>
    </style:style>
    <style:style style:name="T136_2" style:family="text">
      <style:text-properties style:text-underline-style="solid" style:text-underline-color="font-color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text-underline-style="solid" style:text-underline-color="font-color"/>
    </style:style>
    <style:style style:name="T139_2" style:family="text">
      <style:text-properties style:text-underline-style="solid" style:text-underline-color="font-color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text-underline-style="solid" style:text-underline-color="font-color"/>
    </style:style>
    <style:style style:name="T142_2" style:family="text">
      <style:text-properties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text-underline-style="solid" style:text-underline-color="font-color"/>
    </style:style>
    <style:style style:name="T145_2" style:family="text">
      <style:text-properties style:text-underline-style="solid" style:text-underline-color="font-color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>
      <style:text-properties fo:color="#1155cc" style:text-underline-style="solid" style:text-underline-color="font-color"/>
    </style:style>
    <style:style style:name="T146_17" style:family="text"/>
    <style:style style:name="T146_18" style:family="text">
      <style:text-properties fo:color="#1155cc" style:text-underline-style="solid" style:text-underline-color="font-color"/>
    </style:style>
    <style:style style:name="T146_19" style:family="text"/>
    <style:style style:name="T146_20" style:family="text">
      <style:text-properties fo:color="#1155cc" style:text-underline-style="solid" style:text-underline-color="font-color"/>
    </style:style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>
      <style:text-properties fo:color="#1155cc" style:text-underline-style="solid" style:text-underline-color="font-color"/>
    </style:style>
    <style:style style:name="T146_25" style:family="text"/>
    <style:style style:name="T146_26" style:family="text">
      <style:text-properties fo:color="#1155cc" style:text-underline-style="solid" style:text-underline-color="font-color"/>
    </style:style>
    <style:style style:name="T146_27" style:family="text"/>
    <style:style style:name="T146_28" style:family="text">
      <style:text-properties fo:color="#1155cc" style:text-underline-style="solid" style:text-underline-color="font-color"/>
    </style:style>
    <style:style style:name="T146_29" style:family="text"/>
    <style:style style:name="T146_30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text-underline-style="solid" style:text-underline-color="font-color"/>
    </style:style>
    <style:style style:name="T148_2" style:family="text">
      <style:text-properties style:text-underline-style="solid" style:text-underline-color="font-color"/>
    </style:style>
    <style:style style:name="T148_3" style:family="text">
      <style:text-properties style:text-underline-style="solid" style:text-underline-color="font-color"/>
    </style:style>
    <style:style style:name="T148_4" style:family="text"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Heading_20_1">
      <style:paragraph-properties fo:break-before="page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 style:text-underline-style="solid" style:text-underline-color="font-color"/>
    </style:style>
    <style:style style:name="T158_2" style:family="text">
      <style:text-properties fo:font-weight="bold" style:font-weight-asian="bold" style:font-weight-complex="bold" style:text-underline-style="solid" style:text-underline-color="font-color"/>
    </style:style>
    <style:style style:name="T158_3" style:family="text">
      <style:text-properties fo:font-weight="bold" style:font-weight-asian="bold" style:font-weight-complex="bold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text-underline-style="solid" style:text-underline-color="font-color"/>
    </style:style>
    <style:style style:name="T160_2" style:family="text">
      <style:text-properties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text-underline-style="solid" style:text-underline-color="font-color"/>
    </style:style>
    <style:style style:name="T163_2" style:family="text">
      <style:text-properties style:text-underline-style="solid" style:text-underline-color="font-color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text-underline-style="solid" style:text-underline-color="font-color"/>
    </style:style>
    <style:style style:name="T166_2" style:family="text">
      <style:text-properties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text-underline-style="solid" style:text-underline-color="font-color"/>
    </style:style>
    <style:style style:name="T169_2" style:family="text">
      <style:text-properties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style:text-underline-style="solid" style:text-underline-color="font-color"/>
    </style:style>
    <style:style style:name="T173_2" style:family="text">
      <style:text-properties style:text-underline-style="solid" style:text-underline-color="font-color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>
      <style:text-properties fo:color="#1155cc" style:text-underline-style="solid" style:text-underline-color="font-color"/>
    </style:style>
    <style:style style:name="T174_3" style:family="text"/>
    <style:style style:name="T174_4" style:family="text">
      <style:text-properties fo:color="#1155cc" style:text-underline-style="solid" style:text-underline-color="font-color"/>
    </style:style>
    <style:style style:name="T174_5" style:family="text"/>
    <style:style style:name="T174_6" style:family="text">
      <style:text-properties fo:color="#1155cc" style:text-underline-style="solid" style:text-underline-color="font-color"/>
    </style:style>
    <style:style style:name="T174_7" style:family="text"/>
    <style:style style:name="T174_8" style:family="text">
      <style:text-properties fo:color="#1155cc" style:text-underline-style="solid" style:text-underline-color="font-color"/>
    </style:style>
    <style:style style:name="T174_9" style:family="text"/>
    <style:style style:name="T174_10" style:family="text">
      <style:text-properties fo:color="#1155cc" style:text-underline-style="solid" style:text-underline-color="font-color"/>
    </style:style>
    <style:style style:name="T174_11" style:family="text"/>
    <style:style style:name="T174_12" style:family="text">
      <style:text-properties fo:color="#1155cc" style:text-underline-style="solid" style:text-underline-color="font-color"/>
    </style:style>
    <style:style style:name="T174_13" style:family="text"/>
    <style:style style:name="T174_14" style:family="text">
      <style:text-properties fo:color="#1155cc" style:text-underline-style="solid" style:text-underline-color="font-color"/>
    </style:style>
    <style:style style:name="T174_15" style:family="text"/>
    <style:style style:name="T174_16" style:family="text">
      <style:text-properties fo:color="#1155cc" style:text-underline-style="solid" style:text-underline-color="font-color"/>
    </style:style>
    <style:style style:name="T174_17" style:family="text"/>
    <style:style style:name="T174_18" style:family="text">
      <style:text-properties fo:color="#1155cc" style:text-underline-style="solid" style:text-underline-color="font-color"/>
    </style:style>
    <style:style style:name="T174_19" style:family="text"/>
    <style:style style:name="T174_20" style:family="text">
      <style:text-properties fo:color="#1155cc" style:text-underline-style="solid" style:text-underline-color="font-color"/>
    </style:style>
    <style:style style:name="T174_21" style:family="text"/>
    <style:style style:name="T174_22" style:family="text">
      <style:text-properties fo:color="#1155cc" style:text-underline-style="solid" style:text-underline-color="font-color"/>
    </style:style>
    <style:style style:name="T174_23" style:family="text"/>
    <style:style style:name="T174_24" style:family="text">
      <style:text-properties fo:color="#1155cc" style:text-underline-style="solid" style:text-underline-color="font-color"/>
    </style:style>
    <style:style style:name="T174_25" style:family="text"/>
    <style:style style:name="T174_26" style:family="text">
      <style:text-properties fo:color="#1155cc" style:text-underline-style="solid" style:text-underline-color="font-color"/>
    </style:style>
    <style:style style:name="T174_27" style:family="text"/>
    <style:style style:name="T174_28" style:family="text">
      <style:text-properties fo:color="#1155cc" style:text-underline-style="solid" style:text-underline-color="font-color"/>
    </style:style>
    <style:style style:name="T174_29" style:family="text"/>
    <style:style style:name="T174_30" style:family="text">
      <style:text-properties fo:color="#1155cc" style:text-underline-style="solid" style:text-underline-color="font-color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text-underline-style="solid" style:text-underline-color="font-color"/>
    </style:style>
    <style:style style:name="T177_2" style:family="text">
      <style:text-properties style:text-underline-style="solid" style:text-underline-color="font-color"/>
    </style:style>
    <style:style style:name="T177_3" style:family="text">
      <style:text-properties style:text-underline-style="solid" style:text-underline-color="font-color"/>
    </style:style>
    <style:style style:name="T177_4" style:family="text">
      <style:text-properties style:text-underline-style="solid" style:text-underline-color="font-color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 style:text-underline-style="solid" style:text-underline-color="font-color"/>
    </style:style>
    <style:style style:name="T180_2" style:family="text">
      <style:text-properties fo:font-weight="bold" style:font-weight-asian="bold" style:font-weight-complex="bold" style:text-underline-style="solid" style:text-underline-color="font-color"/>
    </style:style>
    <style:style style:name="T180_3" style:family="text">
      <style:text-properties fo:font-weight="bold" style:font-weight-asian="bold" style:font-weight-complex="bold" style:text-underline-style="solid" style:text-underline-color="font-color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text-underline-style="solid" style:text-underline-color="font-color"/>
    </style:style>
    <style:style style:name="T182_2" style:family="text">
      <style:text-properties style:text-underline-style="solid" style:text-underline-color="font-color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P18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text-underline-style="solid" style:text-underline-color="font-color"/>
    </style:style>
    <style:style style:name="T185_2" style:family="text">
      <style:text-properties style:text-underline-style="solid" style:text-underline-color="font-color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text-underline-style="solid" style:text-underline-color="font-color"/>
    </style:style>
    <style:style style:name="T188_2" style:family="text">
      <style:text-properties style:text-underline-style="solid" style:text-underline-color="font-color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text-underline-style="solid" style:text-underline-color="font-color"/>
    </style:style>
    <style:style style:name="T191_2" style:family="text">
      <style:text-properties style:text-underline-style="solid" style:text-underline-color="font-color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text-underline-style="solid" style:text-underline-color="font-color"/>
    </style:style>
    <style:style style:name="T195_2" style:family="text">
      <style:text-properties style:text-underline-style="solid" style:text-underline-color="font-color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>
      <style:text-properties fo:color="#1155cc" style:text-underline-style="solid" style:text-underline-color="font-color"/>
    </style:style>
    <style:style style:name="T196_3" style:family="text"/>
    <style:style style:name="T196_4" style:family="text">
      <style:text-properties fo:color="#1155cc" style:text-underline-style="solid" style:text-underline-color="font-color"/>
    </style:style>
    <style:style style:name="T196_5" style:family="text"/>
    <style:style style:name="T196_6" style:family="text">
      <style:text-properties fo:color="#1155cc" style:text-underline-style="solid" style:text-underline-color="font-color"/>
    </style:style>
    <style:style style:name="T196_7" style:family="text"/>
    <style:style style:name="T196_8" style:family="text">
      <style:text-properties fo:color="#1155cc" style:text-underline-style="solid" style:text-underline-color="font-color"/>
    </style:style>
    <style:style style:name="T196_9" style:family="text"/>
    <style:style style:name="T196_10" style:family="text">
      <style:text-properties fo:color="#1155cc" style:text-underline-style="solid" style:text-underline-color="font-color"/>
    </style:style>
    <style:style style:name="T196_11" style:family="text"/>
    <style:style style:name="T196_12" style:family="text">
      <style:text-properties fo:color="#1155cc" style:text-underline-style="solid" style:text-underline-color="font-color"/>
    </style:style>
    <style:style style:name="T196_13" style:family="text"/>
    <style:style style:name="T196_14" style:family="text">
      <style:text-properties fo:color="#1155cc" style:text-underline-style="solid" style:text-underline-color="font-color"/>
    </style:style>
    <style:style style:name="T196_15" style:family="text"/>
    <style:style style:name="T196_16" style:family="text">
      <style:text-properties fo:color="#1155cc" style:text-underline-style="solid" style:text-underline-color="font-color"/>
    </style:style>
    <style:style style:name="T196_17" style:family="text"/>
    <style:style style:name="T196_18" style:family="text">
      <style:text-properties fo:color="#1155cc" style:text-underline-style="solid" style:text-underline-color="font-color"/>
    </style:style>
    <style:style style:name="T196_19" style:family="text"/>
    <style:style style:name="T196_20" style:family="text">
      <style:text-properties fo:color="#1155cc" style:text-underline-style="solid" style:text-underline-color="font-color"/>
    </style:style>
    <style:style style:name="T196_21" style:family="text"/>
    <style:style style:name="T196_22" style:family="text">
      <style:text-properties fo:color="#1155cc" style:text-underline-style="solid" style:text-underline-color="font-color"/>
    </style:style>
    <style:style style:name="T196_23" style:family="text"/>
    <style:style style:name="T196_24" style:family="text">
      <style:text-properties fo:color="#1155cc" style:text-underline-style="solid" style:text-underline-color="font-color"/>
    </style:style>
    <style:style style:name="T196_25" style:family="text"/>
    <style:style style:name="T196_26" style:family="text">
      <style:text-properties fo:color="#1155cc" style:text-underline-style="solid" style:text-underline-color="font-color"/>
    </style:style>
    <style:style style:name="T196_27" style:family="text"/>
    <style:style style:name="T196_28" style:family="text">
      <style:text-properties fo:color="#1155cc" style:text-underline-style="solid" style:text-underline-color="font-color"/>
    </style:style>
    <style:style style:name="T196_29" style:family="text"/>
    <style:style style:name="T196_30" style:family="text">
      <style:text-properties fo:color="#1155cc" style:text-underline-style="solid" style:text-underline-color="font-color"/>
    </style:style>
    <style:style style:name="T196_31" style:family="text"/>
    <style:style style:name="T196_32" style:family="text">
      <style:text-properties fo:color="#1155cc" style:text-underline-style="solid" style:text-underline-color="font-color"/>
    </style:style>
    <style:style style:name="T196_33" style:family="text"/>
    <style:style style:name="T196_34" style:family="text">
      <style:text-properties fo:color="#1155cc" style:text-underline-style="solid" style:text-underline-color="font-color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text-underline-style="solid" style:text-underline-color="font-color"/>
    </style:style>
    <style:style style:name="T199_2" style:family="text">
      <style:text-properties style:text-underline-style="solid" style:text-underline-color="font-color"/>
    </style:style>
    <style:style style:name="T199_3" style:family="text">
      <style:text-properties style:text-underline-style="solid" style:text-underline-color="font-color"/>
    </style:style>
    <style:style style:name="T199_4" style:family="text">
      <style:text-properties style:text-underline-style="solid" style:text-underline-color="font-color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weight="bold" style:font-weight-asian="bold" style:font-weight-complex="bold" style:text-underline-style="solid" style:text-underline-color="font-color"/>
    </style:style>
    <style:style style:name="T202_2" style:family="text">
      <style:text-properties fo:font-weight="bold" style:font-weight-asian="bold" style:font-weight-complex="bold" style:text-underline-style="solid" style:text-underline-color="font-color"/>
    </style:style>
    <style:style style:name="T202_3" style:family="text">
      <style:text-properties fo:font-weight="bold" style:font-weight-asian="bold" style:font-weight-complex="bold"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text-underline-style="solid" style:text-underline-color="font-color"/>
    </style:style>
    <style:style style:name="T204_2" style:family="text">
      <style:text-properties style:text-underline-style="solid" style:text-underline-color="font-color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text-underline-style="solid" style:text-underline-color="font-color"/>
    </style:style>
    <style:style style:name="T206_2" style:family="text">
      <style:text-properties style:text-underline-style="solid" style:text-underline-color="font-color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style:text-underline-style="solid" style:text-underline-color="font-color"/>
    </style:style>
    <style:style style:name="T209_2" style:family="text">
      <style:text-properties style:text-underline-style="solid" style:text-underline-color="font-color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text-underline-style="solid" style:text-underline-color="font-color"/>
    </style:style>
    <style:style style:name="T212_2" style:family="text">
      <style:text-properties style:text-underline-style="solid" style:text-underline-color="font-color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text-underline-style="solid" style:text-underline-color="font-color"/>
    </style:style>
    <style:style style:name="T217_2" style:family="text">
      <style:text-properties style:text-underline-style="solid" style:text-underline-color="font-color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>
      <style:text-properties fo:color="#1155cc" style:text-underline-style="solid" style:text-underline-color="font-color"/>
    </style:style>
    <style:style style:name="T218_3" style:family="text"/>
    <style:style style:name="T218_4" style:family="text">
      <style:text-properties fo:color="#1155cc" style:text-underline-style="solid" style:text-underline-color="font-color"/>
    </style:style>
    <style:style style:name="T218_5" style:family="text"/>
    <style:style style:name="T218_6" style:family="text">
      <style:text-properties fo:color="#1155cc" style:text-underline-style="solid" style:text-underline-color="font-color"/>
    </style:style>
    <style:style style:name="T218_7" style:family="text"/>
    <style:style style:name="T218_8" style:family="text">
      <style:text-properties fo:color="#1155cc" style:text-underline-style="solid" style:text-underline-color="font-color"/>
    </style:style>
    <style:style style:name="T218_9" style:family="text"/>
    <style:style style:name="T218_10" style:family="text">
      <style:text-properties fo:color="#1155cc" style:text-underline-style="solid" style:text-underline-color="font-color"/>
    </style:style>
    <style:style style:name="T218_11" style:family="text"/>
    <style:style style:name="T218_12" style:family="text">
      <style:text-properties fo:color="#1155cc" style:text-underline-style="solid" style:text-underline-color="font-color"/>
    </style:style>
    <style:style style:name="T218_13" style:family="text"/>
    <style:style style:name="T218_14" style:family="text">
      <style:text-properties fo:color="#1155cc" style:text-underline-style="solid" style:text-underline-color="font-color"/>
    </style:style>
    <style:style style:name="T218_15" style:family="text"/>
    <style:style style:name="T218_16" style:family="text">
      <style:text-properties fo:color="#1155cc" style:text-underline-style="solid" style:text-underline-color="font-color"/>
    </style:style>
    <style:style style:name="T218_17" style:family="text"/>
    <style:style style:name="T218_18" style:family="text">
      <style:text-properties fo:color="#1155cc" style:text-underline-style="solid" style:text-underline-color="font-color"/>
    </style:style>
    <style:style style:name="T218_19" style:family="text"/>
    <style:style style:name="T218_20" style:family="text">
      <style:text-properties fo:color="#1155cc" style:text-underline-style="solid" style:text-underline-color="font-color"/>
    </style:style>
    <style:style style:name="T218_21" style:family="text"/>
    <style:style style:name="T218_22" style:family="text">
      <style:text-properties fo:color="#1155cc" style:text-underline-style="solid" style:text-underline-color="font-color"/>
    </style:style>
    <style:style style:name="T218_23" style:family="text"/>
    <style:style style:name="T218_24" style:family="text">
      <style:text-properties fo:color="#1155cc" style:text-underline-style="solid" style:text-underline-color="font-color"/>
    </style:style>
    <style:style style:name="T218_25" style:family="text"/>
    <style:style style:name="T218_26" style:family="text">
      <style:text-properties fo:color="#1155cc" style:text-underline-style="solid" style:text-underline-color="font-color"/>
    </style:style>
    <style:style style:name="T218_27" style:family="text"/>
    <style:style style:name="T218_28" style:family="text">
      <style:text-properties fo:color="#1155cc" style:text-underline-style="solid" style:text-underline-color="font-color"/>
    </style:style>
    <style:style style:name="T218_29" style:family="text"/>
    <style:style style:name="T218_30" style:family="text">
      <style:text-properties fo:color="#1155cc" style:text-underline-style="solid" style:text-underline-color="font-color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text-underline-style="solid" style:text-underline-color="font-color"/>
    </style:style>
    <style:style style:name="T220_2" style:family="text">
      <style:text-properties style:text-underline-style="solid" style:text-underline-color="font-color"/>
    </style:style>
    <style:style style:name="T220_3" style:family="text">
      <style:text-properties style:text-underline-style="solid" style:text-underline-color="font-color"/>
    </style:style>
    <style:style style:name="T220_4" style:family="text">
      <style:text-properties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weight="bold" style:font-weight-asian="bold" style:font-weight-complex="bold" style:text-underline-style="solid" style:text-underline-color="font-color"/>
    </style:style>
    <style:style style:name="T223_2" style:family="text">
      <style:text-properties fo:font-weight="bold" style:font-weight-asian="bold" style:font-weight-complex="bold" style:text-underline-style="solid" style:text-underline-color="font-color"/>
    </style:style>
    <style:style style:name="T223_3" style:family="text">
      <style:text-properties fo:font-weight="bold" style:font-weight-asian="bold" style:font-weight-complex="bold" style:text-underline-style="solid" style:text-underline-color="font-color"/>
    </style:style>
    <style:style style:name="T223_4" style:family="text">
      <style:text-properties fo:font-weight="bold" style:font-weight-asian="bold" style:font-weight-complex="bold" style:text-underline-style="solid" style:text-underline-color="font-color"/>
    </style:style>
    <style:style style:name="T223_5" style:family="text">
      <style:text-properties fo:font-weight="bold" style:font-weight-asian="bold" style:font-weight-complex="bold" style:text-underline-style="solid" style:text-underline-color="font-color"/>
    </style:style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text-underline-style="solid" style:text-underline-color="font-color"/>
    </style:style>
    <style:style style:name="T225_2" style:family="text">
      <style:text-properties style:text-underline-style="solid" style:text-underline-color="font-color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text-underline-style="solid" style:text-underline-color="font-color"/>
    </style:style>
    <style:style style:name="T228_2" style:family="text">
      <style:text-properties style:text-underline-style="solid" style:text-underline-color="font-color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style:text-underline-style="solid" style:text-underline-color="font-color"/>
    </style:style>
    <style:style style:name="T231_2" style:family="text">
      <style:text-properties style:text-underline-style="solid" style:text-underline-color="font-color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style:text-underline-style="solid" style:text-underline-color="font-color"/>
    </style:style>
    <style:style style:name="T234_2" style:family="text">
      <style:text-properties style:text-underline-style="solid" style:text-underline-color="font-color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text-underline-style="solid" style:text-underline-color="font-color"/>
    </style:style>
    <style:style style:name="T240_2" style:family="text">
      <style:text-properties style:text-underline-style="solid" style:text-underline-color="font-color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>
      <style:text-properties fo:color="#1155cc" style:text-underline-style="solid" style:text-underline-color="font-color"/>
    </style:style>
    <style:style style:name="T241_3" style:family="text"/>
    <style:style style:name="T241_4" style:family="text">
      <style:text-properties fo:color="#1155cc" style:text-underline-style="solid" style:text-underline-color="font-color"/>
    </style:style>
    <style:style style:name="T241_5" style:family="text"/>
    <style:style style:name="T241_6" style:family="text">
      <style:text-properties fo:color="#1155cc" style:text-underline-style="solid" style:text-underline-color="font-color"/>
    </style:style>
    <style:style style:name="T241_7" style:family="text"/>
    <style:style style:name="T241_8" style:family="text">
      <style:text-properties fo:color="#1155cc" style:text-underline-style="solid" style:text-underline-color="font-color"/>
    </style:style>
    <style:style style:name="T241_9" style:family="text"/>
    <style:style style:name="T241_10" style:family="text">
      <style:text-properties fo:color="#1155cc" style:text-underline-style="solid" style:text-underline-color="font-color"/>
    </style:style>
    <style:style style:name="T241_11" style:family="text"/>
    <style:style style:name="T241_12" style:family="text">
      <style:text-properties fo:color="#1155cc" style:text-underline-style="solid" style:text-underline-color="font-color"/>
    </style:style>
    <style:style style:name="T241_13" style:family="text"/>
    <style:style style:name="T241_14" style:family="text">
      <style:text-properties fo:color="#1155cc" style:text-underline-style="solid" style:text-underline-color="font-color"/>
    </style:style>
    <style:style style:name="T241_15" style:family="text"/>
    <style:style style:name="T241_16" style:family="text">
      <style:text-properties fo:color="#1155cc" style:text-underline-style="solid" style:text-underline-color="font-color"/>
    </style:style>
    <style:style style:name="T241_17" style:family="text"/>
    <style:style style:name="T241_18" style:family="text">
      <style:text-properties fo:color="#1155cc" style:text-underline-style="solid" style:text-underline-color="font-color"/>
    </style:style>
    <style:style style:name="T241_19" style:family="text"/>
    <style:style style:name="T241_20" style:family="text">
      <style:text-properties fo:color="#1155cc" style:text-underline-style="solid" style:text-underline-color="font-color"/>
    </style:style>
    <style:style style:name="T241_21" style:family="text"/>
    <style:style style:name="T241_22" style:family="text">
      <style:text-properties fo:color="#1155cc" style:text-underline-style="solid" style:text-underline-color="font-color"/>
    </style:style>
    <style:style style:name="T241_23" style:family="text"/>
    <style:style style:name="T241_24" style:family="text">
      <style:text-properties fo:color="#1155cc" style:text-underline-style="solid" style:text-underline-color="font-color"/>
    </style:style>
    <style:style style:name="T241_25" style:family="text"/>
    <style:style style:name="T241_26" style:family="text">
      <style:text-properties fo:color="#1155cc" style:text-underline-style="solid" style:text-underline-color="font-color"/>
    </style:style>
    <style:style style:name="T241_27" style:family="text"/>
    <style:style style:name="T241_28" style:family="text">
      <style:text-properties fo:color="#1155cc" style:text-underline-style="solid" style:text-underline-color="font-color"/>
    </style:style>
    <style:style style:name="T241_29" style:family="text"/>
    <style:style style:name="T241_30" style:family="text">
      <style:text-properties fo:color="#1155cc" style:text-underline-style="solid" style:text-underline-color="font-color"/>
    </style:style>
    <style:style style:name="T241_31" style:family="text"/>
    <style:style style:name="T241_32" style:family="text">
      <style:text-properties fo:color="#1155cc" style:text-underline-style="solid" style:text-underline-color="font-color"/>
    </style:style>
    <style:style style:name="T241_33" style:family="text"/>
    <style:style style:name="T241_34" style:family="text">
      <style:text-properties fo:color="#1155cc" style:text-underline-style="solid" style:text-underline-color="font-color"/>
    </style:style>
    <style:style style:name="T241_35" style:family="text"/>
    <style:style style:name="T241_36" style:family="text">
      <style:text-properties fo:color="#1155cc" style:text-underline-style="solid" style:text-underline-color="font-color"/>
    </style:style>
    <style:style style:name="T241_37" style:family="text"/>
    <style:style style:name="T241_38" style:family="text">
      <style:text-properties fo:color="#1155cc" style:text-underline-style="solid" style:text-underline-color="font-color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text-underline-style="solid" style:text-underline-color="font-color"/>
    </style:style>
    <style:style style:name="T243_2" style:family="text">
      <style:text-properties style:text-underline-style="solid" style:text-underline-color="font-color"/>
    </style:style>
    <style:style style:name="T243_3" style:family="text">
      <style:text-properties style:text-underline-style="solid" style:text-underline-color="font-color"/>
    </style:style>
    <style:style style:name="T243_4" style:family="text">
      <style:text-properties style:text-underline-style="solid" style:text-underline-color="font-color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weight="bold" style:font-weight-asian="bold" style:font-weight-complex="bold" style:text-underline-style="solid" style:text-underline-color="font-color"/>
    </style:style>
    <style:style style:name="T246_2" style:family="text">
      <style:text-properties fo:font-weight="bold" style:font-weight-asian="bold" style:font-weight-complex="bold" style:text-underline-style="solid" style:text-underline-color="font-color"/>
    </style:style>
    <style:style style:name="T246_3" style:family="text">
      <style:text-properties fo:font-weight="bold" style:font-weight-asian="bold" style:font-weight-complex="bold" style:text-underline-style="solid" style:text-underline-color="font-color"/>
    </style:style>
    <style:style style:name="T246_4" style:family="text">
      <style:text-properties fo:font-weight="bold" style:font-weight-asian="bold" style:font-weight-complex="bold" style:text-underline-style="solid" style:text-underline-color="font-color"/>
    </style:style>
    <style:style style:name="T246_5" style:family="text">
      <style:text-properties fo:font-weight="bold" style:font-weight-asian="bold" style:font-weight-complex="bold" style:text-underline-style="solid" style:text-underline-color="font-color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text-underline-style="solid" style:text-underline-color="font-color"/>
    </style:style>
    <style:style style:name="T248_2" style:family="text">
      <style:text-properties style:text-underline-style="solid" style:text-underline-color="font-color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text-underline-style="solid" style:text-underline-color="font-color"/>
    </style:style>
    <style:style style:name="T251_2" style:family="text">
      <style:text-properties style:text-underline-style="solid" style:text-underline-color="font-color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style:text-underline-style="solid" style:text-underline-color="font-color"/>
    </style:style>
    <style:style style:name="T254_2" style:family="text">
      <style:text-properties style:text-underline-style="solid" style:text-underline-color="font-color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text-underline-style="solid" style:text-underline-color="font-color"/>
    </style:style>
    <style:style style:name="T257_2" style:family="text">
      <style:text-properties style:text-underline-style="solid" style:text-underline-color="font-color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text-underline-style="solid" style:text-underline-color="font-color"/>
    </style:style>
    <style:style style:name="T263_2" style:family="text">
      <style:text-properties style:text-underline-style="solid" style:text-underline-color="font-color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>
      <style:text-properties fo:color="#1155cc" style:text-underline-style="solid" style:text-underline-color="font-color"/>
    </style:style>
    <style:style style:name="T264_3" style:family="text"/>
    <style:style style:name="T264_4" style:family="text">
      <style:text-properties fo:color="#1155cc" style:text-underline-style="solid" style:text-underline-color="font-color"/>
    </style:style>
    <style:style style:name="T264_5" style:family="text"/>
    <style:style style:name="T264_6" style:family="text">
      <style:text-properties fo:color="#1155cc" style:text-underline-style="solid" style:text-underline-color="font-color"/>
    </style:style>
    <style:style style:name="T264_7" style:family="text"/>
    <style:style style:name="T264_8" style:family="text">
      <style:text-properties fo:color="#1155cc" style:text-underline-style="solid" style:text-underline-color="font-color"/>
    </style:style>
    <style:style style:name="T264_9" style:family="text"/>
    <style:style style:name="T264_10" style:family="text">
      <style:text-properties fo:color="#1155cc" style:text-underline-style="solid" style:text-underline-color="font-color"/>
    </style:style>
    <style:style style:name="T264_11" style:family="text"/>
    <style:style style:name="T264_12" style:family="text">
      <style:text-properties fo:color="#1155cc" style:text-underline-style="solid" style:text-underline-color="font-color"/>
    </style:style>
    <style:style style:name="T264_13" style:family="text"/>
    <style:style style:name="T264_14" style:family="text">
      <style:text-properties fo:color="#1155cc" style:text-underline-style="solid" style:text-underline-color="font-color"/>
    </style:style>
    <style:style style:name="T264_15" style:family="text"/>
    <style:style style:name="T264_16" style:family="text">
      <style:text-properties fo:color="#1155cc" style:text-underline-style="solid" style:text-underline-color="font-color"/>
    </style:style>
    <style:style style:name="T264_17" style:family="text"/>
    <style:style style:name="T264_18" style:family="text">
      <style:text-properties fo:color="#1155cc" style:text-underline-style="solid" style:text-underline-color="font-color"/>
    </style:style>
    <style:style style:name="T264_19" style:family="text"/>
    <style:style style:name="T264_20" style:family="text">
      <style:text-properties fo:color="#1155cc" style:text-underline-style="solid" style:text-underline-color="font-color"/>
    </style:style>
    <style:style style:name="T264_21" style:family="text"/>
    <style:style style:name="T264_22" style:family="text">
      <style:text-properties fo:color="#1155cc" style:text-underline-style="solid" style:text-underline-color="font-color"/>
    </style:style>
    <style:style style:name="T264_23" style:family="text"/>
    <style:style style:name="T264_24" style:family="text">
      <style:text-properties fo:color="#1155cc" style:text-underline-style="solid" style:text-underline-color="font-color"/>
    </style:style>
    <style:style style:name="T264_25" style:family="text"/>
    <style:style style:name="T264_26" style:family="text">
      <style:text-properties fo:color="#1155cc" style:text-underline-style="solid" style:text-underline-color="font-color"/>
    </style:style>
    <style:style style:name="T264_27" style:family="text"/>
    <style:style style:name="T264_28" style:family="text">
      <style:text-properties fo:color="#1155cc" style:text-underline-style="solid" style:text-underline-color="font-color"/>
    </style:style>
    <style:style style:name="T264_29" style:family="text"/>
    <style:style style:name="T264_30" style:family="text">
      <style:text-properties fo:color="#1155cc" style:text-underline-style="solid" style:text-underline-color="font-color"/>
    </style:style>
    <style:style style:name="T264_31" style:family="text"/>
    <style:style style:name="T264_32" style:family="text">
      <style:text-properties fo:color="#1155cc" style:text-underline-style="solid" style:text-underline-color="font-color"/>
    </style:style>
    <style:style style:name="T264_33" style:family="text"/>
    <style:style style:name="T264_34" style:family="text">
      <style:text-properties fo:color="#1155cc" style:text-underline-style="solid" style:text-underline-color="font-color"/>
    </style:style>
    <style:style style:name="T264_35" style:family="text"/>
    <style:style style:name="T264_36" style:family="text">
      <style:text-properties fo:color="#1155cc" style:text-underline-style="solid" style:text-underline-color="font-color"/>
    </style:style>
    <style:style style:name="T264_37" style:family="text"/>
    <style:style style:name="T264_38" style:family="text">
      <style:text-properties fo:color="#1155cc" style:text-underline-style="solid" style:text-underline-color="font-color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text-underline-style="solid" style:text-underline-color="font-color"/>
    </style:style>
    <style:style style:name="T266_2" style:family="text">
      <style:text-properties style:text-underline-style="solid" style:text-underline-color="font-color"/>
    </style:style>
    <style:style style:name="T266_3" style:family="text">
      <style:text-properties style:text-underline-style="solid" style:text-underline-color="font-color"/>
    </style:style>
    <style:style style:name="T266_4" style:family="text">
      <style:text-properties style:text-underline-style="solid" style:text-underline-color="font-color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weight="bold" style:font-weight-asian="bold" style:font-weight-complex="bold" style:text-underline-style="solid" style:text-underline-color="font-color"/>
    </style:style>
    <style:style style:name="T269_2" style:family="text">
      <style:text-properties fo:font-weight="bold" style:font-weight-asian="bold" style:font-weight-complex="bold" style:text-underline-style="solid" style:text-underline-color="font-color"/>
    </style:style>
    <style:style style:name="T269_3" style:family="text">
      <style:text-properties fo:font-weight="bold" style:font-weight-asian="bold" style:font-weight-complex="bold" style:text-underline-style="solid" style:text-underline-color="font-color"/>
    </style:style>
    <style:style style:name="T269_4" style:family="text">
      <style:text-properties fo:font-weight="bold" style:font-weight-asian="bold" style:font-weight-complex="bold" style:text-underline-style="solid" style:text-underline-color="font-color"/>
    </style:style>
    <style:style style:name="T269_5" style:family="text">
      <style:text-properties fo:font-weight="bold" style:font-weight-asian="bold" style:font-weight-complex="bold" style:text-underline-style="solid" style:text-underline-color="font-color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text-underline-style="solid" style:text-underline-color="font-color"/>
    </style:style>
    <style:style style:name="T271_2" style:family="text">
      <style:text-properties style:text-underline-style="solid" style:text-underline-color="font-color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style:text-underline-style="solid" style:text-underline-color="font-color"/>
    </style:style>
    <style:style style:name="T274_2" style:family="text">
      <style:text-properties style:text-underline-style="solid" style:text-underline-color="font-color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style:text-underline-style="solid" style:text-underline-color="font-color"/>
    </style:style>
    <style:style style:name="T277_2" style:family="text">
      <style:text-properties style:text-underline-style="solid" style:text-underline-color="font-color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style:text-underline-style="solid" style:text-underline-color="font-color"/>
    </style:style>
    <style:style style:name="T280_2" style:family="text">
      <style:text-properties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text-underline-style="solid" style:text-underline-color="font-color"/>
    </style:style>
    <style:style style:name="T285_2" style:family="text">
      <style:text-properties style:text-underline-style="solid" style:text-underline-color="font-color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>
      <style:text-properties fo:color="#1155cc" style:text-underline-style="solid" style:text-underline-color="font-color"/>
    </style:style>
    <style:style style:name="T286_3" style:family="text"/>
    <style:style style:name="T286_4" style:family="text">
      <style:text-properties fo:color="#1155cc" style:text-underline-style="solid" style:text-underline-color="font-color"/>
    </style:style>
    <style:style style:name="T286_5" style:family="text"/>
    <style:style style:name="T286_6" style:family="text">
      <style:text-properties fo:color="#1155cc" style:text-underline-style="solid" style:text-underline-color="font-color"/>
    </style:style>
    <style:style style:name="T286_7" style:family="text"/>
    <style:style style:name="T286_8" style:family="text">
      <style:text-properties fo:color="#1155cc" style:text-underline-style="solid" style:text-underline-color="font-color"/>
    </style:style>
    <style:style style:name="T286_9" style:family="text"/>
    <style:style style:name="T286_10" style:family="text">
      <style:text-properties fo:color="#1155cc" style:text-underline-style="solid" style:text-underline-color="font-color"/>
    </style:style>
    <style:style style:name="T286_11" style:family="text"/>
    <style:style style:name="T286_12" style:family="text">
      <style:text-properties fo:color="#1155cc" style:text-underline-style="solid" style:text-underline-color="font-color"/>
    </style:style>
    <style:style style:name="T286_13" style:family="text"/>
    <style:style style:name="T286_14" style:family="text">
      <style:text-properties fo:color="#1155cc" style:text-underline-style="solid" style:text-underline-color="font-color"/>
    </style:style>
    <style:style style:name="T286_15" style:family="text"/>
    <style:style style:name="T286_16" style:family="text">
      <style:text-properties fo:color="#1155cc" style:text-underline-style="solid" style:text-underline-color="font-color"/>
    </style:style>
    <style:style style:name="T286_17" style:family="text"/>
    <style:style style:name="T286_18" style:family="text">
      <style:text-properties fo:color="#1155cc" style:text-underline-style="solid" style:text-underline-color="font-color"/>
    </style:style>
    <style:style style:name="T286_19" style:family="text"/>
    <style:style style:name="T286_20" style:family="text">
      <style:text-properties fo:color="#1155cc" style:text-underline-style="solid" style:text-underline-color="font-color"/>
    </style:style>
    <style:style style:name="T286_21" style:family="text"/>
    <style:style style:name="T286_22" style:family="text">
      <style:text-properties fo:color="#1155cc" style:text-underline-style="solid" style:text-underline-color="font-color"/>
    </style:style>
    <style:style style:name="T286_23" style:family="text"/>
    <style:style style:name="T286_24" style:family="text">
      <style:text-properties fo:color="#1155cc" style:text-underline-style="solid" style:text-underline-color="font-color"/>
    </style:style>
    <style:style style:name="T286_25" style:family="text"/>
    <style:style style:name="T286_26" style:family="text">
      <style:text-properties fo:color="#1155cc" style:text-underline-style="solid" style:text-underline-color="font-color"/>
    </style:style>
    <style:style style:name="T286_27" style:family="text"/>
    <style:style style:name="T286_28" style:family="text">
      <style:text-properties fo:color="#1155cc" style:text-underline-style="solid" style:text-underline-color="font-color"/>
    </style:style>
    <style:style style:name="T286_29" style:family="text"/>
    <style:style style:name="T286_30" style:family="text">
      <style:text-properties fo:color="#1155cc" style:text-underline-style="solid" style:text-underline-color="font-color"/>
    </style:style>
    <style:style style:name="T286_31" style:family="text"/>
    <style:style style:name="T286_32" style:family="text">
      <style:text-properties fo:color="#1155cc" style:text-underline-style="solid" style:text-underline-color="font-color"/>
    </style:style>
    <style:style style:name="T286_33" style:family="text"/>
    <style:style style:name="T286_34" style:family="text">
      <style:text-properties fo:color="#1155cc" style:text-underline-style="solid" style:text-underline-color="font-color"/>
    </style:style>
    <style:style style:name="T286_35" style:family="text"/>
    <style:style style:name="T286_36" style:family="text">
      <style:text-properties fo:color="#1155cc" style:text-underline-style="solid" style:text-underline-color="font-color"/>
    </style:style>
    <style:style style:name="T286_37" style:family="text"/>
    <style:style style:name="T286_38" style:family="text">
      <style:text-properties fo:color="#1155cc" style:text-underline-style="solid" style:text-underline-color="font-color"/>
    </style:style>
    <style:style style:name="T286_39" style:family="text"/>
    <style:style style:name="T286_40" style:family="text">
      <style:text-properties fo:color="#1155cc" style:text-underline-style="solid" style:text-underline-color="font-color"/>
    </style:style>
    <style:style style:name="T286_41" style:family="text"/>
    <style:style style:name="T286_42" style:family="text">
      <style:text-properties fo:color="#1155cc" style:text-underline-style="solid" style:text-underline-color="font-color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text-underline-style="solid" style:text-underline-color="font-color"/>
    </style:style>
    <style:style style:name="T289_2" style:family="text">
      <style:text-properties style:text-underline-style="solid" style:text-underline-color="font-color"/>
    </style:style>
    <style:style style:name="T289_3" style:family="text">
      <style:text-properties style:text-underline-style="solid" style:text-underline-color="font-color"/>
    </style:style>
    <style:style style:name="T289_4" style:family="text">
      <style:text-properties style:text-underline-style="solid" style:text-underline-color="font-color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weight="bold" style:font-weight-asian="bold" style:font-weight-complex="bold" style:text-underline-style="solid" style:text-underline-color="font-color"/>
    </style:style>
    <style:style style:name="T292_2" style:family="text">
      <style:text-properties fo:font-weight="bold" style:font-weight-asian="bold" style:font-weight-complex="bold" style:text-underline-style="solid" style:text-underline-color="font-color"/>
    </style:style>
    <style:style style:name="T292_3" style:family="text">
      <style:text-properties fo:font-weight="bold" style:font-weight-asian="bold" style:font-weight-complex="bold" style:text-underline-style="solid" style:text-underline-color="font-color"/>
    </style:style>
    <style:style style:name="T292_4" style:family="text">
      <style:text-properties fo:font-weight="bold" style:font-weight-asian="bold" style:font-weight-complex="bold" style:text-underline-style="solid" style:text-underline-color="font-color"/>
    </style:style>
    <style:style style:name="T292_5" style:family="text">
      <style:text-properties fo:font-weight="bold" style:font-weight-asian="bold" style:font-weight-complex="bold" style:text-underline-style="solid" style:text-underline-color="font-color"/>
    </style:style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text-underline-style="solid" style:text-underline-color="font-color"/>
    </style:style>
    <style:style style:name="T294_2" style:family="text">
      <style:text-properties style:text-underline-style="solid" style:text-underline-color="font-color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style:text-underline-style="solid" style:text-underline-color="font-color"/>
    </style:style>
    <style:style style:name="T297_2" style:family="text">
      <style:text-properties style:text-underline-style="solid" style:text-underline-color="font-color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style:text-underline-style="solid" style:text-underline-color="font-color"/>
    </style:style>
    <style:style style:name="T300_2" style:family="text">
      <style:text-properties style:text-underline-style="solid" style:text-underline-color="font-color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style:text-underline-style="solid" style:text-underline-color="font-color"/>
    </style:style>
    <style:style style:name="T303_2" style:family="text">
      <style:text-properties style:text-underline-style="solid" style:text-underline-color="font-color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text-underline-style="solid" style:text-underline-color="font-color"/>
    </style:style>
    <style:style style:name="T308_2" style:family="text">
      <style:text-properties style:text-underline-style="solid" style:text-underline-color="font-color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text-underline-style="solid" style:text-underline-color="font-color"/>
    </style:style>
    <style:style style:name="T309_2" style:family="text">
      <style:text-properties style:text-underline-style="solid" style:text-underline-color="font-color"/>
    </style:style>
    <style:style style:name="T309_3" style:family="text">
      <style:text-properties style:text-underline-style="solid" style:text-underline-color="font-color"/>
    </style:style>
    <style:style style:name="T309_4" style:family="text">
      <style:text-properties style:text-underline-style="solid" style:text-underline-color="font-color"/>
    </style:style>
    <style:style style:name="T309_5" style:family="text">
      <style:text-properties style:text-underline-style="solid" style:text-underline-color="font-color"/>
    </style:style>
    <style:style style:name="T309_6" style:family="text">
      <style:text-properties style:text-underline-style="solid" style:text-underline-color="font-color"/>
    </style:style>
    <style:style style:name="T309_7" style:family="text">
      <style:text-properties style:text-underline-style="solid" style:text-underline-color="font-color"/>
    </style:style>
    <style:style style:name="T309_8" style:family="text">
      <style:text-properties style:text-underline-style="solid" style:text-underline-color="font-color"/>
    </style:style>
    <style:style style:name="T309_9" style:family="text">
      <style:text-properties style:text-underline-style="solid" style:text-underline-color="font-color"/>
    </style:style>
    <style:style style:name="T309_10" style:family="text">
      <style:text-properties style:text-underline-style="solid" style:text-underline-color="font-color"/>
    </style:style>
    <style:style style:name="T309_11" style:family="text">
      <style:text-properties style:text-underline-style="solid" style:text-underline-color="font-color"/>
    </style:style>
    <style:style style:name="T309_12" style:family="text">
      <style:text-properties style:text-underline-style="solid" style:text-underline-color="font-color"/>
    </style:style>
    <style:style style:name="T309_13" style:family="text">
      <style:text-properties style:text-underline-style="solid" style:text-underline-color="font-color"/>
    </style:style>
    <style:style style:name="T309_14" style:family="text">
      <style:text-properties style:text-underline-style="solid" style:text-underline-color="font-color"/>
    </style:style>
    <style:style style:name="T309_15" style:family="text">
      <style:text-properties style:text-underline-style="solid" style:text-underline-color="font-color"/>
    </style:style>
    <style:style style:name="T309_16" style:family="text">
      <style:text-properties style:text-underline-style="solid" style:text-underline-color="font-color"/>
    </style:style>
    <style:style style:name="T309_17" style:family="text">
      <style:text-properties style:text-underline-style="solid" style:text-underline-color="font-color"/>
    </style:style>
    <style:style style:name="T309_18" style:family="text">
      <style:text-properties style:text-underline-style="solid" style:text-underline-color="font-color"/>
    </style:style>
    <style:style style:name="T309_19" style:family="text">
      <style:text-properties style:text-underline-style="solid" style:text-underline-color="font-color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style:text-underline-style="solid" style:text-underline-color="font-color"/>
    </style:style>
    <style:style style:name="T312_2" style:family="text">
      <style:text-properties style:text-underline-style="solid" style:text-underline-color="font-color"/>
    </style:style>
    <style:style style:name="T312_3" style:family="text">
      <style:text-properties style:text-underline-style="solid" style:text-underline-color="font-color"/>
    </style:style>
    <style:style style:name="T312_4" style:family="text">
      <style:text-properties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weight="bold" style:font-weight-asian="bold" style:font-weight-complex="bold" style:text-underline-style="solid" style:text-underline-color="font-color"/>
    </style:style>
    <style:style style:name="T315_2" style:family="text">
      <style:text-properties fo:font-weight="bold" style:font-weight-asian="bold" style:font-weight-complex="bold" style:text-underline-style="solid" style:text-underline-color="font-color"/>
    </style:style>
    <style:style style:name="T315_3" style:family="text">
      <style:text-properties fo:font-weight="bold" style:font-weight-asian="bold" style:font-weight-complex="bold" style:text-underline-style="solid" style:text-underline-color="font-color"/>
    </style:style>
    <style:style style:name="T315_4" style:family="text">
      <style:text-properties fo:font-weight="bold" style:font-weight-asian="bold" style:font-weight-complex="bold" style:text-underline-style="solid" style:text-underline-color="font-color"/>
    </style:style>
    <style:style style:name="T315_5" style:family="text">
      <style:text-properties fo:font-weight="bold" style:font-weight-asian="bold" style:font-weight-complex="bold" style:text-underline-style="solid" style:text-underline-color="font-color"/>
    </style:style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text-underline-style="solid" style:text-underline-color="font-color"/>
    </style:style>
    <style:style style:name="T317_2" style:family="text">
      <style:text-properties style:text-underline-style="solid" style:text-underline-color="font-color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text-underline-style="solid" style:text-underline-color="font-color"/>
    </style:style>
    <style:style style:name="T320_2" style:family="text">
      <style:text-properties style:text-underline-style="solid" style:text-underline-color="font-color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text-underline-style="solid" style:text-underline-color="font-color"/>
    </style:style>
    <style:style style:name="T323_2" style:family="text">
      <style:text-properties style:text-underline-style="solid" style:text-underline-color="font-color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text-underline-style="solid" style:text-underline-color="font-color"/>
    </style:style>
    <style:style style:name="T326_2" style:family="text">
      <style:text-properties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P330" style:family="paragraph" style:parent-style-name="Standard">
      <style:paragraph-properties fo:break-before="auto" fo:line-height="115%" style:writing-mode="lr-tb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text-underline-style="solid" style:text-underline-color="font-color"/>
    </style:style>
    <style:style style:name="T331_2" style:family="text">
      <style:text-properties style:text-underline-style="solid" style:text-underline-color="font-color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text-underline-style="solid" style:text-underline-color="font-color"/>
    </style:style>
    <style:style style:name="T332_2" style:family="text">
      <style:text-properties style:text-underline-style="solid" style:text-underline-color="font-color"/>
    </style:style>
    <style:style style:name="T332_3" style:family="text">
      <style:text-properties style:text-underline-style="solid" style:text-underline-color="font-color"/>
    </style:style>
    <style:style style:name="T332_4" style:family="text">
      <style:text-properties style:text-underline-style="solid" style:text-underline-color="font-color"/>
    </style:style>
    <style:style style:name="T332_5" style:family="text">
      <style:text-properties style:text-underline-style="solid" style:text-underline-color="font-color"/>
    </style:style>
    <style:style style:name="T332_6" style:family="text">
      <style:text-properties style:text-underline-style="solid" style:text-underline-color="font-color"/>
    </style:style>
    <style:style style:name="T332_7" style:family="text">
      <style:text-properties style:text-underline-style="solid" style:text-underline-color="font-color"/>
    </style:style>
    <style:style style:name="T332_8" style:family="text">
      <style:text-properties style:text-underline-style="solid" style:text-underline-color="font-color"/>
    </style:style>
    <style:style style:name="T332_9" style:family="text">
      <style:text-properties style:text-underline-style="solid" style:text-underline-color="font-color"/>
    </style:style>
    <style:style style:name="T332_10" style:family="text">
      <style:text-properties style:text-underline-style="solid" style:text-underline-color="font-color"/>
    </style:style>
    <style:style style:name="T332_11" style:family="text">
      <style:text-properties style:text-underline-style="solid" style:text-underline-color="font-color"/>
    </style:style>
    <style:style style:name="T332_12" style:family="text">
      <style:text-properties style:text-underline-style="solid" style:text-underline-color="font-color"/>
    </style:style>
    <style:style style:name="T332_13" style:family="text">
      <style:text-properties style:text-underline-style="solid" style:text-underline-color="font-color"/>
    </style:style>
    <style:style style:name="T332_14" style:family="text">
      <style:text-properties style:text-underline-style="solid" style:text-underline-color="font-color"/>
    </style:style>
    <style:style style:name="T332_15" style:family="text">
      <style:text-properties style:text-underline-style="solid" style:text-underline-color="font-color"/>
    </style:style>
    <style:style style:name="T332_16" style:family="text">
      <style:text-properties style:text-underline-style="solid" style:text-underline-color="font-color"/>
    </style:style>
    <style:style style:name="T332_17" style:family="text">
      <style:text-properties style:text-underline-style="solid" style:text-underline-color="font-color"/>
    </style:style>
    <style:style style:name="T332_18" style:family="text">
      <style:text-properties style:text-underline-style="solid" style:text-underline-color="font-color"/>
    </style:style>
    <style:style style:name="T332_19" style:family="text">
      <style:text-properties style:text-underline-style="solid" style:text-underline-color="font-color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text-underline-style="solid" style:text-underline-color="font-color"/>
    </style:style>
    <style:style style:name="T335_2" style:family="text">
      <style:text-properties style:text-underline-style="solid" style:text-underline-color="font-color"/>
    </style:style>
    <style:style style:name="T335_3" style:family="text">
      <style:text-properties style:text-underline-style="solid" style:text-underline-color="font-color"/>
    </style:style>
    <style:style style:name="T335_4" style:family="text">
      <style:text-properties style:text-underline-style="solid" style:text-underline-color="font-color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page" fo:line-height="115%" style:writing-mode="lr-tb"/>
    </style:style>
    <style:style style:name="P341" style:family="paragraph" style:parent-style-name="Heading_20_1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weight="bold" style:font-weight-asian="bold" style:font-weight-complex="bold" style:text-underline-style="solid" style:text-underline-color="font-color"/>
    </style:style>
    <style:style style:name="T342_2" style:family="text">
      <style:text-properties fo:font-weight="bold" style:font-weight-asian="bold" style:font-weight-complex="bold" style:text-underline-style="solid" style:text-underline-color="font-color"/>
    </style:style>
    <style:style style:name="T342_3" style:family="text">
      <style:text-properties fo:font-weight="bold" style:font-weight-asian="bold" style:font-weight-complex="bold" style:text-underline-style="solid" style:text-underline-color="font-color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text-underline-style="solid" style:text-underline-color="font-color"/>
    </style:style>
    <style:style style:name="T344_2" style:family="text">
      <style:text-properties style:text-underline-style="solid" style:text-underline-color="font-color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style:text-underline-style="solid" style:text-underline-color="font-color"/>
    </style:style>
    <style:style style:name="T347_2" style:family="text">
      <style:text-properties style:text-underline-style="solid" style:text-underline-color="font-color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text-underline-style="solid" style:text-underline-color="font-color"/>
    </style:style>
    <style:style style:name="T350_2" style:family="text">
      <style:text-properties style:text-underline-style="solid" style:text-underline-color="font-color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style:text-underline-style="solid" style:text-underline-color="font-color"/>
    </style:style>
    <style:style style:name="T353_2" style:family="text">
      <style:text-properties style:text-underline-style="solid" style:text-underline-color="font-color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style:text-underline-style="solid" style:text-underline-color="font-color"/>
    </style:style>
    <style:style style:name="T357_2" style:family="text">
      <style:text-properties style:text-underline-style="solid" style:text-underline-color="font-color"/>
    </style:style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style:text-underline-style="solid" style:text-underline-color="font-color"/>
    </style:style>
    <style:style style:name="T359_2" style:family="text">
      <style:text-properties style:text-underline-style="solid" style:text-underline-color="font-color"/>
    </style:style>
    <style:style style:name="T359_3" style:family="text">
      <style:text-properties style:text-underline-style="solid" style:text-underline-color="font-color"/>
    </style:style>
    <style:style style:name="T359_4" style:family="text">
      <style:text-properties style:text-underline-style="solid" style:text-underline-color="font-color"/>
    </style:style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fo:font-weight="bold" style:font-weight-asian="bold" style:font-weight-complex="bold" style:text-underline-style="solid" style:text-underline-color="font-color"/>
    </style:style>
    <style:style style:name="T363_2" style:family="text">
      <style:text-properties fo:font-weight="bold" style:font-weight-asian="bold" style:font-weight-complex="bold" style:text-underline-style="solid" style:text-underline-color="font-color"/>
    </style:style>
    <style:style style:name="T363_3" style:family="text">
      <style:text-properties fo:font-weight="bold" style:font-weight-asian="bold" style:font-weight-complex="bold" style:text-underline-style="solid" style:text-underline-color="font-color"/>
    </style:style>
    <style:style style:name="T363_4" style:family="text">
      <style:text-properties fo:font-weight="bold" style:font-weight-asian="bold" style:font-weight-complex="bold" style:text-underline-style="solid" style:text-underline-color="font-color"/>
    </style:style>
    <style:style style:name="T363_5" style:family="text">
      <style:text-properties fo:font-weight="bold" style:font-weight-asian="bold" style:font-weight-complex="bold" style:text-underline-style="solid" style:text-underline-color="font-color"/>
    </style:style>
    <style:style style:name="T363_6" style:family="text">
      <style:text-properties fo:font-weight="bold" style:font-weight-asian="bold" style:font-weight-complex="bold" style:text-underline-style="solid" style:text-underline-color="font-color"/>
    </style:style>
    <style:style style:name="T363_7" style:family="text">
      <style:text-properties fo:font-weight="bold" style:font-weight-asian="bold" style:font-weight-complex="bold" style:text-underline-style="solid" style:text-underline-color="font-color"/>
    </style:style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style:text-underline-style="solid" style:text-underline-color="font-color"/>
    </style:style>
    <style:style style:name="T365_2" style:family="text">
      <style:text-properties style:text-underline-style="solid" style:text-underline-color="font-color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style:text-underline-style="solid" style:text-underline-color="font-color"/>
    </style:style>
    <style:style style:name="T368_2" style:family="text">
      <style:text-properties style:text-underline-style="solid" style:text-underline-color="font-color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style:text-underline-style="solid" style:text-underline-color="font-color"/>
    </style:style>
    <style:style style:name="T371_2" style:family="text">
      <style:text-properties style:text-underline-style="solid" style:text-underline-color="font-color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style:text-underline-style="solid" style:text-underline-color="font-color"/>
    </style:style>
    <style:style style:name="T374_2" style:family="text">
      <style:text-properties style:text-underline-style="solid" style:text-underline-color="font-color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P378" style:family="paragraph" style:parent-style-name="Standard">
      <style:paragraph-properties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style:text-underline-style="solid" style:text-underline-color="font-color"/>
    </style:style>
    <style:style style:name="T379_2" style:family="text">
      <style:text-properties style:text-underline-style="solid" style:text-underline-color="font-color"/>
    </style:style>
    <style:style style:name="P380" style:family="paragraph" style:parent-style-name="Standard">
      <style:paragraph-properties fo:break-before="auto" fo:line-height="115%" style:writing-mode="lr-tb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style:text-underline-style="solid" style:text-underline-color="font-color"/>
    </style:style>
    <style:style style:name="T381_2" style:family="text">
      <style:text-properties style:text-underline-style="solid" style:text-underline-color="font-color"/>
    </style:style>
    <style:style style:name="T381_3" style:family="text">
      <style:text-properties style:text-underline-style="solid" style:text-underline-color="font-color"/>
    </style:style>
    <style:style style:name="T381_4" style:family="text">
      <style:text-properties style:text-underline-style="solid" style:text-underline-color="font-color"/>
    </style:style>
    <style:style style:name="P382" style:family="paragraph" style:parent-style-name="Standard">
      <style:paragraph-properties fo:break-before="auto" fo:line-height="115%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fo:font-weight="bold" style:font-weight-asian="bold" style:font-weight-complex="bold" style:text-underline-style="solid" style:text-underline-color="font-color"/>
    </style:style>
    <style:style style:name="T385_2" style:family="text">
      <style:text-properties fo:font-weight="bold" style:font-weight-asian="bold" style:font-weight-complex="bold" style:text-underline-style="solid" style:text-underline-color="font-color"/>
    </style:style>
    <style:style style:name="T385_3" style:family="text">
      <style:text-properties fo:font-weight="bold" style:font-weight-asian="bold" style:font-weight-complex="bold" style:text-underline-style="solid" style:text-underline-color="font-color"/>
    </style:style>
    <style:style style:name="T385_4" style:family="text">
      <style:text-properties fo:font-weight="bold" style:font-weight-asian="bold" style:font-weight-complex="bold" style:text-underline-style="solid" style:text-underline-color="font-color"/>
    </style:style>
    <style:style style:name="T385_5" style:family="text">
      <style:text-properties fo:font-weight="bold" style:font-weight-asian="bold" style:font-weight-complex="bold" style:text-underline-style="solid" style:text-underline-color="font-color"/>
    </style:style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text-underline-style="solid" style:text-underline-color="font-color"/>
    </style:style>
    <style:style style:name="T387_2" style:family="text">
      <style:text-properties style:text-underline-style="solid" style:text-underline-color="font-color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P389" style:family="paragraph" style:parent-style-name="Standard">
      <style:paragraph-properties fo:break-before="auto" fo:line-height="115%" style:writing-mode="lr-tb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style:text-underline-style="solid" style:text-underline-color="font-color"/>
    </style:style>
    <style:style style:name="T390_2" style:family="text">
      <style:text-properties style:text-underline-style="solid" style:text-underline-color="font-color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style:text-underline-style="solid" style:text-underline-color="font-color"/>
    </style:style>
    <style:style style:name="T393_2" style:family="text">
      <style:text-properties style:text-underline-style="solid" style:text-underline-color="font-color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style:text-underline-style="solid" style:text-underline-color="font-color"/>
    </style:style>
    <style:style style:name="T396_2" style:family="text">
      <style:text-properties style:text-underline-style="solid" style:text-underline-color="font-color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style:text-underline-style="solid" style:text-underline-color="font-color"/>
    </style:style>
    <style:style style:name="T400_2" style:family="text">
      <style:text-properties style:text-underline-style="solid" style:text-underline-color="font-color"/>
    </style:style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text-underline-style="solid" style:text-underline-color="font-color"/>
    </style:style>
    <style:style style:name="T402_2" style:family="text">
      <style:text-properties style:text-underline-style="solid" style:text-underline-color="font-color"/>
    </style:style>
    <style:style style:name="T402_3" style:family="text">
      <style:text-properties style:text-underline-style="solid" style:text-underline-color="font-color"/>
    </style:style>
    <style:style style:name="T402_4" style:family="text">
      <style:text-properties style:text-underline-style="solid" style:text-underline-color="font-color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>
      <style:text-properties fo:font-weight="bold" style:font-weight-asian="bold" style:font-weight-complex="bold" style:text-underline-style="solid" style:text-underline-color="font-color"/>
    </style:style>
    <style:style style:name="T406_2" style:family="text">
      <style:text-properties fo:font-weight="bold" style:font-weight-asian="bold" style:font-weight-complex="bold" style:text-underline-style="solid" style:text-underline-color="font-color"/>
    </style:style>
    <style:style style:name="T406_3" style:family="text">
      <style:text-properties fo:font-weight="bold" style:font-weight-asian="bold" style:font-weight-complex="bold" style:text-underline-style="solid" style:text-underline-color="font-color"/>
    </style:style>
    <style:style style:name="T406_4" style:family="text">
      <style:text-properties fo:font-weight="bold" style:font-weight-asian="bold" style:font-weight-complex="bold" style:text-underline-style="solid" style:text-underline-color="font-color"/>
    </style:style>
    <style:style style:name="T406_5" style:family="text">
      <style:text-properties fo:font-weight="bold" style:font-weight-asian="bold" style:font-weight-complex="bold" style:text-underline-style="solid" style:text-underline-color="font-color"/>
    </style:style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style:text-underline-style="solid" style:text-underline-color="font-color"/>
    </style:style>
    <style:style style:name="T408_2" style:family="text">
      <style:text-properties style:text-underline-style="solid" style:text-underline-color="font-color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style:text-underline-style="solid" style:text-underline-color="font-color"/>
    </style:style>
    <style:style style:name="T411_2" style:family="text">
      <style:text-properties style:text-underline-style="solid" style:text-underline-color="font-color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style:text-underline-style="solid" style:text-underline-color="font-color"/>
    </style:style>
    <style:style style:name="T414_2" style:family="text">
      <style:text-properties style:text-underline-style="solid" style:text-underline-color="font-color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text-underline-style="solid" style:text-underline-color="font-color"/>
    </style:style>
    <style:style style:name="T417_2" style:family="text">
      <style:text-properties style:text-underline-style="solid" style:text-underline-color="font-color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style:text-underline-style="solid" style:text-underline-color="font-color"/>
    </style:style>
    <style:style style:name="T422_2" style:family="text">
      <style:text-properties style:text-underline-style="solid" style:text-underline-color="font-color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style:text-underline-style="solid" style:text-underline-color="font-color"/>
    </style:style>
    <style:style style:name="T424_2" style:family="text">
      <style:text-properties style:text-underline-style="solid" style:text-underline-color="font-color"/>
    </style:style>
    <style:style style:name="T424_3" style:family="text">
      <style:text-properties style:text-underline-style="solid" style:text-underline-color="font-color"/>
    </style:style>
    <style:style style:name="T424_4" style:family="text">
      <style:text-properties style:text-underline-style="solid" style:text-underline-color="font-color"/>
    </style:style>
    <style:style style:name="P425" style:family="paragraph" style:parent-style-name="Standard">
      <style:paragraph-properties fo:break-before="auto" fo:line-height="115%" style:writing-mode="lr-tb"/>
    </style:style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>
      <style:text-properties fo:font-weight="bold" style:font-weight-asian="bold" style:font-weight-complex="bold" style:text-underline-style="solid" style:text-underline-color="font-color"/>
    </style:style>
    <style:style style:name="T428_2" style:family="text">
      <style:text-properties fo:font-weight="bold" style:font-weight-asian="bold" style:font-weight-complex="bold" style:text-underline-style="solid" style:text-underline-color="font-color"/>
    </style:style>
    <style:style style:name="T428_3" style:family="text">
      <style:text-properties fo:font-weight="bold" style:font-weight-asian="bold" style:font-weight-complex="bold" style:text-underline-style="solid" style:text-underline-color="font-color"/>
    </style:style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style:text-underline-style="solid" style:text-underline-color="font-color"/>
    </style:style>
    <style:style style:name="T430_2" style:family="text">
      <style:text-properties style:text-underline-style="solid" style:text-underline-color="font-color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P432" style:family="paragraph" style:parent-style-name="Standard">
      <style:paragraph-properties fo:break-before="auto" fo:line-height="115%" style:writing-mode="lr-tb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style:text-underline-style="solid" style:text-underline-color="font-color"/>
    </style:style>
    <style:style style:name="T433_2" style:family="text">
      <style:text-properties style:text-underline-style="solid" style:text-underline-color="font-color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text-underline-style="solid" style:text-underline-color="font-color"/>
    </style:style>
    <style:style style:name="T436_2" style:family="text">
      <style:text-properties style:text-underline-style="solid" style:text-underline-color="font-color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text-underline-style="solid" style:text-underline-color="font-color"/>
    </style:style>
    <style:style style:name="T439_2" style:family="text">
      <style:text-properties style:text-underline-style="solid" style:text-underline-color="font-color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text-underline-style="solid" style:text-underline-color="font-color"/>
    </style:style>
    <style:style style:name="T443_2" style:family="text">
      <style:text-properties style:text-underline-style="solid" style:text-underline-color="font-color"/>
    </style:style>
    <style:style style:name="P444" style:family="paragraph" style:parent-style-name="Standard">
      <style:paragraph-properties fo:break-before="auto" fo:line-height="115%" style:writing-mode="lr-tb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text-underline-style="solid" style:text-underline-color="font-color"/>
    </style:style>
    <style:style style:name="T445_2" style:family="text">
      <style:text-properties style:text-underline-style="solid" style:text-underline-color="font-color"/>
    </style:style>
    <style:style style:name="T445_3" style:family="text">
      <style:text-properties style:text-underline-style="solid" style:text-underline-color="font-color"/>
    </style:style>
    <style:style style:name="T445_4" style:family="text">
      <style:text-properties style:text-underline-style="solid" style:text-underline-color="font-color"/>
    </style:style>
    <style:style style:name="P446" style:family="paragraph" style:parent-style-name="Standard">
      <style:paragraph-properties fo:break-before="auto" fo:line-height="115%" style:writing-mode="lr-tb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font-weight="bold" style:font-weight-asian="bold" style:font-weight-complex="bold" style:text-underline-style="solid" style:text-underline-color="font-color"/>
    </style:style>
    <style:style style:name="T447_2" style:family="text">
      <style:text-properties fo:font-weight="bold" style:font-weight-asian="bold" style:font-weight-complex="bold" style:text-underline-style="solid" style:text-underline-color="font-color"/>
    </style:style>
    <style:style style:name="T447_3" style:family="text">
      <style:text-properties fo:font-weight="bold" style:font-weight-asian="bold" style:font-weight-complex="bold" style:text-underline-style="solid" style:text-underline-color="font-color"/>
    </style:style>
    <style:style style:name="T447_4" style:family="text">
      <style:text-properties fo:font-weight="bold" style:font-weight-asian="bold" style:font-weight-complex="bold" style:text-underline-style="solid" style:text-underline-color="font-color"/>
    </style:style>
    <style:style style:name="T447_5" style:family="text">
      <style:text-properties fo:font-weight="bold" style:font-weight-asian="bold" style:font-weight-complex="bold" style:text-underline-style="solid" style:text-underline-color="font-color"/>
    </style:style>
    <style:style style:name="T447_6" style:family="text">
      <style:text-properties fo:font-weight="bold" style:font-weight-asian="bold" style:font-weight-complex="bold" style:text-underline-style="solid" style:text-underline-color="font-color"/>
    </style:style>
    <style:style style:name="T447_7" style:family="text">
      <style:text-properties fo:font-weight="bold" style:font-weight-asian="bold" style:font-weight-complex="bold" style:text-underline-style="solid" style:text-underline-color="font-color"/>
    </style:style>
    <style:style style:name="P448" style:family="paragraph" style:parent-style-name="Standard">
      <style:paragraph-properties fo:break-before="auto" fo:line-height="115%" style:writing-mode="lr-tb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text-underline-style="solid" style:text-underline-color="font-color"/>
    </style:style>
    <style:style style:name="T449_2" style:family="text">
      <style:text-properties style:text-underline-style="solid" style:text-underline-color="font-color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style:text-underline-style="solid" style:text-underline-color="font-color"/>
    </style:style>
    <style:style style:name="T452_2" style:family="text">
      <style:text-properties style:text-underline-style="solid" style:text-underline-color="font-color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P454" style:family="paragraph" style:parent-style-name="Standard">
      <style:paragraph-properties fo:break-before="auto" fo:line-height="115%" style:writing-mode="lr-tb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text-underline-style="solid" style:text-underline-color="font-color"/>
    </style:style>
    <style:style style:name="T455_2" style:family="text">
      <style:text-properties style:text-underline-style="solid" style:text-underline-color="font-color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style:text-underline-style="solid" style:text-underline-color="font-color"/>
    </style:style>
    <style:style style:name="T458_2" style:family="text">
      <style:text-properties style:text-underline-style="solid" style:text-underline-color="font-color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style:text-underline-style="solid" style:text-underline-color="font-color"/>
    </style:style>
    <style:style style:name="T463_2" style:family="text">
      <style:text-properties style:text-underline-style="solid" style:text-underline-color="font-color"/>
    </style:style>
    <style:style style:name="P464" style:family="paragraph" style:parent-style-name="Standard">
      <style:paragraph-properties fo:break-before="auto" fo:line-height="115%" style:writing-mode="lr-tb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style:text-underline-style="solid" style:text-underline-color="font-color"/>
    </style:style>
    <style:style style:name="T465_2" style:family="text">
      <style:text-properties style:text-underline-style="solid" style:text-underline-color="font-color"/>
    </style:style>
    <style:style style:name="T465_3" style:family="text">
      <style:text-properties style:text-underline-style="solid" style:text-underline-color="font-color"/>
    </style:style>
    <style:style style:name="T465_4" style:family="text">
      <style:text-properties style:text-underline-style="solid" style:text-underline-color="font-color"/>
    </style:style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fo:font-weight="bold" style:font-weight-asian="bold" style:font-weight-complex="bold" style:text-underline-style="solid" style:text-underline-color="font-color"/>
    </style:style>
    <style:style style:name="T467_2" style:family="text">
      <style:text-properties fo:font-weight="bold" style:font-weight-asian="bold" style:font-weight-complex="bold" style:text-underline-style="solid" style:text-underline-color="font-color"/>
    </style:style>
    <style:style style:name="T467_3" style:family="text">
      <style:text-properties fo:font-weight="bold" style:font-weight-asian="bold" style:font-weight-complex="bold" style:text-underline-style="solid" style:text-underline-color="font-color"/>
    </style:style>
    <style:style style:name="T467_4" style:family="text">
      <style:text-properties fo:font-weight="bold" style:font-weight-asian="bold" style:font-weight-complex="bold" style:text-underline-style="solid" style:text-underline-color="font-color"/>
    </style:style>
    <style:style style:name="T467_5" style:family="text">
      <style:text-properties fo:font-weight="bold" style:font-weight-asian="bold" style:font-weight-complex="bold" style:text-underline-style="solid" style:text-underline-color="font-color"/>
    </style:style>
    <style:style style:name="P468" style:family="paragraph" style:parent-style-name="Standard">
      <style:paragraph-properties fo:break-before="auto" fo:line-height="115%" style:writing-mode="lr-tb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style:text-underline-style="solid" style:text-underline-color="font-color"/>
    </style:style>
    <style:style style:name="T469_2" style:family="text">
      <style:text-properties style:text-underline-style="solid" style:text-underline-color="font-color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P471" style:family="paragraph" style:parent-style-name="Standard">
      <style:paragraph-properties fo:break-before="auto" fo:line-height="115%" style:writing-mode="lr-tb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style:text-underline-style="solid" style:text-underline-color="font-color"/>
    </style:style>
    <style:style style:name="T472_2" style:family="text">
      <style:text-properties style:text-underline-style="solid" style:text-underline-color="font-color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P474" style:family="paragraph" style:parent-style-name="Standard">
      <style:paragraph-properties fo:break-before="auto" fo:line-height="115%" style:writing-mode="lr-tb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style:text-underline-style="solid" style:text-underline-color="font-color"/>
    </style:style>
    <style:style style:name="T475_2" style:family="text">
      <style:text-properties style:text-underline-style="solid" style:text-underline-color="font-color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P477" style:family="paragraph" style:parent-style-name="Standard">
      <style:paragraph-properties fo:break-before="auto" fo:line-height="115%" style:writing-mode="lr-tb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style:text-underline-style="solid" style:text-underline-color="font-color"/>
    </style:style>
    <style:style style:name="T478_2" style:family="text">
      <style:text-properties style:text-underline-style="solid" style:text-underline-color="font-color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style:text-underline-style="solid" style:text-underline-color="font-color"/>
    </style:style>
    <style:style style:name="T482_2" style:family="text">
      <style:text-properties style:text-underline-style="solid" style:text-underline-color="font-color"/>
    </style:style>
    <style:style style:name="P483" style:family="paragraph" style:parent-style-name="Standard">
      <style:paragraph-properties fo:break-before="auto" fo:line-height="115%" style:writing-mode="lr-tb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style:text-underline-style="solid" style:text-underline-color="font-color"/>
    </style:style>
    <style:style style:name="T484_2" style:family="text">
      <style:text-properties style:text-underline-style="solid" style:text-underline-color="font-color"/>
    </style:style>
    <style:style style:name="T484_3" style:family="text">
      <style:text-properties style:text-underline-style="solid" style:text-underline-color="font-color"/>
    </style:style>
    <style:style style:name="T484_4" style:family="text">
      <style:text-properties style:text-underline-style="solid" style:text-underline-color="font-color"/>
    </style:style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weight="bold" style:font-weight-asian="bold" style:font-weight-complex="bold" style:text-underline-style="solid" style:text-underline-color="font-color"/>
    </style:style>
    <style:style style:name="T487_2" style:family="text">
      <style:text-properties fo:font-weight="bold" style:font-weight-asian="bold" style:font-weight-complex="bold" style:text-underline-style="solid" style:text-underline-color="font-color"/>
    </style:style>
    <style:style style:name="T487_3" style:family="text">
      <style:text-properties fo:font-weight="bold" style:font-weight-asian="bold" style:font-weight-complex="bold" style:text-underline-style="solid" style:text-underline-color="font-color"/>
    </style:style>
    <style:style style:name="T487_4" style:family="text">
      <style:text-properties fo:font-weight="bold" style:font-weight-asian="bold" style:font-weight-complex="bold" style:text-underline-style="solid" style:text-underline-color="font-color"/>
    </style:style>
    <style:style style:name="T487_5" style:family="text">
      <style:text-properties fo:font-weight="bold" style:font-weight-asian="bold" style:font-weight-complex="bold" style:text-underline-style="solid" style:text-underline-color="font-color"/>
    </style:style>
    <style:style style:name="P488" style:family="paragraph" style:parent-style-name="Standard">
      <style:paragraph-properties fo:break-before="auto" fo:line-height="115%" style:writing-mode="lr-tb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style:text-underline-style="solid" style:text-underline-color="font-color"/>
    </style:style>
    <style:style style:name="T489_2" style:family="text">
      <style:text-properties style:text-underline-style="solid" style:text-underline-color="font-color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T490_18" style:family="text"/>
    <style:style style:name="T490_19" style:family="text"/>
    <style:style style:name="T490_20" style:family="text"/>
    <style:style style:name="T490_21" style:family="text"/>
    <style:style style:name="P491" style:family="paragraph" style:parent-style-name="Standard">
      <style:paragraph-properties fo:break-before="auto" fo:line-height="115%" style:writing-mode="lr-tb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>
      <style:text-properties style:text-underline-style="solid" style:text-underline-color="font-color"/>
    </style:style>
    <style:style style:name="T492_2" style:family="text">
      <style:text-properties style:text-underline-style="solid" style:text-underline-color="font-color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P494" style:family="paragraph" style:parent-style-name="Standard">
      <style:paragraph-properties fo:break-before="auto" fo:line-height="115%" style:writing-mode="lr-tb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style:text-underline-style="solid" style:text-underline-color="font-color"/>
    </style:style>
    <style:style style:name="T495_2" style:family="text">
      <style:text-properties style:text-underline-style="solid" style:text-underline-color="font-color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break-before="auto" fo:line-height="115%" style:writing-mode="lr-tb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>
      <style:text-properties style:text-underline-style="solid" style:text-underline-color="font-color"/>
    </style:style>
    <style:style style:name="T498_2" style:family="text">
      <style:text-properties style:text-underline-style="solid" style:text-underline-color="font-color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T499_21" style:family="text"/>
    <style:style style:name="T499_22" style:family="text"/>
    <style:style style:name="T499_23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T501_23" style:family="text"/>
    <style:style style:name="T501_24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P503" style:family="paragraph" style:parent-style-name="Standard">
      <style:paragraph-properties fo:break-before="auto" fo:line-height="115%" style:writing-mode="lr-tb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style:text-underline-style="solid" style:text-underline-color="font-color"/>
    </style:style>
    <style:style style:name="T504_2" style:family="text">
      <style:text-properties style:text-underline-style="solid" style:text-underline-color="font-color"/>
    </style:style>
    <style:style style:name="P505" style:family="paragraph" style:parent-style-name="Standard">
      <style:paragraph-properties fo:break-before="auto" fo:line-height="115%" style:writing-mode="lr-tb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style:text-underline-style="solid" style:text-underline-color="font-color"/>
    </style:style>
    <style:style style:name="T506_2" style:family="text">
      <style:text-properties style:text-underline-style="solid" style:text-underline-color="font-color"/>
    </style:style>
    <style:style style:name="T506_3" style:family="text">
      <style:text-properties style:text-underline-style="solid" style:text-underline-color="font-color"/>
    </style:style>
    <style:style style:name="T506_4" style:family="text">
      <style:text-properties style:text-underline-style="solid" style:text-underline-color="font-color"/>
    </style:style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>
      <style:text-properties fo:font-weight="bold" style:font-weight-asian="bold" style:font-weight-complex="bold" style:text-underline-style="solid" style:text-underline-color="font-color"/>
    </style:style>
    <style:style style:name="T508_2" style:family="text">
      <style:text-properties fo:font-weight="bold" style:font-weight-asian="bold" style:font-weight-complex="bold" style:text-underline-style="solid" style:text-underline-color="font-color"/>
    </style:style>
    <style:style style:name="T508_3" style:family="text">
      <style:text-properties fo:font-weight="bold" style:font-weight-asian="bold" style:font-weight-complex="bold" style:text-underline-style="solid" style:text-underline-color="font-color"/>
    </style:style>
    <style:style style:name="T508_4" style:family="text">
      <style:text-properties fo:font-weight="bold" style:font-weight-asian="bold" style:font-weight-complex="bold" style:text-underline-style="solid" style:text-underline-color="font-color"/>
    </style:style>
    <style:style style:name="T508_5" style:family="text">
      <style:text-properties fo:font-weight="bold" style:font-weight-asian="bold" style:font-weight-complex="bold" style:text-underline-style="solid" style:text-underline-color="font-color"/>
    </style:style>
    <style:style style:name="P509" style:family="paragraph" style:parent-style-name="Standard">
      <style:paragraph-properties fo:break-before="auto" fo:line-height="115%" style:writing-mode="lr-tb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style:text-underline-style="solid" style:text-underline-color="font-color"/>
    </style:style>
    <style:style style:name="T510_2" style:family="text">
      <style:text-properties style:text-underline-style="solid" style:text-underline-color="font-color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P512" style:family="paragraph" style:parent-style-name="Standard">
      <style:paragraph-properties fo:break-before="auto" fo:line-height="115%" style:writing-mode="lr-tb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style:text-underline-style="solid" style:text-underline-color="font-color"/>
    </style:style>
    <style:style style:name="T513_2" style:family="text">
      <style:text-properties style:text-underline-style="solid" style:text-underline-color="font-color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P515" style:family="paragraph" style:parent-style-name="Standard">
      <style:paragraph-properties fo:break-before="auto" fo:line-height="115%" style:writing-mode="lr-tb"/>
    </style:style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>
      <style:text-properties style:text-underline-style="solid" style:text-underline-color="font-color"/>
    </style:style>
    <style:style style:name="T516_2" style:family="text">
      <style:text-properties style:text-underline-style="solid" style:text-underline-color="font-color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P518" style:family="paragraph" style:parent-style-name="Standard">
      <style:paragraph-properties fo:break-before="auto" fo:line-height="115%" style:writing-mode="lr-tb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style:text-underline-style="solid" style:text-underline-color="font-color"/>
    </style:style>
    <style:style style:name="T519_2" style:family="text">
      <style:text-properties style:text-underline-style="solid" style:text-underline-color="font-color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T523_24" style:family="text"/>
    <style:style style:name="T523_25" style:family="text"/>
    <style:style style:name="T523_26" style:family="text"/>
    <style:style style:name="T523_27" style:family="text"/>
    <style:style style:name="T523_28" style:family="text"/>
    <style:style style:name="T523_29" style:family="text"/>
    <style:style style:name="T523_30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style:text-underline-style="solid" style:text-underline-color="font-color"/>
    </style:style>
    <style:style style:name="T525_2" style:family="text">
      <style:text-properties style:text-underline-style="solid" style:text-underline-color="font-color"/>
    </style:style>
    <style:style style:name="P526" style:family="paragraph" style:parent-style-name="Standard">
      <style:paragraph-properties fo:break-before="auto" fo:line-height="115%" style:writing-mode="lr-tb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>
      <style:text-properties style:text-underline-style="solid" style:text-underline-color="font-color"/>
    </style:style>
    <style:style style:name="T527_2" style:family="text">
      <style:text-properties style:text-underline-style="solid" style:text-underline-color="font-color"/>
    </style:style>
    <style:style style:name="T527_3" style:family="text">
      <style:text-properties style:text-underline-style="solid" style:text-underline-color="font-color"/>
    </style:style>
    <style:style style:name="T527_4" style:family="text">
      <style:text-properties style:text-underline-style="solid" style:text-underline-color="font-color"/>
    </style:style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fo:font-weight="bold" style:font-weight-asian="bold" style:font-weight-complex="bold" style:text-underline-style="solid" style:text-underline-color="font-color"/>
    </style:style>
    <style:style style:name="T529_2" style:family="text">
      <style:text-properties fo:font-weight="bold" style:font-weight-asian="bold" style:font-weight-complex="bold" style:text-underline-style="solid" style:text-underline-color="font-color"/>
    </style:style>
    <style:style style:name="T529_3" style:family="text">
      <style:text-properties fo:font-weight="bold" style:font-weight-asian="bold" style:font-weight-complex="bold" style:text-underline-style="solid" style:text-underline-color="font-color"/>
    </style:style>
    <style:style style:name="P530" style:family="paragraph" style:parent-style-name="Standard">
      <style:paragraph-properties fo:break-before="auto" fo:line-height="115%" style:writing-mode="lr-tb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style:text-underline-style="solid" style:text-underline-color="font-color"/>
    </style:style>
    <style:style style:name="T531_2" style:family="text">
      <style:text-properties style:text-underline-style="solid" style:text-underline-color="font-color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>
      <style:text-properties style:text-underline-style="solid" style:text-underline-color="font-color"/>
    </style:style>
    <style:style style:name="T534_2" style:family="text">
      <style:text-properties style:text-underline-style="solid" style:text-underline-color="font-color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P536" style:family="paragraph" style:parent-style-name="Standard">
      <style:paragraph-properties fo:break-before="auto" fo:line-height="115%" style:writing-mode="lr-tb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style:text-underline-style="solid" style:text-underline-color="font-color"/>
    </style:style>
    <style:style style:name="T537_2" style:family="text">
      <style:text-properties style:text-underline-style="solid" style:text-underline-color="font-color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Standard">
      <style:paragraph-properties fo:break-before="auto" fo:line-height="115%" style:writing-mode="lr-tb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>
      <style:text-properties style:text-underline-style="solid" style:text-underline-color="font-color"/>
    </style:style>
    <style:style style:name="T540_2" style:family="text">
      <style:text-properties style:text-underline-style="solid" style:text-underline-color="font-color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T541_22" style:family="text"/>
    <style:style style:name="T541_23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T543_25" style:family="text"/>
    <style:style style:name="T543_26" style:family="text"/>
    <style:style style:name="T543_27" style:family="text"/>
    <style:style style:name="T543_28" style:family="text"/>
    <style:style style:name="T543_29" style:family="text"/>
    <style:style style:name="T543_30" style:family="text"/>
    <style:style style:name="T543_31" style:family="text"/>
    <style:style style:name="T543_32" style:family="text"/>
    <style:style style:name="P544" style:family="paragraph" style:parent-style-name="Standard">
      <style:paragraph-properties fo:break-before="auto" fo:line-height="115%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style:text-underline-style="solid" style:text-underline-color="font-color"/>
    </style:style>
    <style:style style:name="T545_2" style:family="text">
      <style:text-properties style:text-underline-style="solid" style:text-underline-color="font-color"/>
    </style:style>
    <style:style style:name="P546" style:family="paragraph" style:parent-style-name="Standard">
      <style:paragraph-properties fo:break-before="auto" fo:line-height="115%" style:writing-mode="lr-tb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style:text-underline-style="solid" style:text-underline-color="font-color"/>
    </style:style>
    <style:style style:name="T547_2" style:family="text">
      <style:text-properties style:text-underline-style="solid" style:text-underline-color="font-color"/>
    </style:style>
    <style:style style:name="T547_3" style:family="text">
      <style:text-properties style:text-underline-style="solid" style:text-underline-color="font-color"/>
    </style:style>
    <style:style style:name="T547_4" style:family="text">
      <style:text-properties style:text-underline-style="solid" style:text-underline-color="font-color"/>
    </style:style>
    <style:style style:name="P548" style:family="paragraph" style:parent-style-name="Standard">
      <style:paragraph-properties fo:break-before="auto" fo:line-height="115%" style:writing-mode="lr-tb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fo:font-weight="bold" style:font-weight-asian="bold" style:font-weight-complex="bold" style:text-underline-style="solid" style:text-underline-color="font-color"/>
    </style:style>
    <style:style style:name="T549_2" style:family="text">
      <style:text-properties fo:font-weight="bold" style:font-weight-asian="bold" style:font-weight-complex="bold" style:text-underline-style="solid" style:text-underline-color="font-color"/>
    </style:style>
    <style:style style:name="T549_3" style:family="text">
      <style:text-properties fo:font-weight="bold" style:font-weight-asian="bold" style:font-weight-complex="bold" style:text-underline-style="solid" style:text-underline-color="font-color"/>
    </style:style>
    <style:style style:name="T549_4" style:family="text">
      <style:text-properties fo:font-weight="bold" style:font-weight-asian="bold" style:font-weight-complex="bold" style:text-underline-style="solid" style:text-underline-color="font-color"/>
    </style:style>
    <style:style style:name="T549_5" style:family="text">
      <style:text-properties fo:font-weight="bold" style:font-weight-asian="bold" style:font-weight-complex="bold" style:text-underline-style="solid" style:text-underline-color="font-color"/>
    </style:style>
    <style:style style:name="P550" style:family="paragraph" style:parent-style-name="Standard">
      <style:paragraph-properties fo:break-before="auto" fo:line-height="115%" style:writing-mode="lr-tb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>
      <style:text-properties style:text-underline-style="solid" style:text-underline-color="font-color"/>
    </style:style>
    <style:style style:name="T551_2" style:family="text">
      <style:text-properties style:text-underline-style="solid" style:text-underline-color="font-color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P553" style:family="paragraph" style:parent-style-name="Standard">
      <style:paragraph-properties fo:break-before="auto" fo:line-height="115%" style:writing-mode="lr-tb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>
      <style:text-properties style:text-underline-style="solid" style:text-underline-color="font-color"/>
    </style:style>
    <style:style style:name="T554_2" style:family="text">
      <style:text-properties style:text-underline-style="solid" style:text-underline-color="font-color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P556" style:family="paragraph" style:parent-style-name="Standard">
      <style:paragraph-properties fo:break-before="auto" fo:line-height="115%" style:writing-mode="lr-tb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>
      <style:text-properties style:text-underline-style="solid" style:text-underline-color="font-color"/>
    </style:style>
    <style:style style:name="T557_2" style:family="text">
      <style:text-properties style:text-underline-style="solid" style:text-underline-color="font-color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P559" style:family="paragraph" style:parent-style-name="Standard">
      <style:paragraph-properties fo:break-before="auto" fo:line-height="115%" style:writing-mode="lr-tb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>
      <style:text-properties style:text-underline-style="solid" style:text-underline-color="font-color"/>
    </style:style>
    <style:style style:name="T560_2" style:family="text">
      <style:text-properties style:text-underline-style="solid" style:text-underline-color="font-color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T561_17" style:family="text"/>
    <style:style style:name="T561_18" style:family="text"/>
    <style:style style:name="T561_19" style:family="text"/>
    <style:style style:name="T561_20" style:family="text"/>
    <style:style style:name="T561_21" style:family="text"/>
    <style:style style:name="T561_22" style:family="text"/>
    <style:style style:name="T561_23" style:family="text"/>
    <style:style style:name="P562" style:family="paragraph" style:parent-style-name="Standard">
      <style:paragraph-properties fo:break-before="auto" fo:line-height="115%" style:writing-mode="lr-tb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style:text-underline-style="solid" style:text-underline-color="font-color"/>
    </style:style>
    <style:style style:name="T563_2" style:family="text">
      <style:text-properties style:text-underline-style="solid" style:text-underline-color="font-color"/>
    </style:style>
    <style:style style:name="P564" style:family="paragraph" style:parent-style-name="Standard">
      <style:paragraph-properties fo:break-before="auto" fo:line-height="115%" style:writing-mode="lr-tb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>
      <style:text-properties style:text-underline-style="solid" style:text-underline-color="font-color"/>
    </style:style>
    <style:style style:name="T565_2" style:family="text">
      <style:text-properties style:text-underline-style="solid" style:text-underline-color="font-color"/>
    </style:style>
    <style:style style:name="T565_3" style:family="text">
      <style:text-properties style:text-underline-style="solid" style:text-underline-color="font-color"/>
    </style:style>
    <style:style style:name="T565_4" style:family="text">
      <style:text-properties style:text-underline-style="solid" style:text-underline-color="font-color"/>
    </style:style>
    <style:style style:name="P566" style:family="paragraph" style:parent-style-name="Standard">
      <style:paragraph-properties fo:break-before="auto" fo:line-height="115%" style:writing-mode="lr-tb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fo:font-weight="bold" style:font-weight-asian="bold" style:font-weight-complex="bold" style:text-underline-style="solid" style:text-underline-color="font-color"/>
    </style:style>
    <style:style style:name="T567_2" style:family="text">
      <style:text-properties fo:font-weight="bold" style:font-weight-asian="bold" style:font-weight-complex="bold" style:text-underline-style="solid" style:text-underline-color="font-color"/>
    </style:style>
    <style:style style:name="T567_3" style:family="text">
      <style:text-properties fo:font-weight="bold" style:font-weight-asian="bold" style:font-weight-complex="bold" style:text-underline-style="solid" style:text-underline-color="font-color"/>
    </style:style>
    <style:style style:name="T567_4" style:family="text">
      <style:text-properties fo:font-weight="bold" style:font-weight-asian="bold" style:font-weight-complex="bold" style:text-underline-style="solid" style:text-underline-color="font-color"/>
    </style:style>
    <style:style style:name="T567_5" style:family="text">
      <style:text-properties fo:font-weight="bold" style:font-weight-asian="bold" style:font-weight-complex="bold" style:text-underline-style="solid" style:text-underline-color="font-color"/>
    </style:style>
    <style:style style:name="P568" style:family="paragraph" style:parent-style-name="Standard">
      <style:paragraph-properties fo:break-before="auto" fo:line-height="115%" style:writing-mode="lr-tb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style:text-underline-style="solid" style:text-underline-color="font-color"/>
    </style:style>
    <style:style style:name="T569_2" style:family="text">
      <style:text-properties style:text-underline-style="solid" style:text-underline-color="font-color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T570_16" style:family="text"/>
    <style:style style:name="T570_17" style:family="text"/>
    <style:style style:name="T570_18" style:family="text"/>
    <style:style style:name="P571" style:family="paragraph" style:parent-style-name="Standard">
      <style:paragraph-properties fo:break-before="auto" fo:line-height="115%" style:writing-mode="lr-tb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style:text-underline-style="solid" style:text-underline-color="font-color"/>
    </style:style>
    <style:style style:name="T572_2" style:family="text">
      <style:text-properties style:text-underline-style="solid" style:text-underline-color="font-color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P574" style:family="paragraph" style:parent-style-name="Standard">
      <style:paragraph-properties fo:break-before="auto" fo:line-height="115%" style:writing-mode="lr-tb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style:text-underline-style="solid" style:text-underline-color="font-color"/>
    </style:style>
    <style:style style:name="T575_2" style:family="text">
      <style:text-properties style:text-underline-style="solid" style:text-underline-color="font-color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P577" style:family="paragraph" style:parent-style-name="Standard">
      <style:paragraph-properties fo:break-before="auto" fo:line-height="115%" style:writing-mode="lr-tb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>
      <style:text-properties style:text-underline-style="solid" style:text-underline-color="font-color"/>
    </style:style>
    <style:style style:name="T578_2" style:family="text">
      <style:text-properties style:text-underline-style="solid" style:text-underline-color="font-color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T579_19" style:family="text"/>
    <style:style style:name="T579_20" style:family="text"/>
    <style:style style:name="T579_21" style:family="text"/>
    <style:style style:name="T579_22" style:family="text"/>
    <style:style style:name="T579_23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T582_10" style:family="text"/>
    <style:style style:name="T582_11" style:family="text"/>
    <style:style style:name="T582_12" style:family="text"/>
    <style:style style:name="T582_13" style:family="text"/>
    <style:style style:name="T582_14" style:family="text"/>
    <style:style style:name="T582_15" style:family="text"/>
    <style:style style:name="T582_16" style:family="text"/>
    <style:style style:name="T582_17" style:family="text"/>
    <style:style style:name="T582_18" style:family="text"/>
    <style:style style:name="T582_19" style:family="text"/>
    <style:style style:name="T582_20" style:family="text"/>
    <style:style style:name="T582_21" style:family="text"/>
    <style:style style:name="T582_22" style:family="text"/>
    <style:style style:name="T582_23" style:family="text"/>
    <style:style style:name="T582_24" style:family="text"/>
    <style:style style:name="T582_25" style:family="text"/>
    <style:style style:name="T582_26" style:family="text"/>
    <style:style style:name="T582_27" style:family="text"/>
    <style:style style:name="T582_28" style:family="text"/>
    <style:style style:name="T582_29" style:family="text"/>
    <style:style style:name="T582_30" style:family="text"/>
    <style:style style:name="T582_31" style:family="text"/>
    <style:style style:name="T582_32" style:family="text"/>
    <style:style style:name="P583" style:family="paragraph" style:parent-style-name="Standard">
      <style:paragraph-properties fo:break-before="auto" fo:line-height="115%" style:writing-mode="lr-tb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>
      <style:text-properties style:text-underline-style="solid" style:text-underline-color="font-color"/>
    </style:style>
    <style:style style:name="T584_2" style:family="text">
      <style:text-properties style:text-underline-style="solid" style:text-underline-color="font-color"/>
    </style:style>
    <style:style style:name="P585" style:family="paragraph" style:parent-style-name="Standard">
      <style:paragraph-properties fo:break-before="auto" fo:line-height="115%" style:writing-mode="lr-tb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>
      <style:text-properties style:text-underline-style="solid" style:text-underline-color="font-color"/>
    </style:style>
    <style:style style:name="T586_2" style:family="text">
      <style:text-properties style:text-underline-style="solid" style:text-underline-color="font-color"/>
    </style:style>
    <style:style style:name="T586_3" style:family="text">
      <style:text-properties style:text-underline-style="solid" style:text-underline-color="font-color"/>
    </style:style>
    <style:style style:name="T586_4" style:family="text">
      <style:text-properties style:text-underline-style="solid" style:text-underline-color="font-color"/>
    </style:style>
    <style:style style:name="P587" style:family="paragraph" style:parent-style-name="Standard">
      <style:paragraph-properties fo:break-before="auto" fo:line-height="115%" style:writing-mode="lr-tb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>
      <style:text-properties fo:font-weight="bold" style:font-weight-asian="bold" style:font-weight-complex="bold" style:text-underline-style="solid" style:text-underline-color="font-color"/>
    </style:style>
    <style:style style:name="T588_2" style:family="text">
      <style:text-properties fo:font-weight="bold" style:font-weight-asian="bold" style:font-weight-complex="bold" style:text-underline-style="solid" style:text-underline-color="font-color"/>
    </style:style>
    <style:style style:name="T588_3" style:family="text">
      <style:text-properties fo:font-weight="bold" style:font-weight-asian="bold" style:font-weight-complex="bold" style:text-underline-style="solid" style:text-underline-color="font-color"/>
    </style:style>
    <style:style style:name="T588_4" style:family="text">
      <style:text-properties fo:font-weight="bold" style:font-weight-asian="bold" style:font-weight-complex="bold" style:text-underline-style="solid" style:text-underline-color="font-color"/>
    </style:style>
    <style:style style:name="T588_5" style:family="text">
      <style:text-properties fo:font-weight="bold" style:font-weight-asian="bold" style:font-weight-complex="bold" style:text-underline-style="solid" style:text-underline-color="font-color"/>
    </style:style>
    <style:style style:name="P589" style:family="paragraph" style:parent-style-name="Standard">
      <style:paragraph-properties fo:break-before="auto" fo:line-height="115%" style:writing-mode="lr-tb"/>
    </style:style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>
      <style:text-properties style:text-underline-style="solid" style:text-underline-color="font-color"/>
    </style:style>
    <style:style style:name="T590_2" style:family="text">
      <style:text-properties style:text-underline-style="solid" style:text-underline-color="font-color"/>
    </style:style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P592" style:family="paragraph" style:parent-style-name="Standard">
      <style:paragraph-properties fo:break-before="auto" fo:line-height="115%" style:writing-mode="lr-tb"/>
    </style:style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>
      <style:text-properties style:text-underline-style="solid" style:text-underline-color="font-color"/>
    </style:style>
    <style:style style:name="T593_2" style:family="text">
      <style:text-properties style:text-underline-style="solid" style:text-underline-color="font-color"/>
    </style:style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P595" style:family="paragraph" style:parent-style-name="Standard">
      <style:paragraph-properties fo:break-before="auto" fo:line-height="115%" style:writing-mode="lr-tb"/>
    </style:style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>
      <style:text-properties style:text-underline-style="solid" style:text-underline-color="font-color"/>
    </style:style>
    <style:style style:name="T596_2" style:family="text">
      <style:text-properties style:text-underline-style="solid" style:text-underline-color="font-color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P598" style:family="paragraph" style:parent-style-name="Standard">
      <style:paragraph-properties fo:break-before="auto" fo:line-height="115%" style:writing-mode="lr-tb"/>
    </style:style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>
      <style:text-properties style:text-underline-style="solid" style:text-underline-color="font-color"/>
    </style:style>
    <style:style style:name="T599_2" style:family="text">
      <style:text-properties style:text-underline-style="solid" style:text-underline-color="font-color"/>
    </style:style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T600_15" style:family="text"/>
    <style:style style:name="T600_16" style:family="text"/>
    <style:style style:name="T600_17" style:family="text"/>
    <style:style style:name="T600_18" style:family="text"/>
    <style:style style:name="T600_19" style:family="text"/>
    <style:style style:name="T600_20" style:family="text"/>
    <style:style style:name="T600_21" style:family="text"/>
    <style:style style:name="T600_22" style:family="text"/>
    <style:style style:name="T600_23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P603" style:family="paragraph" style:parent-style-name="Standard">
      <style:paragraph-properties fo:break-before="auto" fo:line-height="115%" style:writing-mode="lr-tb"/>
    </style:style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>
      <style:text-properties style:text-underline-style="solid" style:text-underline-color="font-color"/>
    </style:style>
    <style:style style:name="T604_2" style:family="text">
      <style:text-properties style:text-underline-style="solid" style:text-underline-color="font-color"/>
    </style:style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>
      <style:text-properties style:text-underline-style="solid" style:text-underline-color="font-color"/>
    </style:style>
    <style:style style:name="T606_2" style:family="text">
      <style:text-properties style:text-underline-style="solid" style:text-underline-color="font-color"/>
    </style:style>
    <style:style style:name="T606_3" style:family="text">
      <style:text-properties style:text-underline-style="solid" style:text-underline-color="font-color"/>
    </style:style>
    <style:style style:name="T606_4" style:family="text">
      <style:text-properties style:text-underline-style="solid" style:text-underline-color="font-color"/>
    </style:style>
    <style:style style:name="P607" style:family="paragraph" style:parent-style-name="Standard">
      <style:paragraph-properties fo:break-before="auto" fo:line-height="115%" style:writing-mode="lr-tb"/>
    </style:style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>
      <style:text-properties fo:font-weight="bold" style:font-weight-asian="bold" style:font-weight-complex="bold" style:text-underline-style="solid" style:text-underline-color="font-color"/>
    </style:style>
    <style:style style:name="T608_2" style:family="text">
      <style:text-properties fo:font-weight="bold" style:font-weight-asian="bold" style:font-weight-complex="bold" style:text-underline-style="solid" style:text-underline-color="font-color"/>
    </style:style>
    <style:style style:name="T608_3" style:family="text">
      <style:text-properties fo:font-weight="bold" style:font-weight-asian="bold" style:font-weight-complex="bold" style:text-underline-style="solid" style:text-underline-color="font-color"/>
    </style:style>
    <style:style style:name="P609" style:family="paragraph" style:parent-style-name="Standard">
      <style:paragraph-properties fo:break-before="auto" fo:line-height="115%" style:writing-mode="lr-tb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>
      <style:text-properties style:text-underline-style="solid" style:text-underline-color="font-color"/>
    </style:style>
    <style:style style:name="T610_2" style:family="text">
      <style:text-properties style:text-underline-style="solid" style:text-underline-color="font-color"/>
    </style:style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>
      <style:text-properties style:text-underline-style="solid" style:text-underline-color="font-color"/>
    </style:style>
    <style:style style:name="T613_2" style:family="text">
      <style:text-properties style:text-underline-style="solid" style:text-underline-color="font-color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>
      <style:text-properties style:text-underline-style="solid" style:text-underline-color="font-color"/>
    </style:style>
    <style:style style:name="T616_2" style:family="text">
      <style:text-properties style:text-underline-style="solid" style:text-underline-color="font-color"/>
    </style:style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T617_11" style:family="text"/>
    <style:style style:name="T617_12" style:family="text"/>
    <style:style style:name="T617_13" style:family="text"/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>
      <style:text-properties style:text-underline-style="solid" style:text-underline-color="font-color"/>
    </style:style>
    <style:style style:name="T619_2" style:family="text">
      <style:text-properties style:text-underline-style="solid" style:text-underline-color="font-color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T620_23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P622" style:family="paragraph" style:parent-style-name="Standard">
      <style:paragraph-properties fo:break-before="auto" fo:line-height="115%" style:writing-mode="lr-tb"/>
    </style:style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>
      <style:text-properties style:text-underline-style="solid" style:text-underline-color="font-color"/>
    </style:style>
    <style:style style:name="T623_2" style:family="text">
      <style:text-properties style:text-underline-style="solid" style:text-underline-color="font-color"/>
    </style:style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>
      <style:text-properties style:text-underline-style="solid" style:text-underline-color="font-color"/>
    </style:style>
    <style:style style:name="T625_2" style:family="text">
      <style:text-properties style:text-underline-style="solid" style:text-underline-color="font-color"/>
    </style:style>
    <style:style style:name="T625_3" style:family="text">
      <style:text-properties style:text-underline-style="solid" style:text-underline-color="font-color"/>
    </style:style>
    <style:style style:name="T625_4" style:family="text">
      <style:text-properties style:text-underline-style="solid" style:text-underline-color="font-color"/>
    </style:style>
    <style:style style:name="P626" style:family="paragraph" style:parent-style-name="Standard">
      <style:paragraph-properties fo:break-before="auto" fo:line-height="115%" style:writing-mode="lr-tb"/>
    </style:style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>
      <style:text-properties fo:font-weight="bold" style:font-weight-asian="bold" style:font-weight-complex="bold" style:text-underline-style="solid" style:text-underline-color="font-color"/>
    </style:style>
    <style:style style:name="T627_2" style:family="text">
      <style:text-properties fo:font-weight="bold" style:font-weight-asian="bold" style:font-weight-complex="bold" style:text-underline-style="solid" style:text-underline-color="font-color"/>
    </style:style>
    <style:style style:name="T627_3" style:family="text">
      <style:text-properties fo:font-weight="bold" style:font-weight-asian="bold" style:font-weight-complex="bold" style:text-underline-style="solid" style:text-underline-color="font-color"/>
    </style:style>
    <style:style style:name="T627_4" style:family="text">
      <style:text-properties fo:font-weight="bold" style:font-weight-asian="bold" style:font-weight-complex="bold" style:text-underline-style="solid" style:text-underline-color="font-color"/>
    </style:style>
    <style:style style:name="T627_5" style:family="text">
      <style:text-properties fo:font-weight="bold" style:font-weight-asian="bold" style:font-weight-complex="bold" style:text-underline-style="solid" style:text-underline-color="font-color"/>
    </style:style>
    <style:style style:name="P628" style:family="paragraph" style:parent-style-name="Standard">
      <style:paragraph-properties fo:break-before="auto" fo:line-height="115%" style:writing-mode="lr-tb"/>
    </style:style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>
      <style:text-properties style:text-underline-style="solid" style:text-underline-color="font-color"/>
    </style:style>
    <style:style style:name="T629_2" style:family="text">
      <style:text-properties style:text-underline-style="solid" style:text-underline-color="font-color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P631" style:family="paragraph" style:parent-style-name="Standard">
      <style:paragraph-properties fo:break-before="auto" fo:line-height="115%" style:writing-mode="lr-tb"/>
    </style:style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>
      <style:text-properties style:text-underline-style="solid" style:text-underline-color="font-color"/>
    </style:style>
    <style:style style:name="T632_2" style:family="text">
      <style:text-properties style:text-underline-style="solid" style:text-underline-color="font-color"/>
    </style:style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P634" style:family="paragraph" style:parent-style-name="Standard">
      <style:paragraph-properties fo:break-before="auto" fo:line-height="115%" style:writing-mode="lr-tb"/>
    </style:style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>
      <style:text-properties style:text-underline-style="solid" style:text-underline-color="font-color"/>
    </style:style>
    <style:style style:name="T635_2" style:family="text">
      <style:text-properties style:text-underline-style="solid" style:text-underline-color="font-color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P637" style:family="paragraph" style:parent-style-name="Standard">
      <style:paragraph-properties fo:break-before="auto" fo:line-height="115%" style:writing-mode="lr-tb"/>
    </style:style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>
      <style:text-properties style:text-underline-style="solid" style:text-underline-color="font-color"/>
    </style:style>
    <style:style style:name="T638_2" style:family="text">
      <style:text-properties style:text-underline-style="solid" style:text-underline-color="font-color"/>
    </style:style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T641_17" style:family="text"/>
    <style:style style:name="T641_18" style:family="text"/>
    <style:style style:name="T641_19" style:family="text"/>
    <style:style style:name="T641_20" style:family="text"/>
    <style:style style:name="T641_21" style:family="text"/>
    <style:style style:name="T641_22" style:family="text"/>
    <style:style style:name="T641_23" style:family="text"/>
    <style:style style:name="T641_24" style:family="text"/>
    <style:style style:name="P642" style:family="paragraph" style:parent-style-name="Standard">
      <style:paragraph-properties fo:break-before="auto" fo:line-height="115%" style:writing-mode="lr-tb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>
      <style:text-properties style:text-underline-style="solid" style:text-underline-color="font-color"/>
    </style:style>
    <style:style style:name="T643_2" style:family="text">
      <style:text-properties style:text-underline-style="solid" style:text-underline-color="font-color"/>
    </style:style>
    <style:style style:name="P644" style:family="paragraph" style:parent-style-name="Standard">
      <style:paragraph-properties fo:break-before="auto" fo:line-height="115%" style:writing-mode="lr-tb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>
      <style:text-properties style:text-underline-style="solid" style:text-underline-color="font-color"/>
    </style:style>
    <style:style style:name="T645_2" style:family="text">
      <style:text-properties style:text-underline-style="solid" style:text-underline-color="font-color"/>
    </style:style>
    <style:style style:name="T645_3" style:family="text">
      <style:text-properties style:text-underline-style="solid" style:text-underline-color="font-color"/>
    </style:style>
    <style:style style:name="T645_4" style:family="text">
      <style:text-properties style:text-underline-style="solid" style:text-underline-color="font-color"/>
    </style:style>
    <style:style style:name="P646" style:family="paragraph" style:parent-style-name="Standard">
      <style:paragraph-properties fo:break-before="auto" fo:line-height="115%" style:writing-mode="lr-tb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>
      <style:text-properties fo:font-weight="bold" style:font-weight-asian="bold" style:font-weight-complex="bold" style:text-underline-style="solid" style:text-underline-color="font-color"/>
    </style:style>
    <style:style style:name="T647_2" style:family="text">
      <style:text-properties fo:font-weight="bold" style:font-weight-asian="bold" style:font-weight-complex="bold" style:text-underline-style="solid" style:text-underline-color="font-color"/>
    </style:style>
    <style:style style:name="T647_3" style:family="text">
      <style:text-properties fo:font-weight="bold" style:font-weight-asian="bold" style:font-weight-complex="bold" style:text-underline-style="solid" style:text-underline-color="font-color"/>
    </style:style>
    <style:style style:name="T647_4" style:family="text">
      <style:text-properties fo:font-weight="bold" style:font-weight-asian="bold" style:font-weight-complex="bold" style:text-underline-style="solid" style:text-underline-color="font-color"/>
    </style:style>
    <style:style style:name="T647_5" style:family="text">
      <style:text-properties fo:font-weight="bold" style:font-weight-asian="bold" style:font-weight-complex="bold" style:text-underline-style="solid" style:text-underline-color="font-color"/>
    </style:style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>
      <style:text-properties style:text-underline-style="solid" style:text-underline-color="font-color"/>
    </style:style>
    <style:style style:name="T649_2" style:family="text">
      <style:text-properties style:text-underline-style="solid" style:text-underline-color="font-color"/>
    </style:style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P651" style:family="paragraph" style:parent-style-name="Standard">
      <style:paragraph-properties fo:break-before="auto" fo:line-height="115%" style:writing-mode="lr-tb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>
      <style:text-properties style:text-underline-style="solid" style:text-underline-color="font-color"/>
    </style:style>
    <style:style style:name="T652_2" style:family="text">
      <style:text-properties style:text-underline-style="solid" style:text-underline-color="font-color"/>
    </style:style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P654" style:family="paragraph" style:parent-style-name="Standard">
      <style:paragraph-properties fo:break-before="auto" fo:line-height="115%" style:writing-mode="lr-tb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>
      <style:text-properties style:text-underline-style="solid" style:text-underline-color="font-color"/>
    </style:style>
    <style:style style:name="T655_2" style:family="text">
      <style:text-properties style:text-underline-style="solid" style:text-underline-color="font-color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P657" style:family="paragraph" style:parent-style-name="Standard">
      <style:paragraph-properties fo:break-before="auto" fo:line-height="115%" style:writing-mode="lr-tb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>
      <style:text-properties style:text-underline-style="solid" style:text-underline-color="font-color"/>
    </style:style>
    <style:style style:name="T658_2" style:family="text">
      <style:text-properties style:text-underline-style="solid" style:text-underline-color="font-color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P661" style:family="paragraph" style:parent-style-name="Standard">
      <style:paragraph-properties fo:break-before="auto" fo:line-height="115%" style:writing-mode="lr-tb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>
      <style:text-properties style:text-underline-style="solid" style:text-underline-color="font-color"/>
    </style:style>
    <style:style style:name="T662_2" style:family="text">
      <style:text-properties style:text-underline-style="solid" style:text-underline-color="font-color"/>
    </style:style>
    <style:style style:name="P663" style:family="paragraph" style:parent-style-name="Standard">
      <style:paragraph-properties fo:break-before="auto" fo:line-height="115%" style:writing-mode="lr-tb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>
      <style:text-properties style:text-underline-style="solid" style:text-underline-color="font-color"/>
    </style:style>
    <style:style style:name="T664_2" style:family="text">
      <style:text-properties style:text-underline-style="solid" style:text-underline-color="font-color"/>
    </style:style>
    <style:style style:name="T664_3" style:family="text">
      <style:text-properties style:text-underline-style="solid" style:text-underline-color="font-color"/>
    </style:style>
    <style:style style:name="T664_4" style:family="text">
      <style:text-properties style:text-underline-style="solid" style:text-underline-color="font-color"/>
    </style:style>
    <style:style style:name="P665" style:family="paragraph" style:parent-style-name="Standard">
      <style:paragraph-properties fo:break-before="auto" fo:line-height="115%" style:writing-mode="lr-tb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>
      <style:text-properties fo:font-weight="bold" style:font-weight-asian="bold" style:font-weight-complex="bold" style:text-underline-style="solid" style:text-underline-color="font-color"/>
    </style:style>
    <style:style style:name="T666_2" style:family="text">
      <style:text-properties fo:font-weight="bold" style:font-weight-asian="bold" style:font-weight-complex="bold" style:text-underline-style="solid" style:text-underline-color="font-color"/>
    </style:style>
    <style:style style:name="T666_3" style:family="text">
      <style:text-properties fo:font-weight="bold" style:font-weight-asian="bold" style:font-weight-complex="bold" style:text-underline-style="solid" style:text-underline-color="font-color"/>
    </style:style>
    <style:style style:name="T666_4" style:family="text">
      <style:text-properties fo:font-weight="bold" style:font-weight-asian="bold" style:font-weight-complex="bold" style:text-underline-style="solid" style:text-underline-color="font-color"/>
    </style:style>
    <style:style style:name="T666_5" style:family="text">
      <style:text-properties fo:font-weight="bold" style:font-weight-asian="bold" style:font-weight-complex="bold" style:text-underline-style="solid" style:text-underline-color="font-color"/>
    </style:style>
    <style:style style:name="P667" style:family="paragraph" style:parent-style-name="Standard">
      <style:paragraph-properties fo:break-before="auto" fo:line-height="115%" style:writing-mode="lr-tb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>
      <style:text-properties style:text-underline-style="solid" style:text-underline-color="font-color"/>
    </style:style>
    <style:style style:name="T668_2" style:family="text">
      <style:text-properties style:text-underline-style="solid" style:text-underline-color="font-color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T669_10" style:family="text"/>
    <style:style style:name="T669_11" style:family="text"/>
    <style:style style:name="T669_12" style:family="text"/>
    <style:style style:name="T669_13" style:family="text"/>
    <style:style style:name="T669_14" style:family="text"/>
    <style:style style:name="T669_15" style:family="text"/>
    <style:style style:name="T669_16" style:family="text"/>
    <style:style style:name="T669_17" style:family="text"/>
    <style:style style:name="T669_18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>
      <style:text-properties style:text-underline-style="solid" style:text-underline-color="font-color"/>
    </style:style>
    <style:style style:name="T671_2" style:family="text">
      <style:text-properties style:text-underline-style="solid" style:text-underline-color="font-color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P673" style:family="paragraph" style:parent-style-name="Standard">
      <style:paragraph-properties fo:break-before="auto" fo:line-height="115%" style:writing-mode="lr-tb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>
      <style:text-properties style:text-underline-style="solid" style:text-underline-color="font-color"/>
    </style:style>
    <style:style style:name="T674_2" style:family="text">
      <style:text-properties style:text-underline-style="solid" style:text-underline-color="font-color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P676" style:family="paragraph" style:parent-style-name="Standard">
      <style:paragraph-properties fo:break-before="auto" fo:line-height="115%" style:writing-mode="lr-tb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>
      <style:text-properties style:text-underline-style="solid" style:text-underline-color="font-color"/>
    </style:style>
    <style:style style:name="T677_2" style:family="text">
      <style:text-properties style:text-underline-style="solid" style:text-underline-color="font-color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T678_19" style:family="text"/>
    <style:style style:name="T678_20" style:family="text"/>
    <style:style style:name="T678_21" style:family="text"/>
    <style:style style:name="T678_22" style:family="text"/>
    <style:style style:name="T678_23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T679_8" style:family="text"/>
    <style:style style:name="T679_9" style:family="text"/>
    <style:style style:name="T679_10" style:family="text"/>
    <style:style style:name="P680" style:family="paragraph" style:parent-style-name="Standard">
      <style:paragraph-properties fo:break-before="auto" fo:line-height="115%" style:writing-mode="lr-tb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>
      <style:text-properties style:text-underline-style="solid" style:text-underline-color="font-color"/>
    </style:style>
    <style:style style:name="T681_2" style:family="text">
      <style:text-properties style:text-underline-style="solid" style:text-underline-color="font-color"/>
    </style:style>
    <style:style style:name="P682" style:family="paragraph" style:parent-style-name="Standard">
      <style:paragraph-properties fo:break-before="auto" fo:line-height="115%" style:writing-mode="lr-tb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>
      <style:text-properties style:text-underline-style="solid" style:text-underline-color="font-color"/>
    </style:style>
    <style:style style:name="T683_2" style:family="text">
      <style:text-properties style:text-underline-style="solid" style:text-underline-color="font-color"/>
    </style:style>
    <style:style style:name="T683_3" style:family="text">
      <style:text-properties style:text-underline-style="solid" style:text-underline-color="font-color"/>
    </style:style>
    <style:style style:name="T683_4" style:family="text">
      <style:text-properties style:text-underline-style="solid" style:text-underline-color="font-color"/>
    </style:style>
    <style:style style:name="P684" style:family="paragraph" style:parent-style-name="Standard">
      <style:paragraph-properties fo:break-before="auto" fo:line-height="115%" style:writing-mode="lr-tb"/>
    </style:style>
    <style:style style:name="P685" style:family="paragraph" style:parent-style-name="Standard">
      <style:paragraph-properties fo:break-before="auto" fo:line-height="115%" style:writing-mode="lr-tb"/>
    </style:style>
    <style:style style:name="P686" style:family="paragraph" style:parent-style-name="Standard">
      <style:paragraph-properties fo:break-before="auto" fo:line-height="115%" style:writing-mode="lr-tb"/>
    </style:style>
    <style:style style:name="P687" style:family="paragraph" style:parent-style-name="Standard">
      <style:paragraph-properties fo:break-before="auto" fo:line-height="115%" style:writing-mode="lr-tb"/>
    </style:style>
    <style:style style:name="P688" style:family="paragraph" style:parent-style-name="Standard">
      <style:paragraph-properties fo:break-before="auto" fo:line-height="115%" style:writing-mode="lr-tb"/>
    </style:style>
    <style:style style:name="P689" style:family="paragraph" style:parent-style-name="Standard">
      <style:paragraph-properties fo:break-before="auto" fo:line-height="115%" style:writing-mode="lr-tb"/>
    </style:style>
    <style:style style:name="P690" style:family="paragraph" style:parent-style-name="Standard">
      <style:paragraph-properties fo:break-before="auto" fo:line-height="115%" style:writing-mode="lr-tb"/>
    </style:style>
    <style:style style:name="P691" style:family="paragraph" style:parent-style-name="Heading_20_1">
      <style:paragraph-properties fo:break-before="page" fo:line-height="115%" style:writing-mode="lr-tb"/>
    </style:style>
    <style:style style:name="T691_1" style:family="text"/>
    <style:style style:name="T691_2" style:family="text"/>
    <style:style style:name="T691_3" style:family="text"/>
    <style:style style:name="P692" style:family="paragraph" style:parent-style-name="Standard">
      <style:paragraph-properties fo:break-before="auto" fo:line-height="115%" style:writing-mode="lr-tb"/>
    </style:style>
    <style:style style:name="P693" style:family="paragraph" style:parent-style-name="Standard">
      <style:paragraph-properties fo:break-before="auto" fo:line-height="115%" style:writing-mode="lr-tb"/>
    </style:style>
    <style:style style:name="P694" style:family="paragraph" style:parent-style-name="Standard">
      <style:paragraph-properties fo:break-before="auto" fo:line-height="115%" style:writing-mode="lr-tb"/>
    </style:style>
    <style:style style:name="P695" style:family="paragraph" style:parent-style-name="Standard">
      <style:paragraph-properties fo:break-before="auto" fo:line-height="115%" style:writing-mode="lr-tb"/>
    </style:style>
    <style:style style:name="P696" style:family="paragraph" style:parent-style-name="Standard">
      <style:paragraph-properties fo:break-before="auto" fo:line-height="115%" style:writing-mode="lr-tb"/>
    </style:style>
    <style:style style:name="P697" style:family="paragraph" style:parent-style-name="Standard">
      <style:paragraph-properties fo:break-before="auto" fo:line-height="115%" style:writing-mode="lr-tb"/>
    </style:style>
    <style:style style:name="P698" style:family="paragraph" style:parent-style-name="Standard">
      <style:paragraph-properties fo:break-before="auto" fo:line-height="115%" style:writing-mode="lr-tb"/>
    </style:style>
    <style:style style:name="P699" style:family="paragraph" style:parent-style-name="Standard">
      <style:paragraph-properties fo:break-before="auto" fo:line-height="115%" style:writing-mode="lr-tb"/>
    </style:style>
    <style:style style:name="P700" style:family="paragraph" style:parent-style-name="Heading_20_1">
      <style:paragraph-properties fo:break-before="page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P701" style:family="paragraph" style:parent-style-name="Standard">
      <style:paragraph-properties fo:break-before="auto" fo:line-height="115%" style:writing-mode="lr-tb"/>
    </style:style>
    <style:style style:name="P702" style:family="paragraph" style:parent-style-name="Standard">
      <style:paragraph-properties fo:break-before="auto" fo:line-height="115%" style:writing-mode="lr-tb"/>
    </style:style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>
      <style:text-properties fo:font-weight="bold" style:font-weight-asian="bold" style:font-weight-complex="bold" style:text-underline-style="solid" style:text-underline-color="font-color"/>
    </style:style>
    <style:style style:name="T704_2" style:family="text">
      <style:text-properties fo:font-weight="bold" style:font-weight-asian="bold" style:font-weight-complex="bold" style:text-underline-style="solid" style:text-underline-color="font-color"/>
    </style:style>
    <style:style style:name="T704_3" style:family="text">
      <style:text-properties fo:font-weight="bold" style:font-weight-asian="bold" style:font-weight-complex="bold" style:text-underline-style="solid" style:text-underline-color="font-color"/>
    </style:style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>
      <style:text-properties style:text-underline-style="solid" style:text-underline-color="font-color"/>
    </style:style>
    <style:style style:name="T706_2" style:family="text">
      <style:text-properties style:text-underline-style="solid" style:text-underline-color="font-color"/>
    </style:style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T707_11" style:family="text"/>
    <style:style style:name="T707_12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>
      <style:text-properties style:text-underline-style="solid" style:text-underline-color="font-color"/>
    </style:style>
    <style:style style:name="T709_2" style:family="text">
      <style:text-properties style:text-underline-style="solid" style:text-underline-color="font-color"/>
    </style:style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P711" style:family="paragraph" style:parent-style-name="Standard">
      <style:paragraph-properties fo:break-before="auto" fo:line-height="115%" style:writing-mode="lr-tb"/>
    </style:style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>
      <style:text-properties style:text-underline-style="solid" style:text-underline-color="font-color"/>
    </style:style>
    <style:style style:name="T712_2" style:family="text">
      <style:text-properties style:text-underline-style="solid" style:text-underline-color="font-color"/>
    </style:style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P714" style:family="paragraph" style:parent-style-name="Standard">
      <style:paragraph-properties fo:break-before="auto" fo:line-height="115%" style:writing-mode="lr-tb"/>
    </style:style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>
      <style:text-properties style:text-underline-style="solid" style:text-underline-color="font-color"/>
    </style:style>
    <style:style style:name="T715_2" style:family="text">
      <style:text-properties style:text-underline-style="solid" style:text-underline-color="font-color"/>
    </style:style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  <style:style style:name="T716_12" style:family="text"/>
    <style:style style:name="T716_13" style:family="text"/>
    <style:style style:name="T716_14" style:family="text"/>
    <style:style style:name="T716_15" style:family="text"/>
    <style:style style:name="T716_16" style:family="text"/>
    <style:style style:name="T716_17" style:family="text"/>
    <style:style style:name="T716_18" style:family="text"/>
    <style:style style:name="T716_19" style:family="text"/>
    <style:style style:name="T716_20" style:family="text"/>
    <style:style style:name="T716_21" style:family="text"/>
    <style:style style:name="T716_22" style:family="text"/>
    <style:style style:name="T716_23" style:family="text"/>
    <style:style style:name="T716_24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T717_10" style:family="text"/>
    <style:style style:name="T717_11" style:family="text"/>
    <style:style style:name="T717_12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T718_14" style:family="text"/>
    <style:style style:name="T718_15" style:family="text"/>
    <style:style style:name="T718_16" style:family="text"/>
    <style:style style:name="T718_17" style:family="text"/>
    <style:style style:name="T718_18" style:family="text"/>
    <style:style style:name="T718_19" style:family="text"/>
    <style:style style:name="T718_20" style:family="text"/>
    <style:style style:name="T718_21" style:family="text"/>
    <style:style style:name="T718_22" style:family="text"/>
    <style:style style:name="T718_23" style:family="text"/>
    <style:style style:name="T718_24" style:family="text"/>
    <style:style style:name="T718_25" style:family="text"/>
    <style:style style:name="T718_26" style:family="text"/>
    <style:style style:name="T718_27" style:family="text"/>
    <style:style style:name="T718_28" style:family="text"/>
    <style:style style:name="T718_29" style:family="text"/>
    <style:style style:name="T718_30" style:family="text"/>
    <style:style style:name="T718_31" style:family="text"/>
    <style:style style:name="T718_32" style:family="text"/>
    <style:style style:name="T718_33" style:family="text"/>
    <style:style style:name="T718_34" style:family="text"/>
    <style:style style:name="T718_35" style:family="text"/>
    <style:style style:name="T718_36" style:family="text"/>
    <style:style style:name="P719" style:family="paragraph" style:parent-style-name="Standard">
      <style:paragraph-properties fo:break-before="auto" fo:line-height="115%" style:writing-mode="lr-tb"/>
    </style:style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>
      <style:text-properties style:text-underline-style="solid" style:text-underline-color="font-color"/>
    </style:style>
    <style:style style:name="T720_2" style:family="text">
      <style:text-properties style:text-underline-style="solid" style:text-underline-color="font-color"/>
    </style:style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>
      <style:text-properties fo:color="#1155cc" style:text-underline-style="solid" style:text-underline-color="font-color"/>
    </style:style>
    <style:style style:name="T721_3" style:family="text"/>
    <style:style style:name="T721_4" style:family="text">
      <style:text-properties fo:color="#1155cc" style:text-underline-style="solid" style:text-underline-color="font-color"/>
    </style:style>
    <style:style style:name="T721_5" style:family="text"/>
    <style:style style:name="T721_6" style:family="text">
      <style:text-properties fo:color="#1155cc" style:text-underline-style="solid" style:text-underline-color="font-color"/>
    </style:style>
    <style:style style:name="T721_7" style:family="text"/>
    <style:style style:name="T721_8" style:family="text">
      <style:text-properties fo:color="#1155cc" style:text-underline-style="solid" style:text-underline-color="font-color"/>
    </style:style>
    <style:style style:name="T721_9" style:family="text"/>
    <style:style style:name="T721_10" style:family="text">
      <style:text-properties fo:color="#1155cc" style:text-underline-style="solid" style:text-underline-color="font-color"/>
    </style:style>
    <style:style style:name="T721_11" style:family="text"/>
    <style:style style:name="T721_12" style:family="text">
      <style:text-properties fo:color="#1155cc" style:text-underline-style="solid" style:text-underline-color="font-color"/>
    </style:style>
    <style:style style:name="T721_13" style:family="text"/>
    <style:style style:name="T721_14" style:family="text">
      <style:text-properties fo:color="#1155cc" style:text-underline-style="solid" style:text-underline-color="font-color"/>
    </style:style>
    <style:style style:name="T721_15" style:family="text"/>
    <style:style style:name="T721_16" style:family="text">
      <style:text-properties fo:color="#1155cc" style:text-underline-style="solid" style:text-underline-color="font-color"/>
    </style:style>
    <style:style style:name="T721_17" style:family="text"/>
    <style:style style:name="T721_18" style:family="text">
      <style:text-properties fo:color="#1155cc" style:text-underline-style="solid" style:text-underline-color="font-color"/>
    </style:style>
    <style:style style:name="T721_19" style:family="text"/>
    <style:style style:name="T721_20" style:family="text">
      <style:text-properties fo:color="#1155cc" style:text-underline-style="solid" style:text-underline-color="font-color"/>
    </style:style>
    <style:style style:name="T721_21" style:family="text"/>
    <style:style style:name="T721_22" style:family="text">
      <style:text-properties fo:color="#1155cc" style:text-underline-style="solid" style:text-underline-color="font-color"/>
    </style:style>
    <style:style style:name="T721_23" style:family="text"/>
    <style:style style:name="T721_24" style:family="text">
      <style:text-properties fo:color="#1155cc" style:text-underline-style="solid" style:text-underline-color="font-color"/>
    </style:style>
    <style:style style:name="T721_25" style:family="text"/>
    <style:style style:name="T721_26" style:family="text">
      <style:text-properties fo:color="#1155cc" style:text-underline-style="solid" style:text-underline-color="font-color"/>
    </style:style>
    <style:style style:name="T721_27" style:family="text"/>
    <style:style style:name="T721_28" style:family="text">
      <style:text-properties fo:color="#1155cc" style:text-underline-style="solid" style:text-underline-color="font-color"/>
    </style:style>
    <style:style style:name="T721_29" style:family="text"/>
    <style:style style:name="T721_30" style:family="text">
      <style:text-properties fo:color="#1155cc" style:text-underline-style="solid" style:text-underline-color="font-color"/>
    </style:style>
    <style:style style:name="T721_31" style:family="text"/>
    <style:style style:name="T721_32" style:family="text">
      <style:text-properties fo:color="#1155cc" style:text-underline-style="solid" style:text-underline-color="font-color"/>
    </style:style>
    <style:style style:name="T721_33" style:family="text"/>
    <style:style style:name="T721_34" style:family="text">
      <style:text-properties fo:color="#1155cc" style:text-underline-style="solid" style:text-underline-color="font-color"/>
    </style:style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T722_9" style:family="text"/>
    <style:style style:name="T722_10" style:family="text"/>
    <style:style style:name="T722_11" style:family="text"/>
    <style:style style:name="T722_12" style:family="text"/>
    <style:style style:name="P723" style:family="paragraph" style:parent-style-name="Standard">
      <style:paragraph-properties fo:break-before="auto" fo:line-height="115%" style:writing-mode="lr-tb"/>
    </style:style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>
      <style:text-properties style:text-underline-style="solid" style:text-underline-color="font-color"/>
    </style:style>
    <style:style style:name="T724_2" style:family="text">
      <style:text-properties style:text-underline-style="solid" style:text-underline-color="font-color"/>
    </style:style>
    <style:style style:name="T724_3" style:family="text">
      <style:text-properties style:text-underline-style="solid" style:text-underline-color="font-color"/>
    </style:style>
    <style:style style:name="T724_4" style:family="text">
      <style:text-properties style:text-underline-style="solid" style:text-underline-color="font-color"/>
    </style:style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P726" style:family="paragraph" style:parent-style-name="Standard">
      <style:paragraph-properties fo:break-before="auto" fo:line-height="115%" style:writing-mode="lr-tb"/>
    </style:style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>
      <style:text-properties fo:font-weight="bold" style:font-weight-asian="bold" style:font-weight-complex="bold" style:text-underline-style="solid" style:text-underline-color="font-color"/>
    </style:style>
    <style:style style:name="T727_2" style:family="text">
      <style:text-properties fo:font-weight="bold" style:font-weight-asian="bold" style:font-weight-complex="bold" style:text-underline-style="solid" style:text-underline-color="font-color"/>
    </style:style>
    <style:style style:name="T727_3" style:family="text">
      <style:text-properties fo:font-weight="bold" style:font-weight-asian="bold" style:font-weight-complex="bold" style:text-underline-style="solid" style:text-underline-color="font-color"/>
    </style:style>
    <style:style style:name="P728" style:family="paragraph" style:parent-style-name="Standard">
      <style:paragraph-properties fo:break-before="auto" fo:line-height="115%" style:writing-mode="lr-tb"/>
    </style:style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>
      <style:text-properties style:text-underline-style="solid" style:text-underline-color="font-color"/>
    </style:style>
    <style:style style:name="T729_2" style:family="text">
      <style:text-properties style:text-underline-style="solid" style:text-underline-color="font-color"/>
    </style:style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T730_10" style:family="text"/>
    <style:style style:name="T730_11" style:family="text"/>
    <style:style style:name="T730_12" style:family="text"/>
    <style:style style:name="P731" style:family="paragraph" style:parent-style-name="Standard">
      <style:paragraph-properties fo:break-before="auto" fo:line-height="115%" style:writing-mode="lr-tb"/>
    </style:style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>
      <style:text-properties style:text-underline-style="solid" style:text-underline-color="font-color"/>
    </style:style>
    <style:style style:name="T732_2" style:family="text">
      <style:text-properties style:text-underline-style="solid" style:text-underline-color="font-color"/>
    </style:style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P734" style:family="paragraph" style:parent-style-name="Standard">
      <style:paragraph-properties fo:break-before="auto" fo:line-height="115%" style:writing-mode="lr-tb"/>
    </style:style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>
      <style:text-properties style:text-underline-style="solid" style:text-underline-color="font-color"/>
    </style:style>
    <style:style style:name="T735_2" style:family="text">
      <style:text-properties style:text-underline-style="solid" style:text-underline-color="font-color"/>
    </style:style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T736_4" style:family="text"/>
    <style:style style:name="T736_5" style:family="text"/>
    <style:style style:name="T736_6" style:family="text"/>
    <style:style style:name="T736_7" style:family="text"/>
    <style:style style:name="T736_8" style:family="text"/>
    <style:style style:name="T736_9" style:family="text"/>
    <style:style style:name="T736_10" style:family="text"/>
    <style:style style:name="T736_11" style:family="text"/>
    <style:style style:name="T736_12" style:family="text"/>
    <style:style style:name="T736_13" style:family="text"/>
    <style:style style:name="T736_14" style:family="text"/>
    <style:style style:name="P737" style:family="paragraph" style:parent-style-name="Standard">
      <style:paragraph-properties fo:break-before="auto" fo:line-height="115%" style:writing-mode="lr-tb"/>
    </style:style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>
      <style:text-properties style:text-underline-style="solid" style:text-underline-color="font-color"/>
    </style:style>
    <style:style style:name="T738_2" style:family="text">
      <style:text-properties style:text-underline-style="solid" style:text-underline-color="font-color"/>
    </style:style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T739_5" style:family="text"/>
    <style:style style:name="T739_6" style:family="text"/>
    <style:style style:name="T739_7" style:family="text"/>
    <style:style style:name="T739_8" style:family="text"/>
    <style:style style:name="T739_9" style:family="text"/>
    <style:style style:name="T739_10" style:family="text"/>
    <style:style style:name="T739_11" style:family="text"/>
    <style:style style:name="T739_12" style:family="text"/>
    <style:style style:name="T739_13" style:family="text"/>
    <style:style style:name="T739_14" style:family="text"/>
    <style:style style:name="T739_15" style:family="text"/>
    <style:style style:name="T739_16" style:family="text"/>
    <style:style style:name="T739_17" style:family="text"/>
    <style:style style:name="T739_18" style:family="text"/>
    <style:style style:name="T739_19" style:family="text"/>
    <style:style style:name="T739_20" style:family="text"/>
    <style:style style:name="T739_21" style:family="text"/>
    <style:style style:name="T739_22" style:family="text"/>
    <style:style style:name="T739_23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T740_8" style:family="text"/>
    <style:style style:name="T740_9" style:family="text"/>
    <style:style style:name="T740_10" style:family="text"/>
    <style:style style:name="T740_11" style:family="text"/>
    <style:style style:name="T740_12" style:family="text"/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>
      <style:text-properties style:text-underline-style="solid" style:text-underline-color="font-color"/>
    </style:style>
    <style:style style:name="T742_2" style:family="text">
      <style:text-properties style:text-underline-style="solid" style:text-underline-color="font-color"/>
    </style:style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>
      <style:text-properties fo:color="#1155cc" style:text-underline-style="solid" style:text-underline-color="font-color"/>
    </style:style>
    <style:style style:name="T743_3" style:family="text"/>
    <style:style style:name="T743_4" style:family="text">
      <style:text-properties fo:color="#1155cc" style:text-underline-style="solid" style:text-underline-color="font-color"/>
    </style:style>
    <style:style style:name="T743_5" style:family="text"/>
    <style:style style:name="T743_6" style:family="text">
      <style:text-properties fo:color="#1155cc" style:text-underline-style="solid" style:text-underline-color="font-color"/>
    </style:style>
    <style:style style:name="T743_7" style:family="text"/>
    <style:style style:name="T743_8" style:family="text">
      <style:text-properties fo:color="#1155cc" style:text-underline-style="solid" style:text-underline-color="font-color"/>
    </style:style>
    <style:style style:name="T743_9" style:family="text"/>
    <style:style style:name="T743_10" style:family="text">
      <style:text-properties fo:color="#1155cc" style:text-underline-style="solid" style:text-underline-color="font-color"/>
    </style:style>
    <style:style style:name="T743_11" style:family="text"/>
    <style:style style:name="T743_12" style:family="text">
      <style:text-properties fo:color="#1155cc" style:text-underline-style="solid" style:text-underline-color="font-color"/>
    </style:style>
    <style:style style:name="T743_13" style:family="text"/>
    <style:style style:name="T743_14" style:family="text">
      <style:text-properties fo:color="#1155cc" style:text-underline-style="solid" style:text-underline-color="font-color"/>
    </style:style>
    <style:style style:name="T743_15" style:family="text"/>
    <style:style style:name="T743_16" style:family="text">
      <style:text-properties fo:color="#1155cc" style:text-underline-style="solid" style:text-underline-color="font-color"/>
    </style:style>
    <style:style style:name="T743_17" style:family="text"/>
    <style:style style:name="T743_18" style:family="text">
      <style:text-properties fo:color="#1155cc" style:text-underline-style="solid" style:text-underline-color="font-color"/>
    </style:style>
    <style:style style:name="T743_19" style:family="text"/>
    <style:style style:name="T743_20" style:family="text">
      <style:text-properties fo:color="#1155cc" style:text-underline-style="solid" style:text-underline-color="font-color"/>
    </style:style>
    <style:style style:name="T743_21" style:family="text"/>
    <style:style style:name="T743_22" style:family="text">
      <style:text-properties fo:color="#1155cc" style:text-underline-style="solid" style:text-underline-color="font-color"/>
    </style:style>
    <style:style style:name="T743_23" style:family="text"/>
    <style:style style:name="T743_24" style:family="text">
      <style:text-properties fo:color="#1155cc" style:text-underline-style="solid" style:text-underline-color="font-color"/>
    </style:style>
    <style:style style:name="T743_25" style:family="text"/>
    <style:style style:name="T743_26" style:family="text">
      <style:text-properties fo:color="#1155cc" style:text-underline-style="solid" style:text-underline-color="font-color"/>
    </style:style>
    <style:style style:name="T743_27" style:family="text"/>
    <style:style style:name="T743_28" style:family="text">
      <style:text-properties fo:color="#1155cc" style:text-underline-style="solid" style:text-underline-color="font-color"/>
    </style:style>
    <style:style style:name="T743_29" style:family="text"/>
    <style:style style:name="T743_30" style:family="text">
      <style:text-properties fo:color="#1155cc" style:text-underline-style="solid" style:text-underline-color="font-color"/>
    </style:style>
    <style:style style:name="T743_31" style:family="text"/>
    <style:style style:name="T743_32" style:family="text">
      <style:text-properties fo:color="#1155cc" style:text-underline-style="solid" style:text-underline-color="font-color"/>
    </style:style>
    <style:style style:name="T743_33" style:family="text"/>
    <style:style style:name="T743_34" style:family="text">
      <style:text-properties fo:color="#1155cc" style:text-underline-style="solid" style:text-underline-color="font-color"/>
    </style:style>
    <style:style style:name="T743_35" style:family="text"/>
    <style:style style:name="T743_36" style:family="text">
      <style:text-properties fo:color="#1155cc" style:text-underline-style="solid" style:text-underline-color="font-color"/>
    </style:style>
    <style:style style:name="T743_37" style:family="text"/>
    <style:style style:name="T743_38" style:family="text">
      <style:text-properties fo:color="#1155cc" style:text-underline-style="solid" style:text-underline-color="font-color"/>
    </style:style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>
      <style:text-properties style:text-underline-style="solid" style:text-underline-color="font-color"/>
    </style:style>
    <style:style style:name="T745_2" style:family="text">
      <style:text-properties style:text-underline-style="solid" style:text-underline-color="font-color"/>
    </style:style>
    <style:style style:name="T745_3" style:family="text">
      <style:text-properties style:text-underline-style="solid" style:text-underline-color="font-color"/>
    </style:style>
    <style:style style:name="T745_4" style:family="text">
      <style:text-properties style:text-underline-style="solid" style:text-underline-color="font-color"/>
    </style:style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T746_5" style:family="text"/>
    <style:style style:name="T746_6" style:family="text"/>
    <style:style style:name="T746_7" style:family="text"/>
    <style:style style:name="T746_8" style:family="text"/>
    <style:style style:name="T746_9" style:family="text"/>
    <style:style style:name="P747" style:family="paragraph" style:parent-style-name="Standard">
      <style:paragraph-properties fo:break-before="auto" fo:line-height="115%" style:writing-mode="lr-tb"/>
    </style:style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>
      <style:text-properties fo:font-weight="bold" style:font-weight-asian="bold" style:font-weight-complex="bold" style:text-underline-style="solid" style:text-underline-color="font-color"/>
    </style:style>
    <style:style style:name="P749" style:family="paragraph" style:parent-style-name="Standard">
      <style:paragraph-properties fo:break-before="auto" fo:line-height="115%" style:writing-mode="lr-tb"/>
    </style:style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>
      <style:text-properties style:text-underline-style="solid" style:text-underline-color="font-color"/>
    </style:style>
    <style:style style:name="T750_2" style:family="text">
      <style:text-properties style:text-underline-style="solid" style:text-underline-color="font-color"/>
    </style:style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/>
    <style:style style:name="T751_3" style:family="text"/>
    <style:style style:name="T751_4" style:family="text"/>
    <style:style style:name="T751_5" style:family="text"/>
    <style:style style:name="T751_6" style:family="text"/>
    <style:style style:name="T751_7" style:family="text"/>
    <style:style style:name="T751_8" style:family="text"/>
    <style:style style:name="T751_9" style:family="text"/>
    <style:style style:name="T751_10" style:family="text"/>
    <style:style style:name="T751_11" style:family="text"/>
    <style:style style:name="T751_12" style:family="text"/>
    <style:style style:name="T751_13" style:family="text"/>
    <style:style style:name="T751_14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>
      <style:text-properties style:text-underline-style="solid" style:text-underline-color="font-color"/>
    </style:style>
    <style:style style:name="T752_2" style:family="text">
      <style:text-properties style:text-underline-style="solid" style:text-underline-color="font-color"/>
    </style:style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P754" style:family="paragraph" style:parent-style-name="Standard">
      <style:paragraph-properties fo:break-before="auto" fo:line-height="115%" style:writing-mode="lr-tb"/>
    </style:style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>
      <style:text-properties style:text-underline-style="solid" style:text-underline-color="font-color"/>
    </style:style>
    <style:style style:name="T755_2" style:family="text">
      <style:text-properties style:text-underline-style="solid" style:text-underline-color="font-color"/>
    </style:style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T756_8" style:family="text"/>
    <style:style style:name="T756_9" style:family="text"/>
    <style:style style:name="T756_10" style:family="text"/>
    <style:style style:name="T756_11" style:family="text"/>
    <style:style style:name="T756_12" style:family="text"/>
    <style:style style:name="P757" style:family="paragraph" style:parent-style-name="Standard">
      <style:paragraph-properties fo:break-before="auto" fo:line-height="115%" style:writing-mode="lr-tb"/>
    </style:style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>
      <style:text-properties style:text-underline-style="solid" style:text-underline-color="font-color"/>
    </style:style>
    <style:style style:name="T758_2" style:family="text">
      <style:text-properties style:text-underline-style="solid" style:text-underline-color="font-color"/>
    </style:style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T759_11" style:family="text"/>
    <style:style style:name="T759_12" style:family="text"/>
    <style:style style:name="T759_13" style:family="text"/>
    <style:style style:name="T759_14" style:family="text"/>
    <style:style style:name="T759_15" style:family="text"/>
    <style:style style:name="T759_16" style:family="text"/>
    <style:style style:name="T759_17" style:family="text"/>
    <style:style style:name="T759_18" style:family="text"/>
    <style:style style:name="T759_19" style:family="text"/>
    <style:style style:name="T759_20" style:family="text"/>
    <style:style style:name="T759_21" style:family="text"/>
    <style:style style:name="T759_22" style:family="text"/>
    <style:style style:name="T759_23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T760_4" style:family="text"/>
    <style:style style:name="T760_5" style:family="text"/>
    <style:style style:name="T760_6" style:family="text"/>
    <style:style style:name="T760_7" style:family="text"/>
    <style:style style:name="T760_8" style:family="text"/>
    <style:style style:name="T760_9" style:family="text"/>
    <style:style style:name="T760_10" style:family="text"/>
    <style:style style:name="T760_11" style:family="text"/>
    <style:style style:name="T760_12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T761_11" style:family="text"/>
    <style:style style:name="T761_12" style:family="text"/>
    <style:style style:name="T761_13" style:family="text"/>
    <style:style style:name="T761_14" style:family="text"/>
    <style:style style:name="T761_15" style:family="text"/>
    <style:style style:name="T761_16" style:family="text"/>
    <style:style style:name="T761_17" style:family="text"/>
    <style:style style:name="T761_18" style:family="text"/>
    <style:style style:name="T761_19" style:family="text"/>
    <style:style style:name="T761_20" style:family="text"/>
    <style:style style:name="T761_21" style:family="text"/>
    <style:style style:name="T761_22" style:family="text"/>
    <style:style style:name="T761_23" style:family="text"/>
    <style:style style:name="T761_24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T765_2" style:family="text"/>
    <style:style style:name="T765_3" style:family="text"/>
    <style:style style:name="T765_4" style:family="text"/>
    <style:style style:name="T765_5" style:family="text"/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/>
    <style:style style:name="T767_3" style:family="text"/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/>
    <style:style style:name="T768_2" style:family="text"/>
    <style:style style:name="T768_3" style:family="text"/>
    <style:style style:name="T768_4" style:family="text"/>
    <style:style style:name="T768_5" style:family="text"/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T771_3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/>
    <style:style style:name="T776_3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T779_2" style:family="text"/>
    <style:style style:name="T779_3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T782_7" style:family="text"/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/>
    <style:style style:name="T784_3" style:family="text"/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/>
    <style:style style:name="T785_3" style:family="text"/>
    <style:style style:name="T785_4" style:family="text"/>
    <style:style style:name="T785_5" style:family="text"/>
    <style:style style:name="T785_6" style:family="text"/>
    <style:style style:name="T785_7" style:family="text"/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/>
    <style:style style:name="T786_3" style:family="text"/>
    <style:style style:name="T786_4" style:family="text"/>
    <style:style style:name="T786_5" style:family="text"/>
    <style:style style:name="T786_6" style:family="text"/>
    <style:style style:name="T786_7" style:family="text"/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/>
    <style:style style:name="T787_2" style:family="text"/>
    <style:style style:name="T787_3" style:family="text"/>
    <style:style style:name="T787_4" style:family="text"/>
    <style:style style:name="T787_5" style:family="text"/>
    <style:style style:name="T787_6" style:family="text"/>
    <style:style style:name="T787_7" style:family="text"/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/>
    <style:style style:name="T789_2" style:family="text"/>
    <style:style style:name="T789_3" style:family="text"/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T790_5" style:family="text"/>
    <style:style style:name="T790_6" style:family="text"/>
    <style:style style:name="T790_7" style:family="text"/>
    <style:style style:name="P791" style:family="paragraph" style:parent-style-name="Standard">
      <style:paragraph-properties fo:break-before="auto" fo:line-height="115%" style:writing-mode="lr-tb"/>
    </style:style>
    <style:style style:name="T791_1" style:family="text"/>
    <style:style style:name="T791_2" style:family="text"/>
    <style:style style:name="T791_3" style:family="text"/>
    <style:style style:name="T791_4" style:family="text"/>
    <style:style style:name="T791_5" style:family="text"/>
    <style:style style:name="T791_6" style:family="text"/>
    <style:style style:name="T791_7" style:family="text"/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/>
    <style:style style:name="T792_3" style:family="text"/>
    <style:style style:name="T792_4" style:family="text"/>
    <style:style style:name="T792_5" style:family="text"/>
    <style:style style:name="T792_6" style:family="text"/>
    <style:style style:name="T792_7" style:family="text"/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P795" style:family="paragraph" style:parent-style-name="Standard">
      <style:paragraph-properties fo:break-before="auto" fo:line-height="115%" style:writing-mode="lr-tb"/>
    </style:style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>
      <style:text-properties style:text-underline-style="solid" style:text-underline-color="font-color"/>
    </style:style>
    <style:style style:name="T796_2" style:family="text">
      <style:text-properties style:text-underline-style="solid" style:text-underline-color="font-color"/>
    </style:style>
    <style:style style:name="P797" style:family="paragraph" style:parent-style-name="Standard">
      <style:paragraph-properties fo:break-before="auto" fo:line-height="115%" style:writing-mode="lr-tb"/>
    </style:style>
    <style:style style:name="T797_1" style:family="text"/>
    <style:style style:name="T797_2" style:family="text">
      <style:text-properties fo:color="#1155cc" style:text-underline-style="solid" style:text-underline-color="font-color"/>
    </style:style>
    <style:style style:name="T797_3" style:family="text"/>
    <style:style style:name="T797_4" style:family="text">
      <style:text-properties fo:color="#1155cc" style:text-underline-style="solid" style:text-underline-color="font-color"/>
    </style:style>
    <style:style style:name="T797_5" style:family="text"/>
    <style:style style:name="T797_6" style:family="text">
      <style:text-properties fo:color="#1155cc" style:text-underline-style="solid" style:text-underline-color="font-color"/>
    </style:style>
    <style:style style:name="T797_7" style:family="text"/>
    <style:style style:name="T797_8" style:family="text">
      <style:text-properties fo:color="#1155cc" style:text-underline-style="solid" style:text-underline-color="font-color"/>
    </style:style>
    <style:style style:name="T797_9" style:family="text"/>
    <style:style style:name="T797_10" style:family="text">
      <style:text-properties fo:color="#1155cc" style:text-underline-style="solid" style:text-underline-color="font-color"/>
    </style:style>
    <style:style style:name="T797_11" style:family="text"/>
    <style:style style:name="T797_12" style:family="text">
      <style:text-properties fo:color="#1155cc" style:text-underline-style="solid" style:text-underline-color="font-color"/>
    </style:style>
    <style:style style:name="T797_13" style:family="text"/>
    <style:style style:name="T797_14" style:family="text">
      <style:text-properties fo:color="#1155cc" style:text-underline-style="solid" style:text-underline-color="font-color"/>
    </style:style>
    <style:style style:name="T797_15" style:family="text"/>
    <style:style style:name="T797_16" style:family="text">
      <style:text-properties fo:color="#1155cc" style:text-underline-style="solid" style:text-underline-color="font-color"/>
    </style:style>
    <style:style style:name="T797_17" style:family="text"/>
    <style:style style:name="T797_18" style:family="text">
      <style:text-properties fo:color="#1155cc" style:text-underline-style="solid" style:text-underline-color="font-color"/>
    </style:style>
    <style:style style:name="T797_19" style:family="text"/>
    <style:style style:name="T797_20" style:family="text">
      <style:text-properties fo:color="#1155cc" style:text-underline-style="solid" style:text-underline-color="font-color"/>
    </style:style>
    <style:style style:name="T797_21" style:family="text"/>
    <style:style style:name="T797_22" style:family="text">
      <style:text-properties fo:color="#1155cc" style:text-underline-style="solid" style:text-underline-color="font-color"/>
    </style:style>
    <style:style style:name="T797_23" style:family="text"/>
    <style:style style:name="T797_24" style:family="text">
      <style:text-properties fo:color="#1155cc" style:text-underline-style="solid" style:text-underline-color="font-color"/>
    </style:style>
    <style:style style:name="T797_25" style:family="text"/>
    <style:style style:name="T797_26" style:family="text">
      <style:text-properties fo:color="#1155cc" style:text-underline-style="solid" style:text-underline-color="font-color"/>
    </style:style>
    <style:style style:name="T797_27" style:family="text"/>
    <style:style style:name="T797_28" style:family="text">
      <style:text-properties fo:color="#1155cc" style:text-underline-style="solid" style:text-underline-color="font-color"/>
    </style:style>
    <style:style style:name="T797_29" style:family="text"/>
    <style:style style:name="T797_30" style:family="text">
      <style:text-properties fo:color="#1155cc" style:text-underline-style="solid" style:text-underline-color="font-color"/>
    </style:style>
    <style:style style:name="T797_31" style:family="text"/>
    <style:style style:name="T797_32" style:family="text">
      <style:text-properties fo:color="#1155cc" style:text-underline-style="solid" style:text-underline-color="font-color"/>
    </style:style>
    <style:style style:name="T797_33" style:family="text"/>
    <style:style style:name="T797_34" style:family="text">
      <style:text-properties fo:color="#1155cc" style:text-underline-style="solid" style:text-underline-color="font-color"/>
    </style:style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P799" style:family="paragraph" style:parent-style-name="Standard">
      <style:paragraph-properties fo:break-before="auto" fo:line-height="115%" style:writing-mode="lr-tb"/>
    </style:style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>
      <style:text-properties style:text-underline-style="solid" style:text-underline-color="font-color"/>
    </style:style>
    <style:style style:name="T800_2" style:family="text">
      <style:text-properties style:text-underline-style="solid" style:text-underline-color="font-color"/>
    </style:style>
    <style:style style:name="T800_3" style:family="text">
      <style:text-properties style:text-underline-style="solid" style:text-underline-color="font-color"/>
    </style:style>
    <style:style style:name="T800_4" style:family="text">
      <style:text-properties style:text-underline-style="solid" style:text-underline-color="font-color"/>
    </style:style>
    <style:style style:name="P801" style:family="paragraph" style:parent-style-name="Standard">
      <style:paragraph-properties fo:break-before="auto" fo:line-height="115%" style:writing-mode="lr-tb"/>
    </style:style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>
      <style:text-properties fo:font-weight="bold" style:font-weight-asian="bold" style:font-weight-complex="bold" style:text-underline-style="solid" style:text-underline-color="font-color"/>
    </style:style>
    <style:style style:name="T802_2" style:family="text">
      <style:text-properties fo:font-weight="bold" style:font-weight-asian="bold" style:font-weight-complex="bold" style:text-underline-style="solid" style:text-underline-color="font-color"/>
    </style:style>
    <style:style style:name="T802_3" style:family="text">
      <style:text-properties fo:font-weight="bold" style:font-weight-asian="bold" style:font-weight-complex="bold" style:text-underline-style="solid" style:text-underline-color="font-color"/>
    </style:style>
    <style:style style:name="P803" style:family="paragraph" style:parent-style-name="Standard">
      <style:paragraph-properties fo:break-before="auto" fo:line-height="115%" style:writing-mode="lr-tb"/>
    </style:style>
    <style:style style:name="P804" style:family="paragraph" style:parent-style-name="Standard">
      <style:paragraph-properties fo:break-before="auto" fo:line-height="115%" style:writing-mode="lr-tb"/>
    </style:style>
    <style:style style:name="T804_1" style:family="text">
      <style:text-properties style:text-underline-style="solid" style:text-underline-color="font-color"/>
    </style:style>
    <style:style style:name="T804_2" style:family="text">
      <style:text-properties style:text-underline-style="solid" style:text-underline-color="font-color"/>
    </style:style>
    <style:style style:name="P805" style:family="paragraph" style:parent-style-name="Standard">
      <style:paragraph-properties fo:break-before="auto" fo:line-height="115%" style:writing-mode="lr-tb"/>
    </style:style>
    <style:style style:name="T805_1" style:family="text"/>
    <style:style style:name="T805_2" style:family="text"/>
    <style:style style:name="T805_3" style:family="text"/>
    <style:style style:name="T805_4" style:family="text"/>
    <style:style style:name="T805_5" style:family="text"/>
    <style:style style:name="T805_6" style:family="text"/>
    <style:style style:name="T805_7" style:family="text"/>
    <style:style style:name="T805_8" style:family="text"/>
    <style:style style:name="T805_9" style:family="text"/>
    <style:style style:name="T805_10" style:family="text"/>
    <style:style style:name="T805_11" style:family="text"/>
    <style:style style:name="T805_12" style:family="text"/>
    <style:style style:name="T805_13" style:family="text"/>
    <style:style style:name="T805_14" style:family="text"/>
    <style:style style:name="T805_15" style:family="text"/>
    <style:style style:name="T805_16" style:family="text"/>
    <style:style style:name="P806" style:family="paragraph" style:parent-style-name="Standard">
      <style:paragraph-properties fo:break-before="auto" fo:line-height="115%" style:writing-mode="lr-tb"/>
    </style:style>
    <style:style style:name="P807" style:family="paragraph" style:parent-style-name="Standard">
      <style:paragraph-properties fo:break-before="auto" fo:line-height="115%" style:writing-mode="lr-tb"/>
    </style:style>
    <style:style style:name="T807_1" style:family="text">
      <style:text-properties style:text-underline-style="solid" style:text-underline-color="font-color"/>
    </style:style>
    <style:style style:name="T807_2" style:family="text">
      <style:text-properties style:text-underline-style="solid" style:text-underline-color="font-color"/>
    </style:style>
    <style:style style:name="P808" style:family="paragraph" style:parent-style-name="Standard">
      <style:paragraph-properties fo:break-before="auto" fo:line-height="115%" style:writing-mode="lr-tb"/>
    </style:style>
    <style:style style:name="T808_1" style:family="text"/>
    <style:style style:name="P809" style:family="paragraph" style:parent-style-name="Standard">
      <style:paragraph-properties fo:break-before="auto" fo:line-height="115%" style:writing-mode="lr-tb"/>
    </style:style>
    <style:style style:name="P810" style:family="paragraph" style:parent-style-name="Standard">
      <style:paragraph-properties fo:break-before="auto" fo:line-height="115%" style:writing-mode="lr-tb"/>
    </style:style>
    <style:style style:name="T810_1" style:family="text">
      <style:text-properties style:text-underline-style="solid" style:text-underline-color="font-color"/>
    </style:style>
    <style:style style:name="T810_2" style:family="text">
      <style:text-properties style:text-underline-style="solid" style:text-underline-color="font-color"/>
    </style:style>
    <style:style style:name="P811" style:family="paragraph" style:parent-style-name="Standard">
      <style:paragraph-properties fo:break-before="auto" fo:line-height="115%" style:writing-mode="lr-tb"/>
    </style:style>
    <style:style style:name="T811_1" style:family="text"/>
    <style:style style:name="T811_2" style:family="text"/>
    <style:style style:name="T811_3" style:family="text"/>
    <style:style style:name="T811_4" style:family="text"/>
    <style:style style:name="T811_5" style:family="text"/>
    <style:style style:name="T811_6" style:family="text"/>
    <style:style style:name="T811_7" style:family="text"/>
    <style:style style:name="T811_8" style:family="text"/>
    <style:style style:name="T811_9" style:family="text"/>
    <style:style style:name="T811_10" style:family="text"/>
    <style:style style:name="T811_11" style:family="text"/>
    <style:style style:name="T811_12" style:family="text"/>
    <style:style style:name="P812" style:family="paragraph" style:parent-style-name="Standard">
      <style:paragraph-properties fo:break-before="auto" fo:line-height="115%" style:writing-mode="lr-tb"/>
    </style:style>
    <style:style style:name="P813" style:family="paragraph" style:parent-style-name="Standard">
      <style:paragraph-properties fo:break-before="auto" fo:line-height="115%" style:writing-mode="lr-tb"/>
    </style:style>
    <style:style style:name="T813_1" style:family="text">
      <style:text-properties style:text-underline-style="solid" style:text-underline-color="font-color"/>
    </style:style>
    <style:style style:name="T813_2" style:family="text">
      <style:text-properties style:text-underline-style="solid" style:text-underline-color="font-color"/>
    </style:style>
    <style:style style:name="P814" style:family="paragraph" style:parent-style-name="Standard">
      <style:paragraph-properties fo:break-before="auto" fo:line-height="115%" style:writing-mode="lr-tb"/>
    </style:style>
    <style:style style:name="T814_1" style:family="text"/>
    <style:style style:name="T814_2" style:family="text"/>
    <style:style style:name="T814_3" style:family="text"/>
    <style:style style:name="T814_4" style:family="text"/>
    <style:style style:name="T814_5" style:family="text"/>
    <style:style style:name="T814_6" style:family="text"/>
    <style:style style:name="T814_7" style:family="text"/>
    <style:style style:name="T814_8" style:family="text"/>
    <style:style style:name="T814_9" style:family="text"/>
    <style:style style:name="T814_10" style:family="text"/>
    <style:style style:name="T814_11" style:family="text"/>
    <style:style style:name="T814_12" style:family="text"/>
    <style:style style:name="T814_13" style:family="text"/>
    <style:style style:name="T814_14" style:family="text"/>
    <style:style style:name="T814_15" style:family="text"/>
    <style:style style:name="T814_16" style:family="text"/>
    <style:style style:name="T814_17" style:family="text"/>
    <style:style style:name="T814_18" style:family="text"/>
    <style:style style:name="T814_19" style:family="text"/>
    <style:style style:name="T814_20" style:family="text"/>
    <style:style style:name="T814_21" style:family="text"/>
    <style:style style:name="T814_22" style:family="text"/>
    <style:style style:name="T814_23" style:family="text"/>
    <style:style style:name="P815" style:family="paragraph" style:parent-style-name="Standard">
      <style:paragraph-properties fo:break-before="auto" fo:line-height="115%" style:writing-mode="lr-tb"/>
    </style:style>
    <style:style style:name="T815_1" style:family="text"/>
    <style:style style:name="T815_2" style:family="text"/>
    <style:style style:name="T815_3" style:family="text"/>
    <style:style style:name="T815_4" style:family="text"/>
    <style:style style:name="T815_5" style:family="text"/>
    <style:style style:name="T815_6" style:family="text"/>
    <style:style style:name="T815_7" style:family="text"/>
    <style:style style:name="T815_8" style:family="text"/>
    <style:style style:name="T815_9" style:family="text"/>
    <style:style style:name="T815_10" style:family="text"/>
    <style:style style:name="T815_11" style:family="text"/>
    <style:style style:name="T815_12" style:family="text"/>
    <style:style style:name="P816" style:family="paragraph" style:parent-style-name="Standard">
      <style:paragraph-properties fo:break-before="auto" fo:line-height="115%" style:writing-mode="lr-tb"/>
    </style:style>
    <style:style style:name="T816_1" style:family="text"/>
    <style:style style:name="T816_2" style:family="text"/>
    <style:style style:name="T816_3" style:family="text"/>
    <style:style style:name="T816_4" style:family="text"/>
    <style:style style:name="T816_5" style:family="text"/>
    <style:style style:name="T816_6" style:family="text"/>
    <style:style style:name="T816_7" style:family="text"/>
    <style:style style:name="T816_8" style:family="text"/>
    <style:style style:name="T816_9" style:family="text"/>
    <style:style style:name="T816_10" style:family="text"/>
    <style:style style:name="T816_11" style:family="text"/>
    <style:style style:name="T816_12" style:family="text"/>
    <style:style style:name="T816_13" style:family="text"/>
    <style:style style:name="T816_14" style:family="text"/>
    <style:style style:name="T816_15" style:family="text"/>
    <style:style style:name="T816_16" style:family="text"/>
    <style:style style:name="T816_17" style:family="text"/>
    <style:style style:name="T816_18" style:family="text"/>
    <style:style style:name="T816_19" style:family="text"/>
    <style:style style:name="T816_20" style:family="text"/>
    <style:style style:name="T816_21" style:family="text"/>
    <style:style style:name="T816_22" style:family="text"/>
    <style:style style:name="T816_23" style:family="text"/>
    <style:style style:name="T816_24" style:family="text"/>
    <style:style style:name="T816_25" style:family="text"/>
    <style:style style:name="T816_26" style:family="text"/>
    <style:style style:name="T816_27" style:family="text"/>
    <style:style style:name="T816_28" style:family="text"/>
    <style:style style:name="T816_29" style:family="text"/>
    <style:style style:name="T816_30" style:family="text"/>
    <style:style style:name="P817" style:family="paragraph" style:parent-style-name="Standard">
      <style:paragraph-properties fo:break-before="auto" fo:line-height="115%" style:writing-mode="lr-tb"/>
    </style:style>
    <style:style style:name="T817_1" style:family="text"/>
    <style:style style:name="P818" style:family="paragraph" style:parent-style-name="Standard">
      <style:paragraph-properties fo:break-before="auto" fo:line-height="115%" style:writing-mode="lr-tb"/>
    </style:style>
    <style:style style:name="T818_1" style:family="text"/>
    <style:style style:name="P819" style:family="paragraph" style:parent-style-name="Standard">
      <style:paragraph-properties fo:break-before="auto" fo:line-height="115%" style:writing-mode="lr-tb"/>
    </style:style>
    <style:style style:name="T819_1" style:family="text"/>
    <style:style style:name="T819_2" style:family="text"/>
    <style:style style:name="T819_3" style:family="text"/>
    <style:style style:name="P820" style:family="paragraph" style:parent-style-name="Standard">
      <style:paragraph-properties fo:break-before="auto" fo:line-height="115%" style:writing-mode="lr-tb"/>
    </style:style>
    <style:style style:name="T820_1" style:family="text"/>
    <style:style style:name="T820_2" style:family="text"/>
    <style:style style:name="T820_3" style:family="text"/>
    <style:style style:name="T820_4" style:family="text"/>
    <style:style style:name="T820_5" style:family="text"/>
    <style:style style:name="P821" style:family="paragraph" style:parent-style-name="Standard">
      <style:paragraph-properties fo:break-before="auto" fo:line-height="115%" style:writing-mode="lr-tb"/>
    </style:style>
    <style:style style:name="T821_1" style:family="text"/>
    <style:style style:name="T821_2" style:family="text"/>
    <style:style style:name="T821_3" style:family="text"/>
    <style:style style:name="P822" style:family="paragraph" style:parent-style-name="Standard">
      <style:paragraph-properties fo:break-before="auto" fo:line-height="115%" style:writing-mode="lr-tb"/>
    </style:style>
    <style:style style:name="T822_1" style:family="text"/>
    <style:style style:name="T822_2" style:family="text"/>
    <style:style style:name="T822_3" style:family="text"/>
    <style:style style:name="T822_4" style:family="text"/>
    <style:style style:name="T822_5" style:family="text"/>
    <style:style style:name="P823" style:family="paragraph" style:parent-style-name="Standard">
      <style:paragraph-properties fo:break-before="auto" fo:line-height="115%" style:writing-mode="lr-tb"/>
    </style:style>
    <style:style style:name="T823_1" style:family="text"/>
    <style:style style:name="T823_2" style:family="text"/>
    <style:style style:name="T823_3" style:family="text"/>
    <style:style style:name="T823_4" style:family="text"/>
    <style:style style:name="T823_5" style:family="text"/>
    <style:style style:name="P824" style:family="paragraph" style:parent-style-name="Standard">
      <style:paragraph-properties fo:break-before="auto" fo:line-height="115%" style:writing-mode="lr-tb"/>
    </style:style>
    <style:style style:name="T824_1" style:family="text"/>
    <style:style style:name="P825" style:family="paragraph" style:parent-style-name="Standard">
      <style:paragraph-properties fo:break-before="auto" fo:line-height="115%" style:writing-mode="lr-tb"/>
    </style:style>
    <style:style style:name="T825_1" style:family="text"/>
    <style:style style:name="T825_2" style:family="text"/>
    <style:style style:name="T825_3" style:family="text"/>
    <style:style style:name="P826" style:family="paragraph" style:parent-style-name="Standard">
      <style:paragraph-properties fo:break-before="auto" fo:line-height="115%" style:writing-mode="lr-tb"/>
    </style:style>
    <style:style style:name="T826_1" style:family="text"/>
    <style:style style:name="T826_2" style:family="text"/>
    <style:style style:name="T826_3" style:family="text"/>
    <style:style style:name="P827" style:family="paragraph" style:parent-style-name="Standard">
      <style:paragraph-properties fo:break-before="auto" fo:line-height="115%" style:writing-mode="lr-tb"/>
    </style:style>
    <style:style style:name="T827_1" style:family="text"/>
    <style:style style:name="P828" style:family="paragraph" style:parent-style-name="Standard">
      <style:paragraph-properties fo:break-before="auto" fo:line-height="115%" style:writing-mode="lr-tb"/>
    </style:style>
    <style:style style:name="T828_1" style:family="text"/>
    <style:style style:name="T828_2" style:family="text"/>
    <style:style style:name="T828_3" style:family="text"/>
    <style:style style:name="P829" style:family="paragraph" style:parent-style-name="Standard">
      <style:paragraph-properties fo:break-before="auto" fo:line-height="115%" style:writing-mode="lr-tb"/>
    </style:style>
    <style:style style:name="T829_1" style:family="text"/>
    <style:style style:name="T829_2" style:family="text"/>
    <style:style style:name="T829_3" style:family="text"/>
    <style:style style:name="P830" style:family="paragraph" style:parent-style-name="Standard">
      <style:paragraph-properties fo:break-before="auto" fo:line-height="115%" style:writing-mode="lr-tb"/>
    </style:style>
    <style:style style:name="T830_1" style:family="text"/>
    <style:style style:name="T830_2" style:family="text"/>
    <style:style style:name="T830_3" style:family="text"/>
    <style:style style:name="P831" style:family="paragraph" style:parent-style-name="Standard">
      <style:paragraph-properties fo:break-before="auto" fo:line-height="115%" style:writing-mode="lr-tb"/>
    </style:style>
    <style:style style:name="T831_1" style:family="text"/>
    <style:style style:name="T831_2" style:family="text"/>
    <style:style style:name="T831_3" style:family="text"/>
    <style:style style:name="P832" style:family="paragraph" style:parent-style-name="Standard">
      <style:paragraph-properties fo:break-before="auto" fo:line-height="115%" style:writing-mode="lr-tb"/>
    </style:style>
    <style:style style:name="T832_1" style:family="text"/>
    <style:style style:name="P833" style:family="paragraph" style:parent-style-name="Standard">
      <style:paragraph-properties fo:break-before="auto" fo:line-height="115%" style:writing-mode="lr-tb"/>
    </style:style>
    <style:style style:name="T833_1" style:family="text"/>
    <style:style style:name="T833_2" style:family="text"/>
    <style:style style:name="T833_3" style:family="text"/>
    <style:style style:name="P834" style:family="paragraph" style:parent-style-name="Standard">
      <style:paragraph-properties fo:break-before="auto" fo:line-height="115%" style:writing-mode="lr-tb"/>
    </style:style>
    <style:style style:name="T834_1" style:family="text"/>
    <style:style style:name="T834_2" style:family="text"/>
    <style:style style:name="T834_3" style:family="text"/>
    <style:style style:name="T834_4" style:family="text"/>
    <style:style style:name="T834_5" style:family="text"/>
    <style:style style:name="T834_6" style:family="text"/>
    <style:style style:name="T834_7" style:family="text"/>
    <style:style style:name="P835" style:family="paragraph" style:parent-style-name="Standard">
      <style:paragraph-properties fo:break-before="auto" fo:line-height="115%" style:writing-mode="lr-tb"/>
    </style:style>
    <style:style style:name="T835_1" style:family="text"/>
    <style:style style:name="T835_2" style:family="text"/>
    <style:style style:name="T835_3" style:family="text"/>
    <style:style style:name="T835_4" style:family="text"/>
    <style:style style:name="T835_5" style:family="text"/>
    <style:style style:name="T835_6" style:family="text"/>
    <style:style style:name="T835_7" style:family="text"/>
    <style:style style:name="P836" style:family="paragraph" style:parent-style-name="Standard">
      <style:paragraph-properties fo:break-before="auto" fo:line-height="115%" style:writing-mode="lr-tb"/>
    </style:style>
    <style:style style:name="T836_1" style:family="text"/>
    <style:style style:name="T836_2" style:family="text"/>
    <style:style style:name="T836_3" style:family="text"/>
    <style:style style:name="T836_4" style:family="text"/>
    <style:style style:name="T836_5" style:family="text"/>
    <style:style style:name="T836_6" style:family="text"/>
    <style:style style:name="T836_7" style:family="text"/>
    <style:style style:name="P837" style:family="paragraph" style:parent-style-name="Standard">
      <style:paragraph-properties fo:break-before="auto" fo:line-height="115%" style:writing-mode="lr-tb"/>
    </style:style>
    <style:style style:name="T837_1" style:family="text"/>
    <style:style style:name="P838" style:family="paragraph" style:parent-style-name="Standard">
      <style:paragraph-properties fo:break-before="auto" fo:line-height="115%" style:writing-mode="lr-tb"/>
    </style:style>
    <style:style style:name="T838_1" style:family="text"/>
    <style:style style:name="T838_2" style:family="text"/>
    <style:style style:name="T838_3" style:family="text"/>
    <style:style style:name="P839" style:family="paragraph" style:parent-style-name="Standard">
      <style:paragraph-properties fo:break-before="auto" fo:line-height="115%" style:writing-mode="lr-tb"/>
    </style:style>
    <style:style style:name="T839_1" style:family="text"/>
    <style:style style:name="T839_2" style:family="text"/>
    <style:style style:name="T839_3" style:family="text"/>
    <style:style style:name="T839_4" style:family="text"/>
    <style:style style:name="T839_5" style:family="text"/>
    <style:style style:name="T839_6" style:family="text"/>
    <style:style style:name="T839_7" style:family="text"/>
    <style:style style:name="P840" style:family="paragraph" style:parent-style-name="Standard">
      <style:paragraph-properties fo:break-before="auto" fo:line-height="115%" style:writing-mode="lr-tb"/>
    </style:style>
    <style:style style:name="T840_1" style:family="text"/>
    <style:style style:name="T840_2" style:family="text"/>
    <style:style style:name="T840_3" style:family="text"/>
    <style:style style:name="T840_4" style:family="text"/>
    <style:style style:name="T840_5" style:family="text"/>
    <style:style style:name="T840_6" style:family="text"/>
    <style:style style:name="T840_7" style:family="text"/>
    <style:style style:name="P841" style:family="paragraph" style:parent-style-name="Standard">
      <style:paragraph-properties fo:break-before="auto" fo:line-height="115%" style:writing-mode="lr-tb"/>
    </style:style>
    <style:style style:name="T841_1" style:family="text"/>
    <style:style style:name="T841_2" style:family="text"/>
    <style:style style:name="T841_3" style:family="text"/>
    <style:style style:name="T841_4" style:family="text"/>
    <style:style style:name="T841_5" style:family="text"/>
    <style:style style:name="T841_6" style:family="text"/>
    <style:style style:name="T841_7" style:family="text"/>
    <style:style style:name="P842" style:family="paragraph" style:parent-style-name="Standard">
      <style:paragraph-properties fo:break-before="auto" fo:line-height="115%" style:writing-mode="lr-tb"/>
    </style:style>
    <style:style style:name="T842_1" style:family="text"/>
    <style:style style:name="P843" style:family="paragraph" style:parent-style-name="Standard">
      <style:paragraph-properties fo:break-before="auto" fo:line-height="115%" style:writing-mode="lr-tb"/>
    </style:style>
    <style:style style:name="T843_1" style:family="text"/>
    <style:style style:name="T843_2" style:family="text"/>
    <style:style style:name="T843_3" style:family="text"/>
    <style:style style:name="P844" style:family="paragraph" style:parent-style-name="Standard">
      <style:paragraph-properties fo:break-before="auto" fo:line-height="115%" style:writing-mode="lr-tb"/>
    </style:style>
    <style:style style:name="T844_1" style:family="text"/>
    <style:style style:name="T844_2" style:family="text"/>
    <style:style style:name="T844_3" style:family="text"/>
    <style:style style:name="T844_4" style:family="text"/>
    <style:style style:name="T844_5" style:family="text"/>
    <style:style style:name="T844_6" style:family="text"/>
    <style:style style:name="T844_7" style:family="text"/>
    <style:style style:name="P845" style:family="paragraph" style:parent-style-name="Standard">
      <style:paragraph-properties fo:break-before="auto" fo:line-height="115%" style:writing-mode="lr-tb"/>
    </style:style>
    <style:style style:name="T845_1" style:family="text"/>
    <style:style style:name="T845_2" style:family="text"/>
    <style:style style:name="T845_3" style:family="text"/>
    <style:style style:name="T845_4" style:family="text"/>
    <style:style style:name="T845_5" style:family="text"/>
    <style:style style:name="T845_6" style:family="text"/>
    <style:style style:name="T845_7" style:family="text"/>
    <style:style style:name="P846" style:family="paragraph" style:parent-style-name="Standard">
      <style:paragraph-properties fo:break-before="auto" fo:line-height="115%" style:writing-mode="lr-tb"/>
    </style:style>
    <style:style style:name="T846_1" style:family="text"/>
    <style:style style:name="T846_2" style:family="text"/>
    <style:style style:name="T846_3" style:family="text"/>
    <style:style style:name="T846_4" style:family="text"/>
    <style:style style:name="T846_5" style:family="text"/>
    <style:style style:name="T846_6" style:family="text"/>
    <style:style style:name="T846_7" style:family="text"/>
    <style:style style:name="P847" style:family="paragraph" style:parent-style-name="Standard">
      <style:paragraph-properties fo:break-before="auto" fo:line-height="115%" style:writing-mode="lr-tb"/>
    </style:style>
    <style:style style:name="T847_1" style:family="text"/>
    <style:style style:name="P848" style:family="paragraph" style:parent-style-name="Standard">
      <style:paragraph-properties fo:break-before="auto" fo:line-height="115%" style:writing-mode="lr-tb"/>
    </style:style>
    <style:style style:name="T848_1" style:family="text"/>
    <style:style style:name="P849" style:family="paragraph" style:parent-style-name="Standard">
      <style:paragraph-properties fo:break-before="auto" fo:line-height="115%" style:writing-mode="lr-tb"/>
    </style:style>
    <style:style style:name="T849_1" style:family="text"/>
    <style:style style:name="P850" style:family="paragraph" style:parent-style-name="Standard">
      <style:paragraph-properties fo:break-before="auto" fo:line-height="115%" style:writing-mode="lr-tb"/>
    </style:style>
    <style:style style:name="T850_1" style:family="text"/>
    <style:style style:name="T850_2" style:family="text"/>
    <style:style style:name="T850_3" style:family="text"/>
    <style:style style:name="P851" style:family="paragraph" style:parent-style-name="Standard">
      <style:paragraph-properties fo:break-before="auto" fo:line-height="115%" style:writing-mode="lr-tb"/>
    </style:style>
    <style:style style:name="T851_1" style:family="text"/>
    <style:style style:name="T851_2" style:family="text"/>
    <style:style style:name="T851_3" style:family="text"/>
    <style:style style:name="T851_4" style:family="text"/>
    <style:style style:name="T851_5" style:family="text"/>
    <style:style style:name="P852" style:family="paragraph" style:parent-style-name="Standard">
      <style:paragraph-properties fo:break-before="auto" fo:line-height="115%" style:writing-mode="lr-tb"/>
    </style:style>
    <style:style style:name="T852_1" style:family="text"/>
    <style:style style:name="T852_2" style:family="text"/>
    <style:style style:name="T852_3" style:family="text"/>
    <style:style style:name="P853" style:family="paragraph" style:parent-style-name="Standard">
      <style:paragraph-properties fo:break-before="auto" fo:line-height="115%" style:writing-mode="lr-tb"/>
    </style:style>
    <style:style style:name="T853_1" style:family="text"/>
    <style:style style:name="T853_2" style:family="text"/>
    <style:style style:name="T853_3" style:family="text"/>
    <style:style style:name="T853_4" style:family="text"/>
    <style:style style:name="T853_5" style:family="text"/>
    <style:style style:name="P854" style:family="paragraph" style:parent-style-name="Standard">
      <style:paragraph-properties fo:break-before="auto" fo:line-height="115%" style:writing-mode="lr-tb"/>
    </style:style>
    <style:style style:name="T854_1" style:family="text"/>
    <style:style style:name="T854_2" style:family="text"/>
    <style:style style:name="T854_3" style:family="text"/>
    <style:style style:name="T854_4" style:family="text"/>
    <style:style style:name="T854_5" style:family="text"/>
    <style:style style:name="P855" style:family="paragraph" style:parent-style-name="Standard">
      <style:paragraph-properties fo:break-before="auto" fo:line-height="115%" style:writing-mode="lr-tb"/>
    </style:style>
    <style:style style:name="T855_1" style:family="text"/>
    <style:style style:name="P856" style:family="paragraph" style:parent-style-name="Standard">
      <style:paragraph-properties fo:break-before="auto" fo:line-height="115%" style:writing-mode="lr-tb"/>
    </style:style>
    <style:style style:name="T856_1" style:family="text"/>
    <style:style style:name="T856_2" style:family="text"/>
    <style:style style:name="T856_3" style:family="text"/>
    <style:style style:name="P857" style:family="paragraph" style:parent-style-name="Standard">
      <style:paragraph-properties fo:break-before="auto" fo:line-height="115%" style:writing-mode="lr-tb"/>
    </style:style>
    <style:style style:name="T857_1" style:family="text"/>
    <style:style style:name="T857_2" style:family="text"/>
    <style:style style:name="T857_3" style:family="text"/>
    <style:style style:name="P858" style:family="paragraph" style:parent-style-name="Standard">
      <style:paragraph-properties fo:break-before="auto" fo:line-height="115%" style:writing-mode="lr-tb"/>
    </style:style>
    <style:style style:name="T858_1" style:family="text"/>
    <style:style style:name="P859" style:family="paragraph" style:parent-style-name="Standard">
      <style:paragraph-properties fo:break-before="auto" fo:line-height="115%" style:writing-mode="lr-tb"/>
    </style:style>
    <style:style style:name="T859_1" style:family="text"/>
    <style:style style:name="T859_2" style:family="text"/>
    <style:style style:name="T859_3" style:family="text"/>
    <style:style style:name="P860" style:family="paragraph" style:parent-style-name="Standard">
      <style:paragraph-properties fo:break-before="auto" fo:line-height="115%" style:writing-mode="lr-tb"/>
    </style:style>
    <style:style style:name="T860_1" style:family="text"/>
    <style:style style:name="T860_2" style:family="text"/>
    <style:style style:name="T860_3" style:family="text"/>
    <style:style style:name="P861" style:family="paragraph" style:parent-style-name="Standard">
      <style:paragraph-properties fo:break-before="auto" fo:line-height="115%" style:writing-mode="lr-tb"/>
    </style:style>
    <style:style style:name="T861_1" style:family="text"/>
    <style:style style:name="T861_2" style:family="text"/>
    <style:style style:name="T861_3" style:family="text"/>
    <style:style style:name="P862" style:family="paragraph" style:parent-style-name="Standard">
      <style:paragraph-properties fo:break-before="auto" fo:line-height="115%" style:writing-mode="lr-tb"/>
    </style:style>
    <style:style style:name="T862_1" style:family="text"/>
    <style:style style:name="T862_2" style:family="text"/>
    <style:style style:name="T862_3" style:family="text"/>
    <style:style style:name="P863" style:family="paragraph" style:parent-style-name="Standard">
      <style:paragraph-properties fo:break-before="auto" fo:line-height="115%" style:writing-mode="lr-tb"/>
    </style:style>
    <style:style style:name="T863_1" style:family="text"/>
    <style:style style:name="P864" style:family="paragraph" style:parent-style-name="Standard">
      <style:paragraph-properties fo:break-before="auto" fo:line-height="115%" style:writing-mode="lr-tb"/>
    </style:style>
    <style:style style:name="T864_1" style:family="text"/>
    <style:style style:name="T864_2" style:family="text"/>
    <style:style style:name="T864_3" style:family="text"/>
    <style:style style:name="P865" style:family="paragraph" style:parent-style-name="Standard">
      <style:paragraph-properties fo:break-before="auto" fo:line-height="115%" style:writing-mode="lr-tb"/>
    </style:style>
    <style:style style:name="T865_1" style:family="text"/>
    <style:style style:name="T865_2" style:family="text"/>
    <style:style style:name="T865_3" style:family="text"/>
    <style:style style:name="T865_4" style:family="text"/>
    <style:style style:name="T865_5" style:family="text"/>
    <style:style style:name="T865_6" style:family="text"/>
    <style:style style:name="T865_7" style:family="text"/>
    <style:style style:name="P866" style:family="paragraph" style:parent-style-name="Standard">
      <style:paragraph-properties fo:break-before="auto" fo:line-height="115%" style:writing-mode="lr-tb"/>
    </style:style>
    <style:style style:name="T866_1" style:family="text"/>
    <style:style style:name="T866_2" style:family="text"/>
    <style:style style:name="T866_3" style:family="text"/>
    <style:style style:name="T866_4" style:family="text"/>
    <style:style style:name="T866_5" style:family="text"/>
    <style:style style:name="T866_6" style:family="text"/>
    <style:style style:name="T866_7" style:family="text"/>
    <style:style style:name="P867" style:family="paragraph" style:parent-style-name="Standard">
      <style:paragraph-properties fo:break-before="auto" fo:line-height="115%" style:writing-mode="lr-tb"/>
    </style:style>
    <style:style style:name="T867_1" style:family="text"/>
    <style:style style:name="T867_2" style:family="text"/>
    <style:style style:name="T867_3" style:family="text"/>
    <style:style style:name="T867_4" style:family="text"/>
    <style:style style:name="T867_5" style:family="text"/>
    <style:style style:name="T867_6" style:family="text"/>
    <style:style style:name="T867_7" style:family="text"/>
    <style:style style:name="P868" style:family="paragraph" style:parent-style-name="Standard">
      <style:paragraph-properties fo:break-before="auto" fo:line-height="115%" style:writing-mode="lr-tb"/>
    </style:style>
    <style:style style:name="T868_1" style:family="text"/>
    <style:style style:name="P869" style:family="paragraph" style:parent-style-name="Standard">
      <style:paragraph-properties fo:break-before="auto" fo:line-height="115%" style:writing-mode="lr-tb"/>
    </style:style>
    <style:style style:name="T869_1" style:family="text"/>
    <style:style style:name="T869_2" style:family="text"/>
    <style:style style:name="T869_3" style:family="text"/>
    <style:style style:name="P870" style:family="paragraph" style:parent-style-name="Standard">
      <style:paragraph-properties fo:break-before="auto" fo:line-height="115%" style:writing-mode="lr-tb"/>
    </style:style>
    <style:style style:name="T870_1" style:family="text"/>
    <style:style style:name="T870_2" style:family="text"/>
    <style:style style:name="T870_3" style:family="text"/>
    <style:style style:name="T870_4" style:family="text"/>
    <style:style style:name="T870_5" style:family="text"/>
    <style:style style:name="T870_6" style:family="text"/>
    <style:style style:name="T870_7" style:family="text"/>
    <style:style style:name="P871" style:family="paragraph" style:parent-style-name="Standard">
      <style:paragraph-properties fo:break-before="auto" fo:line-height="115%" style:writing-mode="lr-tb"/>
    </style:style>
    <style:style style:name="T871_1" style:family="text"/>
    <style:style style:name="T871_2" style:family="text"/>
    <style:style style:name="T871_3" style:family="text"/>
    <style:style style:name="T871_4" style:family="text"/>
    <style:style style:name="T871_5" style:family="text"/>
    <style:style style:name="T871_6" style:family="text"/>
    <style:style style:name="T871_7" style:family="text"/>
    <style:style style:name="P872" style:family="paragraph" style:parent-style-name="Standard">
      <style:paragraph-properties fo:break-before="auto" fo:line-height="115%" style:writing-mode="lr-tb"/>
    </style:style>
    <style:style style:name="T872_1" style:family="text"/>
    <style:style style:name="T872_2" style:family="text"/>
    <style:style style:name="T872_3" style:family="text"/>
    <style:style style:name="T872_4" style:family="text"/>
    <style:style style:name="T872_5" style:family="text"/>
    <style:style style:name="T872_6" style:family="text"/>
    <style:style style:name="T872_7" style:family="text"/>
    <style:style style:name="P873" style:family="paragraph" style:parent-style-name="Standard">
      <style:paragraph-properties fo:break-before="auto" fo:line-height="115%" style:writing-mode="lr-tb"/>
    </style:style>
    <style:style style:name="T873_1" style:family="text"/>
    <style:style style:name="P874" style:family="paragraph" style:parent-style-name="Standard">
      <style:paragraph-properties fo:break-before="auto" fo:line-height="115%" style:writing-mode="lr-tb"/>
    </style:style>
    <style:style style:name="T874_1" style:family="text"/>
    <style:style style:name="T874_2" style:family="text"/>
    <style:style style:name="T874_3" style:family="text"/>
    <style:style style:name="P875" style:family="paragraph" style:parent-style-name="Standard">
      <style:paragraph-properties fo:break-before="auto" fo:line-height="115%" style:writing-mode="lr-tb"/>
    </style:style>
    <style:style style:name="T875_1" style:family="text"/>
    <style:style style:name="T875_2" style:family="text"/>
    <style:style style:name="T875_3" style:family="text"/>
    <style:style style:name="T875_4" style:family="text"/>
    <style:style style:name="T875_5" style:family="text"/>
    <style:style style:name="T875_6" style:family="text"/>
    <style:style style:name="T875_7" style:family="text"/>
    <style:style style:name="P876" style:family="paragraph" style:parent-style-name="Standard">
      <style:paragraph-properties fo:break-before="auto" fo:line-height="115%" style:writing-mode="lr-tb"/>
    </style:style>
    <style:style style:name="T876_1" style:family="text"/>
    <style:style style:name="T876_2" style:family="text"/>
    <style:style style:name="T876_3" style:family="text"/>
    <style:style style:name="T876_4" style:family="text"/>
    <style:style style:name="T876_5" style:family="text"/>
    <style:style style:name="T876_6" style:family="text"/>
    <style:style style:name="T876_7" style:family="text"/>
    <style:style style:name="P877" style:family="paragraph" style:parent-style-name="Standard">
      <style:paragraph-properties fo:break-before="auto" fo:line-height="115%" style:writing-mode="lr-tb"/>
    </style:style>
    <style:style style:name="T877_1" style:family="text"/>
    <style:style style:name="T877_2" style:family="text"/>
    <style:style style:name="T877_3" style:family="text"/>
    <style:style style:name="T877_4" style:family="text"/>
    <style:style style:name="T877_5" style:family="text"/>
    <style:style style:name="T877_6" style:family="text"/>
    <style:style style:name="T877_7" style:family="text"/>
    <style:style style:name="P878" style:family="paragraph" style:parent-style-name="Standard">
      <style:paragraph-properties fo:break-before="auto" fo:line-height="115%" style:writing-mode="lr-tb"/>
    </style:style>
    <style:style style:name="T878_1" style:family="text"/>
    <style:style style:name="P879" style:family="paragraph" style:parent-style-name="Standard">
      <style:paragraph-properties fo:break-before="auto" fo:line-height="115%" style:writing-mode="lr-tb"/>
    </style:style>
    <style:style style:name="T879_1" style:family="text"/>
    <style:style style:name="P880" style:family="paragraph" style:parent-style-name="Standard">
      <style:paragraph-properties fo:break-before="auto" fo:line-height="115%" style:writing-mode="lr-tb"/>
    </style:style>
    <style:style style:name="T880_1" style:family="text"/>
    <style:style style:name="P881" style:family="paragraph" style:parent-style-name="Standard">
      <style:paragraph-properties fo:break-before="auto" fo:line-height="115%" style:writing-mode="lr-tb"/>
    </style:style>
    <style:style style:name="P882" style:family="paragraph" style:parent-style-name="Standard">
      <style:paragraph-properties fo:break-before="auto" fo:line-height="115%" style:writing-mode="lr-tb"/>
    </style:style>
    <style:style style:name="T882_1" style:family="text">
      <style:text-properties style:text-underline-style="solid" style:text-underline-color="font-color"/>
    </style:style>
    <style:style style:name="T882_2" style:family="text">
      <style:text-properties style:text-underline-style="solid" style:text-underline-color="font-color"/>
    </style:style>
    <style:style style:name="P883" style:family="paragraph" style:parent-style-name="Standard">
      <style:paragraph-properties fo:break-before="auto" fo:line-height="115%" style:writing-mode="lr-tb"/>
    </style:style>
    <style:style style:name="T883_1" style:family="text"/>
    <style:style style:name="T883_2" style:family="text">
      <style:text-properties fo:color="#1155cc" style:text-underline-style="solid" style:text-underline-color="font-color"/>
    </style:style>
    <style:style style:name="T883_3" style:family="text"/>
    <style:style style:name="T883_4" style:family="text">
      <style:text-properties fo:color="#1155cc" style:text-underline-style="solid" style:text-underline-color="font-color"/>
    </style:style>
    <style:style style:name="T883_5" style:family="text"/>
    <style:style style:name="T883_6" style:family="text">
      <style:text-properties fo:color="#1155cc" style:text-underline-style="solid" style:text-underline-color="font-color"/>
    </style:style>
    <style:style style:name="T883_7" style:family="text"/>
    <style:style style:name="T883_8" style:family="text">
      <style:text-properties fo:color="#1155cc" style:text-underline-style="solid" style:text-underline-color="font-color"/>
    </style:style>
    <style:style style:name="T883_9" style:family="text"/>
    <style:style style:name="T883_10" style:family="text">
      <style:text-properties fo:color="#1155cc" style:text-underline-style="solid" style:text-underline-color="font-color"/>
    </style:style>
    <style:style style:name="T883_11" style:family="text"/>
    <style:style style:name="T883_12" style:family="text">
      <style:text-properties fo:color="#1155cc" style:text-underline-style="solid" style:text-underline-color="font-color"/>
    </style:style>
    <style:style style:name="T883_13" style:family="text"/>
    <style:style style:name="T883_14" style:family="text">
      <style:text-properties fo:color="#1155cc" style:text-underline-style="solid" style:text-underline-color="font-color"/>
    </style:style>
    <style:style style:name="T883_15" style:family="text"/>
    <style:style style:name="T883_16" style:family="text">
      <style:text-properties fo:color="#1155cc" style:text-underline-style="solid" style:text-underline-color="font-color"/>
    </style:style>
    <style:style style:name="T883_17" style:family="text"/>
    <style:style style:name="T883_18" style:family="text">
      <style:text-properties fo:color="#1155cc" style:text-underline-style="solid" style:text-underline-color="font-color"/>
    </style:style>
    <style:style style:name="T883_19" style:family="text"/>
    <style:style style:name="T883_20" style:family="text">
      <style:text-properties fo:color="#1155cc" style:text-underline-style="solid" style:text-underline-color="font-color"/>
    </style:style>
    <style:style style:name="T883_21" style:family="text"/>
    <style:style style:name="T883_22" style:family="text">
      <style:text-properties fo:color="#1155cc" style:text-underline-style="solid" style:text-underline-color="font-color"/>
    </style:style>
    <style:style style:name="T883_23" style:family="text"/>
    <style:style style:name="T883_24" style:family="text">
      <style:text-properties fo:color="#1155cc" style:text-underline-style="solid" style:text-underline-color="font-color"/>
    </style:style>
    <style:style style:name="T883_25" style:family="text"/>
    <style:style style:name="T883_26" style:family="text">
      <style:text-properties fo:color="#1155cc" style:text-underline-style="solid" style:text-underline-color="font-color"/>
    </style:style>
    <style:style style:name="T883_27" style:family="text"/>
    <style:style style:name="T883_28" style:family="text">
      <style:text-properties fo:color="#1155cc" style:text-underline-style="solid" style:text-underline-color="font-color"/>
    </style:style>
    <style:style style:name="T883_29" style:family="text"/>
    <style:style style:name="T883_30" style:family="text">
      <style:text-properties fo:color="#1155cc" style:text-underline-style="solid" style:text-underline-color="font-color"/>
    </style:style>
    <style:style style:name="T883_31" style:family="text"/>
    <style:style style:name="T883_32" style:family="text">
      <style:text-properties fo:color="#1155cc" style:text-underline-style="solid" style:text-underline-color="font-color"/>
    </style:style>
    <style:style style:name="T883_33" style:family="text"/>
    <style:style style:name="T883_34" style:family="text">
      <style:text-properties fo:color="#1155cc" style:text-underline-style="solid" style:text-underline-color="font-color"/>
    </style:style>
    <style:style style:name="P884" style:family="paragraph" style:parent-style-name="Standard">
      <style:paragraph-properties fo:break-before="auto" fo:line-height="115%" style:writing-mode="lr-tb"/>
    </style:style>
    <style:style style:name="T884_1" style:family="text"/>
    <style:style style:name="T884_2" style:family="text"/>
    <style:style style:name="T884_3" style:family="text"/>
    <style:style style:name="T884_4" style:family="text"/>
    <style:style style:name="T884_5" style:family="text"/>
    <style:style style:name="P885" style:family="paragraph" style:parent-style-name="Standard">
      <style:paragraph-properties fo:break-before="auto" fo:line-height="115%" style:writing-mode="lr-tb"/>
    </style:style>
    <style:style style:name="P886" style:family="paragraph" style:parent-style-name="Standard">
      <style:paragraph-properties fo:break-before="auto" fo:line-height="115%" style:writing-mode="lr-tb"/>
    </style:style>
    <style:style style:name="T886_1" style:family="text">
      <style:text-properties style:text-underline-style="solid" style:text-underline-color="font-color"/>
    </style:style>
    <style:style style:name="T886_2" style:family="text">
      <style:text-properties style:text-underline-style="solid" style:text-underline-color="font-color"/>
    </style:style>
    <style:style style:name="T886_3" style:family="text">
      <style:text-properties style:text-underline-style="solid" style:text-underline-color="font-color"/>
    </style:style>
    <style:style style:name="T886_4" style:family="text">
      <style:text-properties style:text-underline-style="solid" style:text-underline-color="font-color"/>
    </style:style>
    <style:style style:name="P887" style:family="paragraph" style:parent-style-name="Standard">
      <style:paragraph-properties fo:break-before="auto" fo:line-height="115%" style:writing-mode="lr-tb"/>
    </style:style>
    <style:style style:name="T887_1" style:family="text"/>
    <style:style style:name="T887_2" style:family="text"/>
    <style:style style:name="T887_3" style:family="text"/>
    <style:style style:name="T887_4" style:family="text"/>
    <style:style style:name="T887_5" style:family="text"/>
    <style:style style:name="T887_6" style:family="text"/>
    <style:style style:name="T887_7" style:family="text"/>
    <style:style style:name="T887_8" style:family="text"/>
    <style:style style:name="T887_9" style:family="text"/>
    <style:style style:name="T887_10" style:family="text"/>
    <style:style style:name="T887_11" style:family="text"/>
    <style:style style:name="T887_12" style:family="text"/>
    <style:style style:name="T887_13" style:family="text"/>
    <style:style style:name="T887_14" style:family="text"/>
    <style:style style:name="T887_15" style:family="text"/>
    <style:style style:name="P888" style:family="paragraph" style:parent-style-name="Standard">
      <style:paragraph-properties fo:break-before="auto" fo:line-height="115%" style:writing-mode="lr-tb"/>
    </style:style>
    <style:style style:name="P889" style:family="paragraph" style:parent-style-name="Standard">
      <style:paragraph-properties fo:break-before="auto" fo:line-height="115%" style:writing-mode="lr-tb"/>
    </style:style>
    <style:style style:name="P890" style:family="paragraph" style:parent-style-name="Standard">
      <style:paragraph-properties fo:break-before="auto" fo:line-height="115%" style:writing-mode="lr-tb"/>
    </style:style>
    <style:style style:name="P891" style:family="paragraph" style:parent-style-name="Heading_20_1">
      <style:paragraph-properties fo:break-before="page" fo:line-height="115%" style:writing-mode="lr-tb"/>
    </style:style>
    <style:style style:name="T891_1" style:family="text"/>
    <style:style style:name="T891_2" style:family="text"/>
    <style:style style:name="T891_3" style:family="text"/>
    <style:style style:name="P892" style:family="paragraph" style:parent-style-name="Standard">
      <style:paragraph-properties fo:break-before="auto" fo:line-height="115%" style:writing-mode="lr-tb"/>
    </style:style>
    <style:style style:name="P893" style:family="paragraph" style:parent-style-name="Standard">
      <style:paragraph-properties fo:break-before="auto" fo:line-height="115%" style:writing-mode="lr-tb"/>
    </style:style>
    <style:style style:name="P894" style:family="paragraph" style:parent-style-name="Standard">
      <style:paragraph-properties fo:break-before="auto" fo:line-height="115%" style:writing-mode="lr-tb"/>
    </style:style>
    <style:style style:name="T894_1" style:family="text">
      <style:text-properties fo:font-weight="bold" style:font-weight-asian="bold" style:font-weight-complex="bold" style:text-underline-style="solid" style:text-underline-color="font-color"/>
    </style:style>
    <style:style style:name="T894_2" style:family="text">
      <style:text-properties fo:font-weight="bold" style:font-weight-asian="bold" style:font-weight-complex="bold" style:text-underline-style="solid" style:text-underline-color="font-color"/>
    </style:style>
    <style:style style:name="T894_3" style:family="text">
      <style:text-properties fo:font-weight="bold" style:font-weight-asian="bold" style:font-weight-complex="bold" style:text-underline-style="solid" style:text-underline-color="font-color"/>
    </style:style>
    <style:style style:name="P895" style:family="paragraph" style:parent-style-name="Standard">
      <style:paragraph-properties fo:break-before="auto" fo:line-height="115%" style:writing-mode="lr-tb"/>
    </style:style>
    <style:style style:name="P896" style:family="paragraph" style:parent-style-name="Standard">
      <style:paragraph-properties fo:break-before="auto" fo:line-height="115%" style:writing-mode="lr-tb"/>
    </style:style>
    <style:style style:name="T896_1" style:family="text">
      <style:text-properties style:text-underline-style="solid" style:text-underline-color="font-color"/>
    </style:style>
    <style:style style:name="T896_2" style:family="text">
      <style:text-properties style:text-underline-style="solid" style:text-underline-color="font-color"/>
    </style:style>
    <style:style style:name="P897" style:family="paragraph" style:parent-style-name="Standard">
      <style:paragraph-properties fo:break-before="auto" fo:line-height="115%" style:writing-mode="lr-tb"/>
    </style:style>
    <style:style style:name="T897_1" style:family="text"/>
    <style:style style:name="T897_2" style:family="text"/>
    <style:style style:name="T897_3" style:family="text"/>
    <style:style style:name="T897_4" style:family="text"/>
    <style:style style:name="T897_5" style:family="text"/>
    <style:style style:name="T897_6" style:family="text"/>
    <style:style style:name="T897_7" style:family="text"/>
    <style:style style:name="T897_8" style:family="text"/>
    <style:style style:name="T897_9" style:family="text"/>
    <style:style style:name="T897_10" style:family="text"/>
    <style:style style:name="T897_11" style:family="text"/>
    <style:style style:name="T897_12" style:family="text"/>
    <style:style style:name="T897_13" style:family="text"/>
    <style:style style:name="T897_14" style:family="text"/>
    <style:style style:name="T897_15" style:family="text"/>
    <style:style style:name="T897_16" style:family="text"/>
    <style:style style:name="T897_17" style:family="text"/>
    <style:style style:name="T897_18" style:family="text"/>
    <style:style style:name="P898" style:family="paragraph" style:parent-style-name="Standard">
      <style:paragraph-properties fo:break-before="auto" fo:line-height="115%" style:writing-mode="lr-tb"/>
    </style:style>
    <style:style style:name="P899" style:family="paragraph" style:parent-style-name="Standard">
      <style:paragraph-properties fo:break-before="auto" fo:line-height="115%" style:writing-mode="lr-tb"/>
    </style:style>
    <style:style style:name="T899_1" style:family="text">
      <style:text-properties style:text-underline-style="solid" style:text-underline-color="font-color"/>
    </style:style>
    <style:style style:name="T899_2" style:family="text">
      <style:text-properties style:text-underline-style="solid" style:text-underline-color="font-color"/>
    </style:style>
    <style:style style:name="P900" style:family="paragraph" style:parent-style-name="Standard">
      <style:paragraph-properties fo:break-before="auto" fo:line-height="115%" style:writing-mode="lr-tb"/>
    </style:style>
    <style:style style:name="T900_1" style:family="text"/>
    <style:style style:name="P901" style:family="paragraph" style:parent-style-name="Standard">
      <style:paragraph-properties fo:break-before="auto" fo:line-height="115%" style:writing-mode="lr-tb"/>
    </style:style>
    <style:style style:name="P902" style:family="paragraph" style:parent-style-name="Standard">
      <style:paragraph-properties fo:break-before="auto" fo:line-height="115%" style:writing-mode="lr-tb"/>
    </style:style>
    <style:style style:name="T902_1" style:family="text">
      <style:text-properties style:text-underline-style="solid" style:text-underline-color="font-color"/>
    </style:style>
    <style:style style:name="T902_2" style:family="text">
      <style:text-properties style:text-underline-style="solid" style:text-underline-color="font-color"/>
    </style:style>
    <style:style style:name="P903" style:family="paragraph" style:parent-style-name="Standard">
      <style:paragraph-properties fo:break-before="auto" fo:line-height="115%" style:writing-mode="lr-tb"/>
    </style:style>
    <style:style style:name="T903_1" style:family="text"/>
    <style:style style:name="T903_2" style:family="text"/>
    <style:style style:name="T903_3" style:family="text"/>
    <style:style style:name="T903_4" style:family="text"/>
    <style:style style:name="T903_5" style:family="text"/>
    <style:style style:name="T903_6" style:family="text"/>
    <style:style style:name="T903_7" style:family="text"/>
    <style:style style:name="T903_8" style:family="text"/>
    <style:style style:name="T903_9" style:family="text"/>
    <style:style style:name="P904" style:family="paragraph" style:parent-style-name="Standard">
      <style:paragraph-properties fo:break-before="auto" fo:line-height="115%" style:writing-mode="lr-tb"/>
    </style:style>
    <style:style style:name="P905" style:family="paragraph" style:parent-style-name="Standard">
      <style:paragraph-properties fo:break-before="auto" fo:line-height="115%" style:writing-mode="lr-tb"/>
    </style:style>
    <style:style style:name="T905_1" style:family="text">
      <style:text-properties style:text-underline-style="solid" style:text-underline-color="font-color"/>
    </style:style>
    <style:style style:name="T905_2" style:family="text">
      <style:text-properties style:text-underline-style="solid" style:text-underline-color="font-color"/>
    </style:style>
    <style:style style:name="P906" style:family="paragraph" style:parent-style-name="Standard">
      <style:paragraph-properties fo:break-before="auto" fo:line-height="115%" style:writing-mode="lr-tb"/>
    </style:style>
    <style:style style:name="T906_1" style:family="text"/>
    <style:style style:name="T906_2" style:family="text"/>
    <style:style style:name="T906_3" style:family="text"/>
    <style:style style:name="T906_4" style:family="text"/>
    <style:style style:name="T906_5" style:family="text"/>
    <style:style style:name="T906_6" style:family="text"/>
    <style:style style:name="T906_7" style:family="text"/>
    <style:style style:name="T906_8" style:family="text"/>
    <style:style style:name="T906_9" style:family="text"/>
    <style:style style:name="P907" style:family="paragraph" style:parent-style-name="Standard">
      <style:paragraph-properties fo:break-before="auto" fo:line-height="115%" style:writing-mode="lr-tb"/>
    </style:style>
    <style:style style:name="T907_1" style:family="text"/>
    <style:style style:name="T907_2" style:family="text"/>
    <style:style style:name="T907_3" style:family="text"/>
    <style:style style:name="T907_4" style:family="text"/>
    <style:style style:name="T907_5" style:family="text"/>
    <style:style style:name="T907_6" style:family="text"/>
    <style:style style:name="T907_7" style:family="text"/>
    <style:style style:name="T907_8" style:family="text"/>
    <style:style style:name="T907_9" style:family="text"/>
    <style:style style:name="P908" style:family="paragraph" style:parent-style-name="Standard">
      <style:paragraph-properties fo:break-before="auto" fo:line-height="115%" style:writing-mode="lr-tb"/>
    </style:style>
    <style:style style:name="P909" style:family="paragraph" style:parent-style-name="Standard">
      <style:paragraph-properties fo:break-before="auto" fo:line-height="115%" style:writing-mode="lr-tb"/>
    </style:style>
    <style:style style:name="T909_1" style:family="text">
      <style:text-properties style:text-underline-style="solid" style:text-underline-color="font-color"/>
    </style:style>
    <style:style style:name="T909_2" style:family="text">
      <style:text-properties style:text-underline-style="solid" style:text-underline-color="font-color"/>
    </style:style>
    <style:style style:name="P910" style:family="paragraph" style:parent-style-name="Standard">
      <style:paragraph-properties fo:break-before="auto" fo:line-height="115%" style:writing-mode="lr-tb"/>
    </style:style>
    <style:style style:name="T910_1" style:family="text">
      <style:text-properties style:text-underline-style="solid" style:text-underline-color="font-color"/>
    </style:style>
    <style:style style:name="T910_2" style:family="text">
      <style:text-properties style:text-underline-style="solid" style:text-underline-color="font-color"/>
    </style:style>
    <style:style style:name="T910_3" style:family="text">
      <style:text-properties style:text-underline-style="solid" style:text-underline-color="font-color"/>
    </style:style>
    <style:style style:name="T910_4" style:family="text">
      <style:text-properties style:text-underline-style="solid" style:text-underline-color="font-color"/>
    </style:style>
    <style:style style:name="T910_5" style:family="text">
      <style:text-properties style:text-underline-style="solid" style:text-underline-color="font-color"/>
    </style:style>
    <style:style style:name="T910_6" style:family="text">
      <style:text-properties style:text-underline-style="solid" style:text-underline-color="font-color"/>
    </style:style>
    <style:style style:name="T910_7" style:family="text">
      <style:text-properties style:text-underline-style="solid" style:text-underline-color="font-color"/>
    </style:style>
    <style:style style:name="T910_8" style:family="text">
      <style:text-properties style:text-underline-style="solid" style:text-underline-color="font-color"/>
    </style:style>
    <style:style style:name="T910_9" style:family="text">
      <style:text-properties style:text-underline-style="solid" style:text-underline-color="font-color"/>
    </style:style>
    <style:style style:name="T910_10" style:family="text">
      <style:text-properties style:text-underline-style="solid" style:text-underline-color="font-color"/>
    </style:style>
    <style:style style:name="T910_11" style:family="text">
      <style:text-properties style:text-underline-style="solid" style:text-underline-color="font-color"/>
    </style:style>
    <style:style style:name="T910_12" style:family="text">
      <style:text-properties style:text-underline-style="solid" style:text-underline-color="font-color"/>
    </style:style>
    <style:style style:name="T910_13" style:family="text">
      <style:text-properties style:text-underline-style="solid" style:text-underline-color="font-color"/>
    </style:style>
    <style:style style:name="P911" style:family="paragraph" style:parent-style-name="Standard">
      <style:paragraph-properties fo:break-before="auto" fo:line-height="115%" style:writing-mode="lr-tb"/>
    </style:style>
    <style:style style:name="T911_1" style:family="text"/>
    <style:style style:name="T911_2" style:family="text"/>
    <style:style style:name="T911_3" style:family="text"/>
    <style:style style:name="T911_4" style:family="text"/>
    <style:style style:name="T911_5" style:family="text"/>
    <style:style style:name="T911_6" style:family="text"/>
    <style:style style:name="P912" style:family="paragraph" style:parent-style-name="Standard">
      <style:paragraph-properties fo:break-before="auto" fo:line-height="115%" style:writing-mode="lr-tb"/>
    </style:style>
    <style:style style:name="T912_1" style:family="text"/>
    <style:style style:name="T912_2" style:family="text"/>
    <style:style style:name="T912_3" style:family="text"/>
    <style:style style:name="T912_4" style:family="text"/>
    <style:style style:name="T912_5" style:family="text"/>
    <style:style style:name="T912_6" style:family="text"/>
    <style:style style:name="P913" style:family="paragraph" style:parent-style-name="Standard">
      <style:paragraph-properties fo:break-before="auto" fo:line-height="115%" style:writing-mode="lr-tb"/>
    </style:style>
    <style:style style:name="P914" style:family="paragraph" style:parent-style-name="Standard">
      <style:paragraph-properties fo:break-before="auto" fo:line-height="115%" style:writing-mode="lr-tb"/>
    </style:style>
    <style:style style:name="T914_1" style:family="text">
      <style:text-properties style:text-underline-style="solid" style:text-underline-color="font-color"/>
    </style:style>
    <style:style style:name="T914_2" style:family="text">
      <style:text-properties style:text-underline-style="solid" style:text-underline-color="font-color"/>
    </style:style>
    <style:style style:name="T914_3" style:family="text">
      <style:text-properties style:text-underline-style="solid" style:text-underline-color="font-color"/>
    </style:style>
    <style:style style:name="T914_4" style:family="text">
      <style:text-properties style:text-underline-style="solid" style:text-underline-color="font-color"/>
    </style:style>
    <style:style style:name="P915" style:family="paragraph" style:parent-style-name="Standard">
      <style:paragraph-properties fo:break-before="auto" fo:line-height="115%" style:writing-mode="lr-tb"/>
    </style:style>
    <style:style style:name="T915_1" style:family="text"/>
    <style:style style:name="T915_2" style:family="text"/>
    <style:style style:name="T915_3" style:family="text"/>
    <style:style style:name="T915_4" style:family="text"/>
    <style:style style:name="T915_5" style:family="text"/>
    <style:style style:name="P916" style:family="paragraph" style:parent-style-name="Standard">
      <style:paragraph-properties fo:break-before="auto" fo:line-height="115%" style:writing-mode="lr-tb"/>
    </style:style>
    <style:style style:name="P917" style:family="paragraph" style:parent-style-name="Standard">
      <style:paragraph-properties fo:break-before="auto" fo:line-height="115%" style:writing-mode="lr-tb"/>
    </style:style>
    <style:style style:name="P918" style:family="paragraph" style:parent-style-name="Standard">
      <style:paragraph-properties fo:break-before="auto" fo:line-height="115%" style:writing-mode="lr-tb"/>
    </style:style>
    <style:style style:name="P919" style:family="paragraph" style:parent-style-name="Standard">
      <style:paragraph-properties fo:break-before="auto" fo:line-height="115%" style:writing-mode="lr-tb"/>
    </style:style>
    <style:style style:name="P920" style:family="paragraph" style:parent-style-name="Standard">
      <style:paragraph-properties fo:break-before="auto" fo:line-height="115%" style:writing-mode="lr-tb"/>
    </style:style>
    <style:style style:name="P921" style:family="paragraph" style:parent-style-name="Standard">
      <style:paragraph-properties fo:break-before="auto" fo:line-height="115%" style:writing-mode="lr-tb"/>
    </style:style>
    <style:style style:name="P922" style:family="paragraph" style:parent-style-name="Standard">
      <style:paragraph-properties fo:break-before="auto" fo:line-height="115%" style:writing-mode="lr-tb"/>
    </style:style>
    <style:style style:name="P9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feohmuex0bey"/><text:bookmark-end text:name="h.feohmuex0bey"/><text:span text:style-name="T1_1">PersonalAIz</text:span><text:span text:style-name="T1_2"><text:s/></text:span><text:span text:style-name="T1_3">REST</text:span><text:span text:style-name="T1_4"><text:s/></text:span><text:span text:style-name="T1_5">API</text:span></text:p>
      <text:p text:style-name="P2"/>
      <text:p text:style-name="P3"/>
      <text:p text:style-name="P4"/>
      <text:p text:style-name="P5"/>
      <text:p text:style-name="P6"/>
      <text:p text:style-name="P7"><text:span text:style-name="T7_1"><text:a xlink:type="simple" xlink:href="#h.f7zesyc956y2"><text:span text:style-name="T7_2">Admin</text:span></text:a></text:span><text:span text:style-name="T7_3"><text:a xlink:type="simple" xlink:href="#h.f7zesyc956y2"><text:span text:style-name="T7_4"><text:s/></text:span></text:a></text:span><text:span text:style-name="T7_5"><text:a xlink:type="simple" xlink:href="#h.f7zesyc956y2"><text:span text:style-name="T7_6">API</text:span></text:a></text:span></text:p>
      <text:p text:style-name="P8"><text:span text:style-name="T8_1"><text:a xlink:type="simple" xlink:href="#h.ioqwve5mvub9"><text:span text:style-name="T8_2">Personal</text:span></text:a></text:span><text:span text:style-name="T8_3"><text:a xlink:type="simple" xlink:href="#h.ioqwve5mvub9"><text:span text:style-name="T8_4"><text:s/></text:span></text:a></text:span><text:span text:style-name="T8_5"><text:a xlink:type="simple" xlink:href="#h.ioqwve5mvub9"><text:span text:style-name="T8_6">API</text:span></text:a></text:span></text:p>
      <text:p text:style-name="P9"><text:span text:style-name="T9_1"><text:a xlink:type="simple" xlink:href="#h.6w2wmhpb05v8"><text:span text:style-name="T9_2">Stereotype</text:span></text:a></text:span><text:span text:style-name="T9_3"><text:a xlink:type="simple" xlink:href="#h.6w2wmhpb05v8"><text:span text:style-name="T9_4"><text:s/></text:span></text:a></text:span><text:span text:style-name="T9_5"><text:a xlink:type="simple" xlink:href="#h.6w2wmhpb05v8"><text:span text:style-name="T9_6">API</text:span></text:a></text:span></text:p>
      <text:p text:style-name="P10"><text:span text:style-name="T10_1"><text:a xlink:type="simple" xlink:href="#h.txvs1ss1ffhm"><text:span text:style-name="T10_2">Community</text:span></text:a></text:span><text:span text:style-name="T10_3"><text:a xlink:type="simple" xlink:href="#h.txvs1ss1ffhm"><text:span text:style-name="T10_4"><text:s/></text:span></text:a></text:span><text:span text:style-name="T10_5"><text:a xlink:type="simple" xlink:href="#h.txvs1ss1ffhm"><text:span text:style-name="T10_6">API</text:span></text:a></text:span></text:p>
      <text:p text:style-name="P11"><text:span text:style-name="T11_1"><text:a xlink:type="simple" xlink:href="#h.2wx0xhmi324q"><text:span text:style-name="T11_2">Recommendation</text:span></text:a></text:span><text:span text:style-name="T11_3"><text:a xlink:type="simple" xlink:href="#h.2wx0xhmi324q"><text:span text:style-name="T11_4"><text:s/></text:span></text:a></text:span><text:span text:style-name="T11_5"><text:a xlink:type="simple" xlink:href="#h.2wx0xhmi324q"><text:span text:style-name="T11_6">Engine</text:span></text:a></text:span><text:span text:style-name="T11_7"><text:a xlink:type="simple" xlink:href="#h.2wx0xhmi324q"><text:span text:style-name="T11_8"><text:s/></text:span></text:a></text:span><text:span text:style-name="T11_9"><text:a xlink:type="simple" xlink:href="#h.2wx0xhmi324q"><text:span text:style-name="T11_10">API</text:span></text:a></text:span></text:p>
      <text:p text:style-name="P12"><text:span text:style-name="T12_1"><text:a xlink:type="simple" xlink:href="#h.flf6a0rbg453"><text:span text:style-name="T12_2">Security</text:span></text:a></text:span><text:span text:style-name="T12_3"><text:a xlink:type="simple" xlink:href="#h.flf6a0rbg453"><text:span text:style-name="T12_4"><text:s/></text:span></text:a></text:span><text:span text:style-name="T12_5"><text:a xlink:type="simple" xlink:href="#h.flf6a0rbg453"><text:span text:style-name="T12_6">API</text:span></text:a></text:span></text:p>
      <text:p text:style-name="P13"/>
      <text:p text:style-name="P14"/>
      <text:h text:style-name="P15" text:outline-level="10"><text:bookmark-start text:name="h.avfzcqh4lkjf"/><text:bookmark-end text:name="h.avfzcqh4lkjf"/></text:h>
      <text:h text:style-name="P16" text:outline-level="10"><text:bookmark-start text:name="h.f7zesyc956y2"/><text:bookmark-end text:name="h.f7zesyc956y2"/><text:bookmark-start text:name="h.n01u3muozjgg"/><text:bookmark-end text:name="h.n01u3muozjgg"/><text:span text:style-name="T16_1">Admin</text:span><text:span text:style-name="T16_2"><text:s/></text:span><text:span text:style-name="T16_3">API</text:span></text:h>
      <text:p text:style-name="P17"/>
      <text:p text:style-name="P18"><text:span text:style-name="T18_1">Add</text:span><text:span text:style-name="T18_2"><text:s/></text:span><text:span text:style-name="T18_3">Client</text:span></text:p>
      <text:p text:style-name="P19"/>
      <text:p text:style-name="P20"><text:span text:style-name="T20_1">Description</text:span><text:span text:style-name="T20_2">:</text:span></text:p>
      <text:p text:style-name="P21"><text:span text:style-name="T21_1">Add</text:span><text:span text:style-name="T21_2"><text:s/></text:span><text:span text:style-name="T21_3">a</text:span><text:span text:style-name="T21_4"><text:s/></text:span><text:span text:style-name="T21_5">client</text:span><text:span text:style-name="T21_6"><text:s/></text:span><text:span text:style-name="T21_7">in</text:span><text:span text:style-name="T21_8"><text:s/></text:span><text:span text:style-name="T21_9">PersonalAIz</text:span><text:span text:style-name="T21_10"><text:s/></text:span><text:span text:style-name="T21_11">platform</text:span><text:span text:style-name="T21_12">.</text:span></text:p>
      <text:p text:style-name="P22"/>
      <text:p text:style-name="P23"><text:span text:style-name="T23_1">Method</text:span><text:span text:style-name="T23_2">:</text:span></text:p>
      <text:p text:style-name="P24"><text:span text:style-name="T24_1">POST</text:span></text:p>
      <text:p text:style-name="P25"/>
      <text:p text:style-name="P26"><text:span text:style-name="T26_1">URL</text:span><text:span text:style-name="T26_2">:</text:span></text:p>
      <text:p text:style-name="P27"><text:span text:style-name="T27_1">PersonalAIz</text:span><text:span text:style-name="T27_2">/</text:span><text:span text:style-name="T27_3">api</text:span><text:span text:style-name="T27_4">/</text:span><text:span text:style-name="T27_5">pserver</text:span><text:span text:style-name="T27_6">/{</text:span><text:span text:style-name="T27_7">userAuthe</text:span><text:span text:style-name="T27_8">}/</text:span><text:span text:style-name="T27_9">admin</text:span><text:span text:style-name="T27_10">/</text:span><text:span text:style-name="T27_11">client</text:span><text:span text:style-name="T27_12">/{</text:span><text:span text:style-name="T27_13">clientName</text:span><text:span text:style-name="T27_14">}</text:span></text:p>
      <text:p text:style-name="P28"/>
      <text:p text:style-name="P29"><text:span text:style-name="T29_1">Parameters</text:span><text:span text:style-name="T29_2">:</text:span></text:p>
      <text:p text:style-name="P30"><text:span text:style-name="T30_1">pp</text:span><text:span text:style-name="T30_2">:<text:s/></text:span><text:span text:style-name="T30_3">userAuthe</text:span><text:span text:style-name="T30_4"><text:s/>|<text:s/></text:span><text:span text:style-name="T30_5">The</text:span><text:span text:style-name="T30_6"><text:s/></text:span><text:span text:style-name="T30_7">system</text:span><text:span text:style-name="T30_8"><text:s/></text:span><text:span text:style-name="T30_9">user</text:span><text:span text:style-name="T30_10"><text:s/></text:span><text:span text:style-name="T30_11">authentication</text:span><text:span text:style-name="T30_12">.<text:s/></text:span><text:span text:style-name="T30_13">With</text:span><text:span text:style-name="T30_14"><text:s/></text:span><text:span text:style-name="T30_15">api</text:span><text:span text:style-name="T30_16"><text:s/></text:span><text:span text:style-name="T30_17">key</text:span><text:span text:style-name="T30_18"><text:s/></text:span><text:span text:style-name="T30_19">or</text:span><text:span text:style-name="T30_20"><text:s/></text:span><text:span text:style-name="T30_21">username</text:span><text:span text:style-name="T30_22">|</text:span><text:span text:style-name="T30_23">password</text:span></text:p>
      <text:p text:style-name="P31"><text:span text:style-name="T31_1">pp</text:span><text:span text:style-name="T31_2">:<text:s/></text:span><text:span text:style-name="T31_3">clientName</text:span><text:span text:style-name="T31_4"><text:s/>|<text:s/></text:span><text:span text:style-name="T31_5">The</text:span><text:span text:style-name="T31_6"><text:s/></text:span><text:span text:style-name="T31_7">new</text:span><text:span text:style-name="T31_8"><text:s/></text:span><text:span text:style-name="T31_9">client</text:span><text:span text:style-name="T31_10"><text:s/></text:span><text:span text:style-name="T31_11">username</text:span></text:p>
      <text:p text:style-name="P32"><text:span text:style-name="T32_1">fp</text:span><text:span text:style-name="T32_2">:<text:s/></text:span><text:span text:style-name="T32_3">password</text:span><text:span text:style-name="T32_4"><text:s/>|<text:s/></text:span><text:span text:style-name="T32_5">The</text:span><text:span text:style-name="T32_6"><text:s/></text:span><text:span text:style-name="T32_7">new</text:span><text:span text:style-name="T32_8"><text:s/></text:span><text:span text:style-name="T32_9">client</text:span><text:span text:style-name="T32_10"><text:s/></text:span><text:span text:style-name="T32_11">password</text:span></text:p>
      <text:p text:style-name="P33"><text:span text:style-name="T33_1">fp</text:span><text:span text:style-name="T33_2">:<text:s/></text:span><text:span text:style-name="T33_3">info</text:span><text:span text:style-name="T33_4"><text:s/>|<text:s/></text:span><text:span text:style-name="T33_5">A</text:span><text:span text:style-name="T33_6"><text:s/></text:span><text:span text:style-name="T33_7">JSON</text:span><text:span text:style-name="T33_8"><text:s/></text:span><text:span text:style-name="T33_9">with</text:span><text:span text:style-name="T33_10"><text:s/></text:span><text:span text:style-name="T33_11">client</text:span><text:span text:style-name="T33_12"><text:s/></text:span><text:span text:style-name="T33_13">information</text:span><text:span text:style-name="T33_14">.<text:s/></text:span><text:span text:style-name="T33_15">e</text:span><text:span text:style-name="T33_16">.</text:span><text:span text:style-name="T33_17">g</text:span><text:span text:style-name="T33_18">.<text:s/>{"</text:span><text:span text:style-name="T33_19">mail</text:span><text:span text:style-name="T33_20">":"</text:span><text:span text:style-name="T33_21">info</text:span><text:span text:style-name="T33_22">@</text:span><text:span text:style-name="T33_23">mail</text:span><text:span text:style-name="T33_24">.</text:span><text:span text:style-name="T33_25">org</text:span><text:span text:style-name="T33_26">","</text:span><text:span text:style-name="T33_27">infoname</text:span><text:span text:style-name="T33_28">":"</text:span><text:span text:style-name="T33_29">infovalue</text:span><text:span text:style-name="T33_30">"}</text:span></text:p>
      <text:p text:style-name="P34"/>
      <text:p text:style-name="P35"><text:span text:style-name="T35_1">Example</text:span><text:span text:style-name="T35_2">:</text:span></text:p>
      <text:p text:style-name="P36"><text:span text:style-name="T36_1"><text:a xlink:type="simple" xlink:href="http://localhost:8080/PersonalAIz/pserver/root%7Croot/admin/client/panagiotis"><text:span text:style-name="T36_2">http</text:span></text:a></text:span><text:span text:style-name="T36_3"><text:a xlink:type="simple" xlink:href="http://localhost:8080/PersonalAIz/pserver/root%7Croot/admin/client/panagiotis"><text:span text:style-name="T36_4">://</text:span></text:a></text:span><text:span text:style-name="T36_5"><text:a xlink:type="simple" xlink:href="http://localhost:8080/PersonalAIz/pserver/root%7Croot/admin/client/panagiotis"><text:span text:style-name="T36_6">localhost</text:span></text:a></text:span><text:span text:style-name="T36_7"><text:a xlink:type="simple" xlink:href="http://localhost:8080/PersonalAIz/pserver/root%7Croot/admin/client/panagiotis"><text:span text:style-name="T36_8">:8080/</text:span></text:a></text:span><text:span text:style-name="T36_9"><text:a xlink:type="simple" xlink:href="http://localhost:8080/PersonalAIz/pserver/root%7Croot/admin/client/panagiotis"><text:span text:style-name="T36_10">PersonalAIz</text:span></text:a></text:span><text:span text:style-name="T36_11"><text:a xlink:type="simple" xlink:href="http://localhost:8080/PersonalAIz/pserver/root%7Croot/admin/client/panagiotis"><text:span text:style-name="T36_12">/</text:span></text:a></text:span><text:span text:style-name="T36_13"><text:a xlink:type="simple" xlink:href="http://localhost:8080/PersonalAIz/pserver/root%7Croot/admin/client/panagiotis"><text:span text:style-name="T36_14">pserver</text:span></text:a></text:span><text:span text:style-name="T36_15"><text:a xlink:type="simple" xlink:href="http://localhost:8080/PersonalAIz/pserver/root%7Croot/admin/client/panagiotis"><text:span text:style-name="T36_16">/</text:span></text:a></text:span><text:span text:style-name="T36_17"><text:a xlink:type="simple" xlink:href="http://localhost:8080/PersonalAIz/pserver/root%7Croot/admin/client/panagiotis"><text:span text:style-name="T36_18">root</text:span></text:a></text:span><text:span text:style-name="T36_19"><text:a xlink:type="simple" xlink:href="http://localhost:8080/PersonalAIz/pserver/root%7Croot/admin/client/panagiotis"><text:span text:style-name="T36_20">%7</text:span></text:a></text:span><text:span text:style-name="T36_21"><text:a xlink:type="simple" xlink:href="http://localhost:8080/PersonalAIz/pserver/root%7Croot/admin/client/panagiotis"><text:span text:style-name="T36_22">Croot</text:span></text:a></text:span><text:span text:style-name="T36_23"><text:a xlink:type="simple" xlink:href="http://localhost:8080/PersonalAIz/pserver/root%7Croot/admin/client/panagiotis"><text:span text:style-name="T36_24">/</text:span></text:a></text:span><text:span text:style-name="T36_25"><text:a xlink:type="simple" xlink:href="http://localhost:8080/PersonalAIz/pserver/root%7Croot/admin/client/panagiotis"><text:span text:style-name="T36_26">admin</text:span></text:a></text:span><text:span text:style-name="T36_27"><text:a xlink:type="simple" xlink:href="http://localhost:8080/PersonalAIz/pserver/root%7Croot/admin/client/panagiotis"><text:span text:style-name="T36_28">/</text:span></text:a></text:span><text:span text:style-name="T36_29"><text:a xlink:type="simple" xlink:href="http://localhost:8080/PersonalAIz/pserver/root%7Croot/admin/client/panagiotis"><text:span text:style-name="T36_30">client</text:span></text:a></text:span><text:span text:style-name="T36_31"><text:a xlink:type="simple" xlink:href="http://localhost:8080/PersonalAIz/pserver/root%7Croot/admin/client/panagiotis"><text:span text:style-name="T36_32">/</text:span></text:a></text:span><text:span text:style-name="T36_33"><text:a xlink:type="simple" xlink:href="http://localhost:8080/PersonalAIz/pserver/root%7Croot/admin/client/panagiotis"><text:span text:style-name="T36_34">panagiotis</text:span></text:a></text:span></text:p>
      <text:p text:style-name="P37"><text:span text:style-name="T37_1">postParams</text:span><text:span text:style-name="T37_2">("</text:span><text:span text:style-name="T37_3">password</text:span><text:span text:style-name="T37_4">",<text:s/>"123456789")</text:span></text:p>
      <text:p text:style-name="P38"><text:span text:style-name="T38_1">postParams</text:span><text:span text:style-name="T38_2">("</text:span><text:span text:style-name="T38_3">info</text:span><text:span text:style-name="T38_4">",<text:s/>"{'</text:span><text:span text:style-name="T38_5">mail</text:span><text:span text:style-name="T38_6">':'</text:span><text:span text:style-name="T38_7"><text:a xlink:type="simple" xlink:href="mailto:info@mail.com"><text:span text:style-name="T38_8">info</text:span></text:a></text:span><text:span text:style-name="T38_9"><text:a xlink:type="simple" xlink:href="mailto:info@mail.com"><text:span text:style-name="T38_10">@</text:span></text:a></text:span><text:span text:style-name="T38_11"><text:a xlink:type="simple" xlink:href="mailto:info@mail.com"><text:span text:style-name="T38_12">mail</text:span></text:a></text:span><text:span text:style-name="T38_13"><text:a xlink:type="simple" xlink:href="mailto:info@mail.com"><text:span text:style-name="T38_14">.</text:span></text:a></text:span><text:span text:style-name="T38_15"><text:a xlink:type="simple" xlink:href="mailto:info@mail.com"><text:span text:style-name="T38_16">com</text:span></text:a></text:span><text:span text:style-name="T38_17">'}")</text:span></text:p>
      <text:p text:style-name="P39"/>
      <text:p text:style-name="P40"><text:span text:style-name="T40_1">Example</text:span><text:span text:style-name="T40_2"><text:s/></text:span><text:span text:style-name="T40_3">response</text:span><text:span text:style-name="T40_4">:</text:span></text:p>
      <text:p text:style-name="P41"><text:span text:style-name="T41_1">{“</text:span><text:span text:style-name="T41_2">outputMessage</text:span><text:span text:style-name="T41_3">”:”</text:span><text:span text:style-name="T41_4">Add</text:span><text:span text:style-name="T41_5"><text:s/></text:span><text:span text:style-name="T41_6">Client</text:span><text:span text:style-name="T41_7"><text:s/></text:span><text:span text:style-name="T41_8">Complete</text:span><text:span text:style-name="T41_9">”}</text:span></text:p>
      <text:p text:style-name="P42"/>
      <text:p text:style-name="P43"/>
      <text:p text:style-name="P44"><text:span text:style-name="T44_1">Delete</text:span><text:span text:style-name="T44_2"><text:s/></text:span><text:span text:style-name="T44_3">Client</text:span></text:p>
      <text:p text:style-name="P45"/>
      <text:p text:style-name="P46"><text:span text:style-name="T46_1">Description</text:span><text:span text:style-name="T46_2">:</text:span></text:p>
      <text:p text:style-name="P47"><text:span text:style-name="T47_1">Delete</text:span><text:span text:style-name="T47_2"><text:s/></text:span><text:span text:style-name="T47_3">a</text:span><text:span text:style-name="T47_4"><text:s/></text:span><text:span text:style-name="T47_5">client</text:span><text:span text:style-name="T47_6"><text:s/></text:span><text:span text:style-name="T47_7">from</text:span><text:span text:style-name="T47_8"><text:s/></text:span><text:span text:style-name="T47_9">PesonalAIz</text:span><text:span text:style-name="T47_10"><text:s/></text:span><text:span text:style-name="T47_11">platform</text:span><text:span text:style-name="T47_12">.</text:span></text:p>
      <text:p text:style-name="P48"/>
      <text:p text:style-name="P49"><text:span text:style-name="T49_1">Method</text:span><text:span text:style-name="T49_2">:</text:span></text:p>
      <text:p text:style-name="P50"><text:span text:style-name="T50_1">POST</text:span></text:p>
      <text:p text:style-name="P51"/>
      <text:p text:style-name="P52"><text:span text:style-name="T52_1">URL</text:span><text:span text:style-name="T52_2">:</text:span></text:p>
      <text:p text:style-name="P53"><text:span text:style-name="T53_1">PersonalAIz</text:span><text:span text:style-name="T53_2">/</text:span><text:span text:style-name="T53_3">api</text:span><text:span text:style-name="T53_4">/</text:span><text:span text:style-name="T53_5">pserver</text:span><text:span text:style-name="T53_6">/{</text:span><text:span text:style-name="T53_7">userAuthe</text:span><text:span text:style-name="T53_8">}/</text:span><text:span text:style-name="T53_9">admin</text:span><text:span text:style-name="T53_10">/</text:span><text:span text:style-name="T53_11">client</text:span><text:span text:style-name="T53_12">/</text:span><text:span text:style-name="T53_13">delete</text:span><text:span text:style-name="T53_14">/{</text:span><text:span text:style-name="T53_15">clientName</text:span><text:span text:style-name="T53_16">}</text:span></text:p>
      <text:p text:style-name="P54"/>
      <text:p text:style-name="P55"><text:span text:style-name="T55_1">Parameters</text:span><text:span text:style-name="T55_2">:</text:span></text:p>
      <text:p text:style-name="P56"><text:span text:style-name="T56_1">pp</text:span><text:span text:style-name="T56_2">:<text:s/></text:span><text:span text:style-name="T56_3">userAuthe</text:span><text:span text:style-name="T56_4"><text:s/>|<text:s/></text:span><text:span text:style-name="T56_5">The</text:span><text:span text:style-name="T56_6"><text:s/></text:span><text:span text:style-name="T56_7">system</text:span><text:span text:style-name="T56_8"><text:s/></text:span><text:span text:style-name="T56_9">user</text:span><text:span text:style-name="T56_10"><text:s/></text:span><text:span text:style-name="T56_11">authentication</text:span><text:span text:style-name="T56_12">.<text:s/></text:span><text:span text:style-name="T56_13">With</text:span><text:span text:style-name="T56_14"><text:s/></text:span><text:span text:style-name="T56_15">api</text:span><text:span text:style-name="T56_16"><text:s/></text:span><text:span text:style-name="T56_17">key</text:span><text:span text:style-name="T56_18"><text:s/></text:span><text:span text:style-name="T56_19">or</text:span><text:span text:style-name="T56_20"><text:s/></text:span><text:span text:style-name="T56_21">username</text:span><text:span text:style-name="T56_22">|</text:span><text:span text:style-name="T56_23">password</text:span></text:p>
      <text:p text:style-name="P57"><text:span text:style-name="T57_1">pp</text:span><text:span text:style-name="T57_2">:<text:s/></text:span><text:span text:style-name="T57_3">clientName</text:span><text:span text:style-name="T57_4"><text:s/>|<text:s/></text:span><text:span text:style-name="T57_5">The</text:span><text:span text:style-name="T57_6"><text:s/></text:span><text:span text:style-name="T57_7">client</text:span><text:span text:style-name="T57_8"><text:s/></text:span><text:span text:style-name="T57_9">name</text:span><text:span text:style-name="T57_10"><text:s/></text:span><text:span text:style-name="T57_11">that</text:span><text:span text:style-name="T57_12"><text:s/></text:span><text:span text:style-name="T57_13">we</text:span><text:span text:style-name="T57_14"><text:s/></text:span><text:span text:style-name="T57_15">want</text:span><text:span text:style-name="T57_16"><text:s/></text:span><text:span text:style-name="T57_17">to</text:span><text:span text:style-name="T57_18"><text:s/></text:span><text:span text:style-name="T57_19">delete</text:span><text:span text:style-name="T57_20">.</text:span></text:p>
      <text:p text:style-name="P58"><text:span text:style-name="T58_1">Example</text:span><text:span text:style-name="T58_2">:</text:span></text:p>
      <text:p text:style-name="P59"><text:span text:style-name="T59_1">http</text:span><text:span text:style-name="T59_2">://</text:span><text:span text:style-name="T59_3">localhost</text:span><text:span text:style-name="T59_4">:8080/</text:span><text:span text:style-name="T59_5">PersonalAIz</text:span><text:span text:style-name="T59_6">/</text:span><text:span text:style-name="T59_7">pserver</text:span><text:span text:style-name="T59_8">/</text:span><text:span text:style-name="T59_9">root</text:span><text:span text:style-name="T59_10">%7</text:span><text:span text:style-name="T59_11">Croot</text:span><text:span text:style-name="T59_12">/</text:span><text:span text:style-name="T59_13">admin</text:span><text:span text:style-name="T59_14">/</text:span><text:span text:style-name="T59_15">client</text:span><text:span text:style-name="T59_16">/</text:span><text:span text:style-name="T59_17">delete</text:span><text:span text:style-name="T59_18">/</text:span><text:span text:style-name="T59_19">panagiotis</text:span></text:p>
      <text:p text:style-name="P60"><text:span text:style-name="T60_1">Example</text:span><text:span text:style-name="T60_2"><text:s/></text:span><text:span text:style-name="T60_3">response</text:span><text:span text:style-name="T60_4">:</text:span></text:p>
      <text:p text:style-name="P61"><text:span text:style-name="T61_1">{"</text:span><text:span text:style-name="T61_2">outputMessage</text:span><text:span text:style-name="T61_3">":"</text:span><text:span text:style-name="T61_4">Delete</text:span><text:span text:style-name="T61_5"><text:s/></text:span><text:span text:style-name="T61_6">Client</text:span><text:span text:style-name="T61_7"><text:s/></text:span><text:span text:style-name="T61_8">Complete</text:span><text:span text:style-name="T61_9">"}</text:span></text:p>
      <text:p text:style-name="P62"/>
      <text:p text:style-name="P63"><text:span text:style-name="T63_1">Get</text:span><text:span text:style-name="T63_2"><text:s/></text:span><text:span text:style-name="T63_3">Clients</text:span></text:p>
      <text:p text:style-name="P64"/>
      <text:p text:style-name="P65"><text:span text:style-name="T65_1">Description</text:span><text:span text:style-name="T65_2">:</text:span></text:p>
      <text:p text:style-name="P66"><text:span text:style-name="T66_1">Get</text:span><text:span text:style-name="T66_2"><text:s/></text:span><text:span text:style-name="T66_3">a</text:span><text:span text:style-name="T66_4"><text:s/></text:span><text:span text:style-name="T66_5">list</text:span><text:span text:style-name="T66_6"><text:s/></text:span><text:span text:style-name="T66_7">with</text:span><text:span text:style-name="T66_8"><text:s/></text:span><text:span text:style-name="T66_9">all</text:span><text:span text:style-name="T66_10"><text:s/></text:span><text:span text:style-name="T66_11">clients</text:span><text:span text:style-name="T66_12"><text:s/></text:span><text:span text:style-name="T66_13">in</text:span><text:span text:style-name="T66_14"><text:s/></text:span><text:span text:style-name="T66_15">the</text:span><text:span text:style-name="T66_16"><text:s/></text:span><text:span text:style-name="T66_17">PersonalAIz</text:span><text:span text:style-name="T66_18"><text:s/></text:span><text:span text:style-name="T66_19">platform</text:span><text:span text:style-name="T66_20">.</text:span></text:p>
      <text:p text:style-name="P67"/>
      <text:p text:style-name="P68"><text:span text:style-name="T68_1">Method</text:span><text:span text:style-name="T68_2">:</text:span></text:p>
      <text:p text:style-name="P69"><text:span text:style-name="T69_1">GET</text:span></text:p>
      <text:p text:style-name="P70"/>
      <text:p text:style-name="P71"><text:span text:style-name="T71_1">URL</text:span><text:span text:style-name="T71_2">:</text:span></text:p>
      <text:p text:style-name="P72"><text:span text:style-name="T72_1">PersonalAIz</text:span><text:span text:style-name="T72_2">/</text:span><text:span text:style-name="T72_3">api</text:span><text:span text:style-name="T72_4">/</text:span><text:span text:style-name="T72_5">pserver</text:span><text:span text:style-name="T72_6">/{</text:span><text:span text:style-name="T72_7">userAuthe</text:span><text:span text:style-name="T72_8">}/</text:span><text:span text:style-name="T72_9">admin</text:span><text:span text:style-name="T72_10">/</text:span><text:span text:style-name="T72_11">clients</text:span></text:p>
      <text:p text:style-name="P73"/>
      <text:p text:style-name="P74"><text:span text:style-name="T74_1">Parameters</text:span><text:span text:style-name="T74_2">:</text:span></text:p>
      <text:p text:style-name="P75"><text:span text:style-name="T75_1">pp</text:span><text:span text:style-name="T75_2">:<text:s/></text:span><text:span text:style-name="T75_3">userAuthe</text:span><text:span text:style-name="T75_4"><text:s/>|<text:s/></text:span><text:span text:style-name="T75_5">The</text:span><text:span text:style-name="T75_6"><text:s/></text:span><text:span text:style-name="T75_7">system</text:span><text:span text:style-name="T75_8"><text:s/></text:span><text:span text:style-name="T75_9">user</text:span><text:span text:style-name="T75_10"><text:s/></text:span><text:span text:style-name="T75_11">authentication</text:span><text:span text:style-name="T75_12">.<text:s/></text:span><text:span text:style-name="T75_13">With</text:span><text:span text:style-name="T75_14"><text:s/></text:span><text:span text:style-name="T75_15">api</text:span><text:span text:style-name="T75_16"><text:s/></text:span><text:span text:style-name="T75_17">key</text:span><text:span text:style-name="T75_18"><text:s/></text:span><text:span text:style-name="T75_19">or</text:span><text:span text:style-name="T75_20"><text:s/></text:span><text:span text:style-name="T75_21">username</text:span><text:span text:style-name="T75_22">|</text:span><text:span text:style-name="T75_23">password</text:span></text:p>
      <text:p text:style-name="P76"/>
      <text:p text:style-name="P77"><text:span text:style-name="T77_1">Example</text:span><text:span text:style-name="T77_2">:</text:span></text:p>
      <text:p text:style-name="P78"><text:span text:style-name="T78_1"><text:a xlink:type="simple" xlink:href="http://localhost:8080/PersonalAIz/pserver/root%7Croot/admin/clients"><text:span text:style-name="T78_2">http</text:span></text:a></text:span><text:span text:style-name="T78_3"><text:a xlink:type="simple" xlink:href="http://localhost:8080/PersonalAIz/pserver/root%7Croot/admin/clients"><text:span text:style-name="T78_4">://</text:span></text:a></text:span><text:span text:style-name="T78_5"><text:a xlink:type="simple" xlink:href="http://localhost:8080/PersonalAIz/pserver/root%7Croot/admin/clients"><text:span text:style-name="T78_6">localhost</text:span></text:a></text:span><text:span text:style-name="T78_7"><text:a xlink:type="simple" xlink:href="http://localhost:8080/PersonalAIz/pserver/root%7Croot/admin/clients"><text:span text:style-name="T78_8">:8080/</text:span></text:a></text:span><text:span text:style-name="T78_9"><text:a xlink:type="simple" xlink:href="http://localhost:8080/PersonalAIz/pserver/root%7Croot/admin/clients"><text:span text:style-name="T78_10">PersonalAIz</text:span></text:a></text:span><text:span text:style-name="T78_11"><text:a xlink:type="simple" xlink:href="http://localhost:8080/PersonalAIz/pserver/root%7Croot/admin/clients"><text:span text:style-name="T78_12">/</text:span></text:a></text:span><text:span text:style-name="T78_13"><text:a xlink:type="simple" xlink:href="http://localhost:8080/PersonalAIz/pserver/root%7Croot/admin/clients"><text:span text:style-name="T78_14">pserver</text:span></text:a></text:span><text:span text:style-name="T78_15"><text:a xlink:type="simple" xlink:href="http://localhost:8080/PersonalAIz/pserver/root%7Croot/admin/clients"><text:span text:style-name="T78_16">/</text:span></text:a></text:span><text:span text:style-name="T78_17"><text:a xlink:type="simple" xlink:href="http://localhost:8080/PersonalAIz/pserver/root%7Croot/admin/clients"><text:span text:style-name="T78_18">root</text:span></text:a></text:span><text:span text:style-name="T78_19"><text:a xlink:type="simple" xlink:href="http://localhost:8080/PersonalAIz/pserver/root%7Croot/admin/clients"><text:span text:style-name="T78_20">%7</text:span></text:a></text:span><text:span text:style-name="T78_21"><text:a xlink:type="simple" xlink:href="http://localhost:8080/PersonalAIz/pserver/root%7Croot/admin/clients"><text:span text:style-name="T78_22">Croot</text:span></text:a></text:span><text:span text:style-name="T78_23"><text:a xlink:type="simple" xlink:href="http://localhost:8080/PersonalAIz/pserver/root%7Croot/admin/clients"><text:span text:style-name="T78_24">/</text:span></text:a></text:span><text:span text:style-name="T78_25"><text:a xlink:type="simple" xlink:href="http://localhost:8080/PersonalAIz/pserver/root%7Croot/admin/clients"><text:span text:style-name="T78_26">admin</text:span></text:a></text:span><text:span text:style-name="T78_27"><text:a xlink:type="simple" xlink:href="http://localhost:8080/PersonalAIz/pserver/root%7Croot/admin/clients"><text:span text:style-name="T78_28">/</text:span></text:a></text:span><text:span text:style-name="T78_29"><text:a xlink:type="simple" xlink:href="http://localhost:8080/PersonalAIz/pserver/root%7Croot/admin/clients"><text:span text:style-name="T78_30">clients</text:span></text:a></text:span></text:p>
      <text:p text:style-name="P79"/>
      <text:p text:style-name="P80"><text:span text:style-name="T80_1">Example</text:span><text:span text:style-name="T80_2"><text:s/></text:span><text:span text:style-name="T80_3">response</text:span><text:span text:style-name="T80_4">:</text:span></text:p>
      <text:p text:style-name="P81"><text:span text:style-name="T81_1">{“</text:span><text:span text:style-name="T81_2">outputMessage</text:span><text:span text:style-name="T81_3">”:”</text:span><text:span text:style-name="T81_4">Complete</text:span><text:span text:style-name="T81_5"><text:s/></text:span><text:span text:style-name="T81_6">Get</text:span><text:span text:style-name="T81_7"><text:s/></text:span><text:span text:style-name="T81_8">Clients</text:span><text:span text:style-name="T81_9">”,<text:s/>“</text:span><text:span text:style-name="T81_10">output</text:span><text:span text:style-name="T81_11">”:[“</text:span><text:span text:style-name="T81_12">user</text:span><text:span text:style-name="T81_13">1”,”</text:span><text:span text:style-name="T81_14">user</text:span><text:span text:style-name="T81_15">2”,...]}</text:span></text:p>
      <text:p text:style-name="P82"/>
      <text:p text:style-name="P83"/>
      <text:p text:style-name="P84"><text:span text:style-name="T84_1">Set</text:span><text:span text:style-name="T84_2"><text:s/></text:span><text:span text:style-name="T84_3">Settings</text:span></text:p>
      <text:p text:style-name="P85"/>
      <text:p text:style-name="P86"><text:span text:style-name="T86_1">Description</text:span><text:span text:style-name="T86_2">:</text:span></text:p>
      <text:p text:style-name="P87"><text:span text:style-name="T87_1">Set</text:span><text:span text:style-name="T87_2"><text:s/></text:span><text:span text:style-name="T87_3">the</text:span><text:span text:style-name="T87_4"><text:s/></text:span><text:span text:style-name="T87_5">settings</text:span><text:span text:style-name="T87_6"><text:s/></text:span><text:span text:style-name="T87_7">in</text:span><text:span text:style-name="T87_8"><text:s/></text:span><text:span text:style-name="T87_9">PersonalAIz</text:span><text:span text:style-name="T87_10"><text:s/></text:span><text:span text:style-name="T87_11">platform</text:span></text:p>
      <text:p text:style-name="P88"/>
      <text:p text:style-name="P89"><text:span text:style-name="T89_1">Method</text:span><text:span text:style-name="T89_2">:</text:span></text:p>
      <text:p text:style-name="P90"><text:span text:style-name="T90_1">POST</text:span></text:p>
      <text:p text:style-name="P91"/>
      <text:p text:style-name="P92"><text:span text:style-name="T92_1">URL</text:span><text:span text:style-name="T92_2">:</text:span></text:p>
      <text:p text:style-name="P93"><text:span text:style-name="T93_1">PersonalAIz</text:span><text:span text:style-name="T93_2">/</text:span><text:span text:style-name="T93_3">api</text:span><text:span text:style-name="T93_4">/</text:span><text:span text:style-name="T93_5">pserver</text:span><text:span text:style-name="T93_6">/{</text:span><text:span text:style-name="T93_7">userAuthe</text:span><text:span text:style-name="T93_8">}/</text:span><text:span text:style-name="T93_9">admin</text:span><text:span text:style-name="T93_10">/</text:span><text:span text:style-name="T93_11">settings</text:span></text:p>
      <text:p text:style-name="P94"/>
      <text:p text:style-name="P95"><text:span text:style-name="T95_1">Parameters</text:span><text:span text:style-name="T95_2">:</text:span></text:p>
      <text:p text:style-name="P96"><text:span text:style-name="T96_1">pp</text:span><text:span text:style-name="T96_2">:<text:s/></text:span><text:span text:style-name="T96_3">userAuthe</text:span><text:span text:style-name="T96_4"><text:s/>|<text:s/></text:span><text:span text:style-name="T96_5">The</text:span><text:span text:style-name="T96_6"><text:s/></text:span><text:span text:style-name="T96_7">system</text:span><text:span text:style-name="T96_8"><text:s/></text:span><text:span text:style-name="T96_9">user</text:span><text:span text:style-name="T96_10"><text:s/></text:span><text:span text:style-name="T96_11">authentication</text:span><text:span text:style-name="T96_12">.<text:s/></text:span><text:span text:style-name="T96_13">With</text:span><text:span text:style-name="T96_14"><text:s/></text:span><text:span text:style-name="T96_15">api</text:span><text:span text:style-name="T96_16"><text:s/></text:span><text:span text:style-name="T96_17">key</text:span><text:span text:style-name="T96_18"><text:s/></text:span><text:span text:style-name="T96_19">or</text:span><text:span text:style-name="T96_20"><text:s/></text:span><text:span text:style-name="T96_21">username</text:span><text:span text:style-name="T96_22">|</text:span><text:span text:style-name="T96_23">password</text:span></text:p>
      <text:p text:style-name="P97"><text:span text:style-name="T97_1">fp</text:span><text:span text:style-name="T97_2">:<text:s/></text:span><text:span text:style-name="T97_3">settings</text:span><text:span text:style-name="T97_4"><text:s/>|<text:s/></text:span><text:span text:style-name="T97_5">the</text:span><text:span text:style-name="T97_6"><text:s/></text:span><text:span text:style-name="T97_7">settings</text:span><text:span text:style-name="T97_8"><text:s/></text:span><text:span text:style-name="T97_9">to</text:span><text:span text:style-name="T97_10"><text:s/></text:span><text:span text:style-name="T97_11">set</text:span><text:span text:style-name="T97_12"><text:s/></text:span><text:span text:style-name="T97_13">in</text:span><text:span text:style-name="T97_14"><text:s/></text:span><text:span text:style-name="T97_15">the</text:span><text:span text:style-name="T97_16"><text:s/></text:span><text:span text:style-name="T97_17">platform</text:span><text:span text:style-name="T97_18">.<text:s/></text:span><text:span text:style-name="T97_19">e</text:span><text:span text:style-name="T97_20">.</text:span><text:span text:style-name="T97_21">g</text:span><text:span text:style-name="T97_22">.<text:s/>{'</text:span><text:span text:style-name="T97_23">LogLevel</text:span><text:span text:style-name="T97_24">':'</text:span><text:span text:style-name="T97_25">info</text:span><text:span text:style-name="T97_26">'}</text:span></text:p>
      <text:p text:style-name="P98"/>
      <text:p text:style-name="P99"><text:span text:style-name="T99_1">Example</text:span><text:span text:style-name="T99_2">:</text:span></text:p>
      <text:p text:style-name="P100"><text:span text:style-name="T100_1"><text:a xlink:type="simple" xlink:href="http://localhost:8080/PersonalAIz/pserver/root%7Croot/admin/settings"><text:span text:style-name="T100_2">http</text:span></text:a></text:span><text:span text:style-name="T100_3"><text:a xlink:type="simple" xlink:href="http://localhost:8080/PersonalAIz/pserver/root%7Croot/admin/settings"><text:span text:style-name="T100_4">://</text:span></text:a></text:span><text:span text:style-name="T100_5"><text:a xlink:type="simple" xlink:href="http://localhost:8080/PersonalAIz/pserver/root%7Croot/admin/settings"><text:span text:style-name="T100_6">localhost</text:span></text:a></text:span><text:span text:style-name="T100_7"><text:a xlink:type="simple" xlink:href="http://localhost:8080/PersonalAIz/pserver/root%7Croot/admin/settings"><text:span text:style-name="T100_8">:8080/</text:span></text:a></text:span><text:span text:style-name="T100_9"><text:a xlink:type="simple" xlink:href="http://localhost:8080/PersonalAIz/pserver/root%7Croot/admin/settings"><text:span text:style-name="T100_10">PersonalAIz</text:span></text:a></text:span><text:span text:style-name="T100_11"><text:a xlink:type="simple" xlink:href="http://localhost:8080/PersonalAIz/pserver/root%7Croot/admin/settings"><text:span text:style-name="T100_12">/</text:span></text:a></text:span><text:span text:style-name="T100_13"><text:a xlink:type="simple" xlink:href="http://localhost:8080/PersonalAIz/pserver/root%7Croot/admin/settings"><text:span text:style-name="T100_14">pserver</text:span></text:a></text:span><text:span text:style-name="T100_15"><text:a xlink:type="simple" xlink:href="http://localhost:8080/PersonalAIz/pserver/root%7Croot/admin/settings"><text:span text:style-name="T100_16">/</text:span></text:a></text:span><text:span text:style-name="T100_17"><text:a xlink:type="simple" xlink:href="http://localhost:8080/PersonalAIz/pserver/root%7Croot/admin/settings"><text:span text:style-name="T100_18">root</text:span></text:a></text:span><text:span text:style-name="T100_19"><text:a xlink:type="simple" xlink:href="http://localhost:8080/PersonalAIz/pserver/root%7Croot/admin/settings"><text:span text:style-name="T100_20">%7</text:span></text:a></text:span><text:span text:style-name="T100_21"><text:a xlink:type="simple" xlink:href="http://localhost:8080/PersonalAIz/pserver/root%7Croot/admin/settings"><text:span text:style-name="T100_22">Croot</text:span></text:a></text:span><text:span text:style-name="T100_23"><text:a xlink:type="simple" xlink:href="http://localhost:8080/PersonalAIz/pserver/root%7Croot/admin/settings"><text:span text:style-name="T100_24">/</text:span></text:a></text:span><text:span text:style-name="T100_25"><text:a xlink:type="simple" xlink:href="http://localhost:8080/PersonalAIz/pserver/root%7Croot/admin/settings"><text:span text:style-name="T100_26">admin</text:span></text:a></text:span><text:span text:style-name="T100_27"><text:a xlink:type="simple" xlink:href="http://localhost:8080/PersonalAIz/pserver/root%7Croot/admin/settings"><text:span text:style-name="T100_28">/</text:span></text:a></text:span><text:span text:style-name="T100_29"><text:a xlink:type="simple" xlink:href="http://localhost:8080/PersonalAIz/pserver/root%7Croot/admin/settings"><text:span text:style-name="T100_30">settings</text:span></text:a></text:span></text:p>
      <text:p text:style-name="P101"><text:span text:style-name="T101_1">postParams</text:span><text:span text:style-name="T101_2">("</text:span><text:span text:style-name="T101_3">settings</text:span><text:span text:style-name="T101_4">",<text:s/>"{'</text:span><text:span text:style-name="T101_5">LogLevel</text:span><text:span text:style-name="T101_6">':'</text:span><text:span text:style-name="T101_7">info</text:span><text:span text:style-name="T101_8">'}")</text:span></text:p>
      <text:p text:style-name="P102"/>
      <text:p text:style-name="P103"><text:span text:style-name="T103_1">Example</text:span><text:span text:style-name="T103_2"><text:s/></text:span><text:span text:style-name="T103_3">response</text:span><text:span text:style-name="T103_4">:</text:span></text:p>
      <text:p text:style-name="P104"><text:span text:style-name="T104_1">{“</text:span><text:span text:style-name="T104_2">outputMessage</text:span><text:span text:style-name="T104_3">”:”</text:span><text:span text:style-name="T104_4">Set</text:span><text:span text:style-name="T104_5"><text:s/></text:span><text:span text:style-name="T104_6">PServer</text:span><text:span text:style-name="T104_7"><text:s/></text:span><text:span text:style-name="T104_8">settings</text:span><text:span text:style-name="T104_9"><text:s/></text:span><text:span text:style-name="T104_10">complete</text:span><text:span text:style-name="T104_11">”}</text:span></text:p>
      <text:p text:style-name="P105"/>
      <text:p text:style-name="P106"><text:span text:style-name="T106_1">Set</text:span><text:span text:style-name="T106_2"><text:s/></text:span><text:span text:style-name="T106_3">Setting</text:span></text:p>
      <text:p text:style-name="P107"/>
      <text:p text:style-name="P108"><text:span text:style-name="T108_1">Description</text:span><text:span text:style-name="T108_2">:</text:span></text:p>
      <text:p text:style-name="P109"><text:span text:style-name="T109_1">Set</text:span><text:span text:style-name="T109_2"><text:s/></text:span><text:span text:style-name="T109_3">the</text:span><text:span text:style-name="T109_4"><text:s/></text:span><text:span text:style-name="T109_5">setting</text:span><text:span text:style-name="T109_6"><text:s/></text:span><text:span text:style-name="T109_7">in</text:span><text:span text:style-name="T109_8"><text:s/></text:span><text:span text:style-name="T109_9">PersonalAIz</text:span><text:span text:style-name="T109_10"><text:s/></text:span><text:span text:style-name="T109_11">platform</text:span></text:p>
      <text:p text:style-name="P110"/>
      <text:p text:style-name="P111"><text:span text:style-name="T111_1">Method</text:span><text:span text:style-name="T111_2">:</text:span></text:p>
      <text:p text:style-name="P112"><text:span text:style-name="T112_1">POST</text:span></text:p>
      <text:p text:style-name="P113"/>
      <text:p text:style-name="P114"><text:span text:style-name="T114_1">URL</text:span><text:span text:style-name="T114_2">:</text:span></text:p>
      <text:p text:style-name="P115"><text:span text:style-name="T115_1">PersonalAIz</text:span><text:span text:style-name="T115_2">/</text:span><text:span text:style-name="T115_3">api</text:span><text:span text:style-name="T115_4">/</text:span><text:span text:style-name="T115_5">pserver</text:span><text:span text:style-name="T115_6">/{</text:span><text:span text:style-name="T115_7">userAuthe</text:span><text:span text:style-name="T115_8">}/</text:span><text:span text:style-name="T115_9">admin</text:span><text:span text:style-name="T115_10">/</text:span><text:span text:style-name="T115_11">setting</text:span></text:p>
      <text:p text:style-name="P116"/>
      <text:p text:style-name="P117"><text:span text:style-name="T117_1">Parameters</text:span><text:span text:style-name="T117_2">:</text:span></text:p>
      <text:p text:style-name="P118"><text:span text:style-name="T118_1">pp</text:span><text:span text:style-name="T118_2">:<text:s/></text:span><text:span text:style-name="T118_3">userAuthe</text:span><text:span text:style-name="T118_4"><text:s/>|<text:s/></text:span><text:span text:style-name="T118_5">The</text:span><text:span text:style-name="T118_6"><text:s/></text:span><text:span text:style-name="T118_7">system</text:span><text:span text:style-name="T118_8"><text:s/></text:span><text:span text:style-name="T118_9">user</text:span><text:span text:style-name="T118_10"><text:s/></text:span><text:span text:style-name="T118_11">authentication</text:span><text:span text:style-name="T118_12">.<text:s/></text:span><text:span text:style-name="T118_13">With</text:span><text:span text:style-name="T118_14"><text:s/></text:span><text:span text:style-name="T118_15">api</text:span><text:span text:style-name="T118_16"><text:s/></text:span><text:span text:style-name="T118_17">key</text:span><text:span text:style-name="T118_18"><text:s/></text:span><text:span text:style-name="T118_19">or</text:span><text:span text:style-name="T118_20"><text:s/></text:span><text:span text:style-name="T118_21">username</text:span><text:span text:style-name="T118_22">|</text:span><text:span text:style-name="T118_23">password</text:span></text:p>
      <text:p text:style-name="P119"><text:span text:style-name="T119_1">fp</text:span><text:span text:style-name="T119_2">:<text:s/></text:span><text:span text:style-name="T119_3">name</text:span><text:span text:style-name="T119_4"><text:s/>|<text:s/></text:span><text:span text:style-name="T119_5">the</text:span><text:span text:style-name="T119_6"><text:s/></text:span><text:span text:style-name="T119_7">setting</text:span><text:span text:style-name="T119_8"><text:s/></text:span><text:span text:style-name="T119_9">name</text:span><text:span text:style-name="T119_10"><text:s/></text:span><text:span text:style-name="T119_11">e</text:span><text:span text:style-name="T119_12">.</text:span><text:span text:style-name="T119_13">g</text:span><text:span text:style-name="T119_14">.<text:s/></text:span><text:span text:style-name="T119_15">LogLevel</text:span></text:p>
      <text:p text:style-name="P120"><text:span text:style-name="T120_1">fp</text:span><text:span text:style-name="T120_2">:<text:s/></text:span><text:span text:style-name="T120_3">value</text:span><text:span text:style-name="T120_4"><text:s/>|<text:s/></text:span><text:span text:style-name="T120_5">the</text:span><text:span text:style-name="T120_6"><text:s/></text:span><text:span text:style-name="T120_7">settings</text:span><text:span text:style-name="T120_8"><text:s/></text:span><text:span text:style-name="T120_9">value</text:span><text:span text:style-name="T120_10"><text:s/></text:span><text:span text:style-name="T120_11">e</text:span><text:span text:style-name="T120_12">.</text:span><text:span text:style-name="T120_13">g</text:span><text:span text:style-name="T120_14">.<text:s/></text:span><text:span text:style-name="T120_15">info</text:span></text:p>
      <text:p text:style-name="P121"/>
      <text:p text:style-name="P122"><text:span text:style-name="T122_1">Example</text:span><text:span text:style-name="T122_2">:</text:span></text:p>
      <text:p text:style-name="P123"><text:span text:style-name="T123_1">http</text:span><text:span text:style-name="T123_2">://</text:span><text:span text:style-name="T123_3">localhost</text:span><text:span text:style-name="T123_4">:8080/</text:span><text:span text:style-name="T123_5">PersonalAIz</text:span><text:span text:style-name="T123_6">/</text:span><text:span text:style-name="T123_7">pserver</text:span><text:span text:style-name="T123_8">/</text:span><text:span text:style-name="T123_9">root</text:span><text:span text:style-name="T123_10">%7</text:span><text:span text:style-name="T123_11">Croot</text:span><text:span text:style-name="T123_12">/</text:span><text:span text:style-name="T123_13">admin</text:span><text:span text:style-name="T123_14">/</text:span><text:span text:style-name="T123_15">setting</text:span></text:p>
      <text:p text:style-name="P124"><text:span text:style-name="T124_1">postParams</text:span><text:span text:style-name="T124_2">("</text:span><text:span text:style-name="T124_3">name</text:span><text:span text:style-name="T124_4">",<text:s/>"</text:span><text:span text:style-name="T124_5">LogLevel</text:span><text:span text:style-name="T124_6">")</text:span></text:p>
      <text:p text:style-name="P125"><text:span text:style-name="T125_1">postParams</text:span><text:span text:style-name="T125_2">("</text:span><text:span text:style-name="T125_3">value</text:span><text:span text:style-name="T125_4">",<text:s/>"</text:span><text:span text:style-name="T125_5">info</text:span><text:span text:style-name="T125_6">")</text:span></text:p>
      <text:p text:style-name="P126"/>
      <text:p text:style-name="P127"><text:span text:style-name="T127_1">Example</text:span><text:span text:style-name="T127_2"><text:s/></text:span><text:span text:style-name="T127_3">response</text:span><text:span text:style-name="T127_4">:</text:span></text:p>
      <text:p text:style-name="P128"><text:span text:style-name="T128_1">{“</text:span><text:span text:style-name="T128_2">outputMessage</text:span><text:span text:style-name="T128_3">”:”</text:span><text:span text:style-name="T128_4">Set</text:span><text:span text:style-name="T128_5"><text:s/></text:span><text:span text:style-name="T128_6">PServer</text:span><text:span text:style-name="T128_7"><text:s/></text:span><text:span text:style-name="T128_8">setting</text:span><text:span text:style-name="T128_9"><text:s/></text:span><text:span text:style-name="T128_10">complete</text:span><text:span text:style-name="T128_11">”}</text:span></text:p>
      <text:p text:style-name="P129"/>
      <text:p text:style-name="P130"/>
      <text:p text:style-name="P131"><text:span text:style-name="T131_1">Get</text:span><text:span text:style-name="T131_2"><text:s/></text:span><text:span text:style-name="T131_3">Settings</text:span></text:p>
      <text:p text:style-name="P132"/>
      <text:p text:style-name="P133"><text:span text:style-name="T133_1">Description</text:span><text:span text:style-name="T133_2">:</text:span></text:p>
      <text:p text:style-name="P134"><text:span text:style-name="T134_1">Get</text:span><text:span text:style-name="T134_2"><text:s/></text:span><text:span text:style-name="T134_3">platforms</text:span><text:span text:style-name="T134_4"><text:s/></text:span><text:span text:style-name="T134_5">settings</text:span><text:span text:style-name="T134_6">.</text:span></text:p>
      <text:p text:style-name="P135"/>
      <text:p text:style-name="P136"><text:span text:style-name="T136_1">Method</text:span><text:span text:style-name="T136_2">:</text:span></text:p>
      <text:p text:style-name="P137"><text:span text:style-name="T137_1">GET</text:span></text:p>
      <text:p text:style-name="P138"/>
      <text:p text:style-name="P139"><text:span text:style-name="T139_1">URL</text:span><text:span text:style-name="T139_2">:</text:span></text:p>
      <text:p text:style-name="P140"><text:span text:style-name="T140_1">PersonalAIz</text:span><text:span text:style-name="T140_2">/</text:span><text:span text:style-name="T140_3">api</text:span><text:span text:style-name="T140_4">/</text:span><text:span text:style-name="T140_5">pserver</text:span><text:span text:style-name="T140_6">/{</text:span><text:span text:style-name="T140_7">userAuthe</text:span><text:span text:style-name="T140_8">}/</text:span><text:span text:style-name="T140_9">admin</text:span><text:span text:style-name="T140_10">/</text:span><text:span text:style-name="T140_11">settings</text:span></text:p>
      <text:p text:style-name="P141"/>
      <text:p text:style-name="P142"><text:span text:style-name="T142_1">Parameters</text:span><text:span text:style-name="T142_2">:</text:span></text:p>
      <text:p text:style-name="P143"><text:span text:style-name="T143_1">pp</text:span><text:span text:style-name="T143_2">:<text:s/></text:span><text:span text:style-name="T143_3">userAuthe</text:span><text:span text:style-name="T143_4"><text:s/>|<text:s/></text:span><text:span text:style-name="T143_5">The</text:span><text:span text:style-name="T143_6"><text:s/></text:span><text:span text:style-name="T143_7">system</text:span><text:span text:style-name="T143_8"><text:s/></text:span><text:span text:style-name="T143_9">user</text:span><text:span text:style-name="T143_10"><text:s/></text:span><text:span text:style-name="T143_11">authentication</text:span><text:span text:style-name="T143_12">.<text:s/></text:span><text:span text:style-name="T143_13">With</text:span><text:span text:style-name="T143_14"><text:s/></text:span><text:span text:style-name="T143_15">api</text:span><text:span text:style-name="T143_16"><text:s/></text:span><text:span text:style-name="T143_17">key</text:span><text:span text:style-name="T143_18"><text:s/></text:span><text:span text:style-name="T143_19">or</text:span><text:span text:style-name="T143_20"><text:s/></text:span><text:span text:style-name="T143_21">username</text:span><text:span text:style-name="T143_22">|</text:span><text:span text:style-name="T143_23">password</text:span></text:p>
      <text:p text:style-name="P144"/>
      <text:p text:style-name="P145"><text:span text:style-name="T145_1">Example</text:span><text:span text:style-name="T145_2">:</text:span></text:p>
      <text:p text:style-name="P146"><text:span text:style-name="T146_1"><text:a xlink:type="simple" xlink:href="http://localhost:8080/PersonalAIz/pserver/root%7Croot/admin/settings"><text:span text:style-name="T146_2">http</text:span></text:a></text:span><text:span text:style-name="T146_3"><text:a xlink:type="simple" xlink:href="http://localhost:8080/PersonalAIz/pserver/root%7Croot/admin/settings"><text:span text:style-name="T146_4">://</text:span></text:a></text:span><text:span text:style-name="T146_5"><text:a xlink:type="simple" xlink:href="http://localhost:8080/PersonalAIz/pserver/root%7Croot/admin/settings"><text:span text:style-name="T146_6">localhost</text:span></text:a></text:span><text:span text:style-name="T146_7"><text:a xlink:type="simple" xlink:href="http://localhost:8080/PersonalAIz/pserver/root%7Croot/admin/settings"><text:span text:style-name="T146_8">:8080/</text:span></text:a></text:span><text:span text:style-name="T146_9"><text:a xlink:type="simple" xlink:href="http://localhost:8080/PersonalAIz/pserver/root%7Croot/admin/settings"><text:span text:style-name="T146_10">PersonalAIz</text:span></text:a></text:span><text:span text:style-name="T146_11"><text:a xlink:type="simple" xlink:href="http://localhost:8080/PersonalAIz/pserver/root%7Croot/admin/settings"><text:span text:style-name="T146_12">/</text:span></text:a></text:span><text:span text:style-name="T146_13"><text:a xlink:type="simple" xlink:href="http://localhost:8080/PersonalAIz/pserver/root%7Croot/admin/settings"><text:span text:style-name="T146_14">pserver</text:span></text:a></text:span><text:span text:style-name="T146_15"><text:a xlink:type="simple" xlink:href="http://localhost:8080/PersonalAIz/pserver/root%7Croot/admin/settings"><text:span text:style-name="T146_16">/</text:span></text:a></text:span><text:span text:style-name="T146_17"><text:a xlink:type="simple" xlink:href="http://localhost:8080/PersonalAIz/pserver/root%7Croot/admin/settings"><text:span text:style-name="T146_18">root</text:span></text:a></text:span><text:span text:style-name="T146_19"><text:a xlink:type="simple" xlink:href="http://localhost:8080/PersonalAIz/pserver/root%7Croot/admin/settings"><text:span text:style-name="T146_20">%7</text:span></text:a></text:span><text:span text:style-name="T146_21"><text:a xlink:type="simple" xlink:href="http://localhost:8080/PersonalAIz/pserver/root%7Croot/admin/settings"><text:span text:style-name="T146_22">Croot</text:span></text:a></text:span><text:span text:style-name="T146_23"><text:a xlink:type="simple" xlink:href="http://localhost:8080/PersonalAIz/pserver/root%7Croot/admin/settings"><text:span text:style-name="T146_24">/</text:span></text:a></text:span><text:span text:style-name="T146_25"><text:a xlink:type="simple" xlink:href="http://localhost:8080/PersonalAIz/pserver/root%7Croot/admin/settings"><text:span text:style-name="T146_26">admin</text:span></text:a></text:span><text:span text:style-name="T146_27"><text:a xlink:type="simple" xlink:href="http://localhost:8080/PersonalAIz/pserver/root%7Croot/admin/settings"><text:span text:style-name="T146_28">/</text:span></text:a></text:span><text:span text:style-name="T146_29"><text:a xlink:type="simple" xlink:href="http://localhost:8080/PersonalAIz/pserver/root%7Croot/admin/settings"><text:span text:style-name="T146_30">settings</text:span></text:a></text:span></text:p>
      <text:p text:style-name="P147"/>
      <text:p text:style-name="P148"><text:span text:style-name="T148_1">Example</text:span><text:span text:style-name="T148_2"><text:s/></text:span><text:span text:style-name="T148_3">response</text:span><text:span text:style-name="T148_4">:</text:span></text:p>
      <text:p text:style-name="P149"><text:span text:style-name="T149_1">{“</text:span><text:span text:style-name="T149_2">outputMessage</text:span><text:span text:style-name="T149_3">”:”</text:span><text:span text:style-name="T149_4">Get</text:span><text:span text:style-name="T149_5"><text:s/></text:span><text:span text:style-name="T149_6">PServer</text:span><text:span text:style-name="T149_7"><text:s/></text:span><text:span text:style-name="T149_8">settings</text:span><text:span text:style-name="T149_9"><text:s/></text:span><text:span text:style-name="T149_10">complete</text:span><text:span text:style-name="T149_11">”,<text:s/>“</text:span><text:span text:style-name="T149_12">output</text:span><text:span text:style-name="T149_13">”:{“</text:span><text:span text:style-name="T149_14">settingName</text:span><text:span text:style-name="T149_15">”:”</text:span><text:span text:style-name="T149_16">value</text:span><text:span text:style-name="T149_17">”,...}}</text:span></text:p>
      <text:p text:style-name="P150"/>
      <text:p text:style-name="P151"/>
      <text:p text:style-name="P152"/>
      <text:p text:style-name="P153"/>
      <text:p text:style-name="P154"/>
      <text:p text:style-name="P155"/>
      <text:h text:style-name="P156" text:outline-level="10"><text:bookmark-start text:name="h.ioqwve5mvub9"/><text:bookmark-end text:name="h.ioqwve5mvub9"/><text:span text:style-name="T156_1">Personal</text:span><text:span text:style-name="T156_2"><text:s/></text:span><text:span text:style-name="T156_3">API</text:span></text:h>
      <text:p text:style-name="P157"/>
      <text:p text:style-name="P158"><text:span text:style-name="T158_1">Add</text:span><text:span text:style-name="T158_2"><text:s/></text:span><text:span text:style-name="T158_3">User</text:span></text:p>
      <text:p text:style-name="P159"/>
      <text:p text:style-name="P160"><text:span text:style-name="T160_1">Description</text:span><text:span text:style-name="T160_2">:</text:span></text:p>
      <text:p text:style-name="P161"><text:span text:style-name="T161_1">Add</text:span><text:span text:style-name="T161_2"><text:s/></text:span><text:span text:style-name="T161_3">user</text:span><text:span text:style-name="T161_4"><text:s/></text:span><text:span text:style-name="T161_5">on</text:span><text:span text:style-name="T161_6"><text:s/></text:span><text:span text:style-name="T161_7">PServer</text:span><text:span text:style-name="T161_8">.</text:span></text:p>
      <text:p text:style-name="P162"/>
      <text:p text:style-name="P163"><text:span text:style-name="T163_1">Method</text:span><text:span text:style-name="T163_2">:</text:span></text:p>
      <text:p text:style-name="P164"><text:span text:style-name="T164_1">POST</text:span></text:p>
      <text:p text:style-name="P165"/>
      <text:p text:style-name="P166"><text:span text:style-name="T166_1">URL</text:span><text:span text:style-name="T166_2">:</text:span></text:p>
      <text:p text:style-name="P167"><text:span text:style-name="T167_1">PersonalAIz</text:span><text:span text:style-name="T167_2">/</text:span><text:span text:style-name="T167_3">api</text:span><text:span text:style-name="T167_4">/</text:span><text:span text:style-name="T167_5">pserver</text:span><text:span text:style-name="T167_6">/{</text:span><text:span text:style-name="T167_7">userAuthe</text:span><text:span text:style-name="T167_8">}/</text:span><text:span text:style-name="T167_9">personal</text:span><text:span text:style-name="T167_10">/</text:span><text:span text:style-name="T167_11">users</text:span></text:p>
      <text:p text:style-name="P168"/>
      <text:p text:style-name="P169"><text:span text:style-name="T169_1">Parameters</text:span><text:span text:style-name="T169_2">:</text:span></text:p>
      <text:p text:style-name="P170"><text:span text:style-name="T170_1">pp</text:span><text:span text:style-name="T170_2">:<text:s/></text:span><text:span text:style-name="T170_3">userAuthe</text:span><text:span text:style-name="T170_4"><text:s/>|<text:s/></text:span><text:span text:style-name="T170_5">The</text:span><text:span text:style-name="T170_6"><text:s/></text:span><text:span text:style-name="T170_7">system</text:span><text:span text:style-name="T170_8"><text:s/></text:span><text:span text:style-name="T170_9">user</text:span><text:span text:style-name="T170_10"><text:s/></text:span><text:span text:style-name="T170_11">authentication</text:span><text:span text:style-name="T170_12">.<text:s/></text:span><text:span text:style-name="T170_13">With</text:span><text:span text:style-name="T170_14"><text:s/></text:span><text:span text:style-name="T170_15">api</text:span><text:span text:style-name="T170_16"><text:s/></text:span><text:span text:style-name="T170_17">key</text:span><text:span text:style-name="T170_18"><text:s/></text:span><text:span text:style-name="T170_19">or</text:span><text:span text:style-name="T170_20"><text:s/></text:span><text:span text:style-name="T170_21">username</text:span><text:span text:style-name="T170_22">|</text:span><text:span text:style-name="T170_23">password</text:span></text:p>
      <text:p text:style-name="P171"><text:span text:style-name="T171_1">fp</text:span><text:span text:style-name="T171_2">:<text:s/></text:span><text:span text:style-name="T171_3">JSONUsers</text:span><text:span text:style-name="T171_4"><text:s/>|<text:s/></text:span><text:span text:style-name="T171_5">A</text:span><text:span text:style-name="T171_6"><text:s/></text:span><text:span text:style-name="T171_7">json</text:span><text:span text:style-name="T171_8"><text:s/></text:span><text:span text:style-name="T171_9">with</text:span><text:span text:style-name="T171_10"><text:s/></text:span><text:span text:style-name="T171_11">a</text:span><text:span text:style-name="T171_12"><text:s/></text:span><text:span text:style-name="T171_13">user</text:span><text:span text:style-name="T171_14"><text:s/></text:span><text:span text:style-name="T171_15">object</text:span><text:span text:style-name="T171_16">.<text:s/></text:span><text:span text:style-name="T171_17">e</text:span><text:span text:style-name="T171_18">.</text:span><text:span text:style-name="T171_19">g</text:span><text:span text:style-name="T171_20">.<text:s/>{"</text:span><text:span text:style-name="T171_21">panagiotis</text:span><text:span text:style-name="T171_22">":<text:s/>{"</text:span><text:span text:style-name="T171_23">features</text:span><text:span text:style-name="T171_24">":<text:s/>{"</text:span><text:span text:style-name="T171_25">category</text:span><text:span text:style-name="T171_26">.</text:span><text:span text:style-name="T171_27">sport</text:span><text:span text:style-name="T171_28">":<text:s/>"3"<text:s/>},"</text:span><text:span text:style-name="T171_29">attributes</text:span><text:span text:style-name="T171_30">":<text:s/>{"</text:span><text:span text:style-name="T171_31">gender</text:span><text:span text:style-name="T171_32">":<text:s/>"</text:span><text:span text:style-name="T171_33">male</text:span><text:span text:style-name="T171_34">","</text:span><text:span text:style-name="T171_35">age</text:span><text:span text:style-name="T171_36">":<text:s/>"18"}}}</text:span></text:p>
      <text:p text:style-name="P172"/>
      <text:p text:style-name="P173"><text:span text:style-name="T173_1">Example</text:span><text:span text:style-name="T173_2">:</text:span></text:p>
      <text:p text:style-name="P174"><text:span text:style-name="T174_1"><text:a xlink:type="simple" xlink:href="http://localhost:8080/PersonalAIz/pserver/root%7Croot/personal/users"><text:span text:style-name="T174_2">http</text:span></text:a></text:span><text:span text:style-name="T174_3"><text:a xlink:type="simple" xlink:href="http://localhost:8080/PersonalAIz/pserver/root%7Croot/personal/users"><text:span text:style-name="T174_4">://</text:span></text:a></text:span><text:span text:style-name="T174_5"><text:a xlink:type="simple" xlink:href="http://localhost:8080/PersonalAIz/pserver/root%7Croot/personal/users"><text:span text:style-name="T174_6">localhost</text:span></text:a></text:span><text:span text:style-name="T174_7"><text:a xlink:type="simple" xlink:href="http://localhost:8080/PersonalAIz/pserver/root%7Croot/personal/users"><text:span text:style-name="T174_8">:8080/</text:span></text:a></text:span><text:span text:style-name="T174_9"><text:a xlink:type="simple" xlink:href="http://localhost:8080/PersonalAIz/pserver/root%7Croot/personal/users"><text:span text:style-name="T174_10">PersonalAIz</text:span></text:a></text:span><text:span text:style-name="T174_11"><text:a xlink:type="simple" xlink:href="http://localhost:8080/PersonalAIz/pserver/root%7Croot/personal/users"><text:span text:style-name="T174_12">/</text:span></text:a></text:span><text:span text:style-name="T174_13"><text:a xlink:type="simple" xlink:href="http://localhost:8080/PersonalAIz/pserver/root%7Croot/personal/users"><text:span text:style-name="T174_14">pserver</text:span></text:a></text:span><text:span text:style-name="T174_15"><text:a xlink:type="simple" xlink:href="http://localhost:8080/PersonalAIz/pserver/root%7Croot/personal/users"><text:span text:style-name="T174_16">/</text:span></text:a></text:span><text:span text:style-name="T174_17"><text:a xlink:type="simple" xlink:href="http://localhost:8080/PersonalAIz/pserver/root%7Croot/personal/users"><text:span text:style-name="T174_18">root</text:span></text:a></text:span><text:span text:style-name="T174_19"><text:a xlink:type="simple" xlink:href="http://localhost:8080/PersonalAIz/pserver/root%7Croot/personal/users"><text:span text:style-name="T174_20">%7</text:span></text:a></text:span><text:span text:style-name="T174_21"><text:a xlink:type="simple" xlink:href="http://localhost:8080/PersonalAIz/pserver/root%7Croot/personal/users"><text:span text:style-name="T174_22">Croot</text:span></text:a></text:span><text:span text:style-name="T174_23"><text:a xlink:type="simple" xlink:href="http://localhost:8080/PersonalAIz/pserver/root%7Croot/personal/users"><text:span text:style-name="T174_24">/</text:span></text:a></text:span><text:span text:style-name="T174_25"><text:a xlink:type="simple" xlink:href="http://localhost:8080/PersonalAIz/pserver/root%7Croot/personal/users"><text:span text:style-name="T174_26">personal</text:span></text:a></text:span><text:span text:style-name="T174_27"><text:a xlink:type="simple" xlink:href="http://localhost:8080/PersonalAIz/pserver/root%7Croot/personal/users"><text:span text:style-name="T174_28">/</text:span></text:a></text:span><text:span text:style-name="T174_29"><text:a xlink:type="simple" xlink:href="http://localhost:8080/PersonalAIz/pserver/root%7Croot/personal/users"><text:span text:style-name="T174_30">users</text:span></text:a></text:span></text:p>
      <text:p text:style-name="P175"><text:span text:style-name="T175_1">postParams</text:span><text:span text:style-name="T175_2">("</text:span><text:span text:style-name="T175_3">JSONUsers</text:span><text:span text:style-name="T175_4">",{"</text:span><text:span text:style-name="T175_5">panagiotis</text:span><text:span text:style-name="T175_6">":<text:s/>{"</text:span><text:span text:style-name="T175_7">features</text:span><text:span text:style-name="T175_8">":<text:s/>{"</text:span><text:span text:style-name="T175_9">category</text:span><text:span text:style-name="T175_10">.</text:span><text:span text:style-name="T175_11">sport</text:span><text:span text:style-name="T175_12">":<text:s/>"3"<text:s/>},"</text:span><text:span text:style-name="T175_13">attributes</text:span><text:span text:style-name="T175_14">":<text:s/>{"</text:span><text:span text:style-name="T175_15">gender</text:span><text:span text:style-name="T175_16">":<text:s/>"</text:span><text:span text:style-name="T175_17">male</text:span><text:span text:style-name="T175_18">","</text:span><text:span text:style-name="T175_19">age</text:span><text:span text:style-name="T175_20">":<text:s/>"18"}}}<text:s/>)</text:span></text:p>
      <text:p text:style-name="P176"/>
      <text:p text:style-name="P177"><text:span text:style-name="T177_1">Example</text:span><text:span text:style-name="T177_2"><text:s/></text:span><text:span text:style-name="T177_3">response</text:span><text:span text:style-name="T177_4">:</text:span></text:p>
      <text:p text:style-name="P178"><text:span text:style-name="T178_1">{"</text:span><text:span text:style-name="T178_2">outputMessage</text:span><text:span text:style-name="T178_3">":"</text:span><text:span text:style-name="T178_4">Add</text:span><text:span text:style-name="T178_5"><text:s/></text:span><text:span text:style-name="T178_6">Users</text:span><text:span text:style-name="T178_7"><text:s/></text:span><text:span text:style-name="T178_8">Complete</text:span><text:span text:style-name="T178_9">"}</text:span></text:p>
      <text:p text:style-name="P179"/>
      <text:p text:style-name="P180"><text:span text:style-name="T180_1">Delete</text:span><text:span text:style-name="T180_2"><text:s/></text:span><text:span text:style-name="T180_3">User</text:span></text:p>
      <text:p text:style-name="P181"/>
      <text:p text:style-name="P182"><text:span text:style-name="T182_1">Description</text:span><text:span text:style-name="T182_2">:</text:span></text:p>
      <text:p text:style-name="P183"><text:span text:style-name="T183_1">Delete</text:span><text:span text:style-name="T183_2"><text:s/></text:span><text:span text:style-name="T183_3">users</text:span><text:span text:style-name="T183_4"><text:s/></text:span><text:span text:style-name="T183_5">from</text:span><text:span text:style-name="T183_6"><text:s/></text:span><text:span text:style-name="T183_7">pserver</text:span><text:span text:style-name="T183_8"><text:s/></text:span><text:span text:style-name="T183_9">based</text:span><text:span text:style-name="T183_10"><text:s/></text:span><text:span text:style-name="T183_11">on</text:span><text:span text:style-name="T183_12"><text:s/></text:span><text:span text:style-name="T183_13">given</text:span><text:span text:style-name="T183_14"><text:s/></text:span><text:span text:style-name="T183_15">pattern</text:span><text:span text:style-name="T183_16">.<text:s/></text:span><text:span text:style-name="T183_17">If</text:span><text:span text:style-name="T183_18"><text:s/></text:span><text:span text:style-name="T183_19">pattern</text:span><text:span text:style-name="T183_20"><text:s/></text:span><text:span text:style-name="T183_21">is</text:span><text:span text:style-name="T183_22"><text:s/></text:span><text:span text:style-name="T183_23">null</text:span><text:span text:style-name="T183_24"><text:s/></text:span><text:span text:style-name="T183_25">then</text:span><text:span text:style-name="T183_26"><text:s/></text:span><text:span text:style-name="T183_27">delete</text:span><text:span text:style-name="T183_28"><text:s/></text:span><text:span text:style-name="T183_29">all</text:span><text:span text:style-name="T183_30"><text:s/></text:span><text:span text:style-name="T183_31">users</text:span><text:span text:style-name="T183_32">.</text:span></text:p>
      <text:p text:style-name="P184"/>
      <text:p text:style-name="P185"><text:span text:style-name="T185_1">Method</text:span><text:span text:style-name="T185_2">:</text:span></text:p>
      <text:p text:style-name="P186"><text:span text:style-name="T186_1">POST</text:span></text:p>
      <text:p text:style-name="P187"/>
      <text:p text:style-name="P188"><text:span text:style-name="T188_1">URL</text:span><text:span text:style-name="T188_2">:</text:span></text:p>
      <text:p text:style-name="P189"><text:span text:style-name="T189_1">PersonalAIz</text:span><text:span text:style-name="T189_2">/</text:span><text:span text:style-name="T189_3">api</text:span><text:span text:style-name="T189_4">/</text:span><text:span text:style-name="T189_5">pserver</text:span><text:span text:style-name="T189_6">/{</text:span><text:span text:style-name="T189_7">userAuthe</text:span><text:span text:style-name="T189_8">}/</text:span><text:span text:style-name="T189_9">personal</text:span><text:span text:style-name="T189_10">/</text:span><text:span text:style-name="T189_11">users</text:span><text:span text:style-name="T189_12">/</text:span><text:span text:style-name="T189_13">delete</text:span></text:p>
      <text:p text:style-name="P190"/>
      <text:p text:style-name="P191"><text:span text:style-name="T191_1">Parameters</text:span><text:span text:style-name="T191_2">:</text:span></text:p>
      <text:p text:style-name="P192"><text:span text:style-name="T192_1">pp</text:span><text:span text:style-name="T192_2">:<text:s/></text:span><text:span text:style-name="T192_3">userAuthe</text:span><text:span text:style-name="T192_4"><text:s/>|<text:s/></text:span><text:span text:style-name="T192_5">The</text:span><text:span text:style-name="T192_6"><text:s/></text:span><text:span text:style-name="T192_7">system</text:span><text:span text:style-name="T192_8"><text:s/></text:span><text:span text:style-name="T192_9">user</text:span><text:span text:style-name="T192_10"><text:s/></text:span><text:span text:style-name="T192_11">authentication</text:span><text:span text:style-name="T192_12">.<text:s/></text:span><text:span text:style-name="T192_13">With</text:span><text:span text:style-name="T192_14"><text:s/></text:span><text:span text:style-name="T192_15">api</text:span><text:span text:style-name="T192_16"><text:s/></text:span><text:span text:style-name="T192_17">key</text:span><text:span text:style-name="T192_18"><text:s/></text:span><text:span text:style-name="T192_19">or</text:span><text:span text:style-name="T192_20"><text:s/></text:span><text:span text:style-name="T192_21">username</text:span><text:span text:style-name="T192_22">|</text:span><text:span text:style-name="T192_23">password</text:span></text:p>
      <text:p text:style-name="P193"><text:span text:style-name="T193_1">fp</text:span><text:span text:style-name="T193_2">:<text:s/></text:span><text:span text:style-name="T193_3">pattern</text:span><text:span text:style-name="T193_4"><text:s/>|<text:s/></text:span><text:span text:style-name="T193_5">The</text:span><text:span text:style-name="T193_6"><text:s/></text:span><text:span text:style-name="T193_7">username</text:span><text:span text:style-name="T193_8"><text:s/></text:span><text:span text:style-name="T193_9">pattern</text:span><text:span text:style-name="T193_10">.</text:span></text:p>
      <text:p text:style-name="P194"/>
      <text:p text:style-name="P195"><text:span text:style-name="T195_1">Example</text:span><text:span text:style-name="T195_2">:</text:span></text:p>
      <text:p text:style-name="P196"><text:span text:style-name="T196_1"><text:a xlink:type="simple" xlink:href="http://localhost:8080/PersonalAIz/pserver/root%7Croot/personal/users/delete"><text:span text:style-name="T196_2">http</text:span></text:a></text:span><text:span text:style-name="T196_3"><text:a xlink:type="simple" xlink:href="http://localhost:8080/PersonalAIz/pserver/root%7Croot/personal/users/delete"><text:span text:style-name="T196_4">://</text:span></text:a></text:span><text:span text:style-name="T196_5"><text:a xlink:type="simple" xlink:href="http://localhost:8080/PersonalAIz/pserver/root%7Croot/personal/users/delete"><text:span text:style-name="T196_6">localhost</text:span></text:a></text:span><text:span text:style-name="T196_7"><text:a xlink:type="simple" xlink:href="http://localhost:8080/PersonalAIz/pserver/root%7Croot/personal/users/delete"><text:span text:style-name="T196_8">:8080/</text:span></text:a></text:span><text:span text:style-name="T196_9"><text:a xlink:type="simple" xlink:href="http://localhost:8080/PersonalAIz/pserver/root%7Croot/personal/users/delete"><text:span text:style-name="T196_10">PersonalAIz</text:span></text:a></text:span><text:span text:style-name="T196_11"><text:a xlink:type="simple" xlink:href="http://localhost:8080/PersonalAIz/pserver/root%7Croot/personal/users/delete"><text:span text:style-name="T196_12">/</text:span></text:a></text:span><text:span text:style-name="T196_13"><text:a xlink:type="simple" xlink:href="http://localhost:8080/PersonalAIz/pserver/root%7Croot/personal/users/delete"><text:span text:style-name="T196_14">pserver</text:span></text:a></text:span><text:span text:style-name="T196_15"><text:a xlink:type="simple" xlink:href="http://localhost:8080/PersonalAIz/pserver/root%7Croot/personal/users/delete"><text:span text:style-name="T196_16">/</text:span></text:a></text:span><text:span text:style-name="T196_17"><text:a xlink:type="simple" xlink:href="http://localhost:8080/PersonalAIz/pserver/root%7Croot/personal/users/delete"><text:span text:style-name="T196_18">root</text:span></text:a></text:span><text:span text:style-name="T196_19"><text:a xlink:type="simple" xlink:href="http://localhost:8080/PersonalAIz/pserver/root%7Croot/personal/users/delete"><text:span text:style-name="T196_20">%7</text:span></text:a></text:span><text:span text:style-name="T196_21"><text:a xlink:type="simple" xlink:href="http://localhost:8080/PersonalAIz/pserver/root%7Croot/personal/users/delete"><text:span text:style-name="T196_22">Croot</text:span></text:a></text:span><text:span text:style-name="T196_23"><text:a xlink:type="simple" xlink:href="http://localhost:8080/PersonalAIz/pserver/root%7Croot/personal/users/delete"><text:span text:style-name="T196_24">/</text:span></text:a></text:span><text:span text:style-name="T196_25"><text:a xlink:type="simple" xlink:href="http://localhost:8080/PersonalAIz/pserver/root%7Croot/personal/users/delete"><text:span text:style-name="T196_26">personal</text:span></text:a></text:span><text:span text:style-name="T196_27"><text:a xlink:type="simple" xlink:href="http://localhost:8080/PersonalAIz/pserver/root%7Croot/personal/users/delete"><text:span text:style-name="T196_28">/</text:span></text:a></text:span><text:span text:style-name="T196_29"><text:a xlink:type="simple" xlink:href="http://localhost:8080/PersonalAIz/pserver/root%7Croot/personal/users/delete"><text:span text:style-name="T196_30">users</text:span></text:a></text:span><text:span text:style-name="T196_31"><text:a xlink:type="simple" xlink:href="http://localhost:8080/PersonalAIz/pserver/root%7Croot/personal/users/delete"><text:span text:style-name="T196_32">/</text:span></text:a></text:span><text:span text:style-name="T196_33"><text:a xlink:type="simple" xlink:href="http://localhost:8080/PersonalAIz/pserver/root%7Croot/personal/users/delete"><text:span text:style-name="T196_34">delete</text:span></text:a></text:span></text:p>
      <text:p text:style-name="P197"><text:span text:style-name="T197_1">postParams</text:span><text:span text:style-name="T197_2">("</text:span><text:span text:style-name="T197_3">pattern</text:span><text:span text:style-name="T197_4">",<text:s/></text:span><text:span text:style-name="T197_5">null</text:span><text:span text:style-name="T197_6">)</text:span></text:p>
      <text:p text:style-name="P198"/>
      <text:p text:style-name="P199"><text:span text:style-name="T199_1">Example</text:span><text:span text:style-name="T199_2"><text:s/></text:span><text:span text:style-name="T199_3">response</text:span><text:span text:style-name="T199_4">:</text:span></text:p>
      <text:p text:style-name="P200"><text:span text:style-name="T200_1">{"</text:span><text:span text:style-name="T200_2">outputMessage</text:span><text:span text:style-name="T200_3">":"</text:span><text:span text:style-name="T200_4">Delete</text:span><text:span text:style-name="T200_5"><text:s/></text:span><text:span text:style-name="T200_6">Users</text:span><text:span text:style-name="T200_7"><text:s/></text:span><text:span text:style-name="T200_8">Complete</text:span><text:span text:style-name="T200_9">"}</text:span></text:p>
      <text:p text:style-name="P201"/>
      <text:p text:style-name="P202"><text:span text:style-name="T202_1">Get</text:span><text:span text:style-name="T202_2"><text:s/></text:span><text:span text:style-name="T202_3">Users</text:span></text:p>
      <text:p text:style-name="P203"/>
      <text:p text:style-name="P204"><text:span text:style-name="T204_1">Description</text:span><text:span text:style-name="T204_2">:</text:span></text:p>
      <text:p text:style-name="P205"><text:span text:style-name="T205_1">Get</text:span><text:span text:style-name="T205_2"><text:s/></text:span><text:span text:style-name="T205_3">PServer</text:span><text:span text:style-name="T205_4"><text:s/></text:span><text:span text:style-name="T205_5">users</text:span><text:span text:style-name="T205_6">.</text:span></text:p>
      <text:p text:style-name="P206"><text:span text:style-name="T206_1">Method</text:span><text:span text:style-name="T206_2">:</text:span></text:p>
      <text:p text:style-name="P207"><text:span text:style-name="T207_1">GET</text:span></text:p>
      <text:p text:style-name="P208"/>
      <text:p text:style-name="P209"><text:span text:style-name="T209_1">URL</text:span><text:span text:style-name="T209_2">:</text:span></text:p>
      <text:p text:style-name="P210"><text:span text:style-name="T210_1">PersonalAIz</text:span><text:span text:style-name="T210_2">/</text:span><text:span text:style-name="T210_3">api</text:span><text:span text:style-name="T210_4">/</text:span><text:span text:style-name="T210_5">pserver</text:span><text:span text:style-name="T210_6">/{</text:span><text:span text:style-name="T210_7">userAuthe</text:span><text:span text:style-name="T210_8">}/</text:span><text:span text:style-name="T210_9">personal</text:span><text:span text:style-name="T210_10">/</text:span><text:span text:style-name="T210_11">users</text:span></text:p>
      <text:p text:style-name="P211"/>
      <text:p text:style-name="P212"><text:span text:style-name="T212_1">Parameters</text:span><text:span text:style-name="T212_2">:</text:span></text:p>
      <text:p text:style-name="P213"><text:span text:style-name="T213_1">pp</text:span><text:span text:style-name="T213_2">:<text:s/></text:span><text:span text:style-name="T213_3">userAuthe</text:span><text:span text:style-name="T213_4"><text:s/>|<text:s/></text:span><text:span text:style-name="T213_5">The</text:span><text:span text:style-name="T213_6"><text:s/></text:span><text:span text:style-name="T213_7">system</text:span><text:span text:style-name="T213_8"><text:s/></text:span><text:span text:style-name="T213_9">user</text:span><text:span text:style-name="T213_10"><text:s/></text:span><text:span text:style-name="T213_11">authentication</text:span><text:span text:style-name="T213_12">.<text:s/></text:span><text:span text:style-name="T213_13">With</text:span><text:span text:style-name="T213_14"><text:s/></text:span><text:span text:style-name="T213_15">api</text:span><text:span text:style-name="T213_16"><text:s/></text:span><text:span text:style-name="T213_17">key</text:span><text:span text:style-name="T213_18"><text:s/></text:span><text:span text:style-name="T213_19">or</text:span><text:span text:style-name="T213_20"><text:s/></text:span><text:span text:style-name="T213_21">username</text:span><text:span text:style-name="T213_22">|</text:span><text:span text:style-name="T213_23">password</text:span></text:p>
      <text:p text:style-name="P214"><text:span text:style-name="T214_1">fp</text:span><text:span text:style-name="T214_2">:<text:s/></text:span><text:span text:style-name="T214_3">pattern</text:span><text:span text:style-name="T214_4"><text:s/>|<text:s/></text:span><text:span text:style-name="T214_5">The</text:span><text:span text:style-name="T214_6"><text:s/></text:span><text:span text:style-name="T214_7">username</text:span><text:span text:style-name="T214_8"><text:s/></text:span><text:span text:style-name="T214_9">pattern</text:span><text:span text:style-name="T214_10">.<text:s/></text:span><text:span text:style-name="T214_11">If</text:span><text:span text:style-name="T214_12"><text:s/></text:span><text:span text:style-name="T214_13">null</text:span><text:span text:style-name="T214_14"><text:s/></text:span><text:span text:style-name="T214_15">return</text:span><text:span text:style-name="T214_16"><text:s/></text:span><text:span text:style-name="T214_17">all</text:span><text:span text:style-name="T214_18"><text:s/></text:span><text:span text:style-name="T214_19">users</text:span><text:span text:style-name="T214_20">.</text:span></text:p>
      <text:p text:style-name="P215"><text:span text:style-name="T215_1">fp</text:span><text:span text:style-name="T215_2">:<text:s/></text:span><text:span text:style-name="T215_3">page</text:span><text:span text:style-name="T215_4"><text:s/>|<text:s/></text:span><text:span text:style-name="T215_5">The</text:span><text:span text:style-name="T215_6"><text:s/></text:span><text:span text:style-name="T215_7">number</text:span><text:span text:style-name="T215_8"><text:s/></text:span><text:span text:style-name="T215_9">of</text:span><text:span text:style-name="T215_10"><text:s/></text:span><text:span text:style-name="T215_11">the</text:span><text:span text:style-name="T215_12"><text:s/></text:span><text:span text:style-name="T215_13">page</text:span><text:span text:style-name="T215_14">.<text:s/></text:span><text:span text:style-name="T215_15">If</text:span><text:span text:style-name="T215_16"><text:s/></text:span><text:span text:style-name="T215_17">null</text:span><text:span text:style-name="T215_18"><text:s/></text:span><text:span text:style-name="T215_19">return</text:span><text:span text:style-name="T215_20"><text:s/></text:span><text:span text:style-name="T215_21">all</text:span><text:span text:style-name="T215_22"><text:s/></text:span><text:span text:style-name="T215_23">users</text:span><text:span text:style-name="T215_24"><text:s/></text:span><text:span text:style-name="T215_25">in</text:span><text:span text:style-name="T215_26"><text:s/></text:span><text:span text:style-name="T215_27">one</text:span><text:span text:style-name="T215_28"><text:s/></text:span><text:span text:style-name="T215_29">page</text:span><text:span text:style-name="T215_30">.<text:s/></text:span></text:p>
      <text:p text:style-name="P216"/>
      <text:p text:style-name="P217"><text:span text:style-name="T217_1">Example</text:span><text:span text:style-name="T217_2">:</text:span></text:p>
      <text:p text:style-name="P218"><text:span text:style-name="T218_1"><text:a xlink:type="simple" xlink:href="http://localhost:8080/PersonalAIz/pserver/root%7Croot/personal/users/delete"><text:span text:style-name="T218_2">http</text:span></text:a></text:span><text:span text:style-name="T218_3"><text:a xlink:type="simple" xlink:href="http://localhost:8080/PersonalAIz/pserver/root%7Croot/personal/users/delete"><text:span text:style-name="T218_4">://</text:span></text:a></text:span><text:span text:style-name="T218_5"><text:a xlink:type="simple" xlink:href="http://localhost:8080/PersonalAIz/pserver/root%7Croot/personal/users/delete"><text:span text:style-name="T218_6">localhost</text:span></text:a></text:span><text:span text:style-name="T218_7"><text:a xlink:type="simple" xlink:href="http://localhost:8080/PersonalAIz/pserver/root%7Croot/personal/users/delete"><text:span text:style-name="T218_8">:8080/</text:span></text:a></text:span><text:span text:style-name="T218_9"><text:a xlink:type="simple" xlink:href="http://localhost:8080/PersonalAIz/pserver/root%7Croot/personal/users/delete"><text:span text:style-name="T218_10">PersonalAIz</text:span></text:a></text:span><text:span text:style-name="T218_11"><text:a xlink:type="simple" xlink:href="http://localhost:8080/PersonalAIz/pserver/root%7Croot/personal/users/delete"><text:span text:style-name="T218_12">/</text:span></text:a></text:span><text:span text:style-name="T218_13"><text:a xlink:type="simple" xlink:href="http://localhost:8080/PersonalAIz/pserver/root%7Croot/personal/users/delete"><text:span text:style-name="T218_14">pserver</text:span></text:a></text:span><text:span text:style-name="T218_15"><text:a xlink:type="simple" xlink:href="http://localhost:8080/PersonalAIz/pserver/root%7Croot/personal/users/delete"><text:span text:style-name="T218_16">/</text:span></text:a></text:span><text:span text:style-name="T218_17"><text:a xlink:type="simple" xlink:href="http://localhost:8080/PersonalAIz/pserver/root%7Croot/personal/users/delete"><text:span text:style-name="T218_18">root</text:span></text:a></text:span><text:span text:style-name="T218_19"><text:a xlink:type="simple" xlink:href="http://localhost:8080/PersonalAIz/pserver/root%7Croot/personal/users/delete"><text:span text:style-name="T218_20">%7</text:span></text:a></text:span><text:span text:style-name="T218_21"><text:a xlink:type="simple" xlink:href="http://localhost:8080/PersonalAIz/pserver/root%7Croot/personal/users/delete"><text:span text:style-name="T218_22">Croot</text:span></text:a></text:span><text:span text:style-name="T218_23"><text:a xlink:type="simple" xlink:href="http://localhost:8080/PersonalAIz/pserver/root%7Croot/personal/users/delete"><text:span text:style-name="T218_24">/</text:span></text:a></text:span><text:span text:style-name="T218_25"><text:a xlink:type="simple" xlink:href="http://localhost:8080/PersonalAIz/pserver/root%7Croot/personal/users/delete"><text:span text:style-name="T218_26">personal</text:span></text:a></text:span><text:span text:style-name="T218_27"><text:a xlink:type="simple" xlink:href="http://localhost:8080/PersonalAIz/pserver/root%7Croot/personal/users/delete"><text:span text:style-name="T218_28">/</text:span></text:a></text:span><text:span text:style-name="T218_29"><text:a xlink:type="simple" xlink:href="http://localhost:8080/PersonalAIz/pserver/root%7Croot/personal/users/delete"><text:span text:style-name="T218_30">users</text:span></text:a></text:span></text:p>
      <text:p text:style-name="P219"/>
      <text:p text:style-name="P220"><text:span text:style-name="T220_1">Example</text:span><text:span text:style-name="T220_2"><text:s/></text:span><text:span text:style-name="T220_3">response</text:span><text:span text:style-name="T220_4">:</text:span></text:p>
      <text:p text:style-name="P221"><text:span text:style-name="T221_1">{"</text:span><text:span text:style-name="T221_2">outputMessage</text:span><text:span text:style-name="T221_3">":"</text:span><text:span text:style-name="T221_4">Get</text:span><text:span text:style-name="T221_5"><text:s/></text:span><text:span text:style-name="T221_6">Users</text:span><text:span text:style-name="T221_7"><text:s/></text:span><text:span text:style-name="T221_8">Complete</text:span><text:span text:style-name="T221_9">","</text:span><text:span text:style-name="T221_10">output</text:span><text:span text:style-name="T221_11">":[“</text:span><text:span text:style-name="T221_12">username</text:span><text:span text:style-name="T221_13">1”,...]}</text:span></text:p>
      <text:p text:style-name="P222"/>
      <text:p text:style-name="P223"><text:span text:style-name="T223_1">Get</text:span><text:span text:style-name="T223_2"><text:s/></text:span><text:span text:style-name="T223_3">User</text:span><text:span text:style-name="T223_4"><text:s/></text:span><text:span text:style-name="T223_5">Attributes</text:span></text:p>
      <text:p text:style-name="P224"/>
      <text:p text:style-name="P225"><text:span text:style-name="T225_1">Description</text:span><text:span text:style-name="T225_2">:</text:span></text:p>
      <text:p text:style-name="P226"><text:span text:style-name="T226_1">Get</text:span><text:span text:style-name="T226_2"><text:s/></text:span><text:span text:style-name="T226_3">the</text:span><text:span text:style-name="T226_4"><text:s/></text:span><text:span text:style-name="T226_5">user</text:span><text:span text:style-name="T226_6"><text:s/></text:span><text:span text:style-name="T226_7">attributes</text:span><text:span text:style-name="T226_8"><text:s/></text:span><text:span text:style-name="T226_9">for</text:span><text:span text:style-name="T226_10"><text:s/></text:span><text:span text:style-name="T226_11">given</text:span><text:span text:style-name="T226_12"><text:s/></text:span><text:span text:style-name="T226_13">username</text:span><text:span text:style-name="T226_14">.</text:span></text:p>
      <text:p text:style-name="P227"/>
      <text:p text:style-name="P228"><text:span text:style-name="T228_1">Method</text:span><text:span text:style-name="T228_2">:</text:span></text:p>
      <text:p text:style-name="P229"><text:span text:style-name="T229_1">GET</text:span></text:p>
      <text:p text:style-name="P230"/>
      <text:p text:style-name="P231"><text:span text:style-name="T231_1">URL</text:span><text:span text:style-name="T231_2">:</text:span></text:p>
      <text:p text:style-name="P232"><text:span text:style-name="T232_1">PersonalAIz</text:span><text:span text:style-name="T232_2">/</text:span><text:span text:style-name="T232_3">api</text:span><text:span text:style-name="T232_4">/</text:span><text:span text:style-name="T232_5">pserver</text:span><text:span text:style-name="T232_6">/{</text:span><text:span text:style-name="T232_7">userAuthe</text:span><text:span text:style-name="T232_8">}/</text:span><text:span text:style-name="T232_9">personal</text:span><text:span text:style-name="T232_10">/</text:span><text:span text:style-name="T232_11">users</text:span><text:span text:style-name="T232_12">/{</text:span><text:span text:style-name="T232_13">user</text:span><text:span text:style-name="T232_14">}/</text:span><text:span text:style-name="T232_15">attributes</text:span></text:p>
      <text:p text:style-name="P233"/>
      <text:p text:style-name="P234"><text:span text:style-name="T234_1">Parameters</text:span><text:span text:style-name="T234_2">:</text:span></text:p>
      <text:p text:style-name="P235"><text:span text:style-name="T235_1">pp</text:span><text:span text:style-name="T235_2">:<text:s/></text:span><text:span text:style-name="T235_3">userAuthe</text:span><text:span text:style-name="T235_4"><text:s/>|<text:s/></text:span><text:span text:style-name="T235_5">The</text:span><text:span text:style-name="T235_6"><text:s/></text:span><text:span text:style-name="T235_7">system</text:span><text:span text:style-name="T235_8"><text:s/></text:span><text:span text:style-name="T235_9">user</text:span><text:span text:style-name="T235_10"><text:s/></text:span><text:span text:style-name="T235_11">authentication</text:span><text:span text:style-name="T235_12">.<text:s/></text:span><text:span text:style-name="T235_13">With</text:span><text:span text:style-name="T235_14"><text:s/></text:span><text:span text:style-name="T235_15">api</text:span><text:span text:style-name="T235_16"><text:s/></text:span><text:span text:style-name="T235_17">key</text:span><text:span text:style-name="T235_18"><text:s/></text:span><text:span text:style-name="T235_19">or</text:span><text:span text:style-name="T235_20"><text:s/></text:span><text:span text:style-name="T235_21">username</text:span><text:span text:style-name="T235_22">|</text:span><text:span text:style-name="T235_23">password</text:span></text:p>
      <text:p text:style-name="P236"><text:span text:style-name="T236_1">pp</text:span><text:span text:style-name="T236_2">:<text:s/></text:span><text:span text:style-name="T236_3">user</text:span><text:span text:style-name="T236_4"><text:s/>|<text:s/></text:span><text:span text:style-name="T236_5">The</text:span><text:span text:style-name="T236_6"><text:s/></text:span><text:span text:style-name="T236_7">username</text:span><text:span text:style-name="T236_8">.<text:s/></text:span></text:p>
      <text:p text:style-name="P237"><text:span text:style-name="T237_1">fp</text:span><text:span text:style-name="T237_2">:<text:s/></text:span><text:span text:style-name="T237_3">pattern</text:span><text:span text:style-name="T237_4"><text:s/>|<text:s/></text:span><text:span text:style-name="T237_5">The</text:span><text:span text:style-name="T237_6"><text:s/></text:span><text:span text:style-name="T237_7">attribute</text:span><text:span text:style-name="T237_8"><text:s/></text:span><text:span text:style-name="T237_9">name</text:span><text:span text:style-name="T237_10"><text:s/></text:span><text:span text:style-name="T237_11">pattern</text:span><text:span text:style-name="T237_12">.<text:s/></text:span><text:span text:style-name="T237_13">If</text:span><text:span text:style-name="T237_14"><text:s/></text:span><text:span text:style-name="T237_15">null</text:span><text:span text:style-name="T237_16"><text:s/></text:span><text:span text:style-name="T237_17">return</text:span><text:span text:style-name="T237_18"><text:s/></text:span><text:span text:style-name="T237_19">all</text:span><text:span text:style-name="T237_20"><text:s/></text:span><text:span text:style-name="T237_21">user</text:span><text:span text:style-name="T237_22"><text:s/></text:span><text:span text:style-name="T237_23">attributes</text:span><text:span text:style-name="T237_24">.</text:span></text:p>
      <text:p text:style-name="P238"><text:span text:style-name="T238_1">fp</text:span><text:span text:style-name="T238_2">:<text:s/></text:span><text:span text:style-name="T238_3">page</text:span><text:span text:style-name="T238_4"><text:s/>|<text:s/></text:span><text:span text:style-name="T238_5">The</text:span><text:span text:style-name="T238_6"><text:s/></text:span><text:span text:style-name="T238_7">number</text:span><text:span text:style-name="T238_8"><text:s/></text:span><text:span text:style-name="T238_9">of</text:span><text:span text:style-name="T238_10"><text:s/></text:span><text:span text:style-name="T238_11">the</text:span><text:span text:style-name="T238_12"><text:s/></text:span><text:span text:style-name="T238_13">page</text:span><text:span text:style-name="T238_14">.<text:s/></text:span><text:span text:style-name="T238_15">If</text:span><text:span text:style-name="T238_16"><text:s/></text:span><text:span text:style-name="T238_17">null</text:span><text:span text:style-name="T238_18"><text:s/></text:span><text:span text:style-name="T238_19">return</text:span><text:span text:style-name="T238_20"><text:s/></text:span><text:span text:style-name="T238_21">all</text:span><text:span text:style-name="T238_22"><text:s/></text:span><text:span text:style-name="T238_23">attributes</text:span><text:span text:style-name="T238_24"><text:s/></text:span><text:span text:style-name="T238_25">in</text:span><text:span text:style-name="T238_26"><text:s/></text:span><text:span text:style-name="T238_27">one</text:span><text:span text:style-name="T238_28"><text:s/></text:span><text:span text:style-name="T238_29">page</text:span><text:span text:style-name="T238_30">.<text:s/></text:span></text:p>
      <text:p text:style-name="P239"/>
      <text:p text:style-name="P240"><text:span text:style-name="T240_1">Example</text:span><text:span text:style-name="T240_2">:</text:span></text:p>
      <text:p text:style-name="P241"><text:span text:style-name="T241_1"><text:a xlink:type="simple" xlink:href="http://localhost:8080/PersonalAIz/pserver/root%7Croot/personal/users/panagiotis/attributes"><text:span text:style-name="T241_2">http</text:span></text:a></text:span><text:span text:style-name="T241_3"><text:a xlink:type="simple" xlink:href="http://localhost:8080/PersonalAIz/pserver/root%7Croot/personal/users/panagiotis/attributes"><text:span text:style-name="T241_4">://</text:span></text:a></text:span><text:span text:style-name="T241_5"><text:a xlink:type="simple" xlink:href="http://localhost:8080/PersonalAIz/pserver/root%7Croot/personal/users/panagiotis/attributes"><text:span text:style-name="T241_6">localhost</text:span></text:a></text:span><text:span text:style-name="T241_7"><text:a xlink:type="simple" xlink:href="http://localhost:8080/PersonalAIz/pserver/root%7Croot/personal/users/panagiotis/attributes"><text:span text:style-name="T241_8">:8080/</text:span></text:a></text:span><text:span text:style-name="T241_9"><text:a xlink:type="simple" xlink:href="http://localhost:8080/PersonalAIz/pserver/root%7Croot/personal/users/panagiotis/attributes"><text:span text:style-name="T241_10">PersonalAIz</text:span></text:a></text:span><text:span text:style-name="T241_11"><text:a xlink:type="simple" xlink:href="http://localhost:8080/PersonalAIz/pserver/root%7Croot/personal/users/panagiotis/attributes"><text:span text:style-name="T241_12">/</text:span></text:a></text:span><text:span text:style-name="T241_13"><text:a xlink:type="simple" xlink:href="http://localhost:8080/PersonalAIz/pserver/root%7Croot/personal/users/panagiotis/attributes"><text:span text:style-name="T241_14">pserver</text:span></text:a></text:span><text:span text:style-name="T241_15"><text:a xlink:type="simple" xlink:href="http://localhost:8080/PersonalAIz/pserver/root%7Croot/personal/users/panagiotis/attributes"><text:span text:style-name="T241_16">/</text:span></text:a></text:span><text:span text:style-name="T241_17"><text:a xlink:type="simple" xlink:href="http://localhost:8080/PersonalAIz/pserver/root%7Croot/personal/users/panagiotis/attributes"><text:span text:style-name="T241_18">root</text:span></text:a></text:span><text:span text:style-name="T241_19"><text:a xlink:type="simple" xlink:href="http://localhost:8080/PersonalAIz/pserver/root%7Croot/personal/users/panagiotis/attributes"><text:span text:style-name="T241_20">%7</text:span></text:a></text:span><text:span text:style-name="T241_21"><text:a xlink:type="simple" xlink:href="http://localhost:8080/PersonalAIz/pserver/root%7Croot/personal/users/panagiotis/attributes"><text:span text:style-name="T241_22">Croot</text:span></text:a></text:span><text:span text:style-name="T241_23"><text:a xlink:type="simple" xlink:href="http://localhost:8080/PersonalAIz/pserver/root%7Croot/personal/users/panagiotis/attributes"><text:span text:style-name="T241_24">/</text:span></text:a></text:span><text:span text:style-name="T241_25"><text:a xlink:type="simple" xlink:href="http://localhost:8080/PersonalAIz/pserver/root%7Croot/personal/users/panagiotis/attributes"><text:span text:style-name="T241_26">personal</text:span></text:a></text:span><text:span text:style-name="T241_27"><text:a xlink:type="simple" xlink:href="http://localhost:8080/PersonalAIz/pserver/root%7Croot/personal/users/panagiotis/attributes"><text:span text:style-name="T241_28">/</text:span></text:a></text:span><text:span text:style-name="T241_29"><text:a xlink:type="simple" xlink:href="http://localhost:8080/PersonalAIz/pserver/root%7Croot/personal/users/panagiotis/attributes"><text:span text:style-name="T241_30">users</text:span></text:a></text:span><text:span text:style-name="T241_31"><text:a xlink:type="simple" xlink:href="http://localhost:8080/PersonalAIz/pserver/root%7Croot/personal/users/panagiotis/attributes"><text:span text:style-name="T241_32">/</text:span></text:a></text:span><text:span text:style-name="T241_33"><text:a xlink:type="simple" xlink:href="http://localhost:8080/PersonalAIz/pserver/root%7Croot/personal/users/panagiotis/attributes"><text:span text:style-name="T241_34">panagiotis</text:span></text:a></text:span><text:span text:style-name="T241_35"><text:a xlink:type="simple" xlink:href="http://localhost:8080/PersonalAIz/pserver/root%7Croot/personal/users/panagiotis/attributes"><text:span text:style-name="T241_36">/</text:span></text:a></text:span><text:span text:style-name="T241_37"><text:a xlink:type="simple" xlink:href="http://localhost:8080/PersonalAIz/pserver/root%7Croot/personal/users/panagiotis/attributes"><text:span text:style-name="T241_38">attributes</text:span></text:a></text:span></text:p>
      <text:p text:style-name="P242"/>
      <text:p text:style-name="P243"><text:span text:style-name="T243_1">Example</text:span><text:span text:style-name="T243_2"><text:s/></text:span><text:span text:style-name="T243_3">response</text:span><text:span text:style-name="T243_4">:</text:span></text:p>
      <text:p text:style-name="P244"><text:span text:style-name="T244_1">{"</text:span><text:span text:style-name="T244_2">outputMessage</text:span><text:span text:style-name="T244_3">":"</text:span><text:span text:style-name="T244_4">Complete</text:span><text:span text:style-name="T244_5"><text:s/></text:span><text:span text:style-name="T244_6">Get</text:span><text:span text:style-name="T244_7"><text:s/></text:span><text:span text:style-name="T244_8">User</text:span><text:span text:style-name="T244_9"><text:s/></text:span><text:span text:style-name="T244_10">Attributes</text:span><text:span text:style-name="T244_11">","</text:span><text:span text:style-name="T244_12">output</text:span><text:span text:style-name="T244_13">":[“</text:span><text:span text:style-name="T244_14">attrname</text:span><text:span text:style-name="T244_15">”:”</text:span><text:span text:style-name="T244_16">attrValue</text:span><text:span text:style-name="T244_17">”,...]}</text:span></text:p>
      <text:p text:style-name="P245"/>
      <text:p text:style-name="P246"><text:span text:style-name="T246_1">Get</text:span><text:span text:style-name="T246_2"><text:s/></text:span><text:span text:style-name="T246_3">User</text:span><text:span text:style-name="T246_4"><text:s/></text:span><text:span text:style-name="T246_5">Profile</text:span></text:p>
      <text:p text:style-name="P247"/>
      <text:p text:style-name="P248"><text:span text:style-name="T248_1">Description</text:span><text:span text:style-name="T248_2">:</text:span></text:p>
      <text:p text:style-name="P249"><text:span text:style-name="T249_1">Get</text:span><text:span text:style-name="T249_2"><text:s/></text:span><text:span text:style-name="T249_3">the</text:span><text:span text:style-name="T249_4"><text:s/></text:span><text:span text:style-name="T249_5">user</text:span><text:span text:style-name="T249_6"><text:s/></text:span><text:span text:style-name="T249_7">profile</text:span><text:span text:style-name="T249_8">.<text:s/></text:span><text:span text:style-name="T249_9">User</text:span><text:span text:style-name="T249_10"><text:s/></text:span><text:span text:style-name="T249_11">profile</text:span><text:span text:style-name="T249_12"><text:s/></text:span><text:span text:style-name="T249_13">is</text:span><text:span text:style-name="T249_14"><text:s/></text:span><text:span text:style-name="T249_15">a</text:span><text:span text:style-name="T249_16"><text:s/></text:span><text:span text:style-name="T249_17">list</text:span><text:span text:style-name="T249_18"><text:s/></text:span><text:span text:style-name="T249_19">of</text:span><text:span text:style-name="T249_20"><text:s/></text:span><text:span text:style-name="T249_21">features</text:span><text:span text:style-name="T249_22"><text:s/></text:span><text:span text:style-name="T249_23">with</text:span><text:span text:style-name="T249_24"><text:s/></text:span><text:span text:style-name="T249_25">their</text:span><text:span text:style-name="T249_26"><text:s/></text:span><text:span text:style-name="T249_27">values</text:span><text:span text:style-name="T249_28">.</text:span></text:p>
      <text:p text:style-name="P250"/>
      <text:p text:style-name="P251"><text:span text:style-name="T251_1">Method</text:span><text:span text:style-name="T251_2">:</text:span></text:p>
      <text:p text:style-name="P252"><text:span text:style-name="T252_1">GET</text:span></text:p>
      <text:p text:style-name="P253"/>
      <text:p text:style-name="P254"><text:span text:style-name="T254_1">URL</text:span><text:span text:style-name="T254_2">:</text:span></text:p>
      <text:p text:style-name="P255"><text:span text:style-name="T255_1">PersonalAIz</text:span><text:span text:style-name="T255_2">/</text:span><text:span text:style-name="T255_3">api</text:span><text:span text:style-name="T255_4">/</text:span><text:span text:style-name="T255_5">pserver</text:span><text:span text:style-name="T255_6">/{</text:span><text:span text:style-name="T255_7">userAuthe</text:span><text:span text:style-name="T255_8">}/</text:span><text:span text:style-name="T255_9">personal</text:span><text:span text:style-name="T255_10">/</text:span><text:span text:style-name="T255_11">users</text:span><text:span text:style-name="T255_12">/{</text:span><text:span text:style-name="T255_13">user</text:span><text:span text:style-name="T255_14">}/</text:span><text:span text:style-name="T255_15">features</text:span></text:p>
      <text:p text:style-name="P256"/>
      <text:p text:style-name="P257"><text:span text:style-name="T257_1">Parameters</text:span><text:span text:style-name="T257_2">:</text:span></text:p>
      <text:p text:style-name="P258"><text:span text:style-name="T258_1">pp</text:span><text:span text:style-name="T258_2">:<text:s/></text:span><text:span text:style-name="T258_3">userAuthe</text:span><text:span text:style-name="T258_4"><text:s/>|<text:s/></text:span><text:span text:style-name="T258_5">The</text:span><text:span text:style-name="T258_6"><text:s/></text:span><text:span text:style-name="T258_7">system</text:span><text:span text:style-name="T258_8"><text:s/></text:span><text:span text:style-name="T258_9">user</text:span><text:span text:style-name="T258_10"><text:s/></text:span><text:span text:style-name="T258_11">authentication</text:span><text:span text:style-name="T258_12">.<text:s/></text:span><text:span text:style-name="T258_13">With</text:span><text:span text:style-name="T258_14"><text:s/></text:span><text:span text:style-name="T258_15">api</text:span><text:span text:style-name="T258_16"><text:s/></text:span><text:span text:style-name="T258_17">key</text:span><text:span text:style-name="T258_18"><text:s/></text:span><text:span text:style-name="T258_19">or</text:span><text:span text:style-name="T258_20"><text:s/></text:span><text:span text:style-name="T258_21">username</text:span><text:span text:style-name="T258_22">|</text:span><text:span text:style-name="T258_23">password</text:span></text:p>
      <text:p text:style-name="P259"><text:span text:style-name="T259_1">pp</text:span><text:span text:style-name="T259_2">:<text:s/></text:span><text:span text:style-name="T259_3">user</text:span><text:span text:style-name="T259_4"><text:s/>|<text:s/></text:span><text:span text:style-name="T259_5">The</text:span><text:span text:style-name="T259_6"><text:s/></text:span><text:span text:style-name="T259_7">username</text:span><text:span text:style-name="T259_8">.<text:s/></text:span></text:p>
      <text:p text:style-name="P260"><text:span text:style-name="T260_1">fp</text:span><text:span text:style-name="T260_2">:<text:s/></text:span><text:span text:style-name="T260_3">pattern</text:span><text:span text:style-name="T260_4"><text:s/>|<text:s/></text:span><text:span text:style-name="T260_5">The</text:span><text:span text:style-name="T260_6"><text:s/></text:span><text:span text:style-name="T260_7">feature</text:span><text:span text:style-name="T260_8"><text:s/></text:span><text:span text:style-name="T260_9">name</text:span><text:span text:style-name="T260_10"><text:s/></text:span><text:span text:style-name="T260_11">pattern</text:span><text:span text:style-name="T260_12">.<text:s/></text:span><text:span text:style-name="T260_13">If</text:span><text:span text:style-name="T260_14"><text:s/></text:span><text:span text:style-name="T260_15">null</text:span><text:span text:style-name="T260_16"><text:s/></text:span><text:span text:style-name="T260_17">return</text:span><text:span text:style-name="T260_18"><text:s/></text:span><text:span text:style-name="T260_19">all</text:span><text:span text:style-name="T260_20"><text:s/></text:span><text:span text:style-name="T260_21">user</text:span><text:span text:style-name="T260_22"><text:s/></text:span><text:span text:style-name="T260_23">features</text:span><text:span text:style-name="T260_24">.</text:span></text:p>
      <text:p text:style-name="P261"><text:span text:style-name="T261_1">fp</text:span><text:span text:style-name="T261_2">:<text:s/></text:span><text:span text:style-name="T261_3">page</text:span><text:span text:style-name="T261_4"><text:s/>|<text:s/></text:span><text:span text:style-name="T261_5">The</text:span><text:span text:style-name="T261_6"><text:s/></text:span><text:span text:style-name="T261_7">number</text:span><text:span text:style-name="T261_8"><text:s/></text:span><text:span text:style-name="T261_9">of</text:span><text:span text:style-name="T261_10"><text:s/></text:span><text:span text:style-name="T261_11">the</text:span><text:span text:style-name="T261_12"><text:s/></text:span><text:span text:style-name="T261_13">page</text:span><text:span text:style-name="T261_14">.<text:s/></text:span><text:span text:style-name="T261_15">If</text:span><text:span text:style-name="T261_16"><text:s/></text:span><text:span text:style-name="T261_17">null</text:span><text:span text:style-name="T261_18"><text:s/></text:span><text:span text:style-name="T261_19">return</text:span><text:span text:style-name="T261_20"><text:s/></text:span><text:span text:style-name="T261_21">all</text:span><text:span text:style-name="T261_22"><text:s/></text:span><text:span text:style-name="T261_23">features</text:span><text:span text:style-name="T261_24"><text:s/></text:span><text:span text:style-name="T261_25">in</text:span><text:span text:style-name="T261_26"><text:s/></text:span><text:span text:style-name="T261_27">one</text:span><text:span text:style-name="T261_28"><text:s/></text:span><text:span text:style-name="T261_29">page</text:span><text:span text:style-name="T261_30">.<text:s/></text:span></text:p>
      <text:p text:style-name="P262"/>
      <text:p text:style-name="P263"><text:span text:style-name="T263_1">Example</text:span><text:span text:style-name="T263_2">:</text:span></text:p>
      <text:p text:style-name="P264"><text:span text:style-name="T264_1"><text:a xlink:type="simple" xlink:href="http://localhost:8080/PersonalAIz/pserver/root%7Croot/personal/users/panagiotis/features"><text:span text:style-name="T264_2">http</text:span></text:a></text:span><text:span text:style-name="T264_3"><text:a xlink:type="simple" xlink:href="http://localhost:8080/PersonalAIz/pserver/root%7Croot/personal/users/panagiotis/features"><text:span text:style-name="T264_4">://</text:span></text:a></text:span><text:span text:style-name="T264_5"><text:a xlink:type="simple" xlink:href="http://localhost:8080/PersonalAIz/pserver/root%7Croot/personal/users/panagiotis/features"><text:span text:style-name="T264_6">localhost</text:span></text:a></text:span><text:span text:style-name="T264_7"><text:a xlink:type="simple" xlink:href="http://localhost:8080/PersonalAIz/pserver/root%7Croot/personal/users/panagiotis/features"><text:span text:style-name="T264_8">:8080/</text:span></text:a></text:span><text:span text:style-name="T264_9"><text:a xlink:type="simple" xlink:href="http://localhost:8080/PersonalAIz/pserver/root%7Croot/personal/users/panagiotis/features"><text:span text:style-name="T264_10">PersonalAIz</text:span></text:a></text:span><text:span text:style-name="T264_11"><text:a xlink:type="simple" xlink:href="http://localhost:8080/PersonalAIz/pserver/root%7Croot/personal/users/panagiotis/features"><text:span text:style-name="T264_12">/</text:span></text:a></text:span><text:span text:style-name="T264_13"><text:a xlink:type="simple" xlink:href="http://localhost:8080/PersonalAIz/pserver/root%7Croot/personal/users/panagiotis/features"><text:span text:style-name="T264_14">pserver</text:span></text:a></text:span><text:span text:style-name="T264_15"><text:a xlink:type="simple" xlink:href="http://localhost:8080/PersonalAIz/pserver/root%7Croot/personal/users/panagiotis/features"><text:span text:style-name="T264_16">/</text:span></text:a></text:span><text:span text:style-name="T264_17"><text:a xlink:type="simple" xlink:href="http://localhost:8080/PersonalAIz/pserver/root%7Croot/personal/users/panagiotis/features"><text:span text:style-name="T264_18">root</text:span></text:a></text:span><text:span text:style-name="T264_19"><text:a xlink:type="simple" xlink:href="http://localhost:8080/PersonalAIz/pserver/root%7Croot/personal/users/panagiotis/features"><text:span text:style-name="T264_20">%7</text:span></text:a></text:span><text:span text:style-name="T264_21"><text:a xlink:type="simple" xlink:href="http://localhost:8080/PersonalAIz/pserver/root%7Croot/personal/users/panagiotis/features"><text:span text:style-name="T264_22">Croot</text:span></text:a></text:span><text:span text:style-name="T264_23"><text:a xlink:type="simple" xlink:href="http://localhost:8080/PersonalAIz/pserver/root%7Croot/personal/users/panagiotis/features"><text:span text:style-name="T264_24">/</text:span></text:a></text:span><text:span text:style-name="T264_25"><text:a xlink:type="simple" xlink:href="http://localhost:8080/PersonalAIz/pserver/root%7Croot/personal/users/panagiotis/features"><text:span text:style-name="T264_26">personal</text:span></text:a></text:span><text:span text:style-name="T264_27"><text:a xlink:type="simple" xlink:href="http://localhost:8080/PersonalAIz/pserver/root%7Croot/personal/users/panagiotis/features"><text:span text:style-name="T264_28">/</text:span></text:a></text:span><text:span text:style-name="T264_29"><text:a xlink:type="simple" xlink:href="http://localhost:8080/PersonalAIz/pserver/root%7Croot/personal/users/panagiotis/features"><text:span text:style-name="T264_30">users</text:span></text:a></text:span><text:span text:style-name="T264_31"><text:a xlink:type="simple" xlink:href="http://localhost:8080/PersonalAIz/pserver/root%7Croot/personal/users/panagiotis/features"><text:span text:style-name="T264_32">/</text:span></text:a></text:span><text:span text:style-name="T264_33"><text:a xlink:type="simple" xlink:href="http://localhost:8080/PersonalAIz/pserver/root%7Croot/personal/users/panagiotis/features"><text:span text:style-name="T264_34">panagiotis</text:span></text:a></text:span><text:span text:style-name="T264_35"><text:a xlink:type="simple" xlink:href="http://localhost:8080/PersonalAIz/pserver/root%7Croot/personal/users/panagiotis/features"><text:span text:style-name="T264_36">/</text:span></text:a></text:span><text:span text:style-name="T264_37"><text:a xlink:type="simple" xlink:href="http://localhost:8080/PersonalAIz/pserver/root%7Croot/personal/users/panagiotis/features"><text:span text:style-name="T264_38">features</text:span></text:a></text:span></text:p>
      <text:p text:style-name="P265"/>
      <text:p text:style-name="P266"><text:span text:style-name="T266_1">Example</text:span><text:span text:style-name="T266_2"><text:s/></text:span><text:span text:style-name="T266_3">response</text:span><text:span text:style-name="T266_4">:</text:span></text:p>
      <text:p text:style-name="P267"><text:span text:style-name="T267_1">{"</text:span><text:span text:style-name="T267_2">outputMessage</text:span><text:span text:style-name="T267_3">":"</text:span><text:span text:style-name="T267_4">Complete</text:span><text:span text:style-name="T267_5"><text:s/></text:span><text:span text:style-name="T267_6">Get</text:span><text:span text:style-name="T267_7"><text:s/></text:span><text:span text:style-name="T267_8">User</text:span><text:span text:style-name="T267_9"><text:s/></text:span><text:span text:style-name="T267_10">Profile</text:span><text:span text:style-name="T267_11">","</text:span><text:span text:style-name="T267_12">output</text:span><text:span text:style-name="T267_13">":[“</text:span><text:span text:style-name="T267_14">ftrname</text:span><text:span text:style-name="T267_15">”:”</text:span><text:span text:style-name="T267_16">ftralue</text:span><text:span text:style-name="T267_17">”,...]}</text:span></text:p>
      <text:p text:style-name="P268"/>
      <text:p text:style-name="P269"><text:span text:style-name="T269_1">Modify</text:span><text:span text:style-name="T269_2"><text:s/></text:span><text:span text:style-name="T269_3">User</text:span><text:span text:style-name="T269_4"><text:s/></text:span><text:span text:style-name="T269_5">Features</text:span></text:p>
      <text:p text:style-name="P270"/>
      <text:p text:style-name="P271"><text:span text:style-name="T271_1">Description</text:span><text:span text:style-name="T271_2">:</text:span></text:p>
      <text:p text:style-name="P272"><text:span text:style-name="T272_1">Modify</text:span><text:span text:style-name="T272_2"><text:s/></text:span><text:span text:style-name="T272_3">user</text:span><text:span text:style-name="T272_4"><text:s/></text:span><text:span text:style-name="T272_5">Features</text:span><text:span text:style-name="T272_6">.</text:span></text:p>
      <text:p text:style-name="P273"/>
      <text:p text:style-name="P274"><text:span text:style-name="T274_1">Method</text:span><text:span text:style-name="T274_2">:</text:span></text:p>
      <text:p text:style-name="P275"><text:span text:style-name="T275_1">POST</text:span></text:p>
      <text:p text:style-name="P276"/>
      <text:p text:style-name="P277"><text:span text:style-name="T277_1">URL</text:span><text:span text:style-name="T277_2">:</text:span></text:p>
      <text:p text:style-name="P278"><text:span text:style-name="T278_1">PersonalAIz</text:span><text:span text:style-name="T278_2">/</text:span><text:span text:style-name="T278_3">api</text:span><text:span text:style-name="T278_4">/</text:span><text:span text:style-name="T278_5">pserver</text:span><text:span text:style-name="T278_6">/{</text:span><text:span text:style-name="T278_7">userAuthe</text:span><text:span text:style-name="T278_8">}/</text:span><text:span text:style-name="T278_9">personal</text:span><text:span text:style-name="T278_10">/</text:span><text:span text:style-name="T278_11">users</text:span><text:span text:style-name="T278_12">/{</text:span><text:span text:style-name="T278_13">user</text:span><text:span text:style-name="T278_14">}/</text:span><text:span text:style-name="T278_15">features</text:span><text:span text:style-name="T278_16">/</text:span><text:span text:style-name="T278_17">modify</text:span></text:p>
      <text:p text:style-name="P279"/>
      <text:p text:style-name="P280"><text:span text:style-name="T280_1">Parameters</text:span><text:span text:style-name="T280_2">:</text:span></text:p>
      <text:p text:style-name="P281"><text:span text:style-name="T281_1">pp</text:span><text:span text:style-name="T281_2">:<text:s/></text:span><text:span text:style-name="T281_3">userAuthe</text:span><text:span text:style-name="T281_4"><text:s/>|<text:s/></text:span><text:span text:style-name="T281_5">The</text:span><text:span text:style-name="T281_6"><text:s/></text:span><text:span text:style-name="T281_7">system</text:span><text:span text:style-name="T281_8"><text:s/></text:span><text:span text:style-name="T281_9">user</text:span><text:span text:style-name="T281_10"><text:s/></text:span><text:span text:style-name="T281_11">authentication</text:span><text:span text:style-name="T281_12">.<text:s/></text:span><text:span text:style-name="T281_13">With</text:span><text:span text:style-name="T281_14"><text:s/></text:span><text:span text:style-name="T281_15">api</text:span><text:span text:style-name="T281_16"><text:s/></text:span><text:span text:style-name="T281_17">key</text:span><text:span text:style-name="T281_18"><text:s/></text:span><text:span text:style-name="T281_19">or</text:span><text:span text:style-name="T281_20"><text:s/></text:span><text:span text:style-name="T281_21">username</text:span><text:span text:style-name="T281_22">|</text:span><text:span text:style-name="T281_23">password</text:span></text:p>
      <text:p text:style-name="P282"><text:span text:style-name="T282_1">pp</text:span><text:span text:style-name="T282_2">:<text:s/></text:span><text:span text:style-name="T282_3">user</text:span><text:span text:style-name="T282_4"><text:s/>|<text:s/></text:span><text:span text:style-name="T282_5">The</text:span><text:span text:style-name="T282_6"><text:s/></text:span><text:span text:style-name="T282_7">username</text:span><text:span text:style-name="T282_8">.</text:span></text:p>
      <text:p text:style-name="P283"><text:span text:style-name="T283_1">fp</text:span><text:span text:style-name="T283_2">:<text:s/></text:span><text:span text:style-name="T283_3">JSONUserFeatures</text:span><text:span text:style-name="T283_4"><text:s/>|<text:s/></text:span><text:span text:style-name="T283_5">A</text:span><text:span text:style-name="T283_6"><text:s/></text:span><text:span text:style-name="T283_7">json</text:span><text:span text:style-name="T283_8"><text:s/></text:span><text:span text:style-name="T283_9">with</text:span><text:span text:style-name="T283_10"><text:s/></text:span><text:span text:style-name="T283_11">pairs</text:span><text:span text:style-name="T283_12"><text:s/></text:span><text:span text:style-name="T283_13">of</text:span><text:span text:style-name="T283_14"><text:s/></text:span><text:span text:style-name="T283_15">feature</text:span><text:span text:style-name="T283_16"><text:s/></text:span><text:span text:style-name="T283_17">name</text:span><text:span text:style-name="T283_18"><text:s/>-<text:s/></text:span><text:span text:style-name="T283_19">value</text:span><text:span text:style-name="T283_20">.<text:s/></text:span><text:span text:style-name="T283_21">e</text:span><text:span text:style-name="T283_22">.</text:span><text:span text:style-name="T283_23">g</text:span><text:span text:style-name="T283_24">.<text:s/>{"</text:span><text:span text:style-name="T283_25">category</text:span><text:span text:style-name="T283_26">.</text:span><text:span text:style-name="T283_27">sport</text:span><text:span text:style-name="T283_28">":<text:s/>"7"<text:s/>}</text:span></text:p>
      <text:p text:style-name="P284"/>
      <text:p text:style-name="P285"><text:span text:style-name="T285_1">Example</text:span><text:span text:style-name="T285_2">:</text:span></text:p>
      <text:p text:style-name="P286"><text:span text:style-name="T286_1"><text:a xlink:type="simple" xlink:href="http://localhost:8080/PersonalAIz/pserver/root%7Croot/personal/users/panagiotis/features/modify"><text:span text:style-name="T286_2">http</text:span></text:a></text:span><text:span text:style-name="T286_3"><text:a xlink:type="simple" xlink:href="http://localhost:8080/PersonalAIz/pserver/root%7Croot/personal/users/panagiotis/features/modify"><text:span text:style-name="T286_4">://</text:span></text:a></text:span><text:span text:style-name="T286_5"><text:a xlink:type="simple" xlink:href="http://localhost:8080/PersonalAIz/pserver/root%7Croot/personal/users/panagiotis/features/modify"><text:span text:style-name="T286_6">localhost</text:span></text:a></text:span><text:span text:style-name="T286_7"><text:a xlink:type="simple" xlink:href="http://localhost:8080/PersonalAIz/pserver/root%7Croot/personal/users/panagiotis/features/modify"><text:span text:style-name="T286_8">:8080/</text:span></text:a></text:span><text:span text:style-name="T286_9"><text:a xlink:type="simple" xlink:href="http://localhost:8080/PersonalAIz/pserver/root%7Croot/personal/users/panagiotis/features/modify"><text:span text:style-name="T286_10">PersonalAIz</text:span></text:a></text:span><text:span text:style-name="T286_11"><text:a xlink:type="simple" xlink:href="http://localhost:8080/PersonalAIz/pserver/root%7Croot/personal/users/panagiotis/features/modify"><text:span text:style-name="T286_12">/</text:span></text:a></text:span><text:span text:style-name="T286_13"><text:a xlink:type="simple" xlink:href="http://localhost:8080/PersonalAIz/pserver/root%7Croot/personal/users/panagiotis/features/modify"><text:span text:style-name="T286_14">pserver</text:span></text:a></text:span><text:span text:style-name="T286_15"><text:a xlink:type="simple" xlink:href="http://localhost:8080/PersonalAIz/pserver/root%7Croot/personal/users/panagiotis/features/modify"><text:span text:style-name="T286_16">/</text:span></text:a></text:span><text:span text:style-name="T286_17"><text:a xlink:type="simple" xlink:href="http://localhost:8080/PersonalAIz/pserver/root%7Croot/personal/users/panagiotis/features/modify"><text:span text:style-name="T286_18">root</text:span></text:a></text:span><text:span text:style-name="T286_19"><text:a xlink:type="simple" xlink:href="http://localhost:8080/PersonalAIz/pserver/root%7Croot/personal/users/panagiotis/features/modify"><text:span text:style-name="T286_20">%7</text:span></text:a></text:span><text:span text:style-name="T286_21"><text:a xlink:type="simple" xlink:href="http://localhost:8080/PersonalAIz/pserver/root%7Croot/personal/users/panagiotis/features/modify"><text:span text:style-name="T286_22">Croot</text:span></text:a></text:span><text:span text:style-name="T286_23"><text:a xlink:type="simple" xlink:href="http://localhost:8080/PersonalAIz/pserver/root%7Croot/personal/users/panagiotis/features/modify"><text:span text:style-name="T286_24">/</text:span></text:a></text:span><text:span text:style-name="T286_25"><text:a xlink:type="simple" xlink:href="http://localhost:8080/PersonalAIz/pserver/root%7Croot/personal/users/panagiotis/features/modify"><text:span text:style-name="T286_26">personal</text:span></text:a></text:span><text:span text:style-name="T286_27"><text:a xlink:type="simple" xlink:href="http://localhost:8080/PersonalAIz/pserver/root%7Croot/personal/users/panagiotis/features/modify"><text:span text:style-name="T286_28">/</text:span></text:a></text:span><text:span text:style-name="T286_29"><text:a xlink:type="simple" xlink:href="http://localhost:8080/PersonalAIz/pserver/root%7Croot/personal/users/panagiotis/features/modify"><text:span text:style-name="T286_30">users</text:span></text:a></text:span><text:span text:style-name="T286_31"><text:a xlink:type="simple" xlink:href="http://localhost:8080/PersonalAIz/pserver/root%7Croot/personal/users/panagiotis/features/modify"><text:span text:style-name="T286_32">/</text:span></text:a></text:span><text:span text:style-name="T286_33"><text:a xlink:type="simple" xlink:href="http://localhost:8080/PersonalAIz/pserver/root%7Croot/personal/users/panagiotis/features/modify"><text:span text:style-name="T286_34">panagiotis</text:span></text:a></text:span><text:span text:style-name="T286_35"><text:a xlink:type="simple" xlink:href="http://localhost:8080/PersonalAIz/pserver/root%7Croot/personal/users/panagiotis/features/modify"><text:span text:style-name="T286_36">/</text:span></text:a></text:span><text:span text:style-name="T286_37"><text:a xlink:type="simple" xlink:href="http://localhost:8080/PersonalAIz/pserver/root%7Croot/personal/users/panagiotis/features/modify"><text:span text:style-name="T286_38">features</text:span></text:a></text:span><text:span text:style-name="T286_39"><text:a xlink:type="simple" xlink:href="http://localhost:8080/PersonalAIz/pserver/root%7Croot/personal/users/panagiotis/features/modify"><text:span text:style-name="T286_40">/</text:span></text:a></text:span><text:span text:style-name="T286_41"><text:a xlink:type="simple" xlink:href="http://localhost:8080/PersonalAIz/pserver/root%7Croot/personal/users/panagiotis/features/modify"><text:span text:style-name="T286_42">modify</text:span></text:a></text:span></text:p>
      <text:p text:style-name="P287"><text:span text:style-name="T287_1">putParams</text:span><text:span text:style-name="T287_2">("</text:span><text:span text:style-name="T287_3">JSONUserFeatures</text:span><text:span text:style-name="T287_4">",<text:s/>“{\"</text:span><text:span text:style-name="T287_5">category</text:span><text:span text:style-name="T287_6">.</text:span><text:span text:style-name="T287_7">sport</text:span><text:span text:style-name="T287_8">\":<text:s/>\"7\"<text:s/>}”)</text:span></text:p>
      <text:p text:style-name="P288"/>
      <text:p text:style-name="P289"><text:span text:style-name="T289_1">Example</text:span><text:span text:style-name="T289_2"><text:s/></text:span><text:span text:style-name="T289_3">response</text:span><text:span text:style-name="T289_4">:</text:span></text:p>
      <text:p text:style-name="P290"><text:span text:style-name="T290_1">{"</text:span><text:span text:style-name="T290_2">outputMessage</text:span><text:span text:style-name="T290_3">":"</text:span><text:span text:style-name="T290_4">Modify</text:span><text:span text:style-name="T290_5"><text:s/></text:span><text:span text:style-name="T290_6">User</text:span><text:span text:style-name="T290_7"><text:s/></text:span><text:span text:style-name="T290_8">Features</text:span><text:span text:style-name="T290_9"><text:s/></text:span><text:span text:style-name="T290_10">Complete</text:span><text:span text:style-name="T290_11">"}</text:span></text:p>
      <text:p text:style-name="P291"/>
      <text:p text:style-name="P292"><text:span text:style-name="T292_1">Set</text:span><text:span text:style-name="T292_2"><text:s/></text:span><text:span text:style-name="T292_3">User</text:span><text:span text:style-name="T292_4"><text:s/></text:span><text:span text:style-name="T292_5">Attributes</text:span></text:p>
      <text:p text:style-name="P293"/>
      <text:p text:style-name="P294"><text:span text:style-name="T294_1">Description</text:span><text:span text:style-name="T294_2">:</text:span></text:p>
      <text:p text:style-name="P295"><text:span text:style-name="T295_1">Set</text:span><text:span text:style-name="T295_2"><text:s/></text:span><text:span text:style-name="T295_3">new</text:span><text:span text:style-name="T295_4"><text:s/></text:span><text:span text:style-name="T295_5">value</text:span><text:span text:style-name="T295_6"><text:s/></text:span><text:span text:style-name="T295_7">on</text:span><text:span text:style-name="T295_8"><text:s/></text:span><text:span text:style-name="T295_9">user</text:span><text:span text:style-name="T295_10"><text:s/></text:span><text:span text:style-name="T295_11">attributes</text:span><text:span text:style-name="T295_12">.</text:span></text:p>
      <text:p text:style-name="P296"/>
      <text:p text:style-name="P297"><text:span text:style-name="T297_1">Method</text:span><text:span text:style-name="T297_2">:</text:span></text:p>
      <text:p text:style-name="P298"><text:span text:style-name="T298_1">POST</text:span></text:p>
      <text:p text:style-name="P299"/>
      <text:p text:style-name="P300"><text:span text:style-name="T300_1">URL</text:span><text:span text:style-name="T300_2">:</text:span></text:p>
      <text:p text:style-name="P301"><text:span text:style-name="T301_1">PersonalAIz</text:span><text:span text:style-name="T301_2">/</text:span><text:span text:style-name="T301_3">api</text:span><text:span text:style-name="T301_4">/</text:span><text:span text:style-name="T301_5">pserver</text:span><text:span text:style-name="T301_6">/{</text:span><text:span text:style-name="T301_7">userAuthe</text:span><text:span text:style-name="T301_8">}/</text:span><text:span text:style-name="T301_9">personal</text:span><text:span text:style-name="T301_10">/</text:span><text:span text:style-name="T301_11">users</text:span><text:span text:style-name="T301_12">/{</text:span><text:span text:style-name="T301_13">user</text:span><text:span text:style-name="T301_14">}/</text:span><text:span text:style-name="T301_15">attributes</text:span></text:p>
      <text:p text:style-name="P302"/>
      <text:p text:style-name="P303"><text:span text:style-name="T303_1">Parameters</text:span><text:span text:style-name="T303_2">:</text:span></text:p>
      <text:p text:style-name="P304"><text:span text:style-name="T304_1">pp</text:span><text:span text:style-name="T304_2">:<text:s/></text:span><text:span text:style-name="T304_3">userAuthe</text:span><text:span text:style-name="T304_4"><text:s/>|<text:s/></text:span><text:span text:style-name="T304_5">The</text:span><text:span text:style-name="T304_6"><text:s/></text:span><text:span text:style-name="T304_7">system</text:span><text:span text:style-name="T304_8"><text:s/></text:span><text:span text:style-name="T304_9">user</text:span><text:span text:style-name="T304_10"><text:s/></text:span><text:span text:style-name="T304_11">authentication</text:span><text:span text:style-name="T304_12">.<text:s/></text:span><text:span text:style-name="T304_13">With</text:span><text:span text:style-name="T304_14"><text:s/></text:span><text:span text:style-name="T304_15">api</text:span><text:span text:style-name="T304_16"><text:s/></text:span><text:span text:style-name="T304_17">key</text:span><text:span text:style-name="T304_18"><text:s/></text:span><text:span text:style-name="T304_19">or</text:span><text:span text:style-name="T304_20"><text:s/></text:span><text:span text:style-name="T304_21">username</text:span><text:span text:style-name="T304_22">|</text:span><text:span text:style-name="T304_23">password</text:span></text:p>
      <text:p text:style-name="P305"><text:span text:style-name="T305_1">pp</text:span><text:span text:style-name="T305_2">:<text:s/></text:span><text:span text:style-name="T305_3">user</text:span><text:span text:style-name="T305_4"><text:s/>|<text:s/></text:span><text:span text:style-name="T305_5">The</text:span><text:span text:style-name="T305_6"><text:s/></text:span><text:span text:style-name="T305_7">username</text:span><text:span text:style-name="T305_8">.</text:span></text:p>
      <text:p text:style-name="P306"><text:span text:style-name="T306_1">fp</text:span><text:span text:style-name="T306_2">:<text:s/></text:span><text:span text:style-name="T306_3">JSONUserAttributes</text:span><text:span text:style-name="T306_4"><text:s/>|<text:s/></text:span><text:span text:style-name="T306_5">A</text:span><text:span text:style-name="T306_6"><text:s/></text:span><text:span text:style-name="T306_7">json</text:span><text:span text:style-name="T306_8"><text:s/></text:span><text:span text:style-name="T306_9">with</text:span><text:span text:style-name="T306_10"><text:s/></text:span><text:span text:style-name="T306_11">pairs</text:span><text:span text:style-name="T306_12"><text:s/></text:span><text:span text:style-name="T306_13">of</text:span><text:span text:style-name="T306_14"><text:s/></text:span><text:span text:style-name="T306_15">attribute</text:span><text:span text:style-name="T306_16"><text:s/></text:span><text:span text:style-name="T306_17">name</text:span><text:span text:style-name="T306_18"><text:s/>-<text:s/></text:span><text:span text:style-name="T306_19">value</text:span><text:span text:style-name="T306_20">.<text:s/></text:span><text:span text:style-name="T306_21">e</text:span><text:span text:style-name="T306_22">.</text:span><text:span text:style-name="T306_23">g</text:span><text:span text:style-name="T306_24">.<text:s/>{"</text:span><text:span text:style-name="T306_25">age</text:span><text:span text:style-name="T306_26">":<text:s/>"17"<text:s/>}</text:span></text:p>
      <text:p text:style-name="P307"/>
      <text:p text:style-name="P308"><text:span text:style-name="T308_1">Example</text:span><text:span text:style-name="T308_2">:</text:span></text:p>
      <text:p text:style-name="P309"><text:span text:style-name="T309_1">http</text:span><text:span text:style-name="T309_2">://</text:span><text:span text:style-name="T309_3">localhost</text:span><text:span text:style-name="T309_4">:8080/</text:span><text:span text:style-name="T309_5">PersonalAIz</text:span><text:span text:style-name="T309_6">/</text:span><text:span text:style-name="T309_7">pserver</text:span><text:span text:style-name="T309_8">/</text:span><text:span text:style-name="T309_9">root</text:span><text:span text:style-name="T309_10">%7</text:span><text:span text:style-name="T309_11">Croot</text:span><text:span text:style-name="T309_12">/</text:span><text:span text:style-name="T309_13">personal</text:span><text:span text:style-name="T309_14">/</text:span><text:span text:style-name="T309_15">users</text:span><text:span text:style-name="T309_16">/</text:span><text:span text:style-name="T309_17">panagiotis</text:span><text:span text:style-name="T309_18">/</text:span><text:span text:style-name="T309_19">attributes</text:span></text:p>
      <text:p text:style-name="P310"><text:span text:style-name="T310_1">putParams</text:span><text:span text:style-name="T310_2">("</text:span><text:span text:style-name="T310_3">JSONUserAttributes</text:span><text:span text:style-name="T310_4">",<text:s/>“{\"</text:span><text:span text:style-name="T310_5">age</text:span><text:span text:style-name="T310_6">\":<text:s/>\"17\"<text:s/>}”)</text:span></text:p>
      <text:p text:style-name="P311"/>
      <text:p text:style-name="P312"><text:span text:style-name="T312_1">Example</text:span><text:span text:style-name="T312_2"><text:s/></text:span><text:span text:style-name="T312_3">response</text:span><text:span text:style-name="T312_4">:</text:span></text:p>
      <text:p text:style-name="P313"><text:span text:style-name="T313_1">{"</text:span><text:span text:style-name="T313_2">outputMessage</text:span><text:span text:style-name="T313_3">":"</text:span><text:span text:style-name="T313_4">Set</text:span><text:span text:style-name="T313_5"><text:s/></text:span><text:span text:style-name="T313_6">User</text:span><text:span text:style-name="T313_7"><text:s/></text:span><text:span text:style-name="T313_8">Attributes</text:span><text:span text:style-name="T313_9"><text:s/></text:span><text:span text:style-name="T313_10">Complete</text:span><text:span text:style-name="T313_11">"}</text:span></text:p>
      <text:p text:style-name="P314"/>
      <text:p text:style-name="P315"><text:span text:style-name="T315_1">Set</text:span><text:span text:style-name="T315_2"><text:s/></text:span><text:span text:style-name="T315_3">User</text:span><text:span text:style-name="T315_4"><text:s/></text:span><text:span text:style-name="T315_5">Features</text:span></text:p>
      <text:p text:style-name="P316"/>
      <text:p text:style-name="P317"><text:span text:style-name="T317_1">Description</text:span><text:span text:style-name="T317_2">:</text:span></text:p>
      <text:p text:style-name="P318"><text:span text:style-name="T318_1">Set</text:span><text:span text:style-name="T318_2"><text:s/></text:span><text:span text:style-name="T318_3">new</text:span><text:span text:style-name="T318_4"><text:s/></text:span><text:span text:style-name="T318_5">value</text:span><text:span text:style-name="T318_6"><text:s/></text:span><text:span text:style-name="T318_7">on</text:span><text:span text:style-name="T318_8"><text:s/></text:span><text:span text:style-name="T318_9">user</text:span><text:span text:style-name="T318_10"><text:s/></text:span><text:span text:style-name="T318_11">features</text:span><text:span text:style-name="T318_12">.</text:span></text:p>
      <text:p text:style-name="P319"/>
      <text:p text:style-name="P320"><text:span text:style-name="T320_1">Method</text:span><text:span text:style-name="T320_2">:</text:span></text:p>
      <text:p text:style-name="P321"><text:span text:style-name="T321_1">POST</text:span></text:p>
      <text:p text:style-name="P322"/>
      <text:p text:style-name="P323"><text:span text:style-name="T323_1">URL</text:span><text:span text:style-name="T323_2">:</text:span></text:p>
      <text:p text:style-name="P324"><text:span text:style-name="T324_1">PersonalAIz</text:span><text:span text:style-name="T324_2">/</text:span><text:span text:style-name="T324_3">api</text:span><text:span text:style-name="T324_4">/</text:span><text:span text:style-name="T324_5">pserver</text:span><text:span text:style-name="T324_6">/{</text:span><text:span text:style-name="T324_7">userAuthe</text:span><text:span text:style-name="T324_8">}/</text:span><text:span text:style-name="T324_9">personal</text:span><text:span text:style-name="T324_10">/</text:span><text:span text:style-name="T324_11">users</text:span><text:span text:style-name="T324_12">/{</text:span><text:span text:style-name="T324_13">user</text:span><text:span text:style-name="T324_14">}/</text:span><text:span text:style-name="T324_15">features</text:span></text:p>
      <text:p text:style-name="P325"/>
      <text:p text:style-name="P326"><text:span text:style-name="T326_1">Parameters</text:span><text:span text:style-name="T326_2">:</text:span></text:p>
      <text:p text:style-name="P327"><text:span text:style-name="T327_1">pp</text:span><text:span text:style-name="T327_2">:<text:s/></text:span><text:span text:style-name="T327_3">userAuthe</text:span><text:span text:style-name="T327_4"><text:s/>|<text:s/></text:span><text:span text:style-name="T327_5">The</text:span><text:span text:style-name="T327_6"><text:s/></text:span><text:span text:style-name="T327_7">system</text:span><text:span text:style-name="T327_8"><text:s/></text:span><text:span text:style-name="T327_9">user</text:span><text:span text:style-name="T327_10"><text:s/></text:span><text:span text:style-name="T327_11">authentication</text:span><text:span text:style-name="T327_12">.<text:s/></text:span><text:span text:style-name="T327_13">With</text:span><text:span text:style-name="T327_14"><text:s/></text:span><text:span text:style-name="T327_15">api</text:span><text:span text:style-name="T327_16"><text:s/></text:span><text:span text:style-name="T327_17">key</text:span><text:span text:style-name="T327_18"><text:s/></text:span><text:span text:style-name="T327_19">or</text:span><text:span text:style-name="T327_20"><text:s/></text:span><text:span text:style-name="T327_21">username</text:span><text:span text:style-name="T327_22">|</text:span><text:span text:style-name="T327_23">password</text:span></text:p>
      <text:p text:style-name="P328"><text:span text:style-name="T328_1">pp</text:span><text:span text:style-name="T328_2">:<text:s/></text:span><text:span text:style-name="T328_3">user</text:span><text:span text:style-name="T328_4"><text:s/>|<text:s/></text:span><text:span text:style-name="T328_5">The</text:span><text:span text:style-name="T328_6"><text:s/></text:span><text:span text:style-name="T328_7">username</text:span><text:span text:style-name="T328_8">.</text:span></text:p>
      <text:p text:style-name="P329"><text:span text:style-name="T329_1">fp</text:span><text:span text:style-name="T329_2">:<text:s/></text:span><text:span text:style-name="T329_3">JSONUserFeatures</text:span><text:span text:style-name="T329_4"><text:s/>|<text:s/></text:span><text:span text:style-name="T329_5">A</text:span><text:span text:style-name="T329_6"><text:s/></text:span><text:span text:style-name="T329_7">json</text:span><text:span text:style-name="T329_8"><text:s/></text:span><text:span text:style-name="T329_9">with</text:span><text:span text:style-name="T329_10"><text:s/></text:span><text:span text:style-name="T329_11">pairs</text:span><text:span text:style-name="T329_12"><text:s/></text:span><text:span text:style-name="T329_13">of</text:span><text:span text:style-name="T329_14"><text:s/></text:span><text:span text:style-name="T329_15">feature</text:span><text:span text:style-name="T329_16"><text:s/></text:span><text:span text:style-name="T329_17">name</text:span><text:span text:style-name="T329_18"><text:s/>-<text:s/></text:span><text:span text:style-name="T329_19">value</text:span><text:span text:style-name="T329_20">.<text:s/></text:span><text:span text:style-name="T329_21">e</text:span><text:span text:style-name="T329_22">.</text:span><text:span text:style-name="T329_23">g</text:span><text:span text:style-name="T329_24">.<text:s/>{"</text:span><text:span text:style-name="T329_25">category</text:span><text:span text:style-name="T329_26">.</text:span><text:span text:style-name="T329_27">sport</text:span><text:span text:style-name="T329_28">":<text:s/>"7"<text:s/>}</text:span></text:p>
      <text:p text:style-name="P330"/>
      <text:p text:style-name="P331"><text:span text:style-name="T331_1">Example</text:span><text:span text:style-name="T331_2">:</text:span></text:p>
      <text:p text:style-name="P332"><text:span text:style-name="T332_1">http</text:span><text:span text:style-name="T332_2">://</text:span><text:span text:style-name="T332_3">localhost</text:span><text:span text:style-name="T332_4">:8080/</text:span><text:span text:style-name="T332_5">PersonalAIz</text:span><text:span text:style-name="T332_6">/</text:span><text:span text:style-name="T332_7">pserver</text:span><text:span text:style-name="T332_8">/</text:span><text:span text:style-name="T332_9">root</text:span><text:span text:style-name="T332_10">%7</text:span><text:span text:style-name="T332_11">Croot</text:span><text:span text:style-name="T332_12">/</text:span><text:span text:style-name="T332_13">personal</text:span><text:span text:style-name="T332_14">/</text:span><text:span text:style-name="T332_15">users</text:span><text:span text:style-name="T332_16">/</text:span><text:span text:style-name="T332_17">panagiotis</text:span><text:span text:style-name="T332_18">/</text:span><text:span text:style-name="T332_19">features</text:span></text:p>
      <text:p text:style-name="P333"><text:span text:style-name="T333_1">putParams</text:span><text:span text:style-name="T333_2">("</text:span><text:span text:style-name="T333_3">JSONUserFeatures</text:span><text:span text:style-name="T333_4">",<text:s/>“{\"</text:span><text:span text:style-name="T333_5">category</text:span><text:span text:style-name="T333_6">.</text:span><text:span text:style-name="T333_7">sport</text:span><text:span text:style-name="T333_8">\":<text:s/>\"7\"<text:s/>}”)</text:span></text:p>
      <text:p text:style-name="P334"/>
      <text:p text:style-name="P335"><text:span text:style-name="T335_1">Example</text:span><text:span text:style-name="T335_2"><text:s/></text:span><text:span text:style-name="T335_3">response</text:span><text:span text:style-name="T335_4">:</text:span></text:p>
      <text:p text:style-name="P336"><text:span text:style-name="T336_1">{"</text:span><text:span text:style-name="T336_2">outputMessage</text:span><text:span text:style-name="T336_3">":"</text:span><text:span text:style-name="T336_4">Set</text:span><text:span text:style-name="T336_5"><text:s/></text:span><text:span text:style-name="T336_6">User</text:span><text:span text:style-name="T336_7"><text:s/></text:span><text:span text:style-name="T336_8">Features</text:span><text:span text:style-name="T336_9"><text:s/></text:span><text:span text:style-name="T336_10">Complete</text:span><text:span text:style-name="T336_11">"}</text:span></text:p>
      <text:p text:style-name="P337"/>
      <text:p text:style-name="P338"/>
      <text:p text:style-name="P339"/>
      <text:p text:style-name="P340"/>
      <text:h text:style-name="P341" text:outline-level="10"><text:bookmark-start text:name="h.6w2wmhpb05v8"/><text:bookmark-end text:name="h.6w2wmhpb05v8"/><text:span text:style-name="T341_1">Stereotype</text:span><text:span text:style-name="T341_2"><text:s/></text:span><text:span text:style-name="T341_3">API</text:span></text:h>
      <text:p text:style-name="P342"><text:span text:style-name="T342_1">Add</text:span><text:span text:style-name="T342_2"><text:s/></text:span><text:span text:style-name="T342_3">Stereotype</text:span></text:p>
      <text:p text:style-name="P343"/>
      <text:p text:style-name="P344"><text:span text:style-name="T344_1">Description</text:span><text:span text:style-name="T344_2">:</text:span></text:p>
      <text:p text:style-name="P345"><text:span text:style-name="T345_1">Add</text:span><text:span text:style-name="T345_2"><text:s/></text:span><text:span text:style-name="T345_3">new</text:span><text:span text:style-name="T345_4"><text:s/></text:span><text:span text:style-name="T345_5">stereotype</text:span><text:span text:style-name="T345_6"><text:s/></text:span><text:span text:style-name="T345_7">on</text:span><text:span text:style-name="T345_8"><text:s/></text:span><text:span text:style-name="T345_9">PServer</text:span><text:span text:style-name="T345_10"><text:s/></text:span><text:span text:style-name="T345_11">based</text:span><text:span text:style-name="T345_12"><text:s/></text:span><text:span text:style-name="T345_13">on</text:span><text:span text:style-name="T345_14"><text:s/></text:span><text:span text:style-name="T345_15">given</text:span><text:span text:style-name="T345_16"><text:s/></text:span><text:span text:style-name="T345_17">rule</text:span><text:span text:style-name="T345_18">.</text:span></text:p>
      <text:p text:style-name="P346"/>
      <text:p text:style-name="P347"><text:span text:style-name="T347_1">Method</text:span><text:span text:style-name="T347_2">:</text:span></text:p>
      <text:p text:style-name="P348"><text:span text:style-name="T348_1">POST</text:span></text:p>
      <text:p text:style-name="P349"/>
      <text:p text:style-name="P350"><text:span text:style-name="T350_1">URL</text:span><text:span text:style-name="T350_2">:</text:span></text:p>
      <text:p text:style-name="P351"><text:span text:style-name="T351_1">PersonalAIz</text:span><text:span text:style-name="T351_2">/</text:span><text:span text:style-name="T351_3">api</text:span><text:span text:style-name="T351_4">/</text:span><text:span text:style-name="T351_5">pserver</text:span><text:span text:style-name="T351_6">/{</text:span><text:span text:style-name="T351_7">userAuthe</text:span><text:span text:style-name="T351_8">}/</text:span><text:span text:style-name="T351_9">stereotype</text:span><text:span text:style-name="T351_10">/{</text:span><text:span text:style-name="T351_11">stereotypeName</text:span><text:span text:style-name="T351_12">}</text:span></text:p>
      <text:p text:style-name="P352"/>
      <text:p text:style-name="P353"><text:span text:style-name="T353_1">Parameters</text:span><text:span text:style-name="T353_2">:</text:span></text:p>
      <text:p text:style-name="P354"><text:span text:style-name="T354_1">pp</text:span><text:span text:style-name="T354_2">:<text:s/></text:span><text:span text:style-name="T354_3">userAuthe</text:span><text:span text:style-name="T354_4"><text:s/>|<text:s/></text:span><text:span text:style-name="T354_5">The</text:span><text:span text:style-name="T354_6"><text:s/></text:span><text:span text:style-name="T354_7">system</text:span><text:span text:style-name="T354_8"><text:s/></text:span><text:span text:style-name="T354_9">user</text:span><text:span text:style-name="T354_10"><text:s/></text:span><text:span text:style-name="T354_11">authentication</text:span><text:span text:style-name="T354_12">.<text:s/></text:span><text:span text:style-name="T354_13">With</text:span><text:span text:style-name="T354_14"><text:s/></text:span><text:span text:style-name="T354_15">api</text:span><text:span text:style-name="T354_16"><text:s/></text:span><text:span text:style-name="T354_17">key</text:span><text:span text:style-name="T354_18"><text:s/></text:span><text:span text:style-name="T354_19">or</text:span><text:span text:style-name="T354_20"><text:s/></text:span><text:span text:style-name="T354_21">username</text:span><text:span text:style-name="T354_22">|</text:span><text:span text:style-name="T354_23">password</text:span></text:p>
      <text:p text:style-name="P355"><text:span text:style-name="T355_1">pp</text:span><text:span text:style-name="T355_2">:<text:s/></text:span><text:span text:style-name="T355_3">stereotypeName</text:span><text:span text:style-name="T355_4"><text:s/>|<text:s/></text:span><text:span text:style-name="T355_5">The</text:span><text:span text:style-name="T355_6"><text:s/></text:span><text:span text:style-name="T355_7">stereotype</text:span><text:span text:style-name="T355_8"><text:s/></text:span><text:span text:style-name="T355_9">name</text:span><text:span text:style-name="T355_10">.</text:span></text:p>
      <text:p text:style-name="P356"><text:span text:style-name="T356_1">fp</text:span><text:span text:style-name="T356_2">:<text:s/></text:span><text:span text:style-name="T356_3">rule</text:span><text:span text:style-name="T356_4"><text:s/>|<text:s/></text:span><text:span text:style-name="T356_5">The</text:span><text:span text:style-name="T356_6"><text:s/></text:span><text:span text:style-name="T356_7">stereotype</text:span><text:span text:style-name="T356_8"><text:s/></text:span><text:span text:style-name="T356_9">rule</text:span><text:span text:style-name="T356_10"><text:s/></text:span><text:span text:style-name="T356_11">based</text:span><text:span text:style-name="T356_12"><text:s/></text:span><text:span text:style-name="T356_13">on</text:span><text:span text:style-name="T356_14"><text:s/></text:span><text:span text:style-name="T356_15">attributes</text:span><text:span text:style-name="T356_16">.<text:s/></text:span><text:span text:style-name="T356_17">e</text:span><text:span text:style-name="T356_18">.</text:span><text:span text:style-name="T356_19">g</text:span><text:span text:style-name="T356_20">.<text:s/></text:span><text:span text:style-name="T356_21">age</text:span><text:span text:style-name="T356_22">&lt;0|</text:span><text:span text:style-name="T356_23">AND</text:span><text:span text:style-name="T356_24">|</text:span><text:span text:style-name="T356_25">gender</text:span><text:span text:style-name="T356_26">:</text:span><text:span text:style-name="T356_27">male</text:span></text:p>
      <text:p text:style-name="P357"><text:span text:style-name="T357_1">Example</text:span><text:span text:style-name="T357_2">:</text:span></text:p>
      <text:p text:style-name="P358"/>
      <text:p text:style-name="P359"><text:span text:style-name="T359_1">Example</text:span><text:span text:style-name="T359_2"><text:s/></text:span><text:span text:style-name="T359_3">response</text:span><text:span text:style-name="T359_4">:</text:span></text:p>
      <text:p text:style-name="P360"/>
      <text:p text:style-name="P361"/>
      <text:p text:style-name="P362"/>
      <text:p text:style-name="P363"><text:span text:style-name="T363_1">Add</text:span><text:span text:style-name="T363_2"><text:s/></text:span><text:span text:style-name="T363_3">User</text:span><text:span text:style-name="T363_4"><text:s/></text:span><text:span text:style-name="T363_5">On</text:span><text:span text:style-name="T363_6"><text:s/></text:span><text:span text:style-name="T363_7">Stereotype</text:span></text:p>
      <text:p text:style-name="P364"/>
      <text:p text:style-name="P365"><text:span text:style-name="T365_1">Description</text:span><text:span text:style-name="T365_2">:</text:span></text:p>
      <text:p text:style-name="P366"><text:span text:style-name="T366_1">Add</text:span><text:span text:style-name="T366_2"><text:s/></text:span><text:span text:style-name="T366_3">a</text:span><text:span text:style-name="T366_4"><text:s/></text:span><text:span text:style-name="T366_5">user</text:span><text:span text:style-name="T366_6"><text:s/></text:span><text:span text:style-name="T366_7">manually</text:span><text:span text:style-name="T366_8"><text:s/></text:span><text:span text:style-name="T366_9">on</text:span><text:span text:style-name="T366_10"><text:s/></text:span><text:span text:style-name="T366_11">a</text:span><text:span text:style-name="T366_12"><text:s/></text:span><text:span text:style-name="T366_13">existed</text:span><text:span text:style-name="T366_14"><text:s/></text:span><text:span text:style-name="T366_15">stereotype</text:span><text:span text:style-name="T366_16">.</text:span></text:p>
      <text:p text:style-name="P367"/>
      <text:p text:style-name="P368"><text:span text:style-name="T368_1">Method</text:span><text:span text:style-name="T368_2">:</text:span></text:p>
      <text:p text:style-name="P369"><text:span text:style-name="T369_1">POST</text:span></text:p>
      <text:p text:style-name="P370"/>
      <text:p text:style-name="P371"><text:span text:style-name="T371_1">URL</text:span><text:span text:style-name="T371_2">:</text:span></text:p>
      <text:p text:style-name="P372"><text:span text:style-name="T372_1">PersonalAIz</text:span><text:span text:style-name="T372_2">/</text:span><text:span text:style-name="T372_3">api</text:span><text:span text:style-name="T372_4">/</text:span><text:span text:style-name="T372_5">pserver</text:span><text:span text:style-name="T372_6">/{</text:span><text:span text:style-name="T372_7">userAuthe</text:span><text:span text:style-name="T372_8">}/</text:span><text:span text:style-name="T372_9">stereotype</text:span><text:span text:style-name="T372_10">/{</text:span><text:span text:style-name="T372_11">stereotypeName</text:span><text:span text:style-name="T372_12">}/</text:span><text:span text:style-name="T372_13">user</text:span><text:span text:style-name="T372_14">/</text:span><text:span text:style-name="T372_15">add</text:span><text:span text:style-name="T372_16">/{</text:span><text:span text:style-name="T372_17">username</text:span><text:span text:style-name="T372_18">}</text:span></text:p>
      <text:p text:style-name="P373"/>
      <text:p text:style-name="P374"><text:span text:style-name="T374_1">Parameters</text:span><text:span text:style-name="T374_2">:</text:span></text:p>
      <text:p text:style-name="P375"><text:span text:style-name="T375_1">pp</text:span><text:span text:style-name="T375_2">:<text:s/></text:span><text:span text:style-name="T375_3">userAuthe</text:span><text:span text:style-name="T375_4"><text:s/>|<text:s/></text:span><text:span text:style-name="T375_5">The</text:span><text:span text:style-name="T375_6"><text:s/></text:span><text:span text:style-name="T375_7">system</text:span><text:span text:style-name="T375_8"><text:s/></text:span><text:span text:style-name="T375_9">user</text:span><text:span text:style-name="T375_10"><text:s/></text:span><text:span text:style-name="T375_11">authentication</text:span><text:span text:style-name="T375_12">.<text:s/></text:span><text:span text:style-name="T375_13">With</text:span><text:span text:style-name="T375_14"><text:s/></text:span><text:span text:style-name="T375_15">api</text:span><text:span text:style-name="T375_16"><text:s/></text:span><text:span text:style-name="T375_17">key</text:span><text:span text:style-name="T375_18"><text:s/></text:span><text:span text:style-name="T375_19">or</text:span><text:span text:style-name="T375_20"><text:s/></text:span><text:span text:style-name="T375_21">username</text:span><text:span text:style-name="T375_22">|</text:span><text:span text:style-name="T375_23">password</text:span></text:p>
      <text:p text:style-name="P376"><text:span text:style-name="T376_1">pp</text:span><text:span text:style-name="T376_2">:<text:s/></text:span><text:span text:style-name="T376_3">stereotypeName</text:span><text:span text:style-name="T376_4"><text:s/>|<text:s/></text:span><text:span text:style-name="T376_5">The</text:span><text:span text:style-name="T376_6"><text:s/></text:span><text:span text:style-name="T376_7">stereotype</text:span><text:span text:style-name="T376_8"><text:s/></text:span><text:span text:style-name="T376_9">name</text:span><text:span text:style-name="T376_10">.</text:span></text:p>
      <text:p text:style-name="P377"><text:span text:style-name="T377_1">pp</text:span><text:span text:style-name="T377_2">:<text:s/></text:span><text:span text:style-name="T377_3">username</text:span><text:span text:style-name="T377_4"><text:s/>|<text:s/></text:span><text:span text:style-name="T377_5">The</text:span><text:span text:style-name="T377_6"><text:s/></text:span><text:span text:style-name="T377_7">username</text:span><text:span text:style-name="T377_8">.</text:span></text:p>
      <text:p text:style-name="P378"/>
      <text:p text:style-name="P379"><text:span text:style-name="T379_1">Example</text:span><text:span text:style-name="T379_2">:</text:span></text:p>
      <text:p text:style-name="P380"/>
      <text:p text:style-name="P381"><text:span text:style-name="T381_1">Example</text:span><text:span text:style-name="T381_2"><text:s/></text:span><text:span text:style-name="T381_3">response</text:span><text:span text:style-name="T381_4">:</text:span></text:p>
      <text:p text:style-name="P382"/>
      <text:p text:style-name="P383"/>
      <text:p text:style-name="P384"/>
      <text:p text:style-name="P385"><text:span text:style-name="T385_1">Check</text:span><text:span text:style-name="T385_2"><text:s/></text:span><text:span text:style-name="T385_3">Stereotype</text:span><text:span text:style-name="T385_4"><text:s/></text:span><text:span text:style-name="T385_5">Users</text:span></text:p>
      <text:p text:style-name="P386"/>
      <text:p text:style-name="P387"><text:span text:style-name="T387_1">Description</text:span><text:span text:style-name="T387_2">:</text:span></text:p>
      <text:p text:style-name="P388"><text:span text:style-name="T388_1">Check</text:span><text:span text:style-name="T388_2"><text:s/></text:span><text:span text:style-name="T388_3">all</text:span><text:span text:style-name="T388_4"><text:s/></text:span><text:span text:style-name="T388_5">stereotype</text:span><text:span text:style-name="T388_6"><text:s/></text:span><text:span text:style-name="T388_7">users</text:span><text:span text:style-name="T388_8"><text:s/></text:span><text:span text:style-name="T388_9">and</text:span><text:span text:style-name="T388_10"><text:s/></text:span><text:span text:style-name="T388_11">remove</text:span><text:span text:style-name="T388_12"><text:s/></text:span><text:span text:style-name="T388_13">the</text:span><text:span text:style-name="T388_14"><text:s/></text:span><text:span text:style-name="T388_15">users</text:span><text:span text:style-name="T388_16"><text:s/></text:span><text:span text:style-name="T388_17">who</text:span><text:span text:style-name="T388_18"><text:s/></text:span><text:span text:style-name="T388_19">not</text:span><text:span text:style-name="T388_20"><text:s/></text:span><text:span text:style-name="T388_21">satisfies</text:span><text:span text:style-name="T388_22"><text:s/></text:span><text:span text:style-name="T388_23">the</text:span><text:span text:style-name="T388_24"><text:s/></text:span><text:span text:style-name="T388_25">stereotype</text:span><text:span text:style-name="T388_26"><text:s/></text:span><text:span text:style-name="T388_27">rule</text:span><text:span text:style-name="T388_28">.</text:span></text:p>
      <text:p text:style-name="P389"/>
      <text:p text:style-name="P390"><text:span text:style-name="T390_1">Method</text:span><text:span text:style-name="T390_2">:</text:span></text:p>
      <text:p text:style-name="P391"><text:span text:style-name="T391_1">POST</text:span></text:p>
      <text:p text:style-name="P392"/>
      <text:p text:style-name="P393"><text:span text:style-name="T393_1">URL</text:span><text:span text:style-name="T393_2">:</text:span></text:p>
      <text:p text:style-name="P394"><text:span text:style-name="T394_1">PersonalAIz</text:span><text:span text:style-name="T394_2">/</text:span><text:span text:style-name="T394_3">api</text:span><text:span text:style-name="T394_4">/</text:span><text:span text:style-name="T394_5">pserver</text:span><text:span text:style-name="T394_6">/{</text:span><text:span text:style-name="T394_7">userAuthe</text:span><text:span text:style-name="T394_8">}/</text:span><text:span text:style-name="T394_9">stereotype</text:span><text:span text:style-name="T394_10">/{</text:span><text:span text:style-name="T394_11">stereotypeName</text:span><text:span text:style-name="T394_12">}/</text:span><text:span text:style-name="T394_13">users</text:span><text:span text:style-name="T394_14">/</text:span><text:span text:style-name="T394_15">check</text:span></text:p>
      <text:p text:style-name="P395"/>
      <text:p text:style-name="P396"><text:span text:style-name="T396_1">Parameters</text:span><text:span text:style-name="T396_2">:</text:span></text:p>
      <text:p text:style-name="P397"><text:span text:style-name="T397_1">pp</text:span><text:span text:style-name="T397_2">:<text:s/></text:span><text:span text:style-name="T397_3">userAuthe</text:span><text:span text:style-name="T397_4"><text:s/>|<text:s/></text:span><text:span text:style-name="T397_5">The</text:span><text:span text:style-name="T397_6"><text:s/></text:span><text:span text:style-name="T397_7">system</text:span><text:span text:style-name="T397_8"><text:s/></text:span><text:span text:style-name="T397_9">user</text:span><text:span text:style-name="T397_10"><text:s/></text:span><text:span text:style-name="T397_11">authentication</text:span><text:span text:style-name="T397_12">.<text:s/></text:span><text:span text:style-name="T397_13">With</text:span><text:span text:style-name="T397_14"><text:s/></text:span><text:span text:style-name="T397_15">api</text:span><text:span text:style-name="T397_16"><text:s/></text:span><text:span text:style-name="T397_17">key</text:span><text:span text:style-name="T397_18"><text:s/></text:span><text:span text:style-name="T397_19">or</text:span><text:span text:style-name="T397_20"><text:s/></text:span><text:span text:style-name="T397_21">username</text:span><text:span text:style-name="T397_22">|</text:span><text:span text:style-name="T397_23">password</text:span></text:p>
      <text:p text:style-name="P398"><text:span text:style-name="T398_1">pp</text:span><text:span text:style-name="T398_2">:<text:s/></text:span><text:span text:style-name="T398_3">stereotypeName</text:span><text:span text:style-name="T398_4"><text:s/>|<text:s/></text:span><text:span text:style-name="T398_5">The</text:span><text:span text:style-name="T398_6"><text:s/></text:span><text:span text:style-name="T398_7">stereotype</text:span><text:span text:style-name="T398_8"><text:s/></text:span><text:span text:style-name="T398_9">name</text:span><text:span text:style-name="T398_10">.</text:span></text:p>
      <text:p text:style-name="P399"/>
      <text:p text:style-name="P400"><text:span text:style-name="T400_1">Example</text:span><text:span text:style-name="T400_2">:</text:span></text:p>
      <text:p text:style-name="P401"/>
      <text:p text:style-name="P402"><text:span text:style-name="T402_1">Example</text:span><text:span text:style-name="T402_2"><text:s/></text:span><text:span text:style-name="T402_3">response</text:span><text:span text:style-name="T402_4">:</text:span></text:p>
      <text:p text:style-name="P403"/>
      <text:p text:style-name="P404"/>
      <text:p text:style-name="P405"/>
      <text:p text:style-name="P406"><text:span text:style-name="T406_1">Delete</text:span><text:span text:style-name="T406_2"><text:s/></text:span><text:span text:style-name="T406_3">Stereotype</text:span><text:span text:style-name="T406_4"><text:s/></text:span><text:span text:style-name="T406_5">Features</text:span></text:p>
      <text:p text:style-name="P407"/>
      <text:p text:style-name="P408"><text:span text:style-name="T408_1">Description</text:span><text:span text:style-name="T408_2">:</text:span></text:p>
      <text:p text:style-name="P409"><text:span text:style-name="T409_1">Delete</text:span><text:span text:style-name="T409_2"><text:s/></text:span><text:span text:style-name="T409_3">features</text:span><text:span text:style-name="T409_4"><text:s/></text:span><text:span text:style-name="T409_5">from</text:span><text:span text:style-name="T409_6"><text:s/></text:span><text:span text:style-name="T409_7">stereotype</text:span><text:span text:style-name="T409_8"><text:s/></text:span><text:span text:style-name="T409_9">profile</text:span><text:span text:style-name="T409_10">.</text:span></text:p>
      <text:p text:style-name="P410"/>
      <text:p text:style-name="P411"><text:span text:style-name="T411_1">Method</text:span><text:span text:style-name="T411_2">:</text:span></text:p>
      <text:p text:style-name="P412"><text:span text:style-name="T412_1">POST</text:span></text:p>
      <text:p text:style-name="P413"/>
      <text:p text:style-name="P414"><text:span text:style-name="T414_1">URL</text:span><text:span text:style-name="T414_2">:</text:span></text:p>
      <text:p text:style-name="P415"><text:span text:style-name="T415_1">PersonalAIz</text:span><text:span text:style-name="T415_2">/</text:span><text:span text:style-name="T415_3">api</text:span><text:span text:style-name="T415_4">/</text:span><text:span text:style-name="T415_5">pserver</text:span><text:span text:style-name="T415_6">/{</text:span><text:span text:style-name="T415_7">userAuthe</text:span><text:span text:style-name="T415_8">}/</text:span><text:span text:style-name="T415_9">stereotype</text:span><text:span text:style-name="T415_10">/{</text:span><text:span text:style-name="T415_11">stereotypeName</text:span><text:span text:style-name="T415_12">}/</text:span><text:span text:style-name="T415_13">features</text:span><text:span text:style-name="T415_14">/</text:span><text:span text:style-name="T415_15">delete</text:span></text:p>
      <text:p text:style-name="P416"/>
      <text:p text:style-name="P417"><text:span text:style-name="T417_1">Parameters</text:span><text:span text:style-name="T417_2">:</text:span></text:p>
      <text:p text:style-name="P418"><text:span text:style-name="T418_1">pp</text:span><text:span text:style-name="T418_2">:<text:s/></text:span><text:span text:style-name="T418_3">userAuthe</text:span><text:span text:style-name="T418_4"><text:s/>|<text:s/></text:span><text:span text:style-name="T418_5">The</text:span><text:span text:style-name="T418_6"><text:s/></text:span><text:span text:style-name="T418_7">system</text:span><text:span text:style-name="T418_8"><text:s/></text:span><text:span text:style-name="T418_9">user</text:span><text:span text:style-name="T418_10"><text:s/></text:span><text:span text:style-name="T418_11">authentication</text:span><text:span text:style-name="T418_12">.<text:s/></text:span><text:span text:style-name="T418_13">With</text:span><text:span text:style-name="T418_14"><text:s/></text:span><text:span text:style-name="T418_15">api</text:span><text:span text:style-name="T418_16"><text:s/></text:span><text:span text:style-name="T418_17">key</text:span><text:span text:style-name="T418_18"><text:s/></text:span><text:span text:style-name="T418_19">or</text:span><text:span text:style-name="T418_20"><text:s/></text:span><text:span text:style-name="T418_21">username</text:span><text:span text:style-name="T418_22">|</text:span><text:span text:style-name="T418_23">password</text:span></text:p>
      <text:p text:style-name="P419"><text:span text:style-name="T419_1">pp</text:span><text:span text:style-name="T419_2">:<text:s/></text:span><text:span text:style-name="T419_3">stereotypeName</text:span><text:span text:style-name="T419_4"><text:s/>|<text:s/></text:span><text:span text:style-name="T419_5">The</text:span><text:span text:style-name="T419_6"><text:s/></text:span><text:span text:style-name="T419_7">stereotype</text:span><text:span text:style-name="T419_8"><text:s/></text:span><text:span text:style-name="T419_9">name</text:span><text:span text:style-name="T419_10">.</text:span></text:p>
      <text:p text:style-name="P420"><text:span text:style-name="T420_1">fp</text:span><text:span text:style-name="T420_2">:<text:s/></text:span><text:span text:style-name="T420_3">pattern</text:span><text:span text:style-name="T420_4"><text:s/>|<text:s/></text:span><text:span text:style-name="T420_5">The</text:span><text:span text:style-name="T420_6"><text:s/></text:span><text:span text:style-name="T420_7">stereotype</text:span><text:span text:style-name="T420_8"><text:s/></text:span><text:span text:style-name="T420_9">feature</text:span><text:span text:style-name="T420_10"><text:s/></text:span><text:span text:style-name="T420_11">pattern</text:span><text:span text:style-name="T420_12">.</text:span></text:p>
      <text:p text:style-name="P421"/>
      <text:p text:style-name="P422"><text:span text:style-name="T422_1">Example</text:span><text:span text:style-name="T422_2">:</text:span></text:p>
      <text:p text:style-name="P423"/>
      <text:p text:style-name="P424"><text:span text:style-name="T424_1">Example</text:span><text:span text:style-name="T424_2"><text:s/></text:span><text:span text:style-name="T424_3">response</text:span><text:span text:style-name="T424_4">:</text:span></text:p>
      <text:p text:style-name="P425"/>
      <text:p text:style-name="P426"/>
      <text:p text:style-name="P427"/>
      <text:p text:style-name="P428"><text:span text:style-name="T428_1">Delete</text:span><text:span text:style-name="T428_2"><text:s/></text:span><text:span text:style-name="T428_3">Stereotypes</text:span></text:p>
      <text:p text:style-name="P429"/>
      <text:p text:style-name="P430"><text:span text:style-name="T430_1">Description</text:span><text:span text:style-name="T430_2">:</text:span></text:p>
      <text:p text:style-name="P431"><text:span text:style-name="T431_1">Delete</text:span><text:span text:style-name="T431_2"><text:s/></text:span><text:span text:style-name="T431_3">stereotypes</text:span><text:span text:style-name="T431_4"><text:s/></text:span><text:span text:style-name="T431_5">based</text:span><text:span text:style-name="T431_6"><text:s/></text:span><text:span text:style-name="T431_7">on</text:span><text:span text:style-name="T431_8"><text:s/></text:span><text:span text:style-name="T431_9">given</text:span><text:span text:style-name="T431_10"><text:s/></text:span><text:span text:style-name="T431_11">pattern</text:span><text:span text:style-name="T431_12">.<text:s/></text:span><text:span text:style-name="T431_13">If</text:span><text:span text:style-name="T431_14"><text:s/></text:span><text:span text:style-name="T431_15">no</text:span><text:span text:style-name="T431_16"><text:s/></text:span><text:span text:style-name="T431_17">pattern</text:span><text:span text:style-name="T431_18"><text:s/></text:span><text:span text:style-name="T431_19">den</text:span><text:span text:style-name="T431_20"><text:s/></text:span><text:span text:style-name="T431_21">delete</text:span><text:span text:style-name="T431_22"><text:s/></text:span><text:span text:style-name="T431_23">all</text:span><text:span text:style-name="T431_24"><text:s/></text:span><text:span text:style-name="T431_25">stereotypes</text:span><text:span text:style-name="T431_26">.</text:span></text:p>
      <text:p text:style-name="P432"/>
      <text:p text:style-name="P433"><text:span text:style-name="T433_1">Method</text:span><text:span text:style-name="T433_2">:</text:span></text:p>
      <text:p text:style-name="P434"><text:span text:style-name="T434_1">POST</text:span></text:p>
      <text:p text:style-name="P435"/>
      <text:p text:style-name="P436"><text:span text:style-name="T436_1">URL</text:span><text:span text:style-name="T436_2">:</text:span></text:p>
      <text:p text:style-name="P437"><text:span text:style-name="T437_1">PersonalAIz</text:span><text:span text:style-name="T437_2">/</text:span><text:span text:style-name="T437_3">api</text:span><text:span text:style-name="T437_4">/</text:span><text:span text:style-name="T437_5">pserver</text:span><text:span text:style-name="T437_6">/{</text:span><text:span text:style-name="T437_7">userAuthe</text:span><text:span text:style-name="T437_8">}/</text:span><text:span text:style-name="T437_9">stereotype</text:span><text:span text:style-name="T437_10">/</text:span><text:span text:style-name="T437_11">delete</text:span></text:p>
      <text:p text:style-name="P438"/>
      <text:p text:style-name="P439"><text:span text:style-name="T439_1">Parameters</text:span><text:span text:style-name="T439_2">:</text:span></text:p>
      <text:p text:style-name="P440"><text:span text:style-name="T440_1">pp</text:span><text:span text:style-name="T440_2">:<text:s/></text:span><text:span text:style-name="T440_3">userAuthe</text:span><text:span text:style-name="T440_4"><text:s/>|<text:s/></text:span><text:span text:style-name="T440_5">The</text:span><text:span text:style-name="T440_6"><text:s/></text:span><text:span text:style-name="T440_7">system</text:span><text:span text:style-name="T440_8"><text:s/></text:span><text:span text:style-name="T440_9">user</text:span><text:span text:style-name="T440_10"><text:s/></text:span><text:span text:style-name="T440_11">authentication</text:span><text:span text:style-name="T440_12">.<text:s/></text:span><text:span text:style-name="T440_13">With</text:span><text:span text:style-name="T440_14"><text:s/></text:span><text:span text:style-name="T440_15">api</text:span><text:span text:style-name="T440_16"><text:s/></text:span><text:span text:style-name="T440_17">key</text:span><text:span text:style-name="T440_18"><text:s/></text:span><text:span text:style-name="T440_19">or</text:span><text:span text:style-name="T440_20"><text:s/></text:span><text:span text:style-name="T440_21">username</text:span><text:span text:style-name="T440_22">|</text:span><text:span text:style-name="T440_23">password</text:span></text:p>
      <text:p text:style-name="P441"><text:span text:style-name="T441_1">fp</text:span><text:span text:style-name="T441_2">:<text:s/></text:span><text:span text:style-name="T441_3">pattern</text:span><text:span text:style-name="T441_4"><text:s/>|<text:s/></text:span><text:span text:style-name="T441_5">The</text:span><text:span text:style-name="T441_6"><text:s/></text:span><text:span text:style-name="T441_7">stereotype</text:span><text:span text:style-name="T441_8"><text:s/></text:span><text:span text:style-name="T441_9">name</text:span><text:span text:style-name="T441_10"><text:s/></text:span><text:span text:style-name="T441_11">pattern</text:span><text:span text:style-name="T441_12">.</text:span></text:p>
      <text:p text:style-name="P442"/>
      <text:p text:style-name="P443"><text:span text:style-name="T443_1">Example</text:span><text:span text:style-name="T443_2">:</text:span></text:p>
      <text:p text:style-name="P444"/>
      <text:p text:style-name="P445"><text:span text:style-name="T445_1">Example</text:span><text:span text:style-name="T445_2"><text:s/></text:span><text:span text:style-name="T445_3">response</text:span><text:span text:style-name="T445_4">:</text:span></text:p>
      <text:p text:style-name="P446"/>
      <text:p text:style-name="P447"><text:span text:style-name="T447_1">Delete</text:span><text:span text:style-name="T447_2"><text:s/></text:span><text:span text:style-name="T447_3">User</text:span><text:span text:style-name="T447_4"><text:s/></text:span><text:span text:style-name="T447_5">From</text:span><text:span text:style-name="T447_6"><text:s/></text:span><text:span text:style-name="T447_7">Stereotype</text:span></text:p>
      <text:p text:style-name="P448"/>
      <text:p text:style-name="P449"><text:span text:style-name="T449_1">Description</text:span><text:span text:style-name="T449_2">:</text:span></text:p>
      <text:p text:style-name="P450"><text:span text:style-name="T450_1">Remove</text:span><text:span text:style-name="T450_2"><text:s/></text:span><text:span text:style-name="T450_3">manually</text:span><text:span text:style-name="T450_4"><text:s/></text:span><text:span text:style-name="T450_5">a</text:span><text:span text:style-name="T450_6"><text:s/></text:span><text:span text:style-name="T450_7">user</text:span><text:span text:style-name="T450_8"><text:s/></text:span><text:span text:style-name="T450_9">from</text:span><text:span text:style-name="T450_10"><text:s/></text:span><text:span text:style-name="T450_11">stereotype</text:span><text:span text:style-name="T450_12">.</text:span></text:p>
      <text:p text:style-name="P451"/>
      <text:p text:style-name="P452"><text:span text:style-name="T452_1">Method</text:span><text:span text:style-name="T452_2">:</text:span></text:p>
      <text:p text:style-name="P453"><text:span text:style-name="T453_1">POST</text:span></text:p>
      <text:p text:style-name="P454"/>
      <text:p text:style-name="P455"><text:span text:style-name="T455_1">URL</text:span><text:span text:style-name="T455_2">:</text:span></text:p>
      <text:p text:style-name="P456"><text:span text:style-name="T456_1">PersonalAIz</text:span><text:span text:style-name="T456_2">/</text:span><text:span text:style-name="T456_3">api</text:span><text:span text:style-name="T456_4">/</text:span><text:span text:style-name="T456_5">pserver</text:span><text:span text:style-name="T456_6">/{</text:span><text:span text:style-name="T456_7">userAuthe</text:span><text:span text:style-name="T456_8">}/</text:span><text:span text:style-name="T456_9">stereotype</text:span><text:span text:style-name="T456_10">/{</text:span><text:span text:style-name="T456_11">stereotypeName</text:span><text:span text:style-name="T456_12">}/</text:span><text:span text:style-name="T456_13">user</text:span><text:span text:style-name="T456_14">/</text:span><text:span text:style-name="T456_15">delete</text:span><text:span text:style-name="T456_16">/{</text:span><text:span text:style-name="T456_17">username</text:span><text:span text:style-name="T456_18">}</text:span></text:p>
      <text:p text:style-name="P457"/>
      <text:p text:style-name="P458"><text:span text:style-name="T458_1">Parameters</text:span><text:span text:style-name="T458_2">:</text:span></text:p>
      <text:p text:style-name="P459"><text:span text:style-name="T459_1">pp</text:span><text:span text:style-name="T459_2">:<text:s/></text:span><text:span text:style-name="T459_3">userAuthe</text:span><text:span text:style-name="T459_4"><text:s/>|<text:s/></text:span><text:span text:style-name="T459_5">The</text:span><text:span text:style-name="T459_6"><text:s/></text:span><text:span text:style-name="T459_7">system</text:span><text:span text:style-name="T459_8"><text:s/></text:span><text:span text:style-name="T459_9">user</text:span><text:span text:style-name="T459_10"><text:s/></text:span><text:span text:style-name="T459_11">authentication</text:span><text:span text:style-name="T459_12">.<text:s/></text:span><text:span text:style-name="T459_13">With</text:span><text:span text:style-name="T459_14"><text:s/></text:span><text:span text:style-name="T459_15">api</text:span><text:span text:style-name="T459_16"><text:s/></text:span><text:span text:style-name="T459_17">key</text:span><text:span text:style-name="T459_18"><text:s/></text:span><text:span text:style-name="T459_19">or</text:span><text:span text:style-name="T459_20"><text:s/></text:span><text:span text:style-name="T459_21">username</text:span><text:span text:style-name="T459_22">|</text:span><text:span text:style-name="T459_23">password</text:span></text:p>
      <text:p text:style-name="P460"><text:span text:style-name="T460_1">pp</text:span><text:span text:style-name="T460_2">:<text:s/></text:span><text:span text:style-name="T460_3">stereotypeName</text:span><text:span text:style-name="T460_4"><text:s/>|<text:s/></text:span><text:span text:style-name="T460_5">The</text:span><text:span text:style-name="T460_6"><text:s/></text:span><text:span text:style-name="T460_7">stereotype</text:span><text:span text:style-name="T460_8"><text:s/></text:span><text:span text:style-name="T460_9">name</text:span><text:span text:style-name="T460_10">.</text:span></text:p>
      <text:p text:style-name="P461"><text:span text:style-name="T461_1">pp</text:span><text:span text:style-name="T461_2">:<text:s/></text:span><text:span text:style-name="T461_3">username</text:span><text:span text:style-name="T461_4"><text:s/>|<text:s/></text:span><text:span text:style-name="T461_5">The</text:span><text:span text:style-name="T461_6"><text:s/></text:span><text:span text:style-name="T461_7">username</text:span><text:span text:style-name="T461_8">.</text:span></text:p>
      <text:p text:style-name="P462"/>
      <text:p text:style-name="P463"><text:span text:style-name="T463_1">Example</text:span><text:span text:style-name="T463_2">:</text:span></text:p>
      <text:p text:style-name="P464"/>
      <text:p text:style-name="P465"><text:span text:style-name="T465_1">Example</text:span><text:span text:style-name="T465_2"><text:s/></text:span><text:span text:style-name="T465_3">response</text:span><text:span text:style-name="T465_4">:</text:span></text:p>
      <text:p text:style-name="P466"/>
      <text:p text:style-name="P467"><text:span text:style-name="T467_1">Find</text:span><text:span text:style-name="T467_2"><text:s/></text:span><text:span text:style-name="T467_3">Stereotype</text:span><text:span text:style-name="T467_4"><text:s/></text:span><text:span text:style-name="T467_5">Users</text:span></text:p>
      <text:p text:style-name="P468"/>
      <text:p text:style-name="P469"><text:span text:style-name="T469_1">Description</text:span><text:span text:style-name="T469_2">:</text:span></text:p>
      <text:p text:style-name="P470"><text:span text:style-name="T470_1">Find</text:span><text:span text:style-name="T470_2"><text:s/></text:span><text:span text:style-name="T470_3">and</text:span><text:span text:style-name="T470_4"><text:s/></text:span><text:span text:style-name="T470_5">add</text:span><text:span text:style-name="T470_6"><text:s/></text:span><text:span text:style-name="T470_7">new</text:span><text:span text:style-name="T470_8"><text:s/></text:span><text:span text:style-name="T470_9">users</text:span><text:span text:style-name="T470_10"><text:s/></text:span><text:span text:style-name="T470_11">in</text:span><text:span text:style-name="T470_12"><text:s/></text:span><text:span text:style-name="T470_13">stereotype</text:span><text:span text:style-name="T470_14"><text:s/></text:span><text:span text:style-name="T470_15">who</text:span><text:span text:style-name="T470_16"><text:s/></text:span><text:span text:style-name="T470_17">satisfies</text:span><text:span text:style-name="T470_18"><text:s/></text:span><text:span text:style-name="T470_19">the</text:span><text:span text:style-name="T470_20"><text:s/></text:span><text:span text:style-name="T470_21">rule</text:span><text:span text:style-name="T470_22">.</text:span></text:p>
      <text:p text:style-name="P471"/>
      <text:p text:style-name="P472"><text:span text:style-name="T472_1">Method</text:span><text:span text:style-name="T472_2">:</text:span></text:p>
      <text:p text:style-name="P473"><text:span text:style-name="T473_1">POST</text:span></text:p>
      <text:p text:style-name="P474"/>
      <text:p text:style-name="P475"><text:span text:style-name="T475_1">URL</text:span><text:span text:style-name="T475_2">:</text:span></text:p>
      <text:p text:style-name="P476"><text:span text:style-name="T476_1">PersonalAIz</text:span><text:span text:style-name="T476_2">/</text:span><text:span text:style-name="T476_3">api</text:span><text:span text:style-name="T476_4">/</text:span><text:span text:style-name="T476_5">pserver</text:span><text:span text:style-name="T476_6">/{</text:span><text:span text:style-name="T476_7">userAuthe</text:span><text:span text:style-name="T476_8">}/</text:span><text:span text:style-name="T476_9">stereotype</text:span><text:span text:style-name="T476_10">/{</text:span><text:span text:style-name="T476_11">stereotypeName</text:span><text:span text:style-name="T476_12">}/</text:span><text:span text:style-name="T476_13">users</text:span><text:span text:style-name="T476_14">/</text:span><text:span text:style-name="T476_15">find</text:span></text:p>
      <text:p text:style-name="P477"/>
      <text:p text:style-name="P478"><text:span text:style-name="T478_1">Parameters</text:span><text:span text:style-name="T478_2">:</text:span></text:p>
      <text:p text:style-name="P479"><text:span text:style-name="T479_1">pp</text:span><text:span text:style-name="T479_2">:<text:s/></text:span><text:span text:style-name="T479_3">userAuthe</text:span><text:span text:style-name="T479_4"><text:s/>|<text:s/></text:span><text:span text:style-name="T479_5">The</text:span><text:span text:style-name="T479_6"><text:s/></text:span><text:span text:style-name="T479_7">system</text:span><text:span text:style-name="T479_8"><text:s/></text:span><text:span text:style-name="T479_9">user</text:span><text:span text:style-name="T479_10"><text:s/></text:span><text:span text:style-name="T479_11">authentication</text:span><text:span text:style-name="T479_12">.<text:s/></text:span><text:span text:style-name="T479_13">With</text:span><text:span text:style-name="T479_14"><text:s/></text:span><text:span text:style-name="T479_15">api</text:span><text:span text:style-name="T479_16"><text:s/></text:span><text:span text:style-name="T479_17">key</text:span><text:span text:style-name="T479_18"><text:s/></text:span><text:span text:style-name="T479_19">or</text:span><text:span text:style-name="T479_20"><text:s/></text:span><text:span text:style-name="T479_21">username</text:span><text:span text:style-name="T479_22">|</text:span><text:span text:style-name="T479_23">password</text:span></text:p>
      <text:p text:style-name="P480"><text:span text:style-name="T480_1">pp</text:span><text:span text:style-name="T480_2">:<text:s/></text:span><text:span text:style-name="T480_3">stereotypeName</text:span><text:span text:style-name="T480_4"><text:s/>|<text:s/></text:span><text:span text:style-name="T480_5">The</text:span><text:span text:style-name="T480_6"><text:s/></text:span><text:span text:style-name="T480_7">stereotype</text:span><text:span text:style-name="T480_8"><text:s/></text:span><text:span text:style-name="T480_9">name</text:span><text:span text:style-name="T480_10">.</text:span></text:p>
      <text:p text:style-name="P481"/>
      <text:p text:style-name="P482"><text:span text:style-name="T482_1">Example</text:span><text:span text:style-name="T482_2">:</text:span></text:p>
      <text:p text:style-name="P483"/>
      <text:p text:style-name="P484"><text:span text:style-name="T484_1">Example</text:span><text:span text:style-name="T484_2"><text:s/></text:span><text:span text:style-name="T484_3">response</text:span><text:span text:style-name="T484_4">:</text:span></text:p>
      <text:p text:style-name="P485"/>
      <text:p text:style-name="P486"/>
      <text:p text:style-name="P487"><text:span text:style-name="T487_1">Get</text:span><text:span text:style-name="T487_2"><text:s/></text:span><text:span text:style-name="T487_3">Stereotype</text:span><text:span text:style-name="T487_4"><text:s/></text:span><text:span text:style-name="T487_5">Features</text:span></text:p>
      <text:p text:style-name="P488"/>
      <text:p text:style-name="P489"><text:span text:style-name="T489_1">Description</text:span><text:span text:style-name="T489_2">:</text:span></text:p>
      <text:p text:style-name="P490"><text:span text:style-name="T490_1">Get</text:span><text:span text:style-name="T490_2"><text:s/></text:span><text:span text:style-name="T490_3">stereotype</text:span><text:span text:style-name="T490_4"><text:s/></text:span><text:span text:style-name="T490_5">profile</text:span><text:span text:style-name="T490_6">.<text:s/></text:span><text:span text:style-name="T490_7">A</text:span><text:span text:style-name="T490_8"><text:s/></text:span><text:span text:style-name="T490_9">list</text:span><text:span text:style-name="T490_10"><text:s/></text:span><text:span text:style-name="T490_11">with</text:span><text:span text:style-name="T490_12"><text:s/></text:span><text:span text:style-name="T490_13">pairs</text:span><text:span text:style-name="T490_14"><text:s/></text:span><text:span text:style-name="T490_15">of</text:span><text:span text:style-name="T490_16"><text:s/></text:span><text:span text:style-name="T490_17">feature</text:span><text:span text:style-name="T490_18"><text:s/></text:span><text:span text:style-name="T490_19">name</text:span><text:span text:style-name="T490_20"><text:s/>-<text:s/></text:span><text:span text:style-name="T490_21">value</text:span></text:p>
      <text:p text:style-name="P491"/>
      <text:p text:style-name="P492"><text:span text:style-name="T492_1">Method</text:span><text:span text:style-name="T492_2">:</text:span></text:p>
      <text:p text:style-name="P493"><text:span text:style-name="T493_1">GET</text:span></text:p>
      <text:p text:style-name="P494"/>
      <text:p text:style-name="P495"><text:span text:style-name="T495_1">URL</text:span><text:span text:style-name="T495_2">:</text:span></text:p>
      <text:p text:style-name="P496"><text:span text:style-name="T496_1">PersonalAIz</text:span><text:span text:style-name="T496_2">/</text:span><text:span text:style-name="T496_3">api</text:span><text:span text:style-name="T496_4">/</text:span><text:span text:style-name="T496_5">pserver</text:span><text:span text:style-name="T496_6">/{</text:span><text:span text:style-name="T496_7">userAuthe</text:span><text:span text:style-name="T496_8">}/</text:span><text:span text:style-name="T496_9">stereotype</text:span><text:span text:style-name="T496_10">/</text:span></text:p>
      <text:p text:style-name="P497"/>
      <text:p text:style-name="P498"><text:span text:style-name="T498_1">Parameters</text:span><text:span text:style-name="T498_2">:</text:span></text:p>
      <text:p text:style-name="P499"><text:span text:style-name="T499_1">pp</text:span><text:span text:style-name="T499_2">:<text:s/></text:span><text:span text:style-name="T499_3">userAuthe</text:span><text:span text:style-name="T499_4"><text:s/>|<text:s/></text:span><text:span text:style-name="T499_5">The</text:span><text:span text:style-name="T499_6"><text:s/></text:span><text:span text:style-name="T499_7">system</text:span><text:span text:style-name="T499_8"><text:s/></text:span><text:span text:style-name="T499_9">user</text:span><text:span text:style-name="T499_10"><text:s/></text:span><text:span text:style-name="T499_11">authentication</text:span><text:span text:style-name="T499_12">.<text:s/></text:span><text:span text:style-name="T499_13">With</text:span><text:span text:style-name="T499_14"><text:s/></text:span><text:span text:style-name="T499_15">api</text:span><text:span text:style-name="T499_16"><text:s/></text:span><text:span text:style-name="T499_17">key</text:span><text:span text:style-name="T499_18"><text:s/></text:span><text:span text:style-name="T499_19">or</text:span><text:span text:style-name="T499_20"><text:s/></text:span><text:span text:style-name="T499_21">username</text:span><text:span text:style-name="T499_22">|</text:span><text:span text:style-name="T499_23">password</text:span></text:p>
      <text:p text:style-name="P500"><text:span text:style-name="T500_1">pp</text:span><text:span text:style-name="T500_2">:<text:s/></text:span><text:span text:style-name="T500_3">stereotypeName</text:span><text:span text:style-name="T500_4"><text:s/>|<text:s/></text:span><text:span text:style-name="T500_5">The</text:span><text:span text:style-name="T500_6"><text:s/></text:span><text:span text:style-name="T500_7">stereotype</text:span><text:span text:style-name="T500_8"><text:s/></text:span><text:span text:style-name="T500_9">name</text:span><text:span text:style-name="T500_10">.</text:span></text:p>
      <text:p text:style-name="P501"><text:span text:style-name="T501_1">fp</text:span><text:span text:style-name="T501_2">:<text:s/></text:span><text:span text:style-name="T501_3">pattern</text:span><text:span text:style-name="T501_4"><text:s/>|<text:s/></text:span><text:span text:style-name="T501_5">The</text:span><text:span text:style-name="T501_6"><text:s/></text:span><text:span text:style-name="T501_7">feature</text:span><text:span text:style-name="T501_8"><text:s/></text:span><text:span text:style-name="T501_9">name</text:span><text:span text:style-name="T501_10"><text:s/></text:span><text:span text:style-name="T501_11">pattern</text:span><text:span text:style-name="T501_12">.<text:s/></text:span><text:span text:style-name="T501_13">If</text:span><text:span text:style-name="T501_14"><text:s/></text:span><text:span text:style-name="T501_15">null</text:span><text:span text:style-name="T501_16"><text:s/></text:span><text:span text:style-name="T501_17">return</text:span><text:span text:style-name="T501_18"><text:s/></text:span><text:span text:style-name="T501_19">all</text:span><text:span text:style-name="T501_20"><text:s/></text:span><text:span text:style-name="T501_21">stereotype</text:span><text:span text:style-name="T501_22"><text:s/></text:span><text:span text:style-name="T501_23">features</text:span><text:span text:style-name="T501_24">.</text:span></text:p>
      <text:p text:style-name="P502"><text:span text:style-name="T502_1">fp</text:span><text:span text:style-name="T502_2">:<text:s/></text:span><text:span text:style-name="T502_3">page</text:span><text:span text:style-name="T502_4"><text:s/>|<text:s/></text:span><text:span text:style-name="T502_5">The</text:span><text:span text:style-name="T502_6"><text:s/></text:span><text:span text:style-name="T502_7">number</text:span><text:span text:style-name="T502_8"><text:s/></text:span><text:span text:style-name="T502_9">of</text:span><text:span text:style-name="T502_10"><text:s/></text:span><text:span text:style-name="T502_11">the</text:span><text:span text:style-name="T502_12"><text:s/></text:span><text:span text:style-name="T502_13">page</text:span><text:span text:style-name="T502_14">.<text:s/></text:span><text:span text:style-name="T502_15">If</text:span><text:span text:style-name="T502_16"><text:s/></text:span><text:span text:style-name="T502_17">null</text:span><text:span text:style-name="T502_18"><text:s/></text:span><text:span text:style-name="T502_19">return</text:span><text:span text:style-name="T502_20"><text:s/></text:span><text:span text:style-name="T502_21">all</text:span><text:span text:style-name="T502_22"><text:s/></text:span><text:span text:style-name="T502_23">features</text:span><text:span text:style-name="T502_24"><text:s/></text:span><text:span text:style-name="T502_25">in</text:span><text:span text:style-name="T502_26"><text:s/></text:span><text:span text:style-name="T502_27">one</text:span><text:span text:style-name="T502_28"><text:s/></text:span><text:span text:style-name="T502_29">page</text:span><text:span text:style-name="T502_30">.<text:s/></text:span></text:p>
      <text:p text:style-name="P503"/>
      <text:p text:style-name="P504"><text:span text:style-name="T504_1">Example</text:span><text:span text:style-name="T504_2">:</text:span></text:p>
      <text:p text:style-name="P505"/>
      <text:p text:style-name="P506"><text:span text:style-name="T506_1">Example</text:span><text:span text:style-name="T506_2"><text:s/></text:span><text:span text:style-name="T506_3">response</text:span><text:span text:style-name="T506_4">:</text:span></text:p>
      <text:p text:style-name="P507"/>
      <text:p text:style-name="P508"><text:span text:style-name="T508_1">Get</text:span><text:span text:style-name="T508_2"><text:s/></text:span><text:span text:style-name="T508_3">Stereotype</text:span><text:span text:style-name="T508_4"><text:s/></text:span><text:span text:style-name="T508_5">Users</text:span></text:p>
      <text:p text:style-name="P509"/>
      <text:p text:style-name="P510"><text:span text:style-name="T510_1">Description</text:span><text:span text:style-name="T510_2">:</text:span></text:p>
      <text:p text:style-name="P511"><text:span text:style-name="T511_1">Get</text:span><text:span text:style-name="T511_2"><text:s/></text:span><text:span text:style-name="T511_3">a</text:span><text:span text:style-name="T511_4"><text:s/></text:span><text:span text:style-name="T511_5">list</text:span><text:span text:style-name="T511_6"><text:s/></text:span><text:span text:style-name="T511_7">with</text:span><text:span text:style-name="T511_8"><text:s/></text:span><text:span text:style-name="T511_9">users</text:span><text:span text:style-name="T511_10"><text:s/></text:span><text:span text:style-name="T511_11">that</text:span><text:span text:style-name="T511_12"><text:s/></text:span><text:span text:style-name="T511_13">belongs</text:span><text:span text:style-name="T511_14"><text:s/></text:span><text:span text:style-name="T511_15">to</text:span><text:span text:style-name="T511_16"><text:s/></text:span><text:span text:style-name="T511_17">Stereotype</text:span><text:span text:style-name="T511_18">.</text:span></text:p>
      <text:p text:style-name="P512"/>
      <text:p text:style-name="P513"><text:span text:style-name="T513_1">Method</text:span><text:span text:style-name="T513_2">:</text:span></text:p>
      <text:p text:style-name="P514"><text:span text:style-name="T514_1">GET</text:span></text:p>
      <text:p text:style-name="P515"/>
      <text:p text:style-name="P516"><text:span text:style-name="T516_1">URL</text:span><text:span text:style-name="T516_2">:</text:span></text:p>
      <text:p text:style-name="P517"><text:span text:style-name="T517_1">PersonalAIz</text:span><text:span text:style-name="T517_2">/</text:span><text:span text:style-name="T517_3">api</text:span><text:span text:style-name="T517_4">/</text:span><text:span text:style-name="T517_5">pserver</text:span><text:span text:style-name="T517_6">/{</text:span><text:span text:style-name="T517_7">userAuthe</text:span><text:span text:style-name="T517_8">}/</text:span><text:span text:style-name="T517_9">stereotype</text:span><text:span text:style-name="T517_10">/{</text:span><text:span text:style-name="T517_11">stereotypeName</text:span><text:span text:style-name="T517_12">}/</text:span><text:span text:style-name="T517_13">users</text:span></text:p>
      <text:p text:style-name="P518"/>
      <text:p text:style-name="P519"><text:span text:style-name="T519_1">Parameters</text:span><text:span text:style-name="T519_2">:</text:span></text:p>
      <text:p text:style-name="P520"><text:span text:style-name="T520_1">pp</text:span><text:span text:style-name="T520_2">:<text:s/></text:span><text:span text:style-name="T520_3">userAuthe</text:span><text:span text:style-name="T520_4"><text:s/>|<text:s/></text:span><text:span text:style-name="T520_5">The</text:span><text:span text:style-name="T520_6"><text:s/></text:span><text:span text:style-name="T520_7">system</text:span><text:span text:style-name="T520_8"><text:s/></text:span><text:span text:style-name="T520_9">user</text:span><text:span text:style-name="T520_10"><text:s/></text:span><text:span text:style-name="T520_11">authentication</text:span><text:span text:style-name="T520_12">.<text:s/></text:span><text:span text:style-name="T520_13">With</text:span><text:span text:style-name="T520_14"><text:s/></text:span><text:span text:style-name="T520_15">api</text:span><text:span text:style-name="T520_16"><text:s/></text:span><text:span text:style-name="T520_17">key</text:span><text:span text:style-name="T520_18"><text:s/></text:span><text:span text:style-name="T520_19">or</text:span><text:span text:style-name="T520_20"><text:s/></text:span><text:span text:style-name="T520_21">username</text:span><text:span text:style-name="T520_22">|</text:span><text:span text:style-name="T520_23">password</text:span></text:p>
      <text:p text:style-name="P521"><text:span text:style-name="T521_1">pp</text:span><text:span text:style-name="T521_2">:<text:s/></text:span><text:span text:style-name="T521_3">stereotypeName</text:span><text:span text:style-name="T521_4"><text:s/>|<text:s/></text:span><text:span text:style-name="T521_5">The</text:span><text:span text:style-name="T521_6"><text:s/></text:span><text:span text:style-name="T521_7">stereotype</text:span><text:span text:style-name="T521_8"><text:s/></text:span><text:span text:style-name="T521_9">name</text:span><text:span text:style-name="T521_10">.</text:span></text:p>
      <text:p text:style-name="P522"><text:span text:style-name="T522_1">fp</text:span><text:span text:style-name="T522_2">:<text:s/></text:span><text:span text:style-name="T522_3">pattern</text:span><text:span text:style-name="T522_4"><text:s/>|<text:s/></text:span><text:span text:style-name="T522_5">The</text:span><text:span text:style-name="T522_6"><text:s/></text:span><text:span text:style-name="T522_7">username</text:span><text:span text:style-name="T522_8"><text:s/></text:span><text:span text:style-name="T522_9">pattern</text:span><text:span text:style-name="T522_10">.<text:s/></text:span><text:span text:style-name="T522_11">If</text:span><text:span text:style-name="T522_12"><text:s/></text:span><text:span text:style-name="T522_13">null</text:span><text:span text:style-name="T522_14"><text:s/></text:span><text:span text:style-name="T522_15">return</text:span><text:span text:style-name="T522_16"><text:s/></text:span><text:span text:style-name="T522_17">all</text:span><text:span text:style-name="T522_18"><text:s/></text:span><text:span text:style-name="T522_19">stereotype</text:span><text:span text:style-name="T522_20"><text:s/></text:span><text:span text:style-name="T522_21">users</text:span><text:span text:style-name="T522_22">.</text:span></text:p>
      <text:p text:style-name="P523"><text:span text:style-name="T523_1">fp</text:span><text:span text:style-name="T523_2">:<text:s/></text:span><text:span text:style-name="T523_3">page</text:span><text:span text:style-name="T523_4"><text:s/>|<text:s/></text:span><text:span text:style-name="T523_5">The</text:span><text:span text:style-name="T523_6"><text:s/></text:span><text:span text:style-name="T523_7">number</text:span><text:span text:style-name="T523_8"><text:s/></text:span><text:span text:style-name="T523_9">of</text:span><text:span text:style-name="T523_10"><text:s/></text:span><text:span text:style-name="T523_11">the</text:span><text:span text:style-name="T523_12"><text:s/></text:span><text:span text:style-name="T523_13">page</text:span><text:span text:style-name="T523_14">.<text:s/></text:span><text:span text:style-name="T523_15">If</text:span><text:span text:style-name="T523_16"><text:s/></text:span><text:span text:style-name="T523_17">null</text:span><text:span text:style-name="T523_18"><text:s/></text:span><text:span text:style-name="T523_19">return</text:span><text:span text:style-name="T523_20"><text:s/></text:span><text:span text:style-name="T523_21">all</text:span><text:span text:style-name="T523_22"><text:s/></text:span><text:span text:style-name="T523_23">users</text:span><text:span text:style-name="T523_24"><text:s/></text:span><text:span text:style-name="T523_25">in</text:span><text:span text:style-name="T523_26"><text:s/></text:span><text:span text:style-name="T523_27">one</text:span><text:span text:style-name="T523_28"><text:s/></text:span><text:span text:style-name="T523_29">page</text:span><text:span text:style-name="T523_30">.<text:s/></text:span></text:p>
      <text:p text:style-name="P524"/>
      <text:p text:style-name="P525"><text:span text:style-name="T525_1">Example</text:span><text:span text:style-name="T525_2">:</text:span></text:p>
      <text:p text:style-name="P526"/>
      <text:p text:style-name="P527"><text:span text:style-name="T527_1">Example</text:span><text:span text:style-name="T527_2"><text:s/></text:span><text:span text:style-name="T527_3">response</text:span><text:span text:style-name="T527_4">:</text:span></text:p>
      <text:p text:style-name="P528"/>
      <text:p text:style-name="P529"><text:span text:style-name="T529_1">Get</text:span><text:span text:style-name="T529_2"><text:s/></text:span><text:span text:style-name="T529_3">Stereotypes</text:span></text:p>
      <text:p text:style-name="P530"/>
      <text:p text:style-name="P531"><text:span text:style-name="T531_1">Description</text:span><text:span text:style-name="T531_2">:</text:span></text:p>
      <text:p text:style-name="P532"><text:span text:style-name="T532_1">Get</text:span><text:span text:style-name="T532_2"><text:s/></text:span><text:span text:style-name="T532_3">a</text:span><text:span text:style-name="T532_4"><text:s/></text:span><text:span text:style-name="T532_5">list</text:span><text:span text:style-name="T532_6"><text:s/></text:span><text:span text:style-name="T532_7">with</text:span><text:span text:style-name="T532_8"><text:s/></text:span><text:span text:style-name="T532_9">stereotype</text:span><text:span text:style-name="T532_10"><text:s/></text:span><text:span text:style-name="T532_11">names</text:span><text:span text:style-name="T532_12"><text:s/></text:span><text:span text:style-name="T532_13">in</text:span><text:span text:style-name="T532_14"><text:s/></text:span><text:span text:style-name="T532_15">PServer</text:span><text:span text:style-name="T532_16">.</text:span></text:p>
      <text:p text:style-name="P533"/>
      <text:p text:style-name="P534"><text:span text:style-name="T534_1">Method</text:span><text:span text:style-name="T534_2">:</text:span></text:p>
      <text:p text:style-name="P535"><text:span text:style-name="T535_1">GET</text:span></text:p>
      <text:p text:style-name="P536"/>
      <text:p text:style-name="P537"><text:span text:style-name="T537_1">URL</text:span><text:span text:style-name="T537_2">:</text:span></text:p>
      <text:p text:style-name="P538"><text:span text:style-name="T538_1">PersonalAIz</text:span><text:span text:style-name="T538_2">/</text:span><text:span text:style-name="T538_3">api</text:span><text:span text:style-name="T538_4">/</text:span><text:span text:style-name="T538_5">pserver</text:span><text:span text:style-name="T538_6">/{</text:span><text:span text:style-name="T538_7">userAuthe</text:span><text:span text:style-name="T538_8">}/</text:span><text:span text:style-name="T538_9">stereotype</text:span><text:span text:style-name="T538_10">/</text:span></text:p>
      <text:p text:style-name="P539"/>
      <text:p text:style-name="P540"><text:span text:style-name="T540_1">Parameters</text:span><text:span text:style-name="T540_2">:</text:span></text:p>
      <text:p text:style-name="P541"><text:span text:style-name="T541_1">pp</text:span><text:span text:style-name="T541_2">:<text:s/></text:span><text:span text:style-name="T541_3">userAuthe</text:span><text:span text:style-name="T541_4"><text:s/>|<text:s/></text:span><text:span text:style-name="T541_5">The</text:span><text:span text:style-name="T541_6"><text:s/></text:span><text:span text:style-name="T541_7">system</text:span><text:span text:style-name="T541_8"><text:s/></text:span><text:span text:style-name="T541_9">user</text:span><text:span text:style-name="T541_10"><text:s/></text:span><text:span text:style-name="T541_11">authentication</text:span><text:span text:style-name="T541_12">.<text:s/></text:span><text:span text:style-name="T541_13">With</text:span><text:span text:style-name="T541_14"><text:s/></text:span><text:span text:style-name="T541_15">api</text:span><text:span text:style-name="T541_16"><text:s/></text:span><text:span text:style-name="T541_17">key</text:span><text:span text:style-name="T541_18"><text:s/></text:span><text:span text:style-name="T541_19">or</text:span><text:span text:style-name="T541_20"><text:s/></text:span><text:span text:style-name="T541_21">username</text:span><text:span text:style-name="T541_22">|</text:span><text:span text:style-name="T541_23">password</text:span></text:p>
      <text:p text:style-name="P542"><text:span text:style-name="T542_1">fp</text:span><text:span text:style-name="T542_2">:<text:s/></text:span><text:span text:style-name="T542_3">pattern</text:span><text:span text:style-name="T542_4"><text:s/>|<text:s/></text:span><text:span text:style-name="T542_5">The</text:span><text:span text:style-name="T542_6"><text:s/></text:span><text:span text:style-name="T542_7">stereotype</text:span><text:span text:style-name="T542_8"><text:s/></text:span><text:span text:style-name="T542_9">name</text:span><text:span text:style-name="T542_10"><text:s/></text:span><text:span text:style-name="T542_11">pattern</text:span><text:span text:style-name="T542_12">.<text:s/></text:span><text:span text:style-name="T542_13">If</text:span><text:span text:style-name="T542_14"><text:s/></text:span><text:span text:style-name="T542_15">null</text:span><text:span text:style-name="T542_16"><text:s/></text:span><text:span text:style-name="T542_17">return</text:span><text:span text:style-name="T542_18"><text:s/></text:span><text:span text:style-name="T542_19">all</text:span><text:span text:style-name="T542_20"><text:s/></text:span><text:span text:style-name="T542_21">stereotype</text:span><text:span text:style-name="T542_22"><text:s/></text:span><text:span text:style-name="T542_23">names</text:span><text:span text:style-name="T542_24">.</text:span></text:p>
      <text:p text:style-name="P543"><text:span text:style-name="T543_1">fp</text:span><text:span text:style-name="T543_2">:<text:s/></text:span><text:span text:style-name="T543_3">page</text:span><text:span text:style-name="T543_4"><text:s/>|<text:s/></text:span><text:span text:style-name="T543_5">The</text:span><text:span text:style-name="T543_6"><text:s/></text:span><text:span text:style-name="T543_7">number</text:span><text:span text:style-name="T543_8"><text:s/></text:span><text:span text:style-name="T543_9">of</text:span><text:span text:style-name="T543_10"><text:s/></text:span><text:span text:style-name="T543_11">the</text:span><text:span text:style-name="T543_12"><text:s/></text:span><text:span text:style-name="T543_13">page</text:span><text:span text:style-name="T543_14">.<text:s/></text:span><text:span text:style-name="T543_15">If</text:span><text:span text:style-name="T543_16"><text:s/></text:span><text:span text:style-name="T543_17">null</text:span><text:span text:style-name="T543_18"><text:s/></text:span><text:span text:style-name="T543_19">return</text:span><text:span text:style-name="T543_20"><text:s/></text:span><text:span text:style-name="T543_21">all</text:span><text:span text:style-name="T543_22"><text:s/></text:span><text:span text:style-name="T543_23">stereotype</text:span><text:span text:style-name="T543_24"><text:s/></text:span><text:span text:style-name="T543_25">names</text:span><text:span text:style-name="T543_26"><text:s/></text:span><text:span text:style-name="T543_27">in</text:span><text:span text:style-name="T543_28"><text:s/></text:span><text:span text:style-name="T543_29">one</text:span><text:span text:style-name="T543_30"><text:s/></text:span><text:span text:style-name="T543_31">page</text:span><text:span text:style-name="T543_32">.<text:s/></text:span></text:p>
      <text:p text:style-name="P544"/>
      <text:p text:style-name="P545"><text:span text:style-name="T545_1">Example</text:span><text:span text:style-name="T545_2">:</text:span></text:p>
      <text:p text:style-name="P546"/>
      <text:p text:style-name="P547"><text:span text:style-name="T547_1">Example</text:span><text:span text:style-name="T547_2"><text:s/></text:span><text:span text:style-name="T547_3">response</text:span><text:span text:style-name="T547_4">:</text:span></text:p>
      <text:p text:style-name="P548"/>
      <text:p text:style-name="P549"><text:span text:style-name="T549_1">Get</text:span><text:span text:style-name="T549_2"><text:s/></text:span><text:span text:style-name="T549_3">System</text:span><text:span text:style-name="T549_4"><text:s/></text:span><text:span text:style-name="T549_5">Attributes</text:span></text:p>
      <text:p text:style-name="P550"/>
      <text:p text:style-name="P551"><text:span text:style-name="T551_1">Description</text:span><text:span text:style-name="T551_2">:</text:span></text:p>
      <text:p text:style-name="P552"><text:span text:style-name="T552_1">Get</text:span><text:span text:style-name="T552_2"><text:s/></text:span><text:span text:style-name="T552_3">the</text:span><text:span text:style-name="T552_4"><text:s/></text:span><text:span text:style-name="T552_5">unique</text:span><text:span text:style-name="T552_6"><text:s/></text:span><text:span text:style-name="T552_7">attribute</text:span><text:span text:style-name="T552_8"><text:s/></text:span><text:span text:style-name="T552_9">names</text:span><text:span text:style-name="T552_10"><text:s/></text:span><text:span text:style-name="T552_11">that</text:span><text:span text:style-name="T552_12"><text:s/></text:span><text:span text:style-name="T552_13">exist</text:span><text:span text:style-name="T552_14"><text:s/></text:span><text:span text:style-name="T552_15">in</text:span><text:span text:style-name="T552_16"><text:s/></text:span><text:span text:style-name="T552_17">PServer</text:span><text:span text:style-name="T552_18">.</text:span></text:p>
      <text:p text:style-name="P553"/>
      <text:p text:style-name="P554"><text:span text:style-name="T554_1">Method</text:span><text:span text:style-name="T554_2">:</text:span></text:p>
      <text:p text:style-name="P555"><text:span text:style-name="T555_1">GET</text:span></text:p>
      <text:p text:style-name="P556"/>
      <text:p text:style-name="P557"><text:span text:style-name="T557_1">URL</text:span><text:span text:style-name="T557_2">:</text:span></text:p>
      <text:p text:style-name="P558"><text:span text:style-name="T558_1">PersonalAIz</text:span><text:span text:style-name="T558_2">/</text:span><text:span text:style-name="T558_3">api</text:span><text:span text:style-name="T558_4">/</text:span><text:span text:style-name="T558_5">pserver</text:span><text:span text:style-name="T558_6">/{</text:span><text:span text:style-name="T558_7">userAuthe</text:span><text:span text:style-name="T558_8">}/</text:span><text:span text:style-name="T558_9">stereotype</text:span><text:span text:style-name="T558_10">/</text:span><text:span text:style-name="T558_11">attributes</text:span></text:p>
      <text:p text:style-name="P559"/>
      <text:p text:style-name="P560"><text:span text:style-name="T560_1">Parameters</text:span><text:span text:style-name="T560_2">:</text:span></text:p>
      <text:p text:style-name="P561"><text:span text:style-name="T561_1">pp</text:span><text:span text:style-name="T561_2">:<text:s/></text:span><text:span text:style-name="T561_3">userAuthe</text:span><text:span text:style-name="T561_4"><text:s/>|<text:s/></text:span><text:span text:style-name="T561_5">The</text:span><text:span text:style-name="T561_6"><text:s/></text:span><text:span text:style-name="T561_7">system</text:span><text:span text:style-name="T561_8"><text:s/></text:span><text:span text:style-name="T561_9">user</text:span><text:span text:style-name="T561_10"><text:s/></text:span><text:span text:style-name="T561_11">authentication</text:span><text:span text:style-name="T561_12">.<text:s/></text:span><text:span text:style-name="T561_13">With</text:span><text:span text:style-name="T561_14"><text:s/></text:span><text:span text:style-name="T561_15">api</text:span><text:span text:style-name="T561_16"><text:s/></text:span><text:span text:style-name="T561_17">key</text:span><text:span text:style-name="T561_18"><text:s/></text:span><text:span text:style-name="T561_19">or</text:span><text:span text:style-name="T561_20"><text:s/></text:span><text:span text:style-name="T561_21">username</text:span><text:span text:style-name="T561_22">|</text:span><text:span text:style-name="T561_23">password</text:span></text:p>
      <text:p text:style-name="P562"/>
      <text:p text:style-name="P563"><text:span text:style-name="T563_1">Example</text:span><text:span text:style-name="T563_2">:</text:span></text:p>
      <text:p text:style-name="P564"/>
      <text:p text:style-name="P565"><text:span text:style-name="T565_1">Example</text:span><text:span text:style-name="T565_2"><text:s/></text:span><text:span text:style-name="T565_3">response</text:span><text:span text:style-name="T565_4">:</text:span></text:p>
      <text:p text:style-name="P566"/>
      <text:p text:style-name="P567"><text:span text:style-name="T567_1">Get</text:span><text:span text:style-name="T567_2"><text:s/></text:span><text:span text:style-name="T567_3">User</text:span><text:span text:style-name="T567_4"><text:s/></text:span><text:span text:style-name="T567_5">Stereotypes</text:span></text:p>
      <text:p text:style-name="P568"/>
      <text:p text:style-name="P569"><text:span text:style-name="T569_1">Description</text:span><text:span text:style-name="T569_2">:</text:span></text:p>
      <text:p text:style-name="P570"><text:span text:style-name="T570_1">Get</text:span><text:span text:style-name="T570_2"><text:s/></text:span><text:span text:style-name="T570_3">a</text:span><text:span text:style-name="T570_4"><text:s/></text:span><text:span text:style-name="T570_5">list</text:span><text:span text:style-name="T570_6"><text:s/></text:span><text:span text:style-name="T570_7">with</text:span><text:span text:style-name="T570_8"><text:s/></text:span><text:span text:style-name="T570_9">stereotypes</text:span><text:span text:style-name="T570_10"><text:s/></text:span><text:span text:style-name="T570_11">that</text:span><text:span text:style-name="T570_12"><text:s/></text:span><text:span text:style-name="T570_13">a</text:span><text:span text:style-name="T570_14"><text:s/></text:span><text:span text:style-name="T570_15">user</text:span><text:span text:style-name="T570_16"><text:s/></text:span><text:span text:style-name="T570_17">belong</text:span><text:span text:style-name="T570_18">.</text:span></text:p>
      <text:p text:style-name="P571"/>
      <text:p text:style-name="P572"><text:span text:style-name="T572_1">Method</text:span><text:span text:style-name="T572_2">:</text:span></text:p>
      <text:p text:style-name="P573"><text:span text:style-name="T573_1">GET</text:span></text:p>
      <text:p text:style-name="P574"/>
      <text:p text:style-name="P575"><text:span text:style-name="T575_1">URL</text:span><text:span text:style-name="T575_2">:</text:span></text:p>
      <text:p text:style-name="P576"><text:span text:style-name="T576_1">PersonalAIz</text:span><text:span text:style-name="T576_2">/</text:span><text:span text:style-name="T576_3">api</text:span><text:span text:style-name="T576_4">/</text:span><text:span text:style-name="T576_5">pserver</text:span><text:span text:style-name="T576_6">/{</text:span><text:span text:style-name="T576_7">userAuthe</text:span><text:span text:style-name="T576_8">}/</text:span><text:span text:style-name="T576_9">stereotype</text:span><text:span text:style-name="T576_10">/</text:span><text:span text:style-name="T576_11">user</text:span><text:span text:style-name="T576_12">/{</text:span><text:span text:style-name="T576_13">usernameName</text:span><text:span text:style-name="T576_14">}/</text:span><text:span text:style-name="T576_15">stereotypes</text:span></text:p>
      <text:p text:style-name="P577"/>
      <text:p text:style-name="P578"><text:span text:style-name="T578_1">Parameters</text:span><text:span text:style-name="T578_2">:</text:span></text:p>
      <text:p text:style-name="P579"><text:span text:style-name="T579_1">pp</text:span><text:span text:style-name="T579_2">:<text:s/></text:span><text:span text:style-name="T579_3">userAuthe</text:span><text:span text:style-name="T579_4"><text:s/>|<text:s/></text:span><text:span text:style-name="T579_5">The</text:span><text:span text:style-name="T579_6"><text:s/></text:span><text:span text:style-name="T579_7">system</text:span><text:span text:style-name="T579_8"><text:s/></text:span><text:span text:style-name="T579_9">user</text:span><text:span text:style-name="T579_10"><text:s/></text:span><text:span text:style-name="T579_11">authentication</text:span><text:span text:style-name="T579_12">.<text:s/></text:span><text:span text:style-name="T579_13">With</text:span><text:span text:style-name="T579_14"><text:s/></text:span><text:span text:style-name="T579_15">api</text:span><text:span text:style-name="T579_16"><text:s/></text:span><text:span text:style-name="T579_17">key</text:span><text:span text:style-name="T579_18"><text:s/></text:span><text:span text:style-name="T579_19">or</text:span><text:span text:style-name="T579_20"><text:s/></text:span><text:span text:style-name="T579_21">username</text:span><text:span text:style-name="T579_22">|</text:span><text:span text:style-name="T579_23">password</text:span></text:p>
      <text:p text:style-name="P580"><text:span text:style-name="T580_1">pp</text:span><text:span text:style-name="T580_2">:<text:s/></text:span><text:span text:style-name="T580_3">usernameName</text:span><text:span text:style-name="T580_4"><text:s/>|<text:s/></text:span><text:span text:style-name="T580_5">The</text:span><text:span text:style-name="T580_6"><text:s/></text:span><text:span text:style-name="T580_7">username</text:span><text:span text:style-name="T580_8">.</text:span></text:p>
      <text:p text:style-name="P581"><text:span text:style-name="T581_1">fp</text:span><text:span text:style-name="T581_2">:<text:s/></text:span><text:span text:style-name="T581_3">pattern</text:span><text:span text:style-name="T581_4"><text:s/>|<text:s/></text:span><text:span text:style-name="T581_5">The</text:span><text:span text:style-name="T581_6"><text:s/></text:span><text:span text:style-name="T581_7">stereotype</text:span><text:span text:style-name="T581_8"><text:s/></text:span><text:span text:style-name="T581_9">name</text:span><text:span text:style-name="T581_10"><text:s/></text:span><text:span text:style-name="T581_11">pattern</text:span><text:span text:style-name="T581_12">.<text:s/></text:span><text:span text:style-name="T581_13">If</text:span><text:span text:style-name="T581_14"><text:s/></text:span><text:span text:style-name="T581_15">null</text:span><text:span text:style-name="T581_16"><text:s/></text:span><text:span text:style-name="T581_17">return</text:span><text:span text:style-name="T581_18"><text:s/></text:span><text:span text:style-name="T581_19">all</text:span><text:span text:style-name="T581_20"><text:s/></text:span><text:span text:style-name="T581_21">stereotype</text:span><text:span text:style-name="T581_22"><text:s/></text:span><text:span text:style-name="T581_23">names</text:span><text:span text:style-name="T581_24">.</text:span></text:p>
      <text:p text:style-name="P582"><text:span text:style-name="T582_1">fp</text:span><text:span text:style-name="T582_2">:<text:s/></text:span><text:span text:style-name="T582_3">page</text:span><text:span text:style-name="T582_4"><text:s/>|<text:s/></text:span><text:span text:style-name="T582_5">The</text:span><text:span text:style-name="T582_6"><text:s/></text:span><text:span text:style-name="T582_7">number</text:span><text:span text:style-name="T582_8"><text:s/></text:span><text:span text:style-name="T582_9">of</text:span><text:span text:style-name="T582_10"><text:s/></text:span><text:span text:style-name="T582_11">the</text:span><text:span text:style-name="T582_12"><text:s/></text:span><text:span text:style-name="T582_13">page</text:span><text:span text:style-name="T582_14">.<text:s/></text:span><text:span text:style-name="T582_15">If</text:span><text:span text:style-name="T582_16"><text:s/></text:span><text:span text:style-name="T582_17">null</text:span><text:span text:style-name="T582_18"><text:s/></text:span><text:span text:style-name="T582_19">return</text:span><text:span text:style-name="T582_20"><text:s/></text:span><text:span text:style-name="T582_21">all</text:span><text:span text:style-name="T582_22"><text:s/></text:span><text:span text:style-name="T582_23">stereotype</text:span><text:span text:style-name="T582_24"><text:s/></text:span><text:span text:style-name="T582_25">names</text:span><text:span text:style-name="T582_26"><text:s/></text:span><text:span text:style-name="T582_27">in</text:span><text:span text:style-name="T582_28"><text:s/></text:span><text:span text:style-name="T582_29">one</text:span><text:span text:style-name="T582_30"><text:s/></text:span><text:span text:style-name="T582_31">page</text:span><text:span text:style-name="T582_32">.<text:s/></text:span></text:p>
      <text:p text:style-name="P583"/>
      <text:p text:style-name="P584"><text:span text:style-name="T584_1">Example</text:span><text:span text:style-name="T584_2">:</text:span></text:p>
      <text:p text:style-name="P585"/>
      <text:p text:style-name="P586"><text:span text:style-name="T586_1">Example</text:span><text:span text:style-name="T586_2"><text:s/></text:span><text:span text:style-name="T586_3">response</text:span><text:span text:style-name="T586_4">:</text:span></text:p>
      <text:p text:style-name="P587"/>
      <text:p text:style-name="P588"><text:span text:style-name="T588_1">Modify</text:span><text:span text:style-name="T588_2"><text:s/></text:span><text:span text:style-name="T588_3">Stereotype</text:span><text:span text:style-name="T588_4"><text:s/></text:span><text:span text:style-name="T588_5">Features</text:span></text:p>
      <text:p text:style-name="P589"/>
      <text:p text:style-name="P590"><text:span text:style-name="T590_1">Description</text:span><text:span text:style-name="T590_2">:</text:span></text:p>
      <text:p text:style-name="P591"><text:span text:style-name="T591_1">Modify</text:span><text:span text:style-name="T591_2"><text:s/></text:span><text:span text:style-name="T591_3">the</text:span><text:span text:style-name="T591_4"><text:s/></text:span><text:span text:style-name="T591_5">values</text:span><text:span text:style-name="T591_6"><text:s/></text:span><text:span text:style-name="T591_7">of</text:span><text:span text:style-name="T591_8"><text:s/></text:span><text:span text:style-name="T591_9">stereotype</text:span><text:span text:style-name="T591_10"><text:s/></text:span><text:span text:style-name="T591_11">features</text:span><text:span text:style-name="T591_12">.</text:span></text:p>
      <text:p text:style-name="P592"/>
      <text:p text:style-name="P593"><text:span text:style-name="T593_1">Method</text:span><text:span text:style-name="T593_2">:</text:span></text:p>
      <text:p text:style-name="P594"><text:span text:style-name="T594_1">POST</text:span></text:p>
      <text:p text:style-name="P595"/>
      <text:p text:style-name="P596"><text:span text:style-name="T596_1">URL</text:span><text:span text:style-name="T596_2">:</text:span></text:p>
      <text:p text:style-name="P597"><text:span text:style-name="T597_1">PersonalAIz</text:span><text:span text:style-name="T597_2">/</text:span><text:span text:style-name="T597_3">api</text:span><text:span text:style-name="T597_4">/</text:span><text:span text:style-name="T597_5">pserver</text:span><text:span text:style-name="T597_6">/{</text:span><text:span text:style-name="T597_7">userAuthe</text:span><text:span text:style-name="T597_8">}/</text:span><text:span text:style-name="T597_9">stereotype</text:span><text:span text:style-name="T597_10">/{</text:span><text:span text:style-name="T597_11">stereotypeName</text:span><text:span text:style-name="T597_12">}/</text:span><text:span text:style-name="T597_13">features</text:span><text:span text:style-name="T597_14">/</text:span><text:span text:style-name="T597_15">modify</text:span></text:p>
      <text:p text:style-name="P598"/>
      <text:p text:style-name="P599"><text:span text:style-name="T599_1">Parameters</text:span><text:span text:style-name="T599_2">:</text:span></text:p>
      <text:p text:style-name="P600"><text:span text:style-name="T600_1">pp</text:span><text:span text:style-name="T600_2">:<text:s/></text:span><text:span text:style-name="T600_3">userAuthe</text:span><text:span text:style-name="T600_4"><text:s/>|<text:s/></text:span><text:span text:style-name="T600_5">The</text:span><text:span text:style-name="T600_6"><text:s/></text:span><text:span text:style-name="T600_7">system</text:span><text:span text:style-name="T600_8"><text:s/></text:span><text:span text:style-name="T600_9">user</text:span><text:span text:style-name="T600_10"><text:s/></text:span><text:span text:style-name="T600_11">authentication</text:span><text:span text:style-name="T600_12">.<text:s/></text:span><text:span text:style-name="T600_13">With</text:span><text:span text:style-name="T600_14"><text:s/></text:span><text:span text:style-name="T600_15">api</text:span><text:span text:style-name="T600_16"><text:s/></text:span><text:span text:style-name="T600_17">key</text:span><text:span text:style-name="T600_18"><text:s/></text:span><text:span text:style-name="T600_19">or</text:span><text:span text:style-name="T600_20"><text:s/></text:span><text:span text:style-name="T600_21">username</text:span><text:span text:style-name="T600_22">|</text:span><text:span text:style-name="T600_23">password</text:span></text:p>
      <text:p text:style-name="P601"><text:span text:style-name="T601_1">pp</text:span><text:span text:style-name="T601_2">:<text:s/></text:span><text:span text:style-name="T601_3">stereotypeName</text:span><text:span text:style-name="T601_4"><text:s/>|<text:s/></text:span><text:span text:style-name="T601_5">The</text:span><text:span text:style-name="T601_6"><text:s/></text:span><text:span text:style-name="T601_7">stereotype</text:span><text:span text:style-name="T601_8"><text:s/></text:span><text:span text:style-name="T601_9">name</text:span><text:span text:style-name="T601_10">.</text:span></text:p>
      <text:p text:style-name="P602"><text:span text:style-name="T602_1">fp</text:span><text:span text:style-name="T602_2">:<text:s/></text:span><text:span text:style-name="T602_3">JSONStereotypeFeatures</text:span><text:span text:style-name="T602_4"><text:s/>|<text:s/></text:span><text:span text:style-name="T602_5">The</text:span><text:span text:style-name="T602_6"><text:s/></text:span><text:span text:style-name="T602_7">json</text:span><text:span text:style-name="T602_8"><text:s/></text:span><text:span text:style-name="T602_9">of</text:span><text:span text:style-name="T602_10"><text:s/></text:span><text:span text:style-name="T602_11">stereotype</text:span><text:span text:style-name="T602_12"><text:s/></text:span><text:span text:style-name="T602_13">name</text:span><text:span text:style-name="T602_14"><text:s/>-<text:s/></text:span><text:span text:style-name="T602_15">values</text:span><text:span text:style-name="T602_16">.<text:s/></text:span><text:span text:style-name="T602_17">e</text:span><text:span text:style-name="T602_18">.</text:span><text:span text:style-name="T602_19">g</text:span><text:span text:style-name="T602_20">.<text:s/>{“</text:span><text:span text:style-name="T602_21">category</text:span><text:span text:style-name="T602_22">.</text:span><text:span text:style-name="T602_23">sport</text:span><text:span text:style-name="T602_24">”:”10”}<text:s/></text:span></text:p>
      <text:p text:style-name="P603"/>
      <text:p text:style-name="P604"><text:span text:style-name="T604_1">Example</text:span><text:span text:style-name="T604_2">:</text:span></text:p>
      <text:p text:style-name="P605"/>
      <text:p text:style-name="P606"><text:span text:style-name="T606_1">Example</text:span><text:span text:style-name="T606_2"><text:s/></text:span><text:span text:style-name="T606_3">response</text:span><text:span text:style-name="T606_4">:</text:span></text:p>
      <text:p text:style-name="P607"/>
      <text:p text:style-name="P608"><text:span text:style-name="T608_1">Remake</text:span><text:span text:style-name="T608_2"><text:s/></text:span><text:span text:style-name="T608_3">Stereotype</text:span></text:p>
      <text:p text:style-name="P609"/>
      <text:p text:style-name="P610"><text:span text:style-name="T610_1">Description</text:span><text:span text:style-name="T610_2">:</text:span></text:p>
      <text:p text:style-name="P611"><text:span text:style-name="T611_1">Remake</text:span><text:span text:style-name="T611_2"><text:s/></text:span><text:span text:style-name="T611_3">the</text:span><text:span text:style-name="T611_4"><text:s/></text:span><text:span text:style-name="T611_5">stereotype</text:span><text:span text:style-name="T611_6"><text:s/></text:span><text:span text:style-name="T611_7">based</text:span><text:span text:style-name="T611_8"><text:s/></text:span><text:span text:style-name="T611_9">on</text:span><text:span text:style-name="T611_10"><text:s/></text:span><text:span text:style-name="T611_11">stored</text:span><text:span text:style-name="T611_12"><text:s/></text:span><text:span text:style-name="T611_13">rulle</text:span><text:span text:style-name="T611_14">.</text:span></text:p>
      <text:p text:style-name="P612"/>
      <text:p text:style-name="P613"><text:span text:style-name="T613_1">Method</text:span><text:span text:style-name="T613_2">:</text:span></text:p>
      <text:p text:style-name="P614"><text:span text:style-name="T614_1">POST</text:span></text:p>
      <text:p text:style-name="P615"/>
      <text:p text:style-name="P616"><text:span text:style-name="T616_1">URL</text:span><text:span text:style-name="T616_2">:</text:span></text:p>
      <text:p text:style-name="P617"><text:span text:style-name="T617_1">PersonalAIz</text:span><text:span text:style-name="T617_2">/</text:span><text:span text:style-name="T617_3">api</text:span><text:span text:style-name="T617_4">/</text:span><text:span text:style-name="T617_5">pserver</text:span><text:span text:style-name="T617_6">/{</text:span><text:span text:style-name="T617_7">userAuthe</text:span><text:span text:style-name="T617_8">}/</text:span><text:span text:style-name="T617_9">stereotype</text:span><text:span text:style-name="T617_10">/{</text:span><text:span text:style-name="T617_11">stereotypeName</text:span><text:span text:style-name="T617_12">}/</text:span><text:span text:style-name="T617_13">remake</text:span></text:p>
      <text:p text:style-name="P618"/>
      <text:p text:style-name="P619"><text:span text:style-name="T619_1">Parameters</text:span><text:span text:style-name="T619_2">:</text:span></text:p>
      <text:p text:style-name="P620"><text:span text:style-name="T620_1">pp</text:span><text:span text:style-name="T620_2">:<text:s/></text:span><text:span text:style-name="T620_3">userAuthe</text:span><text:span text:style-name="T620_4"><text:s/>|<text:s/></text:span><text:span text:style-name="T620_5">The</text:span><text:span text:style-name="T620_6"><text:s/></text:span><text:span text:style-name="T620_7">system</text:span><text:span text:style-name="T620_8"><text:s/></text:span><text:span text:style-name="T620_9">user</text:span><text:span text:style-name="T620_10"><text:s/></text:span><text:span text:style-name="T620_11">authentication</text:span><text:span text:style-name="T620_12">.<text:s/></text:span><text:span text:style-name="T620_13">With</text:span><text:span text:style-name="T620_14"><text:s/></text:span><text:span text:style-name="T620_15">api</text:span><text:span text:style-name="T620_16"><text:s/></text:span><text:span text:style-name="T620_17">key</text:span><text:span text:style-name="T620_18"><text:s/></text:span><text:span text:style-name="T620_19">or</text:span><text:span text:style-name="T620_20"><text:s/></text:span><text:span text:style-name="T620_21">username</text:span><text:span text:style-name="T620_22">|</text:span><text:span text:style-name="T620_23">password</text:span></text:p>
      <text:p text:style-name="P621"><text:span text:style-name="T621_1">pp</text:span><text:span text:style-name="T621_2">:<text:s/></text:span><text:span text:style-name="T621_3">stereotypeName</text:span><text:span text:style-name="T621_4"><text:s/>|<text:s/></text:span><text:span text:style-name="T621_5">The</text:span><text:span text:style-name="T621_6"><text:s/></text:span><text:span text:style-name="T621_7">stereotype</text:span><text:span text:style-name="T621_8"><text:s/></text:span><text:span text:style-name="T621_9">name</text:span><text:span text:style-name="T621_10">.</text:span></text:p>
      <text:p text:style-name="P622"/>
      <text:p text:style-name="P623"><text:span text:style-name="T623_1">Example</text:span><text:span text:style-name="T623_2">:</text:span></text:p>
      <text:p text:style-name="P624"/>
      <text:p text:style-name="P625"><text:span text:style-name="T625_1">Example</text:span><text:span text:style-name="T625_2"><text:s/></text:span><text:span text:style-name="T625_3">response</text:span><text:span text:style-name="T625_4">:</text:span></text:p>
      <text:p text:style-name="P626"/>
      <text:p text:style-name="P627"><text:span text:style-name="T627_1">Set</text:span><text:span text:style-name="T627_2"><text:s/></text:span><text:span text:style-name="T627_3">Stereotype</text:span><text:span text:style-name="T627_4"><text:s/></text:span><text:span text:style-name="T627_5">Features</text:span></text:p>
      <text:p text:style-name="P628"/>
      <text:p text:style-name="P629"><text:span text:style-name="T629_1">Description</text:span><text:span text:style-name="T629_2">:</text:span></text:p>
      <text:p text:style-name="P630"><text:span text:style-name="T630_1">Set</text:span><text:span text:style-name="T630_2"><text:s/></text:span><text:span text:style-name="T630_3">new</text:span><text:span text:style-name="T630_4"><text:s/></text:span><text:span text:style-name="T630_5">values</text:span><text:span text:style-name="T630_6"><text:s/></text:span><text:span text:style-name="T630_7">on</text:span><text:span text:style-name="T630_8"><text:s/></text:span><text:span text:style-name="T630_9">stereotype</text:span><text:span text:style-name="T630_10"><text:s/></text:span><text:span text:style-name="T630_11">features</text:span><text:span text:style-name="T630_12">.</text:span></text:p>
      <text:p text:style-name="P631"/>
      <text:p text:style-name="P632"><text:span text:style-name="T632_1">Method</text:span><text:span text:style-name="T632_2">:</text:span></text:p>
      <text:p text:style-name="P633"><text:span text:style-name="T633_1">POST</text:span></text:p>
      <text:p text:style-name="P634"/>
      <text:p text:style-name="P635"><text:span text:style-name="T635_1">URL</text:span><text:span text:style-name="T635_2">:</text:span></text:p>
      <text:p text:style-name="P636"><text:span text:style-name="T636_1">PersonalAIz</text:span><text:span text:style-name="T636_2">/</text:span><text:span text:style-name="T636_3">api</text:span><text:span text:style-name="T636_4">/</text:span><text:span text:style-name="T636_5">pserver</text:span><text:span text:style-name="T636_6">/{</text:span><text:span text:style-name="T636_7">userAuthe</text:span><text:span text:style-name="T636_8">}/</text:span><text:span text:style-name="T636_9">stereotype</text:span><text:span text:style-name="T636_10">/{</text:span><text:span text:style-name="T636_11">stereotypeName</text:span><text:span text:style-name="T636_12">}/</text:span><text:span text:style-name="T636_13">features</text:span><text:span text:style-name="T636_14">/</text:span><text:span text:style-name="T636_15">set</text:span></text:p>
      <text:p text:style-name="P637"/>
      <text:p text:style-name="P638"><text:span text:style-name="T638_1">Parameters</text:span><text:span text:style-name="T638_2">:</text:span></text:p>
      <text:p text:style-name="P639"><text:span text:style-name="T639_1">pp</text:span><text:span text:style-name="T639_2">:<text:s/></text:span><text:span text:style-name="T639_3">userAuthe</text:span><text:span text:style-name="T639_4"><text:s/>|<text:s/></text:span><text:span text:style-name="T639_5">The</text:span><text:span text:style-name="T639_6"><text:s/></text:span><text:span text:style-name="T639_7">system</text:span><text:span text:style-name="T639_8"><text:s/></text:span><text:span text:style-name="T639_9">user</text:span><text:span text:style-name="T639_10"><text:s/></text:span><text:span text:style-name="T639_11">authentication</text:span><text:span text:style-name="T639_12">.<text:s/></text:span><text:span text:style-name="T639_13">With</text:span><text:span text:style-name="T639_14"><text:s/></text:span><text:span text:style-name="T639_15">api</text:span><text:span text:style-name="T639_16"><text:s/></text:span><text:span text:style-name="T639_17">key</text:span><text:span text:style-name="T639_18"><text:s/></text:span><text:span text:style-name="T639_19">or</text:span><text:span text:style-name="T639_20"><text:s/></text:span><text:span text:style-name="T639_21">username</text:span><text:span text:style-name="T639_22">|</text:span><text:span text:style-name="T639_23">password</text:span></text:p>
      <text:p text:style-name="P640"><text:span text:style-name="T640_1">pp</text:span><text:span text:style-name="T640_2">:<text:s/></text:span><text:span text:style-name="T640_3">stereotypeName</text:span><text:span text:style-name="T640_4"><text:s/>|<text:s/></text:span><text:span text:style-name="T640_5">The</text:span><text:span text:style-name="T640_6"><text:s/></text:span><text:span text:style-name="T640_7">stereotype</text:span><text:span text:style-name="T640_8"><text:s/></text:span><text:span text:style-name="T640_9">name</text:span><text:span text:style-name="T640_10">.</text:span></text:p>
      <text:p text:style-name="P641"><text:span text:style-name="T641_1">fp</text:span><text:span text:style-name="T641_2">:<text:s/></text:span><text:span text:style-name="T641_3">JSONStereotypeFeatures</text:span><text:span text:style-name="T641_4"><text:s/>|<text:s/></text:span><text:span text:style-name="T641_5">The</text:span><text:span text:style-name="T641_6"><text:s/></text:span><text:span text:style-name="T641_7">json</text:span><text:span text:style-name="T641_8"><text:s/></text:span><text:span text:style-name="T641_9">of</text:span><text:span text:style-name="T641_10"><text:s/></text:span><text:span text:style-name="T641_11">stereotype</text:span><text:span text:style-name="T641_12"><text:s/></text:span><text:span text:style-name="T641_13">name</text:span><text:span text:style-name="T641_14"><text:s/>-<text:s/></text:span><text:span text:style-name="T641_15">values</text:span><text:span text:style-name="T641_16">.<text:s/></text:span><text:span text:style-name="T641_17">e</text:span><text:span text:style-name="T641_18">.</text:span><text:span text:style-name="T641_19">g</text:span><text:span text:style-name="T641_20">.<text:s/>{“</text:span><text:span text:style-name="T641_21">category</text:span><text:span text:style-name="T641_22">.</text:span><text:span text:style-name="T641_23">sport</text:span><text:span text:style-name="T641_24">”:”10”}</text:span></text:p>
      <text:p text:style-name="P642"/>
      <text:p text:style-name="P643"><text:span text:style-name="T643_1">Example</text:span><text:span text:style-name="T643_2">:</text:span></text:p>
      <text:p text:style-name="P644"/>
      <text:p text:style-name="P645"><text:span text:style-name="T645_1">Example</text:span><text:span text:style-name="T645_2"><text:s/></text:span><text:span text:style-name="T645_3">response</text:span><text:span text:style-name="T645_4">:</text:span></text:p>
      <text:p text:style-name="P646"/>
      <text:p text:style-name="P647"><text:span text:style-name="T647_1">Update</text:span><text:span text:style-name="T647_2"><text:s/></text:span><text:span text:style-name="T647_3">Stereotype</text:span><text:span text:style-name="T647_4"><text:s/></text:span><text:span text:style-name="T647_5">Features</text:span></text:p>
      <text:p text:style-name="P648"/>
      <text:p text:style-name="P649"><text:span text:style-name="T649_1">Description</text:span><text:span text:style-name="T649_2">:</text:span></text:p>
      <text:p text:style-name="P650"><text:span text:style-name="T650_1">Re</text:span><text:span text:style-name="T650_2"><text:s/></text:span><text:span text:style-name="T650_3">calculate</text:span><text:span text:style-name="T650_4"><text:s/></text:span><text:span text:style-name="T650_5">all</text:span><text:span text:style-name="T650_6"><text:s/></text:span><text:span text:style-name="T650_7">stereotype</text:span><text:span text:style-name="T650_8"><text:s/></text:span><text:span text:style-name="T650_9">features</text:span><text:span text:style-name="T650_10"><text:s/></text:span><text:span text:style-name="T650_11">based</text:span><text:span text:style-name="T650_12"><text:s/></text:span><text:span text:style-name="T650_13">on</text:span><text:span text:style-name="T650_14"><text:s/></text:span><text:span text:style-name="T650_15">users</text:span><text:span text:style-name="T650_16"><text:s/></text:span><text:span text:style-name="T650_17">profile</text:span><text:span text:style-name="T650_18">.</text:span></text:p>
      <text:p text:style-name="P651"/>
      <text:p text:style-name="P652"><text:span text:style-name="T652_1">Method</text:span><text:span text:style-name="T652_2">:</text:span></text:p>
      <text:p text:style-name="P653"><text:span text:style-name="T653_1">POST</text:span></text:p>
      <text:p text:style-name="P654"/>
      <text:p text:style-name="P655"><text:span text:style-name="T655_1">URL</text:span><text:span text:style-name="T655_2">:</text:span></text:p>
      <text:p text:style-name="P656"><text:span text:style-name="T656_1">PersonalAIz</text:span><text:span text:style-name="T656_2">/</text:span><text:span text:style-name="T656_3">api</text:span><text:span text:style-name="T656_4">/</text:span><text:span text:style-name="T656_5">pserver</text:span><text:span text:style-name="T656_6">/{</text:span><text:span text:style-name="T656_7">userAuthe</text:span><text:span text:style-name="T656_8">}/</text:span><text:span text:style-name="T656_9">stereotype</text:span><text:span text:style-name="T656_10">/{</text:span><text:span text:style-name="T656_11">stereotypeName</text:span><text:span text:style-name="T656_12">}/</text:span><text:span text:style-name="T656_13">features</text:span><text:span text:style-name="T656_14">/</text:span><text:span text:style-name="T656_15">update</text:span></text:p>
      <text:p text:style-name="P657"/>
      <text:p text:style-name="P658"><text:span text:style-name="T658_1">Parameters</text:span><text:span text:style-name="T658_2">:</text:span></text:p>
      <text:p text:style-name="P659"><text:span text:style-name="T659_1">pp</text:span><text:span text:style-name="T659_2">:<text:s/></text:span><text:span text:style-name="T659_3">userAuthe</text:span><text:span text:style-name="T659_4"><text:s/>|<text:s/></text:span><text:span text:style-name="T659_5">The</text:span><text:span text:style-name="T659_6"><text:s/></text:span><text:span text:style-name="T659_7">system</text:span><text:span text:style-name="T659_8"><text:s/></text:span><text:span text:style-name="T659_9">user</text:span><text:span text:style-name="T659_10"><text:s/></text:span><text:span text:style-name="T659_11">authentication</text:span><text:span text:style-name="T659_12">.<text:s/></text:span><text:span text:style-name="T659_13">With</text:span><text:span text:style-name="T659_14"><text:s/></text:span><text:span text:style-name="T659_15">api</text:span><text:span text:style-name="T659_16"><text:s/></text:span><text:span text:style-name="T659_17">key</text:span><text:span text:style-name="T659_18"><text:s/></text:span><text:span text:style-name="T659_19">or</text:span><text:span text:style-name="T659_20"><text:s/></text:span><text:span text:style-name="T659_21">username</text:span><text:span text:style-name="T659_22">|</text:span><text:span text:style-name="T659_23">password</text:span></text:p>
      <text:p text:style-name="P660"><text:span text:style-name="T660_1">pp</text:span><text:span text:style-name="T660_2">:<text:s/></text:span><text:span text:style-name="T660_3">stereotypeName</text:span><text:span text:style-name="T660_4"><text:s/>|<text:s/></text:span><text:span text:style-name="T660_5">The</text:span><text:span text:style-name="T660_6"><text:s/></text:span><text:span text:style-name="T660_7">stereotype</text:span><text:span text:style-name="T660_8"><text:s/></text:span><text:span text:style-name="T660_9">name</text:span><text:span text:style-name="T660_10">.</text:span></text:p>
      <text:p text:style-name="P661"/>
      <text:p text:style-name="P662"><text:span text:style-name="T662_1">Example</text:span><text:span text:style-name="T662_2">:</text:span></text:p>
      <text:p text:style-name="P663"/>
      <text:p text:style-name="P664"><text:span text:style-name="T664_1">Example</text:span><text:span text:style-name="T664_2"><text:s/></text:span><text:span text:style-name="T664_3">response</text:span><text:span text:style-name="T664_4">:</text:span></text:p>
      <text:p text:style-name="P665"/>
      <text:p text:style-name="P666"><text:span text:style-name="T666_1">Update</text:span><text:span text:style-name="T666_2"><text:s/></text:span><text:span text:style-name="T666_3">Stereotype</text:span><text:span text:style-name="T666_4"><text:s/></text:span><text:span text:style-name="T666_5">Users</text:span></text:p>
      <text:p text:style-name="P667"/>
      <text:p text:style-name="P668"><text:span text:style-name="T668_1">Description</text:span><text:span text:style-name="T668_2">:</text:span></text:p>
      <text:p text:style-name="P669"><text:span text:style-name="T669_1">Check</text:span><text:span text:style-name="T669_2"><text:s/></text:span><text:span text:style-name="T669_3">and</text:span><text:span text:style-name="T669_4"><text:s/></text:span><text:span text:style-name="T669_5">find</text:span><text:span text:style-name="T669_6"><text:s/></text:span><text:span text:style-name="T669_7">users</text:span><text:span text:style-name="T669_8"><text:s/></text:span><text:span text:style-name="T669_9">for</text:span><text:span text:style-name="T669_10"><text:s/></text:span><text:span text:style-name="T669_11">the</text:span><text:span text:style-name="T669_12"><text:s/></text:span><text:span text:style-name="T669_13">given</text:span><text:span text:style-name="T669_14"><text:s/></text:span><text:span text:style-name="T669_15">stereotype</text:span><text:span text:style-name="T669_16"><text:s/></text:span><text:span text:style-name="T669_17">name</text:span><text:span text:style-name="T669_18">.</text:span></text:p>
      <text:p text:style-name="P670"/>
      <text:p text:style-name="P671"><text:span text:style-name="T671_1">Method</text:span><text:span text:style-name="T671_2">:</text:span></text:p>
      <text:p text:style-name="P672"><text:span text:style-name="T672_1">POST</text:span></text:p>
      <text:p text:style-name="P673"/>
      <text:p text:style-name="P674"><text:span text:style-name="T674_1">URL</text:span><text:span text:style-name="T674_2">:</text:span></text:p>
      <text:p text:style-name="P675"><text:span text:style-name="T675_1">PersonalAIz</text:span><text:span text:style-name="T675_2">/</text:span><text:span text:style-name="T675_3">api</text:span><text:span text:style-name="T675_4">/</text:span><text:span text:style-name="T675_5">pserver</text:span><text:span text:style-name="T675_6">/{</text:span><text:span text:style-name="T675_7">userAuthe</text:span><text:span text:style-name="T675_8">}/</text:span><text:span text:style-name="T675_9">stereotype</text:span><text:span text:style-name="T675_10">/</text:span></text:p>
      <text:p text:style-name="P676"/>
      <text:p text:style-name="P677"><text:span text:style-name="T677_1">Parameters</text:span><text:span text:style-name="T677_2">:</text:span></text:p>
      <text:p text:style-name="P678"><text:span text:style-name="T678_1">pp</text:span><text:span text:style-name="T678_2">:<text:s/></text:span><text:span text:style-name="T678_3">userAuthe</text:span><text:span text:style-name="T678_4"><text:s/>|<text:s/></text:span><text:span text:style-name="T678_5">The</text:span><text:span text:style-name="T678_6"><text:s/></text:span><text:span text:style-name="T678_7">system</text:span><text:span text:style-name="T678_8"><text:s/></text:span><text:span text:style-name="T678_9">user</text:span><text:span text:style-name="T678_10"><text:s/></text:span><text:span text:style-name="T678_11">authentication</text:span><text:span text:style-name="T678_12">.<text:s/></text:span><text:span text:style-name="T678_13">With</text:span><text:span text:style-name="T678_14"><text:s/></text:span><text:span text:style-name="T678_15">api</text:span><text:span text:style-name="T678_16"><text:s/></text:span><text:span text:style-name="T678_17">key</text:span><text:span text:style-name="T678_18"><text:s/></text:span><text:span text:style-name="T678_19">or</text:span><text:span text:style-name="T678_20"><text:s/></text:span><text:span text:style-name="T678_21">username</text:span><text:span text:style-name="T678_22">|</text:span><text:span text:style-name="T678_23">password</text:span></text:p>
      <text:p text:style-name="P679"><text:span text:style-name="T679_1">pp</text:span><text:span text:style-name="T679_2">:<text:s/></text:span><text:span text:style-name="T679_3">stereotypeName</text:span><text:span text:style-name="T679_4"><text:s/>|<text:s/></text:span><text:span text:style-name="T679_5">The</text:span><text:span text:style-name="T679_6"><text:s/></text:span><text:span text:style-name="T679_7">stereotype</text:span><text:span text:style-name="T679_8"><text:s/></text:span><text:span text:style-name="T679_9">name</text:span><text:span text:style-name="T679_10">.</text:span></text:p>
      <text:p text:style-name="P680"/>
      <text:p text:style-name="P681"><text:span text:style-name="T681_1">Example</text:span><text:span text:style-name="T681_2">:</text:span></text:p>
      <text:p text:style-name="P682"/>
      <text:p text:style-name="P683"><text:span text:style-name="T683_1">Example</text:span><text:span text:style-name="T683_2"><text:s/></text:span><text:span text:style-name="T683_3">response</text:span><text:span text:style-name="T683_4">:</text:span></text:p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h text:style-name="P691" text:outline-level="10"><text:bookmark-start text:name="h.txvs1ss1ffhm"/><text:bookmark-end text:name="h.txvs1ss1ffhm"/><text:span text:style-name="T691_1">Community</text:span><text:span text:style-name="T691_2"><text:s/></text:span><text:span text:style-name="T691_3">API</text:span></text:h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h text:style-name="P700" text:outline-level="10"><text:bookmark-start text:name="h.2wx0xhmi324q"/><text:bookmark-end text:name="h.2wx0xhmi324q"/><text:span text:style-name="T700_1">Recommendation</text:span><text:span text:style-name="T700_2"><text:s/></text:span><text:span text:style-name="T700_3">Engine</text:span><text:span text:style-name="T700_4"><text:s/></text:span><text:span text:style-name="T700_5">API</text:span></text:h>
      <text:p text:style-name="P701"/>
      <text:p text:style-name="P702"/>
      <text:p text:style-name="P703"/>
      <text:p text:style-name="P704"><text:span text:style-name="T704_1">Add</text:span><text:span text:style-name="T704_2"><text:s/></text:span><text:span text:style-name="T704_3">User</text:span></text:p>
      <text:p text:style-name="P705"/>
      <text:p text:style-name="P706"><text:span text:style-name="T706_1">Description</text:span><text:span text:style-name="T706_2">:</text:span></text:p>
      <text:p text:style-name="P707"><text:span text:style-name="T707_1">Add</text:span><text:span text:style-name="T707_2"><text:s/></text:span><text:span text:style-name="T707_3">a</text:span><text:span text:style-name="T707_4"><text:s/></text:span><text:span text:style-name="T707_5">user</text:span><text:span text:style-name="T707_6"><text:s/></text:span><text:span text:style-name="T707_7">in</text:span><text:span text:style-name="T707_8"><text:s/></text:span><text:span text:style-name="T707_9">Recommendation</text:span><text:span text:style-name="T707_10"><text:s/></text:span><text:span text:style-name="T707_11">Engine</text:span><text:span text:style-name="T707_12">.</text:span></text:p>
      <text:p text:style-name="P708"><text:span text:style-name="T708_1"><text:s/></text:span></text:p>
      <text:p text:style-name="P709"><text:span text:style-name="T709_1">Method</text:span><text:span text:style-name="T709_2">:</text:span></text:p>
      <text:p text:style-name="P710"><text:span text:style-name="T710_1">POST</text:span></text:p>
      <text:p text:style-name="P711"/>
      <text:p text:style-name="P712"><text:span text:style-name="T712_1">URL</text:span><text:span text:style-name="T712_2">:</text:span></text:p>
      <text:p text:style-name="P713"><text:span text:style-name="T713_1">PersonalAIz</text:span><text:span text:style-name="T713_2">/</text:span><text:span text:style-name="T713_3">api</text:span><text:span text:style-name="T713_4">/</text:span><text:span text:style-name="T713_5">recengine</text:span><text:span text:style-name="T713_6">/{</text:span><text:span text:style-name="T713_7">userAuthe</text:span><text:span text:style-name="T713_8">}/</text:span><text:span text:style-name="T713_9">user</text:span><text:span text:style-name="T713_10">/{</text:span><text:span text:style-name="T713_11">username</text:span><text:span text:style-name="T713_12">}</text:span></text:p>
      <text:p text:style-name="P714"/>
      <text:p text:style-name="P715"><text:span text:style-name="T715_1">Parameters</text:span><text:span text:style-name="T715_2">:</text:span></text:p>
      <text:p text:style-name="P716"><text:span text:style-name="T716_1">pp</text:span><text:span text:style-name="T716_2">:<text:s/></text:span><text:span text:style-name="T716_3">userAuthe</text:span><text:span text:style-name="T716_4"><text:s/>|<text:s/></text:span><text:span text:style-name="T716_5">The</text:span><text:span text:style-name="T716_6"><text:s/></text:span><text:span text:style-name="T716_7">system</text:span><text:span text:style-name="T716_8"><text:s/></text:span><text:span text:style-name="T716_9">user</text:span><text:span text:style-name="T716_10"><text:s/></text:span><text:span text:style-name="T716_11">authentication</text:span><text:span text:style-name="T716_12">.<text:s/></text:span><text:span text:style-name="T716_13">With</text:span><text:span text:style-name="T716_14"><text:s/></text:span><text:span text:style-name="T716_15">api</text:span><text:span text:style-name="T716_16"><text:s/></text:span><text:span text:style-name="T716_17">key</text:span><text:span text:style-name="T716_18"><text:s/></text:span><text:span text:style-name="T716_19">or</text:span><text:span text:style-name="T716_20"><text:s/></text:span><text:span text:style-name="T716_21">username</text:span><text:span text:style-name="T716_22">|</text:span><text:span text:style-name="T716_23">password</text:span><text:span text:style-name="T716_24">.</text:span></text:p>
      <text:p text:style-name="P717"><text:span text:style-name="T717_1">pp</text:span><text:span text:style-name="T717_2">:<text:s/></text:span><text:span text:style-name="T717_3">username</text:span><text:span text:style-name="T717_4"><text:s/>|<text:s/></text:span><text:span text:style-name="T717_5">The</text:span><text:span text:style-name="T717_6"><text:s/></text:span><text:span text:style-name="T717_7">application</text:span><text:span text:style-name="T717_8"><text:s/></text:span><text:span text:style-name="T717_9">user</text:span><text:span text:style-name="T717_10"><text:s/></text:span><text:span text:style-name="T717_11">username</text:span><text:span text:style-name="T717_12">.</text:span></text:p>
      <text:p text:style-name="P718"><text:span text:style-name="T718_1">fp</text:span><text:span text:style-name="T718_2">:<text:s/></text:span><text:span text:style-name="T718_3">JSONUser</text:span><text:span text:style-name="T718_4"><text:s/>|<text:s/></text:span><text:span text:style-name="T718_5">The</text:span><text:span text:style-name="T718_6"><text:s/></text:span><text:span text:style-name="T718_7">user</text:span><text:span text:style-name="T718_8"><text:s/></text:span><text:span text:style-name="T718_9">attributes</text:span><text:span text:style-name="T718_10"><text:s/></text:span><text:span text:style-name="T718_11">or</text:span><text:span text:style-name="T718_12"><text:s/></text:span><text:span text:style-name="T718_13">information</text:span><text:span text:style-name="T718_14">.<text:s/></text:span><text:span text:style-name="T718_15">e</text:span><text:span text:style-name="T718_16">.</text:span><text:span text:style-name="T718_17">g</text:span><text:span text:style-name="T718_18">.<text:s/>{"</text:span><text:span text:style-name="T718_19">attributes</text:span><text:span text:style-name="T718_20">":<text:s/>{"</text:span><text:span text:style-name="T718_21">gender</text:span><text:span text:style-name="T718_22">":<text:s/>"</text:span><text:span text:style-name="T718_23">male</text:span><text:span text:style-name="T718_24">","</text:span><text:span text:style-name="T718_25">age</text:span><text:span text:style-name="T718_26">":<text:s/>"25"},<text:s/>"</text:span><text:span text:style-name="T718_27">info</text:span><text:span text:style-name="T718_28">":<text:s/>{"</text:span><text:span text:style-name="T718_29">mail</text:span><text:span text:style-name="T718_30">":<text:s/>"</text:span><text:span text:style-name="T718_31">info</text:span><text:span text:style-name="T718_32">@</text:span><text:span text:style-name="T718_33">test</text:span><text:span text:style-name="T718_34">.</text:span><text:span text:style-name="T718_35">org</text:span><text:span text:style-name="T718_36">"}<text:s/>}</text:span></text:p>
      <text:p text:style-name="P719"/>
      <text:p text:style-name="P720"><text:span text:style-name="T720_1">Example</text:span><text:span text:style-name="T720_2">:</text:span></text:p>
      <text:p text:style-name="P721"><text:span text:style-name="T721_1"><text:a xlink:type="simple" xlink:href="http://localhost:8080/PersonalAIz/api/recengine/root%7Croot/user/panagiotis"><text:span text:style-name="T721_2">http</text:span></text:a></text:span><text:span text:style-name="T721_3"><text:a xlink:type="simple" xlink:href="http://localhost:8080/PersonalAIz/api/recengine/root%7Croot/user/panagiotis"><text:span text:style-name="T721_4">://</text:span></text:a></text:span><text:span text:style-name="T721_5"><text:a xlink:type="simple" xlink:href="http://localhost:8080/PersonalAIz/api/recengine/root%7Croot/user/panagiotis"><text:span text:style-name="T721_6">localhost</text:span></text:a></text:span><text:span text:style-name="T721_7"><text:a xlink:type="simple" xlink:href="http://localhost:8080/PersonalAIz/api/recengine/root%7Croot/user/panagiotis"><text:span text:style-name="T721_8">:8080/</text:span></text:a></text:span><text:span text:style-name="T721_9"><text:a xlink:type="simple" xlink:href="http://localhost:8080/PersonalAIz/api/recengine/root%7Croot/user/panagiotis"><text:span text:style-name="T721_10">PersonalAIz</text:span></text:a></text:span><text:span text:style-name="T721_11"><text:a xlink:type="simple" xlink:href="http://localhost:8080/PersonalAIz/api/recengine/root%7Croot/user/panagiotis"><text:span text:style-name="T721_12">/</text:span></text:a></text:span><text:span text:style-name="T721_13"><text:a xlink:type="simple" xlink:href="http://localhost:8080/PersonalAIz/api/recengine/root%7Croot/user/panagiotis"><text:span text:style-name="T721_14">api</text:span></text:a></text:span><text:span text:style-name="T721_15"><text:a xlink:type="simple" xlink:href="http://localhost:8080/PersonalAIz/api/recengine/root%7Croot/user/panagiotis"><text:span text:style-name="T721_16">/</text:span></text:a></text:span><text:span text:style-name="T721_17"><text:a xlink:type="simple" xlink:href="http://localhost:8080/PersonalAIz/api/recengine/root%7Croot/user/panagiotis"><text:span text:style-name="T721_18">recengine</text:span></text:a></text:span><text:span text:style-name="T721_19"><text:a xlink:type="simple" xlink:href="http://localhost:8080/PersonalAIz/api/recengine/root%7Croot/user/panagiotis"><text:span text:style-name="T721_20">/</text:span></text:a></text:span><text:span text:style-name="T721_21"><text:a xlink:type="simple" xlink:href="http://localhost:8080/PersonalAIz/api/recengine/root%7Croot/user/panagiotis"><text:span text:style-name="T721_22">root</text:span></text:a></text:span><text:span text:style-name="T721_23"><text:a xlink:type="simple" xlink:href="http://localhost:8080/PersonalAIz/api/recengine/root%7Croot/user/panagiotis"><text:span text:style-name="T721_24">%7</text:span></text:a></text:span><text:span text:style-name="T721_25"><text:a xlink:type="simple" xlink:href="http://localhost:8080/PersonalAIz/api/recengine/root%7Croot/user/panagiotis"><text:span text:style-name="T721_26">Croot</text:span></text:a></text:span><text:span text:style-name="T721_27"><text:a xlink:type="simple" xlink:href="http://localhost:8080/PersonalAIz/api/recengine/root%7Croot/user/panagiotis"><text:span text:style-name="T721_28">/</text:span></text:a></text:span><text:span text:style-name="T721_29"><text:a xlink:type="simple" xlink:href="http://localhost:8080/PersonalAIz/api/recengine/root%7Croot/user/panagiotis"><text:span text:style-name="T721_30">user</text:span></text:a></text:span><text:span text:style-name="T721_31"><text:a xlink:type="simple" xlink:href="http://localhost:8080/PersonalAIz/api/recengine/root%7Croot/user/panagiotis"><text:span text:style-name="T721_32">/</text:span></text:a></text:span><text:span text:style-name="T721_33"><text:a xlink:type="simple" xlink:href="http://localhost:8080/PersonalAIz/api/recengine/root%7Croot/user/panagiotis"><text:span text:style-name="T721_34">panagiotis</text:span></text:a></text:span></text:p>
      <text:p text:style-name="P722"><text:span text:style-name="T722_1">postParams</text:span><text:span text:style-name="T722_2">("</text:span><text:span text:style-name="T722_3">JSONUser</text:span><text:span text:style-name="T722_4">","{"</text:span><text:span text:style-name="T722_5">attributes</text:span><text:span text:style-name="T722_6">":<text:s/>{"</text:span><text:span text:style-name="T722_7">gender</text:span><text:span text:style-name="T722_8">”:<text:s/>"</text:span><text:span text:style-name="T722_9">male</text:span><text:span text:style-name="T722_10">","</text:span><text:span text:style-name="T722_11">age</text:span><text:span text:style-name="T722_12">":<text:s/>"25"}<text:s/>}"<text:s/>)</text:span></text:p>
      <text:p text:style-name="P723"/>
      <text:p text:style-name="P724"><text:span text:style-name="T724_1">Example</text:span><text:span text:style-name="T724_2"><text:s/></text:span><text:span text:style-name="T724_3">response</text:span><text:span text:style-name="T724_4">:</text:span></text:p>
      <text:p text:style-name="P725"><text:span text:style-name="T725_1">{"</text:span><text:span text:style-name="T725_2">outputMessage</text:span><text:span text:style-name="T725_3">":"</text:span><text:span text:style-name="T725_4">Add</text:span><text:span text:style-name="T725_5"><text:s/></text:span><text:span text:style-name="T725_6">Users</text:span><text:span text:style-name="T725_7"><text:s/></text:span><text:span text:style-name="T725_8">Complete</text:span><text:span text:style-name="T725_9">"}</text:span></text:p>
      <text:p text:style-name="P726"/>
      <text:p text:style-name="P727"><text:span text:style-name="T727_1">Delete</text:span><text:span text:style-name="T727_2"><text:s/></text:span><text:span text:style-name="T727_3">User</text:span></text:p>
      <text:p text:style-name="P728"/>
      <text:p text:style-name="P729"><text:span text:style-name="T729_1">Description</text:span><text:span text:style-name="T729_2">:</text:span></text:p>
      <text:p text:style-name="P730"><text:span text:style-name="T730_1">Delete</text:span><text:span text:style-name="T730_2"><text:s/></text:span><text:span text:style-name="T730_3">a</text:span><text:span text:style-name="T730_4"><text:s/></text:span><text:span text:style-name="T730_5">user</text:span><text:span text:style-name="T730_6"><text:s/></text:span><text:span text:style-name="T730_7">from</text:span><text:span text:style-name="T730_8"><text:s/></text:span><text:span text:style-name="T730_9">Recommendation</text:span><text:span text:style-name="T730_10"><text:s/></text:span><text:span text:style-name="T730_11">Engine</text:span><text:span text:style-name="T730_12">.</text:span></text:p>
      <text:p text:style-name="P731"/>
      <text:p text:style-name="P732"><text:span text:style-name="T732_1">Method</text:span><text:span text:style-name="T732_2">:</text:span></text:p>
      <text:p text:style-name="P733"><text:span text:style-name="T733_1">POST</text:span></text:p>
      <text:p text:style-name="P734"/>
      <text:p text:style-name="P735"><text:span text:style-name="T735_1">URL</text:span><text:span text:style-name="T735_2">:</text:span></text:p>
      <text:p text:style-name="P736"><text:span text:style-name="T736_1">PersonalAIz</text:span><text:span text:style-name="T736_2">/</text:span><text:span text:style-name="T736_3">api</text:span><text:span text:style-name="T736_4">/</text:span><text:span text:style-name="T736_5">recengine</text:span><text:span text:style-name="T736_6">/{</text:span><text:span text:style-name="T736_7">userAuthe</text:span><text:span text:style-name="T736_8">}/</text:span><text:span text:style-name="T736_9">user</text:span><text:span text:style-name="T736_10">/</text:span><text:span text:style-name="T736_11">delete</text:span><text:span text:style-name="T736_12">/{</text:span><text:span text:style-name="T736_13">username</text:span><text:span text:style-name="T736_14">}</text:span></text:p>
      <text:p text:style-name="P737"/>
      <text:p text:style-name="P738"><text:span text:style-name="T738_1">Parameters</text:span><text:span text:style-name="T738_2">:</text:span></text:p>
      <text:p text:style-name="P739"><text:span text:style-name="T739_1">pp</text:span><text:span text:style-name="T739_2">:<text:s/></text:span><text:span text:style-name="T739_3">userAuthe</text:span><text:span text:style-name="T739_4"><text:s/>|<text:s/></text:span><text:span text:style-name="T739_5">The</text:span><text:span text:style-name="T739_6"><text:s/></text:span><text:span text:style-name="T739_7">system</text:span><text:span text:style-name="T739_8"><text:s/></text:span><text:span text:style-name="T739_9">user</text:span><text:span text:style-name="T739_10"><text:s/></text:span><text:span text:style-name="T739_11">authentication</text:span><text:span text:style-name="T739_12">.<text:s/></text:span><text:span text:style-name="T739_13">With</text:span><text:span text:style-name="T739_14"><text:s/></text:span><text:span text:style-name="T739_15">api</text:span><text:span text:style-name="T739_16"><text:s/></text:span><text:span text:style-name="T739_17">key</text:span><text:span text:style-name="T739_18"><text:s/></text:span><text:span text:style-name="T739_19">or</text:span><text:span text:style-name="T739_20"><text:s/></text:span><text:span text:style-name="T739_21">username</text:span><text:span text:style-name="T739_22">|</text:span><text:span text:style-name="T739_23">password</text:span></text:p>
      <text:p text:style-name="P740"><text:span text:style-name="T740_1">pp</text:span><text:span text:style-name="T740_2">:<text:s/></text:span><text:span text:style-name="T740_3">username</text:span><text:span text:style-name="T740_4"><text:s/>|<text:s/></text:span><text:span text:style-name="T740_5">The</text:span><text:span text:style-name="T740_6"><text:s/></text:span><text:span text:style-name="T740_7">application</text:span><text:span text:style-name="T740_8"><text:s/></text:span><text:span text:style-name="T740_9">user</text:span><text:span text:style-name="T740_10"><text:s/></text:span><text:span text:style-name="T740_11">username</text:span><text:span text:style-name="T740_12">.</text:span></text:p>
      <text:p text:style-name="P741"/>
      <text:p text:style-name="P742"><text:span text:style-name="T742_1">Example</text:span><text:span text:style-name="T742_2">:</text:span></text:p>
      <text:p text:style-name="P743"><text:span text:style-name="T743_1"><text:a xlink:type="simple" xlink:href="http://localhost:8080/PersonalAIz/api/recengine/root%7Croot/user/delete/panagiotis"><text:span text:style-name="T743_2">http</text:span></text:a></text:span><text:span text:style-name="T743_3"><text:a xlink:type="simple" xlink:href="http://localhost:8080/PersonalAIz/api/recengine/root%7Croot/user/delete/panagiotis"><text:span text:style-name="T743_4">://</text:span></text:a></text:span><text:span text:style-name="T743_5"><text:a xlink:type="simple" xlink:href="http://localhost:8080/PersonalAIz/api/recengine/root%7Croot/user/delete/panagiotis"><text:span text:style-name="T743_6">localhost</text:span></text:a></text:span><text:span text:style-name="T743_7"><text:a xlink:type="simple" xlink:href="http://localhost:8080/PersonalAIz/api/recengine/root%7Croot/user/delete/panagiotis"><text:span text:style-name="T743_8">:8080/</text:span></text:a></text:span><text:span text:style-name="T743_9"><text:a xlink:type="simple" xlink:href="http://localhost:8080/PersonalAIz/api/recengine/root%7Croot/user/delete/panagiotis"><text:span text:style-name="T743_10">PersonalAIz</text:span></text:a></text:span><text:span text:style-name="T743_11"><text:a xlink:type="simple" xlink:href="http://localhost:8080/PersonalAIz/api/recengine/root%7Croot/user/delete/panagiotis"><text:span text:style-name="T743_12">/</text:span></text:a></text:span><text:span text:style-name="T743_13"><text:a xlink:type="simple" xlink:href="http://localhost:8080/PersonalAIz/api/recengine/root%7Croot/user/delete/panagiotis"><text:span text:style-name="T743_14">api</text:span></text:a></text:span><text:span text:style-name="T743_15"><text:a xlink:type="simple" xlink:href="http://localhost:8080/PersonalAIz/api/recengine/root%7Croot/user/delete/panagiotis"><text:span text:style-name="T743_16">/</text:span></text:a></text:span><text:span text:style-name="T743_17"><text:a xlink:type="simple" xlink:href="http://localhost:8080/PersonalAIz/api/recengine/root%7Croot/user/delete/panagiotis"><text:span text:style-name="T743_18">recengine</text:span></text:a></text:span><text:span text:style-name="T743_19"><text:a xlink:type="simple" xlink:href="http://localhost:8080/PersonalAIz/api/recengine/root%7Croot/user/delete/panagiotis"><text:span text:style-name="T743_20">/</text:span></text:a></text:span><text:span text:style-name="T743_21"><text:a xlink:type="simple" xlink:href="http://localhost:8080/PersonalAIz/api/recengine/root%7Croot/user/delete/panagiotis"><text:span text:style-name="T743_22">root</text:span></text:a></text:span><text:span text:style-name="T743_23"><text:a xlink:type="simple" xlink:href="http://localhost:8080/PersonalAIz/api/recengine/root%7Croot/user/delete/panagiotis"><text:span text:style-name="T743_24">%7</text:span></text:a></text:span><text:span text:style-name="T743_25"><text:a xlink:type="simple" xlink:href="http://localhost:8080/PersonalAIz/api/recengine/root%7Croot/user/delete/panagiotis"><text:span text:style-name="T743_26">Croot</text:span></text:a></text:span><text:span text:style-name="T743_27"><text:a xlink:type="simple" xlink:href="http://localhost:8080/PersonalAIz/api/recengine/root%7Croot/user/delete/panagiotis"><text:span text:style-name="T743_28">/</text:span></text:a></text:span><text:span text:style-name="T743_29"><text:a xlink:type="simple" xlink:href="http://localhost:8080/PersonalAIz/api/recengine/root%7Croot/user/delete/panagiotis"><text:span text:style-name="T743_30">user</text:span></text:a></text:span><text:span text:style-name="T743_31"><text:a xlink:type="simple" xlink:href="http://localhost:8080/PersonalAIz/api/recengine/root%7Croot/user/delete/panagiotis"><text:span text:style-name="T743_32">/</text:span></text:a></text:span><text:span text:style-name="T743_33"><text:a xlink:type="simple" xlink:href="http://localhost:8080/PersonalAIz/api/recengine/root%7Croot/user/delete/panagiotis"><text:span text:style-name="T743_34">delete</text:span></text:a></text:span><text:span text:style-name="T743_35"><text:a xlink:type="simple" xlink:href="http://localhost:8080/PersonalAIz/api/recengine/root%7Croot/user/delete/panagiotis"><text:span text:style-name="T743_36">/</text:span></text:a></text:span><text:span text:style-name="T743_37"><text:a xlink:type="simple" xlink:href="http://localhost:8080/PersonalAIz/api/recengine/root%7Croot/user/delete/panagiotis"><text:span text:style-name="T743_38">panagiotis</text:span></text:a></text:span></text:p>
      <text:p text:style-name="P744"/>
      <text:p text:style-name="P745"><text:span text:style-name="T745_1">Example</text:span><text:span text:style-name="T745_2"><text:s/></text:span><text:span text:style-name="T745_3">response</text:span><text:span text:style-name="T745_4">:</text:span></text:p>
      <text:p text:style-name="P746"><text:span text:style-name="T746_1">{"</text:span><text:span text:style-name="T746_2">outputMessage</text:span><text:span text:style-name="T746_3">":"</text:span><text:span text:style-name="T746_4">Delete</text:span><text:span text:style-name="T746_5"><text:s/></text:span><text:span text:style-name="T746_6">Users</text:span><text:span text:style-name="T746_7"><text:s/></text:span><text:span text:style-name="T746_8">Complete</text:span><text:span text:style-name="T746_9">"}</text:span></text:p>
      <text:p text:style-name="P747"/>
      <text:p text:style-name="P748"><text:span text:style-name="T748_1">Feed</text:span></text:p>
      <text:p text:style-name="P749"/>
      <text:p text:style-name="P750"><text:span text:style-name="T750_1">Description</text:span><text:span text:style-name="T750_2">:</text:span></text:p>
      <text:p text:style-name="P751"><text:span text:style-name="T751_1">Feed</text:span><text:span text:style-name="T751_2"><text:s/></text:span><text:span text:style-name="T751_3">Recommendation</text:span><text:span text:style-name="T751_4"><text:s/></text:span><text:span text:style-name="T751_5">Engine</text:span><text:span text:style-name="T751_6"><text:s/></text:span><text:span text:style-name="T751_7">with</text:span><text:span text:style-name="T751_8"><text:s/></text:span><text:span text:style-name="T751_9">user</text:span><text:span text:style-name="T751_10">’</text:span><text:span text:style-name="T751_11">s</text:span><text:span text:style-name="T751_12"><text:s/></text:span><text:span text:style-name="T751_13">preferences</text:span><text:span text:style-name="T751_14">.</text:span></text:p>
      <text:p text:style-name="P752"><text:span text:style-name="T752_1">Method</text:span><text:span text:style-name="T752_2">:</text:span></text:p>
      <text:p text:style-name="P753"><text:span text:style-name="T753_1">POST</text:span></text:p>
      <text:p text:style-name="P754"/>
      <text:p text:style-name="P755"><text:span text:style-name="T755_1">URL</text:span><text:span text:style-name="T755_2">:</text:span></text:p>
      <text:p text:style-name="P756"><text:span text:style-name="T756_1">PersonalAIz</text:span><text:span text:style-name="T756_2">/</text:span><text:span text:style-name="T756_3">api</text:span><text:span text:style-name="T756_4">/</text:span><text:span text:style-name="T756_5">recengine</text:span><text:span text:style-name="T756_6">/{</text:span><text:span text:style-name="T756_7">userAuthe</text:span><text:span text:style-name="T756_8">}/</text:span><text:span text:style-name="T756_9">feed</text:span><text:span text:style-name="T756_10">/{</text:span><text:span text:style-name="T756_11">username</text:span><text:span text:style-name="T756_12">}</text:span></text:p>
      <text:p text:style-name="P757"/>
      <text:p text:style-name="P758"><text:span text:style-name="T758_1">Parameters</text:span><text:span text:style-name="T758_2">:</text:span></text:p>
      <text:p text:style-name="P759"><text:span text:style-name="T759_1">pp</text:span><text:span text:style-name="T759_2">:<text:s/></text:span><text:span text:style-name="T759_3">userAuthe</text:span><text:span text:style-name="T759_4"><text:s/>|<text:s/></text:span><text:span text:style-name="T759_5">The</text:span><text:span text:style-name="T759_6"><text:s/></text:span><text:span text:style-name="T759_7">system</text:span><text:span text:style-name="T759_8"><text:s/></text:span><text:span text:style-name="T759_9">user</text:span><text:span text:style-name="T759_10"><text:s/></text:span><text:span text:style-name="T759_11">authentication</text:span><text:span text:style-name="T759_12">.<text:s/></text:span><text:span text:style-name="T759_13">With</text:span><text:span text:style-name="T759_14"><text:s/></text:span><text:span text:style-name="T759_15">api</text:span><text:span text:style-name="T759_16"><text:s/></text:span><text:span text:style-name="T759_17">key</text:span><text:span text:style-name="T759_18"><text:s/></text:span><text:span text:style-name="T759_19">or</text:span><text:span text:style-name="T759_20"><text:s/></text:span><text:span text:style-name="T759_21">username</text:span><text:span text:style-name="T759_22">|</text:span><text:span text:style-name="T759_23">password</text:span></text:p>
      <text:p text:style-name="P760"><text:span text:style-name="T760_1">pp</text:span><text:span text:style-name="T760_2">:<text:s/></text:span><text:span text:style-name="T760_3">username</text:span><text:span text:style-name="T760_4"><text:s/>|<text:s/></text:span><text:span text:style-name="T760_5">The</text:span><text:span text:style-name="T760_6"><text:s/></text:span><text:span text:style-name="T760_7">application</text:span><text:span text:style-name="T760_8"><text:s/></text:span><text:span text:style-name="T760_9">user</text:span><text:span text:style-name="T760_10"><text:s/></text:span><text:span text:style-name="T760_11">username</text:span><text:span text:style-name="T760_12">.</text:span></text:p>
      <text:p text:style-name="P761"><text:span text:style-name="T761_1">fp</text:span><text:span text:style-name="T761_2">:<text:s/></text:span><text:span text:style-name="T761_3">JSONObject</text:span><text:span text:style-name="T761_4"><text:s/>|<text:s/></text:span><text:span text:style-name="T761_5">The</text:span><text:span text:style-name="T761_6"><text:s/></text:span><text:span text:style-name="T761_7">feed</text:span><text:span text:style-name="T761_8"><text:s/></text:span><text:span text:style-name="T761_9">object</text:span><text:span text:style-name="T761_10"><text:s/></text:span><text:span text:style-name="T761_11">that</text:span><text:span text:style-name="T761_12"><text:s/></text:span><text:span text:style-name="T761_13">user</text:span><text:span text:style-name="T761_14"><text:s/></text:span><text:span text:style-name="T761_15">click</text:span><text:span text:style-name="T761_16"><text:s/></text:span><text:span text:style-name="T761_17">on</text:span><text:span text:style-name="T761_18"><text:s/></text:span><text:span text:style-name="T761_19">it</text:span><text:span text:style-name="T761_20">.<text:s/></text:span><text:span text:style-name="T761_21">e</text:span><text:span text:style-name="T761_22">.</text:span><text:span text:style-name="T761_23">g</text:span><text:span text:style-name="T761_24">.<text:s/></text:span></text:p>
      <text:p text:style-name="P762"><text:span text:style-name="T762_1">{</text:span></text:p>
      <text:p text:style-name="P763"><text:span text:style-name="T763_1"><text:s text:c="4"/><text:tab/>"</text:span><text:span text:style-name="T763_2">id</text:span><text:span text:style-name="T763_3">":<text:s/>"1",</text:span></text:p>
      <text:p text:style-name="P764"><text:span text:style-name="T764_1"><text:s text:c="4"/><text:tab/>"</text:span><text:span text:style-name="T764_2">language</text:span><text:span text:style-name="T764_3">":<text:s/>"</text:span><text:span text:style-name="T764_4">en</text:span><text:span text:style-name="T764_5">",</text:span></text:p>
      <text:p text:style-name="P765"><text:span text:style-name="T765_1"><text:s text:c="4"/><text:tab/>"</text:span><text:span text:style-name="T765_2">recommended</text:span><text:span text:style-name="T765_3">":<text:s/>"</text:span><text:span text:style-name="T765_4">true</text:span><text:span text:style-name="T765_5">",</text:span></text:p>
      <text:p text:style-name="P766"><text:span text:style-name="T766_1"><text:s text:c="5"/><text:tab/>"</text:span><text:span text:style-name="T766_2">timestamp</text:span><text:span text:style-name="T766_3">":<text:s/>"125455226",</text:span></text:p>
      <text:p text:style-name="P767"><text:span text:style-name="T767_1"><text:s text:c="4"/><text:tab/>"</text:span><text:span text:style-name="T767_2">text</text:span><text:span text:style-name="T767_3">":<text:s/>[</text:span></text:p>
      <text:p text:style-name="P768"><text:span text:style-name="T768_1"><text:s text:c="8"/><text:tab/>"</text:span><text:span text:style-name="T768_2">text</text:span><text:span text:style-name="T768_3"><text:s/></text:span><text:span text:style-name="T768_4">sample</text:span><text:span text:style-name="T768_5"><text:s/>1",</text:span></text:p>
      <text:p text:style-name="P769"><text:span text:style-name="T769_1"><text:s text:c="8"/><text:tab/>"</text:span><text:span text:style-name="T769_2">text</text:span><text:span text:style-name="T769_3"><text:s/></text:span><text:span text:style-name="T769_4">sample</text:span><text:span text:style-name="T769_5"><text:s/>2"</text:span></text:p>
      <text:p text:style-name="P770"><text:span text:style-name="T770_1"><text:s text:c="4"/><text:tab/>],</text:span></text:p>
      <text:p text:style-name="P771"><text:span text:style-name="T771_1"><text:s text:c="4"/><text:tab/>"</text:span><text:span text:style-name="T771_2">category</text:span><text:span text:style-name="T771_3">":<text:s/>[</text:span></text:p>
      <text:p text:style-name="P772"><text:span text:style-name="T772_1"><text:s text:c="8"/><text:tab/>"</text:span><text:span text:style-name="T772_2">category</text:span><text:span text:style-name="T772_3">1"</text:span></text:p>
      <text:p text:style-name="P773"><text:span text:style-name="T773_1"><text:s text:c="4"/><text:tab/>],</text:span></text:p>
      <text:p text:style-name="P774"><text:span text:style-name="T774_1"><text:s text:c="4"/><text:tab/>"</text:span><text:span text:style-name="T774_2">tag</text:span><text:span text:style-name="T774_3">":<text:s/>[</text:span></text:p>
      <text:p text:style-name="P775"><text:span text:style-name="T775_1"><text:s text:c="8"/><text:tab/>"</text:span><text:span text:style-name="T775_2">tag</text:span><text:span text:style-name="T775_3">1",</text:span></text:p>
      <text:p text:style-name="P776"><text:span text:style-name="T776_1"><text:s text:c="8"/><text:tab/>"</text:span><text:span text:style-name="T776_2">tag</text:span><text:span text:style-name="T776_3">2",</text:span></text:p>
      <text:p text:style-name="P777"><text:span text:style-name="T777_1"><text:s text:c="8"/><text:tab/>"</text:span><text:span text:style-name="T777_2">tag</text:span><text:span text:style-name="T777_3">3"</text:span></text:p>
      <text:p text:style-name="P778"><text:span text:style-name="T778_1"><text:s text:c="4"/><text:tab/>],</text:span></text:p>
      <text:p text:style-name="P779"><text:span text:style-name="T779_1"><text:s text:c="4"/><text:tab/>"</text:span><text:span text:style-name="T779_2">boolean</text:span><text:span text:style-name="T779_3">":<text:s/>[</text:span></text:p>
      <text:p text:style-name="P780"><text:span text:style-name="T780_1"><text:s text:c="8"/><text:tab/>"</text:span><text:span text:style-name="T780_2">boolean</text:span><text:span text:style-name="T780_3">1</text:span><text:span text:style-name="T780_4">name</text:span><text:span text:style-name="T780_5">:</text:span><text:span text:style-name="T780_6">value</text:span><text:span text:style-name="T780_7">",</text:span></text:p>
      <text:p text:style-name="P781"><text:span text:style-name="T781_1"><text:s text:c="8"/><text:tab/>"</text:span><text:span text:style-name="T781_2">boolean</text:span><text:span text:style-name="T781_3">2</text:span><text:span text:style-name="T781_4">name</text:span><text:span text:style-name="T781_5">:</text:span><text:span text:style-name="T781_6">value</text:span><text:span text:style-name="T781_7">",</text:span></text:p>
      <text:p text:style-name="P782"><text:span text:style-name="T782_1"><text:s text:c="8"/><text:tab/>"</text:span><text:span text:style-name="T782_2">boolean</text:span><text:span text:style-name="T782_3">3</text:span><text:span text:style-name="T782_4">name</text:span><text:span text:style-name="T782_5">:</text:span><text:span text:style-name="T782_6">value</text:span><text:span text:style-name="T782_7">"</text:span></text:p>
      <text:p text:style-name="P783"><text:span text:style-name="T783_1"><text:s text:c="4"/><text:tab/>],</text:span></text:p>
      <text:p text:style-name="P784"><text:span text:style-name="T784_1"><text:s text:c="4"/><text:tab/>"</text:span><text:span text:style-name="T784_2">alphanumerics</text:span><text:span text:style-name="T784_3">":<text:s/>[</text:span></text:p>
      <text:p text:style-name="P785"><text:span text:style-name="T785_1"><text:s text:c="8"/><text:tab/>"</text:span><text:span text:style-name="T785_2">alpha</text:span><text:span text:style-name="T785_3">1</text:span><text:span text:style-name="T785_4">name</text:span><text:span text:style-name="T785_5">:</text:span><text:span text:style-name="T785_6">value</text:span><text:span text:style-name="T785_7">",</text:span></text:p>
      <text:p text:style-name="P786"><text:span text:style-name="T786_1"><text:s text:c="8"/><text:tab/>"</text:span><text:span text:style-name="T786_2">alpha</text:span><text:span text:style-name="T786_3">2</text:span><text:span text:style-name="T786_4">name</text:span><text:span text:style-name="T786_5">:</text:span><text:span text:style-name="T786_6">value</text:span><text:span text:style-name="T786_7">",</text:span></text:p>
      <text:p text:style-name="P787"><text:span text:style-name="T787_1"><text:s text:c="8"/><text:tab/>"</text:span><text:span text:style-name="T787_2">alpha</text:span><text:span text:style-name="T787_3">3</text:span><text:span text:style-name="T787_4">name</text:span><text:span text:style-name="T787_5">:</text:span><text:span text:style-name="T787_6">value</text:span><text:span text:style-name="T787_7">"</text:span></text:p>
      <text:p text:style-name="P788"><text:span text:style-name="T788_1"><text:s text:c="4"/><text:tab/>],</text:span></text:p>
      <text:p text:style-name="P789"><text:span text:style-name="T789_1"><text:s text:c="4"/><text:tab/>"</text:span><text:span text:style-name="T789_2">numeric</text:span><text:span text:style-name="T789_3">":<text:s/>[</text:span></text:p>
      <text:p text:style-name="P790"><text:span text:style-name="T790_1"><text:s text:c="8"/><text:tab/>"</text:span><text:span text:style-name="T790_2">numeric</text:span><text:span text:style-name="T790_3">1</text:span><text:span text:style-name="T790_4">name</text:span><text:span text:style-name="T790_5">:</text:span><text:span text:style-name="T790_6">value</text:span><text:span text:style-name="T790_7">",</text:span></text:p>
      <text:p text:style-name="P791"><text:span text:style-name="T791_1"><text:s text:c="8"/><text:tab/>"</text:span><text:span text:style-name="T791_2">numeric</text:span><text:span text:style-name="T791_3">2</text:span><text:span text:style-name="T791_4">name</text:span><text:span text:style-name="T791_5">:</text:span><text:span text:style-name="T791_6">value</text:span><text:span text:style-name="T791_7">",</text:span></text:p>
      <text:p text:style-name="P792"><text:span text:style-name="T792_1"><text:s text:c="8"/><text:tab/>"</text:span><text:span text:style-name="T792_2">numeric</text:span><text:span text:style-name="T792_3">3</text:span><text:span text:style-name="T792_4">name</text:span><text:span text:style-name="T792_5">:</text:span><text:span text:style-name="T792_6">value</text:span><text:span text:style-name="T792_7">"</text:span></text:p>
      <text:p text:style-name="P793"><text:span text:style-name="T793_1"><text:s text:c="4"/><text:tab/>]</text:span></text:p>
      <text:p text:style-name="P794"><text:span text:style-name="T794_1">}</text:span></text:p>
      <text:p text:style-name="P795"/>
      <text:p text:style-name="P796"><text:span text:style-name="T796_1">Example</text:span><text:span text:style-name="T796_2">:</text:span></text:p>
      <text:p text:style-name="P797"><text:span text:style-name="T797_1"><text:a xlink:type="simple" xlink:href="http://localhost:8080/PersonalAIz/api/recengine/root%7Croot/feed/panagiotis"><text:span text:style-name="T797_2">http</text:span></text:a></text:span><text:span text:style-name="T797_3"><text:a xlink:type="simple" xlink:href="http://localhost:8080/PersonalAIz/api/recengine/root%7Croot/feed/panagiotis"><text:span text:style-name="T797_4">://</text:span></text:a></text:span><text:span text:style-name="T797_5"><text:a xlink:type="simple" xlink:href="http://localhost:8080/PersonalAIz/api/recengine/root%7Croot/feed/panagiotis"><text:span text:style-name="T797_6">localhost</text:span></text:a></text:span><text:span text:style-name="T797_7"><text:a xlink:type="simple" xlink:href="http://localhost:8080/PersonalAIz/api/recengine/root%7Croot/feed/panagiotis"><text:span text:style-name="T797_8">:8080/</text:span></text:a></text:span><text:span text:style-name="T797_9"><text:a xlink:type="simple" xlink:href="http://localhost:8080/PersonalAIz/api/recengine/root%7Croot/feed/panagiotis"><text:span text:style-name="T797_10">PersonalAIz</text:span></text:a></text:span><text:span text:style-name="T797_11"><text:a xlink:type="simple" xlink:href="http://localhost:8080/PersonalAIz/api/recengine/root%7Croot/feed/panagiotis"><text:span text:style-name="T797_12">/</text:span></text:a></text:span><text:span text:style-name="T797_13"><text:a xlink:type="simple" xlink:href="http://localhost:8080/PersonalAIz/api/recengine/root%7Croot/feed/panagiotis"><text:span text:style-name="T797_14">api</text:span></text:a></text:span><text:span text:style-name="T797_15"><text:a xlink:type="simple" xlink:href="http://localhost:8080/PersonalAIz/api/recengine/root%7Croot/feed/panagiotis"><text:span text:style-name="T797_16">/</text:span></text:a></text:span><text:span text:style-name="T797_17"><text:a xlink:type="simple" xlink:href="http://localhost:8080/PersonalAIz/api/recengine/root%7Croot/feed/panagiotis"><text:span text:style-name="T797_18">recengine</text:span></text:a></text:span><text:span text:style-name="T797_19"><text:a xlink:type="simple" xlink:href="http://localhost:8080/PersonalAIz/api/recengine/root%7Croot/feed/panagiotis"><text:span text:style-name="T797_20">/</text:span></text:a></text:span><text:span text:style-name="T797_21"><text:a xlink:type="simple" xlink:href="http://localhost:8080/PersonalAIz/api/recengine/root%7Croot/feed/panagiotis"><text:span text:style-name="T797_22">root</text:span></text:a></text:span><text:span text:style-name="T797_23"><text:a xlink:type="simple" xlink:href="http://localhost:8080/PersonalAIz/api/recengine/root%7Croot/feed/panagiotis"><text:span text:style-name="T797_24">%7</text:span></text:a></text:span><text:span text:style-name="T797_25"><text:a xlink:type="simple" xlink:href="http://localhost:8080/PersonalAIz/api/recengine/root%7Croot/feed/panagiotis"><text:span text:style-name="T797_26">Croot</text:span></text:a></text:span><text:span text:style-name="T797_27"><text:a xlink:type="simple" xlink:href="http://localhost:8080/PersonalAIz/api/recengine/root%7Croot/feed/panagiotis"><text:span text:style-name="T797_28">/</text:span></text:a></text:span><text:span text:style-name="T797_29"><text:a xlink:type="simple" xlink:href="http://localhost:8080/PersonalAIz/api/recengine/root%7Croot/feed/panagiotis"><text:span text:style-name="T797_30">feed</text:span></text:a></text:span><text:span text:style-name="T797_31"><text:a xlink:type="simple" xlink:href="http://localhost:8080/PersonalAIz/api/recengine/root%7Croot/feed/panagiotis"><text:span text:style-name="T797_32">/</text:span></text:a></text:span><text:span text:style-name="T797_33"><text:a xlink:type="simple" xlink:href="http://localhost:8080/PersonalAIz/api/recengine/root%7Croot/feed/panagiotis"><text:span text:style-name="T797_34">panagiotis</text:span></text:a></text:span></text:p>
      <text:p text:style-name="P798"><text:span text:style-name="T798_1">postParams</text:span><text:span text:style-name="T798_2">("</text:span><text:span text:style-name="T798_3">JSONObject</text:span><text:span text:style-name="T798_4">","{...}”)</text:span></text:p>
      <text:p text:style-name="P799"/>
      <text:p text:style-name="P800"><text:span text:style-name="T800_1">Example</text:span><text:span text:style-name="T800_2"><text:s/></text:span><text:span text:style-name="T800_3">response</text:span><text:span text:style-name="T800_4">:</text:span></text:p>
      <text:p text:style-name="P801"/>
      <text:p text:style-name="P802"><text:span text:style-name="T802_1">Get</text:span><text:span text:style-name="T802_2"><text:s/></text:span><text:span text:style-name="T802_3">Recommendation</text:span></text:p>
      <text:p text:style-name="P803"/>
      <text:p text:style-name="P804"><text:span text:style-name="T804_1">Description</text:span><text:span text:style-name="T804_2">:</text:span></text:p>
      <text:p text:style-name="P805"><text:span text:style-name="T805_1">Get</text:span><text:span text:style-name="T805_2"><text:s/></text:span><text:span text:style-name="T805_3">a</text:span><text:span text:style-name="T805_4"><text:s/></text:span><text:span text:style-name="T805_5">ranked</text:span><text:span text:style-name="T805_6"><text:s/></text:span><text:span text:style-name="T805_7">list</text:span><text:span text:style-name="T805_8"><text:s/></text:span><text:span text:style-name="T805_9">based</text:span><text:span text:style-name="T805_10"><text:s/></text:span><text:span text:style-name="T805_11">on</text:span><text:span text:style-name="T805_12"><text:s/></text:span><text:span text:style-name="T805_13">users</text:span><text:span text:style-name="T805_14"><text:s/></text:span><text:span text:style-name="T805_15">profile</text:span><text:span text:style-name="T805_16">.</text:span></text:p>
      <text:p text:style-name="P806"/>
      <text:p text:style-name="P807"><text:span text:style-name="T807_1">Method</text:span><text:span text:style-name="T807_2">:</text:span></text:p>
      <text:p text:style-name="P808"><text:span text:style-name="T808_1">POST</text:span></text:p>
      <text:p text:style-name="P809"/>
      <text:p text:style-name="P810"><text:span text:style-name="T810_1">URL</text:span><text:span text:style-name="T810_2">:</text:span></text:p>
      <text:p text:style-name="P811"><text:span text:style-name="T811_1">PersonalAIz</text:span><text:span text:style-name="T811_2">/</text:span><text:span text:style-name="T811_3">api</text:span><text:span text:style-name="T811_4">/</text:span><text:span text:style-name="T811_5">recengine</text:span><text:span text:style-name="T811_6">/{</text:span><text:span text:style-name="T811_7">userAuthe</text:span><text:span text:style-name="T811_8">}/</text:span><text:span text:style-name="T811_9">getRecommendation</text:span><text:span text:style-name="T811_10">/{</text:span><text:span text:style-name="T811_11">username</text:span><text:span text:style-name="T811_12">}</text:span></text:p>
      <text:p text:style-name="P812"/>
      <text:p text:style-name="P813"><text:span text:style-name="T813_1">Parameters</text:span><text:span text:style-name="T813_2">:</text:span></text:p>
      <text:p text:style-name="P814"><text:span text:style-name="T814_1">pp</text:span><text:span text:style-name="T814_2">:<text:s/></text:span><text:span text:style-name="T814_3">userAuthe</text:span><text:span text:style-name="T814_4"><text:s/>|<text:s/></text:span><text:span text:style-name="T814_5">The</text:span><text:span text:style-name="T814_6"><text:s/></text:span><text:span text:style-name="T814_7">system</text:span><text:span text:style-name="T814_8"><text:s/></text:span><text:span text:style-name="T814_9">user</text:span><text:span text:style-name="T814_10"><text:s/></text:span><text:span text:style-name="T814_11">authentication</text:span><text:span text:style-name="T814_12">.<text:s/></text:span><text:span text:style-name="T814_13">With</text:span><text:span text:style-name="T814_14"><text:s/></text:span><text:span text:style-name="T814_15">api</text:span><text:span text:style-name="T814_16"><text:s/></text:span><text:span text:style-name="T814_17">key</text:span><text:span text:style-name="T814_18"><text:s/></text:span><text:span text:style-name="T814_19">or</text:span><text:span text:style-name="T814_20"><text:s/></text:span><text:span text:style-name="T814_21">username</text:span><text:span text:style-name="T814_22">|</text:span><text:span text:style-name="T814_23">password</text:span></text:p>
      <text:p text:style-name="P815"><text:span text:style-name="T815_1">pp</text:span><text:span text:style-name="T815_2">:<text:s/></text:span><text:span text:style-name="T815_3">username</text:span><text:span text:style-name="T815_4"><text:s/>|<text:s/></text:span><text:span text:style-name="T815_5">The</text:span><text:span text:style-name="T815_6"><text:s/></text:span><text:span text:style-name="T815_7">application</text:span><text:span text:style-name="T815_8"><text:s/></text:span><text:span text:style-name="T815_9">user</text:span><text:span text:style-name="T815_10"><text:s/></text:span><text:span text:style-name="T815_11">username</text:span><text:span text:style-name="T815_12">.</text:span></text:p>
      <text:p text:style-name="P816"><text:span text:style-name="T816_1">fp</text:span><text:span text:style-name="T816_2">:<text:s/></text:span><text:span text:style-name="T816_3">JSONObjectList</text:span><text:span text:style-name="T816_4"><text:s/>|<text:s/></text:span><text:span text:style-name="T816_5">The</text:span><text:span text:style-name="T816_6"><text:s/></text:span><text:span text:style-name="T816_7">object</text:span><text:span text:style-name="T816_8"><text:s/></text:span><text:span text:style-name="T816_9">list</text:span><text:span text:style-name="T816_10"><text:s/></text:span><text:span text:style-name="T816_11">that</text:span><text:span text:style-name="T816_12"><text:s/></text:span><text:span text:style-name="T816_13">we</text:span><text:span text:style-name="T816_14"><text:s/></text:span><text:span text:style-name="T816_15">want</text:span><text:span text:style-name="T816_16"><text:s/></text:span><text:span text:style-name="T816_17">to</text:span><text:span text:style-name="T816_18"><text:s/></text:span><text:span text:style-name="T816_19">rank</text:span><text:span text:style-name="T816_20"><text:s/></text:span><text:span text:style-name="T816_21">based</text:span><text:span text:style-name="T816_22"><text:s/></text:span><text:span text:style-name="T816_23">on</text:span><text:span text:style-name="T816_24"><text:s/></text:span><text:span text:style-name="T816_25">user</text:span><text:span text:style-name="T816_26">.<text:s/></text:span><text:span text:style-name="T816_27">e</text:span><text:span text:style-name="T816_28">.</text:span><text:span text:style-name="T816_29">g</text:span><text:span text:style-name="T816_30">.<text:s/></text:span></text:p>
      <text:p text:style-name="P817"><text:span text:style-name="T817_1">[</text:span></text:p>
      <text:p text:style-name="P818"><text:span text:style-name="T818_1">{</text:span></text:p>
      <text:p text:style-name="P819"><text:span text:style-name="T819_1"><text:s text:c="4"/><text:tab/>"</text:span><text:span text:style-name="T819_2">id</text:span><text:span text:style-name="T819_3">":<text:s/>"1",</text:span></text:p>
      <text:p text:style-name="P820"><text:span text:style-name="T820_1"><text:s text:c="4"/><text:tab/>"</text:span><text:span text:style-name="T820_2">language</text:span><text:span text:style-name="T820_3">":<text:s/>"</text:span><text:span text:style-name="T820_4">en</text:span><text:span text:style-name="T820_5">",</text:span></text:p>
      <text:p text:style-name="P821"><text:span text:style-name="T821_1"><text:s text:c="4"/><text:tab/>"</text:span><text:span text:style-name="T821_2">text</text:span><text:span text:style-name="T821_3">":<text:s/>[</text:span></text:p>
      <text:p text:style-name="P822"><text:span text:style-name="T822_1"><text:s text:c="8"/><text:tab/>"</text:span><text:span text:style-name="T822_2">text</text:span><text:span text:style-name="T822_3"><text:s/></text:span><text:span text:style-name="T822_4">sample</text:span><text:span text:style-name="T822_5"><text:s/>1",</text:span></text:p>
      <text:p text:style-name="P823"><text:span text:style-name="T823_1"><text:s text:c="8"/><text:tab/>"</text:span><text:span text:style-name="T823_2">text</text:span><text:span text:style-name="T823_3"><text:s/></text:span><text:span text:style-name="T823_4">sample</text:span><text:span text:style-name="T823_5"><text:s/>2"</text:span></text:p>
      <text:p text:style-name="P824"><text:span text:style-name="T824_1"><text:s text:c="4"/><text:tab/>],</text:span></text:p>
      <text:p text:style-name="P825"><text:span text:style-name="T825_1"><text:s text:c="4"/><text:tab/>"</text:span><text:span text:style-name="T825_2">category</text:span><text:span text:style-name="T825_3">":<text:s/>[</text:span></text:p>
      <text:p text:style-name="P826"><text:span text:style-name="T826_1"><text:s text:c="8"/><text:tab/>"</text:span><text:span text:style-name="T826_2">category</text:span><text:span text:style-name="T826_3">1"</text:span></text:p>
      <text:p text:style-name="P827"><text:span text:style-name="T827_1"><text:s text:c="4"/><text:tab/>],</text:span></text:p>
      <text:p text:style-name="P828"><text:span text:style-name="T828_1"><text:s text:c="4"/><text:tab/>"</text:span><text:span text:style-name="T828_2">tag</text:span><text:span text:style-name="T828_3">":<text:s/>[</text:span></text:p>
      <text:p text:style-name="P829"><text:span text:style-name="T829_1"><text:s text:c="8"/><text:tab/>"</text:span><text:span text:style-name="T829_2">tag</text:span><text:span text:style-name="T829_3">1",</text:span></text:p>
      <text:p text:style-name="P830"><text:span text:style-name="T830_1"><text:s text:c="8"/><text:tab/>"</text:span><text:span text:style-name="T830_2">tag</text:span><text:span text:style-name="T830_3">2",</text:span></text:p>
      <text:p text:style-name="P831"><text:span text:style-name="T831_1"><text:s text:c="8"/><text:tab/>"</text:span><text:span text:style-name="T831_2">tag</text:span><text:span text:style-name="T831_3">3"</text:span></text:p>
      <text:p text:style-name="P832"><text:span text:style-name="T832_1"><text:s text:c="4"/><text:tab/>],</text:span></text:p>
      <text:p text:style-name="P833"><text:span text:style-name="T833_1"><text:s text:c="4"/><text:tab/>"</text:span><text:span text:style-name="T833_2">boolean</text:span><text:span text:style-name="T833_3">":<text:s/>[</text:span></text:p>
      <text:p text:style-name="P834"><text:span text:style-name="T834_1"><text:s text:c="8"/><text:tab/>"</text:span><text:span text:style-name="T834_2">boolean</text:span><text:span text:style-name="T834_3">1</text:span><text:span text:style-name="T834_4">name</text:span><text:span text:style-name="T834_5">:</text:span><text:span text:style-name="T834_6">value</text:span><text:span text:style-name="T834_7">",</text:span></text:p>
      <text:p text:style-name="P835"><text:span text:style-name="T835_1"><text:s text:c="8"/><text:tab/>"</text:span><text:span text:style-name="T835_2">boolean</text:span><text:span text:style-name="T835_3">2</text:span><text:span text:style-name="T835_4">name</text:span><text:span text:style-name="T835_5">:</text:span><text:span text:style-name="T835_6">value</text:span><text:span text:style-name="T835_7">",</text:span></text:p>
      <text:p text:style-name="P836"><text:span text:style-name="T836_1"><text:s text:c="8"/><text:tab/>"</text:span><text:span text:style-name="T836_2">boolean</text:span><text:span text:style-name="T836_3">3</text:span><text:span text:style-name="T836_4">name</text:span><text:span text:style-name="T836_5">:</text:span><text:span text:style-name="T836_6">value</text:span><text:span text:style-name="T836_7">"</text:span></text:p>
      <text:p text:style-name="P837"><text:span text:style-name="T837_1"><text:s text:c="4"/><text:tab/>],</text:span></text:p>
      <text:p text:style-name="P838"><text:span text:style-name="T838_1"><text:s text:c="4"/><text:tab/>"</text:span><text:span text:style-name="T838_2">alphanumerics</text:span><text:span text:style-name="T838_3">":<text:s/>[</text:span></text:p>
      <text:p text:style-name="P839"><text:span text:style-name="T839_1"><text:s text:c="8"/><text:tab/>"</text:span><text:span text:style-name="T839_2">alpha</text:span><text:span text:style-name="T839_3">1</text:span><text:span text:style-name="T839_4">name</text:span><text:span text:style-name="T839_5">:</text:span><text:span text:style-name="T839_6">value</text:span><text:span text:style-name="T839_7">",</text:span></text:p>
      <text:p text:style-name="P840"><text:span text:style-name="T840_1"><text:s text:c="8"/><text:tab/>"</text:span><text:span text:style-name="T840_2">alpha</text:span><text:span text:style-name="T840_3">2</text:span><text:span text:style-name="T840_4">name</text:span><text:span text:style-name="T840_5">:</text:span><text:span text:style-name="T840_6">value</text:span><text:span text:style-name="T840_7">",</text:span></text:p>
      <text:p text:style-name="P841"><text:span text:style-name="T841_1"><text:s text:c="8"/><text:tab/>"</text:span><text:span text:style-name="T841_2">alpha</text:span><text:span text:style-name="T841_3">3</text:span><text:span text:style-name="T841_4">name</text:span><text:span text:style-name="T841_5">:</text:span><text:span text:style-name="T841_6">value</text:span><text:span text:style-name="T841_7">"</text:span></text:p>
      <text:p text:style-name="P842"><text:span text:style-name="T842_1"><text:s text:c="4"/><text:tab/>],</text:span></text:p>
      <text:p text:style-name="P843"><text:span text:style-name="T843_1"><text:s text:c="4"/><text:tab/>"</text:span><text:span text:style-name="T843_2">numeric</text:span><text:span text:style-name="T843_3">":<text:s/>[</text:span></text:p>
      <text:p text:style-name="P844"><text:span text:style-name="T844_1"><text:s text:c="8"/><text:tab/>"</text:span><text:span text:style-name="T844_2">numeric</text:span><text:span text:style-name="T844_3">1</text:span><text:span text:style-name="T844_4">name</text:span><text:span text:style-name="T844_5">:</text:span><text:span text:style-name="T844_6">value</text:span><text:span text:style-name="T844_7">",</text:span></text:p>
      <text:p text:style-name="P845"><text:span text:style-name="T845_1"><text:s text:c="8"/><text:tab/>"</text:span><text:span text:style-name="T845_2">numeric</text:span><text:span text:style-name="T845_3">2</text:span><text:span text:style-name="T845_4">name</text:span><text:span text:style-name="T845_5">:</text:span><text:span text:style-name="T845_6">value</text:span><text:span text:style-name="T845_7">",</text:span></text:p>
      <text:p text:style-name="P846"><text:span text:style-name="T846_1"><text:s text:c="8"/><text:tab/>"</text:span><text:span text:style-name="T846_2">numeric</text:span><text:span text:style-name="T846_3">3</text:span><text:span text:style-name="T846_4">name</text:span><text:span text:style-name="T846_5">:</text:span><text:span text:style-name="T846_6">value</text:span><text:span text:style-name="T846_7">"</text:span></text:p>
      <text:p text:style-name="P847"><text:span text:style-name="T847_1"><text:s text:c="4"/><text:tab/>]</text:span></text:p>
      <text:p text:style-name="P848"><text:span text:style-name="T848_1">},</text:span></text:p>
      <text:p text:style-name="P849"><text:span text:style-name="T849_1">{</text:span></text:p>
      <text:p text:style-name="P850"><text:span text:style-name="T850_1"><text:s text:c="4"/><text:tab/>"</text:span><text:span text:style-name="T850_2">id</text:span><text:span text:style-name="T850_3">":<text:s/>"2",</text:span></text:p>
      <text:p text:style-name="P851"><text:span text:style-name="T851_1"><text:s text:c="4"/><text:tab/>"</text:span><text:span text:style-name="T851_2">language</text:span><text:span text:style-name="T851_3">":<text:s/>"</text:span><text:span text:style-name="T851_4">en</text:span><text:span text:style-name="T851_5">",</text:span></text:p>
      <text:p text:style-name="P852"><text:span text:style-name="T852_1"><text:s text:c="4"/><text:tab/>"</text:span><text:span text:style-name="T852_2">text</text:span><text:span text:style-name="T852_3">":<text:s/>[</text:span></text:p>
      <text:p text:style-name="P853"><text:span text:style-name="T853_1"><text:s text:c="8"/><text:tab/>"</text:span><text:span text:style-name="T853_2">text</text:span><text:span text:style-name="T853_3"><text:s/></text:span><text:span text:style-name="T853_4">sample</text:span><text:span text:style-name="T853_5"><text:s/>1",</text:span></text:p>
      <text:p text:style-name="P854"><text:span text:style-name="T854_1"><text:s text:c="8"/><text:tab/>"</text:span><text:span text:style-name="T854_2">text</text:span><text:span text:style-name="T854_3"><text:s/></text:span><text:span text:style-name="T854_4">sample</text:span><text:span text:style-name="T854_5"><text:s/>2"</text:span></text:p>
      <text:p text:style-name="P855"><text:span text:style-name="T855_1"><text:s text:c="4"/><text:tab/>],</text:span></text:p>
      <text:p text:style-name="P856"><text:span text:style-name="T856_1"><text:s text:c="4"/><text:tab/>"</text:span><text:span text:style-name="T856_2">category</text:span><text:span text:style-name="T856_3">":<text:s/>[</text:span></text:p>
      <text:p text:style-name="P857"><text:span text:style-name="T857_1"><text:s text:c="8"/><text:tab/>"</text:span><text:span text:style-name="T857_2">category</text:span><text:span text:style-name="T857_3">1"</text:span></text:p>
      <text:p text:style-name="P858"><text:span text:style-name="T858_1"><text:s text:c="4"/><text:tab/>],</text:span></text:p>
      <text:p text:style-name="P859"><text:span text:style-name="T859_1"><text:s text:c="4"/><text:tab/>"</text:span><text:span text:style-name="T859_2">tag</text:span><text:span text:style-name="T859_3">":<text:s/>[</text:span></text:p>
      <text:p text:style-name="P860"><text:span text:style-name="T860_1"><text:s text:c="8"/><text:tab/>"</text:span><text:span text:style-name="T860_2">tag</text:span><text:span text:style-name="T860_3">1",</text:span></text:p>
      <text:p text:style-name="P861"><text:span text:style-name="T861_1"><text:s text:c="8"/><text:tab/>"</text:span><text:span text:style-name="T861_2">tag</text:span><text:span text:style-name="T861_3">2",</text:span></text:p>
      <text:p text:style-name="P862"><text:span text:style-name="T862_1"><text:s text:c="8"/><text:tab/>"</text:span><text:span text:style-name="T862_2">tag</text:span><text:span text:style-name="T862_3">3"</text:span></text:p>
      <text:p text:style-name="P863"><text:span text:style-name="T863_1"><text:s text:c="4"/><text:tab/>],</text:span></text:p>
      <text:p text:style-name="P864"><text:span text:style-name="T864_1"><text:s text:c="4"/><text:tab/>"</text:span><text:span text:style-name="T864_2">boolean</text:span><text:span text:style-name="T864_3">":<text:s/>[</text:span></text:p>
      <text:p text:style-name="P865"><text:span text:style-name="T865_1"><text:s text:c="8"/><text:tab/>"</text:span><text:span text:style-name="T865_2">boolean</text:span><text:span text:style-name="T865_3">1</text:span><text:span text:style-name="T865_4">name</text:span><text:span text:style-name="T865_5">:</text:span><text:span text:style-name="T865_6">value</text:span><text:span text:style-name="T865_7">",</text:span></text:p>
      <text:p text:style-name="P866"><text:span text:style-name="T866_1"><text:s text:c="8"/><text:tab/>"</text:span><text:span text:style-name="T866_2">boolean</text:span><text:span text:style-name="T866_3">2</text:span><text:span text:style-name="T866_4">name</text:span><text:span text:style-name="T866_5">:</text:span><text:span text:style-name="T866_6">value</text:span><text:span text:style-name="T866_7">",</text:span></text:p>
      <text:p text:style-name="P867"><text:span text:style-name="T867_1"><text:s text:c="8"/><text:tab/>"</text:span><text:span text:style-name="T867_2">boolean</text:span><text:span text:style-name="T867_3">3</text:span><text:span text:style-name="T867_4">name</text:span><text:span text:style-name="T867_5">:</text:span><text:span text:style-name="T867_6">value</text:span><text:span text:style-name="T867_7">"</text:span></text:p>
      <text:p text:style-name="P868"><text:span text:style-name="T868_1"><text:s text:c="4"/><text:tab/>],</text:span></text:p>
      <text:p text:style-name="P869"><text:span text:style-name="T869_1"><text:s text:c="4"/><text:tab/>"</text:span><text:span text:style-name="T869_2">alphanumerics</text:span><text:span text:style-name="T869_3">":<text:s/>[</text:span></text:p>
      <text:p text:style-name="P870"><text:span text:style-name="T870_1"><text:s text:c="8"/><text:tab/>"</text:span><text:span text:style-name="T870_2">alpha</text:span><text:span text:style-name="T870_3">1</text:span><text:span text:style-name="T870_4">name</text:span><text:span text:style-name="T870_5">:</text:span><text:span text:style-name="T870_6">value</text:span><text:span text:style-name="T870_7">",</text:span></text:p>
      <text:p text:style-name="P871"><text:span text:style-name="T871_1"><text:s text:c="8"/><text:tab/>"</text:span><text:span text:style-name="T871_2">alpha</text:span><text:span text:style-name="T871_3">2</text:span><text:span text:style-name="T871_4">name</text:span><text:span text:style-name="T871_5">:</text:span><text:span text:style-name="T871_6">value</text:span><text:span text:style-name="T871_7">",</text:span></text:p>
      <text:p text:style-name="P872"><text:span text:style-name="T872_1"><text:s text:c="8"/><text:tab/>"</text:span><text:span text:style-name="T872_2">alpha</text:span><text:span text:style-name="T872_3">3</text:span><text:span text:style-name="T872_4">name</text:span><text:span text:style-name="T872_5">:</text:span><text:span text:style-name="T872_6">value</text:span><text:span text:style-name="T872_7">"</text:span></text:p>
      <text:p text:style-name="P873"><text:span text:style-name="T873_1"><text:s text:c="4"/><text:tab/>],</text:span></text:p>
      <text:p text:style-name="P874"><text:span text:style-name="T874_1"><text:s text:c="4"/><text:tab/>"</text:span><text:span text:style-name="T874_2">numeric</text:span><text:span text:style-name="T874_3">":<text:s/>[</text:span></text:p>
      <text:p text:style-name="P875"><text:span text:style-name="T875_1"><text:s text:c="8"/><text:tab/>"</text:span><text:span text:style-name="T875_2">numeric</text:span><text:span text:style-name="T875_3">1</text:span><text:span text:style-name="T875_4">name</text:span><text:span text:style-name="T875_5">:</text:span><text:span text:style-name="T875_6">value</text:span><text:span text:style-name="T875_7">",</text:span></text:p>
      <text:p text:style-name="P876"><text:span text:style-name="T876_1"><text:s text:c="8"/><text:tab/>"</text:span><text:span text:style-name="T876_2">numeric</text:span><text:span text:style-name="T876_3">2</text:span><text:span text:style-name="T876_4">name</text:span><text:span text:style-name="T876_5">:</text:span><text:span text:style-name="T876_6">value</text:span><text:span text:style-name="T876_7">",</text:span></text:p>
      <text:p text:style-name="P877"><text:span text:style-name="T877_1"><text:s text:c="8"/><text:tab/>"</text:span><text:span text:style-name="T877_2">numeric</text:span><text:span text:style-name="T877_3">3</text:span><text:span text:style-name="T877_4">name</text:span><text:span text:style-name="T877_5">:</text:span><text:span text:style-name="T877_6">value</text:span><text:span text:style-name="T877_7">"</text:span></text:p>
      <text:p text:style-name="P878"><text:span text:style-name="T878_1"><text:s text:c="4"/><text:tab/>]</text:span></text:p>
      <text:p text:style-name="P879"><text:span text:style-name="T879_1">}</text:span></text:p>
      <text:p text:style-name="P880"><text:span text:style-name="T880_1">]</text:span></text:p>
      <text:p text:style-name="P881"/>
      <text:p text:style-name="P882"><text:span text:style-name="T882_1">Example</text:span><text:span text:style-name="T882_2">:</text:span></text:p>
      <text:p text:style-name="P883"><text:span text:style-name="T883_1"><text:a xlink:type="simple" xlink:href="http://localhost:8080/PersonalAIz/api/recengine/root%7Croot/getRecommendation/panagiotis"><text:span text:style-name="T883_2">http</text:span></text:a></text:span><text:span text:style-name="T883_3"><text:a xlink:type="simple" xlink:href="http://localhost:8080/PersonalAIz/api/recengine/root%7Croot/getRecommendation/panagiotis"><text:span text:style-name="T883_4">://</text:span></text:a></text:span><text:span text:style-name="T883_5"><text:a xlink:type="simple" xlink:href="http://localhost:8080/PersonalAIz/api/recengine/root%7Croot/getRecommendation/panagiotis"><text:span text:style-name="T883_6">localhost</text:span></text:a></text:span><text:span text:style-name="T883_7"><text:a xlink:type="simple" xlink:href="http://localhost:8080/PersonalAIz/api/recengine/root%7Croot/getRecommendation/panagiotis"><text:span text:style-name="T883_8">:8080/</text:span></text:a></text:span><text:span text:style-name="T883_9"><text:a xlink:type="simple" xlink:href="http://localhost:8080/PersonalAIz/api/recengine/root%7Croot/getRecommendation/panagiotis"><text:span text:style-name="T883_10">PersonalAIz</text:span></text:a></text:span><text:span text:style-name="T883_11"><text:a xlink:type="simple" xlink:href="http://localhost:8080/PersonalAIz/api/recengine/root%7Croot/getRecommendation/panagiotis"><text:span text:style-name="T883_12">/</text:span></text:a></text:span><text:span text:style-name="T883_13"><text:a xlink:type="simple" xlink:href="http://localhost:8080/PersonalAIz/api/recengine/root%7Croot/getRecommendation/panagiotis"><text:span text:style-name="T883_14">api</text:span></text:a></text:span><text:span text:style-name="T883_15"><text:a xlink:type="simple" xlink:href="http://localhost:8080/PersonalAIz/api/recengine/root%7Croot/getRecommendation/panagiotis"><text:span text:style-name="T883_16">/</text:span></text:a></text:span><text:span text:style-name="T883_17"><text:a xlink:type="simple" xlink:href="http://localhost:8080/PersonalAIz/api/recengine/root%7Croot/getRecommendation/panagiotis"><text:span text:style-name="T883_18">recengine</text:span></text:a></text:span><text:span text:style-name="T883_19"><text:a xlink:type="simple" xlink:href="http://localhost:8080/PersonalAIz/api/recengine/root%7Croot/getRecommendation/panagiotis"><text:span text:style-name="T883_20">/</text:span></text:a></text:span><text:span text:style-name="T883_21"><text:a xlink:type="simple" xlink:href="http://localhost:8080/PersonalAIz/api/recengine/root%7Croot/getRecommendation/panagiotis"><text:span text:style-name="T883_22">root</text:span></text:a></text:span><text:span text:style-name="T883_23"><text:a xlink:type="simple" xlink:href="http://localhost:8080/PersonalAIz/api/recengine/root%7Croot/getRecommendation/panagiotis"><text:span text:style-name="T883_24">%7</text:span></text:a></text:span><text:span text:style-name="T883_25"><text:a xlink:type="simple" xlink:href="http://localhost:8080/PersonalAIz/api/recengine/root%7Croot/getRecommendation/panagiotis"><text:span text:style-name="T883_26">Croot</text:span></text:a></text:span><text:span text:style-name="T883_27"><text:a xlink:type="simple" xlink:href="http://localhost:8080/PersonalAIz/api/recengine/root%7Croot/getRecommendation/panagiotis"><text:span text:style-name="T883_28">/</text:span></text:a></text:span><text:span text:style-name="T883_29"><text:a xlink:type="simple" xlink:href="http://localhost:8080/PersonalAIz/api/recengine/root%7Croot/getRecommendation/panagiotis"><text:span text:style-name="T883_30">getRecommendation</text:span></text:a></text:span><text:span text:style-name="T883_31"><text:a xlink:type="simple" xlink:href="http://localhost:8080/PersonalAIz/api/recengine/root%7Croot/getRecommendation/panagiotis"><text:span text:style-name="T883_32">/</text:span></text:a></text:span><text:span text:style-name="T883_33"><text:a xlink:type="simple" xlink:href="http://localhost:8080/PersonalAIz/api/recengine/root%7Croot/getRecommendation/panagiotis"><text:span text:style-name="T883_34">panagiotis</text:span></text:a></text:span></text:p>
      <text:p text:style-name="P884"><text:span text:style-name="T884_1"><text:s/></text:span><text:span text:style-name="T884_2">postParams</text:span><text:span text:style-name="T884_3">("</text:span><text:span text:style-name="T884_4">JSONObjectList</text:span><text:span text:style-name="T884_5">",”[{...},...,{...}]”)</text:span></text:p>
      <text:p text:style-name="P885"/>
      <text:p text:style-name="P886"><text:span text:style-name="T886_1">Example</text:span><text:span text:style-name="T886_2"><text:s/></text:span><text:span text:style-name="T886_3">response</text:span><text:span text:style-name="T886_4">:</text:span></text:p>
      <text:p text:style-name="P887"><text:span text:style-name="T887_1">{"</text:span><text:span text:style-name="T887_2">outputMessage</text:span><text:span text:style-name="T887_3">":"</text:span><text:span text:style-name="T887_4">Get</text:span><text:span text:style-name="T887_5"><text:s/></text:span><text:span text:style-name="T887_6">recommendation</text:span><text:span text:style-name="T887_7"><text:s/></text:span><text:span text:style-name="T887_8">Complete</text:span><text:span text:style-name="T887_9">",<text:s/>“</text:span><text:span text:style-name="T887_10">output</text:span><text:span text:style-name="T887_11">”:{“</text:span><text:span text:style-name="T887_12">objId</text:span><text:span text:style-name="T887_13">”:”</text:span><text:span text:style-name="T887_14">score</text:span><text:span text:style-name="T887_15">”,...}}</text:span></text:p>
      <text:p text:style-name="P888"/>
      <text:p text:style-name="P889"/>
      <text:p text:style-name="P890"/>
      <text:h text:style-name="P891" text:outline-level="10"><text:bookmark-start text:name="h.flf6a0rbg453"/><text:bookmark-end text:name="h.flf6a0rbg453"/><text:span text:style-name="T891_1">Security</text:span><text:span text:style-name="T891_2"><text:s/></text:span><text:span text:style-name="T891_3">API</text:span></text:h>
      <text:p text:style-name="P892"/>
      <text:p text:style-name="P893"/>
      <text:p text:style-name="P894"><text:span text:style-name="T894_1">Check</text:span><text:span text:style-name="T894_2"><text:s/></text:span><text:span text:style-name="T894_3">Credentials</text:span></text:p>
      <text:p text:style-name="P895"/>
      <text:p text:style-name="P896"><text:span text:style-name="T896_1">Description</text:span><text:span text:style-name="T896_2">:</text:span></text:p>
      <text:p text:style-name="P897"><text:span text:style-name="T897_1">Check</text:span><text:span text:style-name="T897_2"><text:s/></text:span><text:span text:style-name="T897_3">the</text:span><text:span text:style-name="T897_4"><text:s/></text:span><text:span text:style-name="T897_5">credentials</text:span><text:span text:style-name="T897_6"><text:s/></text:span><text:span text:style-name="T897_7">username</text:span><text:span text:style-name="T897_8"><text:s/></text:span><text:span text:style-name="T897_9">and</text:span><text:span text:style-name="T897_10"><text:s/></text:span><text:span text:style-name="T897_11">password</text:span><text:span text:style-name="T897_12"><text:s/></text:span><text:span text:style-name="T897_13">for</text:span><text:span text:style-name="T897_14"><text:s/></text:span><text:span text:style-name="T897_15">a</text:span><text:span text:style-name="T897_16"><text:s/></text:span><text:span text:style-name="T897_17">client</text:span><text:span text:style-name="T897_18">.</text:span></text:p>
      <text:p text:style-name="P898"/>
      <text:p text:style-name="P899"><text:span text:style-name="T899_1">Method</text:span><text:span text:style-name="T899_2">:</text:span></text:p>
      <text:p text:style-name="P900"><text:span text:style-name="T900_1">POST</text:span></text:p>
      <text:p text:style-name="P901"/>
      <text:p text:style-name="P902"><text:span text:style-name="T902_1">URL</text:span><text:span text:style-name="T902_2">:</text:span></text:p>
      <text:p text:style-name="P903"><text:span text:style-name="T903_1">PersonalAIz</text:span><text:span text:style-name="T903_2">/</text:span><text:span text:style-name="T903_3">api</text:span><text:span text:style-name="T903_4">/</text:span><text:span text:style-name="T903_5">security</text:span><text:span text:style-name="T903_6">/</text:span><text:span text:style-name="T903_7">check</text:span><text:span text:style-name="T903_8">/</text:span><text:span text:style-name="T903_9">credentials</text:span></text:p>
      <text:p text:style-name="P904"/>
      <text:p text:style-name="P905"><text:span text:style-name="T905_1">Parameters</text:span><text:span text:style-name="T905_2">:</text:span></text:p>
      <text:p text:style-name="P906"><text:span text:style-name="T906_1">fp</text:span><text:span text:style-name="T906_2">:<text:s/></text:span><text:span text:style-name="T906_3">username</text:span><text:span text:style-name="T906_4"><text:s/>|<text:s/></text:span><text:span text:style-name="T906_5">The</text:span><text:span text:style-name="T906_6"><text:s/></text:span><text:span text:style-name="T906_7">client</text:span><text:span text:style-name="T906_8"><text:s/></text:span><text:span text:style-name="T906_9">username</text:span></text:p>
      <text:p text:style-name="P907"><text:span text:style-name="T907_1">fp</text:span><text:span text:style-name="T907_2">:<text:s/></text:span><text:span text:style-name="T907_3">password</text:span><text:span text:style-name="T907_4"><text:s/>|<text:s/></text:span><text:span text:style-name="T907_5">The</text:span><text:span text:style-name="T907_6"><text:s/></text:span><text:span text:style-name="T907_7">client</text:span><text:span text:style-name="T907_8"><text:s/></text:span><text:span text:style-name="T907_9">password</text:span></text:p>
      <text:p text:style-name="P908"/>
      <text:p text:style-name="P909"><text:span text:style-name="T909_1">Example</text:span><text:span text:style-name="T909_2">:</text:span></text:p>
      <text:p text:style-name="P910"><text:span text:style-name="T910_1">http</text:span><text:span text:style-name="T910_2">://</text:span><text:span text:style-name="T910_3">localhost</text:span><text:span text:style-name="T910_4">:8080/</text:span><text:span text:style-name="T910_5">PersonalAIz</text:span><text:span text:style-name="T910_6">/</text:span><text:span text:style-name="T910_7">api</text:span><text:span text:style-name="T910_8">/</text:span><text:span text:style-name="T910_9">security</text:span><text:span text:style-name="T910_10">/</text:span><text:span text:style-name="T910_11">check</text:span><text:span text:style-name="T910_12">/</text:span><text:span text:style-name="T910_13">credentials</text:span></text:p>
      <text:p text:style-name="P911"><text:span text:style-name="T911_1">postParams</text:span><text:span text:style-name="T911_2">("</text:span><text:span text:style-name="T911_3">username</text:span><text:span text:style-name="T911_4">","</text:span><text:span text:style-name="T911_5">root</text:span><text:span text:style-name="T911_6">");</text:span></text:p>
      <text:p text:style-name="P912"><text:span text:style-name="T912_1">postParams</text:span><text:span text:style-name="T912_2">("</text:span><text:span text:style-name="T912_3">password</text:span><text:span text:style-name="T912_4">","</text:span><text:span text:style-name="T912_5">roeot</text:span><text:span text:style-name="T912_6">");</text:span></text:p>
      <text:p text:style-name="P913"/>
      <text:p text:style-name="P914"><text:span text:style-name="T914_1">Example</text:span><text:span text:style-name="T914_2"><text:s/></text:span><text:span text:style-name="T914_3">response</text:span><text:span text:style-name="T914_4">:</text:span></text:p>
      <text:p text:style-name="P915"><text:span text:style-name="T915_1">{"</text:span><text:span text:style-name="T915_2">output</text:span><text:span text:style-name="T915_3">":</text:span><text:span text:style-name="T915_4">false</text:span><text:span text:style-name="T915_5">}</text:span></text:p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